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6.5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7/OCT_Image_RE_Circle-2017-08-21-16-04-09.png</text:p>
          </table:table-cell>
          <table:table-cell office:value-type="string" calcext:value-type="string">
            <text:p>pathological</text:p>
          </table:table-cell>
          <table:table-cell office:value-type="float" office:value="0.026483165" calcext:value-type="float">
            <text:p>0.026483165</text:p>
          </table:table-cell>
          <table:table-cell office:value-type="float" office:value="0.9735169" calcext:value-type="float">
            <text:p>0.9735169</text:p>
          </table:table-cell>
          <table:table-cell table:formula="of:=IF([.B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9-02.png</text:p>
          </table:table-cell>
          <table:table-cell office:value-type="string" calcext:value-type="string">
            <text:p>pathological</text:p>
          </table:table-cell>
          <table:table-cell office:value-type="float" office:value="0.0051209247" calcext:value-type="float">
            <text:p>0.0051209247</text:p>
          </table:table-cell>
          <table:table-cell office:value-type="float" office:value="0.994879" calcext:value-type="float">
            <text:p>0.994879</text:p>
          </table:table-cell>
          <table:table-cell table:formula="of:=IF([.B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4-58.png</text:p>
          </table:table-cell>
          <table:table-cell office:value-type="string" calcext:value-type="string">
            <text:p>pathological</text:p>
          </table:table-cell>
          <table:table-cell office:value-type="float" office:value="0.01606488" calcext:value-type="float">
            <text:p>0.01606488</text:p>
          </table:table-cell>
          <table:table-cell office:value-type="float" office:value="0.9839352" calcext:value-type="float">
            <text:p>0.9839352</text:p>
          </table:table-cell>
          <table:table-cell table:formula="of:=IF([.B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6-39.png</text:p>
          </table:table-cell>
          <table:table-cell office:value-type="string" calcext:value-type="string">
            <text:p>pathological</text:p>
          </table:table-cell>
          <table:table-cell office:value-type="float" office:value="0.0095590195" calcext:value-type="float">
            <text:p>0.0095590195</text:p>
          </table:table-cell>
          <table:table-cell office:value-type="float" office:value="0.99044096" calcext:value-type="float">
            <text:p>0.99044096</text:p>
          </table:table-cell>
          <table:table-cell table:formula="of:=IF([.B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9-39.png</text:p>
          </table:table-cell>
          <table:table-cell office:value-type="string" calcext:value-type="string">
            <text:p>pathological</text:p>
          </table:table-cell>
          <table:table-cell office:value-type="float" office:value="0.018760882" calcext:value-type="float">
            <text:p>0.018760882</text:p>
          </table:table-cell>
          <table:table-cell office:value-type="float" office:value="0.9812391" calcext:value-type="float">
            <text:p>0.9812391</text:p>
          </table:table-cell>
          <table:table-cell table:formula="of:=IF([.B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56-31.png</text:p>
          </table:table-cell>
          <table:table-cell office:value-type="string" calcext:value-type="string">
            <text:p>pathological</text:p>
          </table:table-cell>
          <table:table-cell office:value-type="float" office:value="0.0030017786" calcext:value-type="float">
            <text:p>0.0030017786</text:p>
          </table:table-cell>
          <table:table-cell office:value-type="float" office:value="0.9969982" calcext:value-type="float">
            <text:p>0.9969982</text:p>
          </table:table-cell>
          <table:table-cell table:formula="of:=IF([.B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8-36.png</text:p>
          </table:table-cell>
          <table:table-cell office:value-type="string" calcext:value-type="string">
            <text:p>healthy</text:p>
          </table:table-cell>
          <table:table-cell office:value-type="float" office:value="0.7398723" calcext:value-type="float">
            <text:p>0.7398723</text:p>
          </table:table-cell>
          <table:table-cell office:value-type="float" office:value="0.26012775" calcext:value-type="float">
            <text:p>0.26012775</text:p>
          </table:table-cell>
          <table:table-cell table:formula="of:=IF([.B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5-42.png</text:p>
          </table:table-cell>
          <table:table-cell office:value-type="string" calcext:value-type="string">
            <text:p>pathological</text:p>
          </table:table-cell>
          <table:table-cell office:value-type="float" office:value="0.00042476977" calcext:value-type="float">
            <text:p>0.0004247698</text:p>
          </table:table-cell>
          <table:table-cell office:value-type="float" office:value="0.9995752" calcext:value-type="float">
            <text:p>0.9995752</text:p>
          </table:table-cell>
          <table:table-cell table:formula="of:=IF([.B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6-46.png</text:p>
          </table:table-cell>
          <table:table-cell office:value-type="string" calcext:value-type="string">
            <text:p>pathological</text:p>
          </table:table-cell>
          <table:table-cell office:value-type="float" office:value="0.09053242" calcext:value-type="float">
            <text:p>0.09053242</text:p>
          </table:table-cell>
          <table:table-cell office:value-type="float" office:value="0.9094676" calcext:value-type="float">
            <text:p>0.9094676</text:p>
          </table:table-cell>
          <table:table-cell table:formula="of:=IF([.B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41.png</text:p>
          </table:table-cell>
          <table:table-cell office:value-type="string" calcext:value-type="string">
            <text:p>pathological</text:p>
          </table:table-cell>
          <table:table-cell office:value-type="float" office:value="0.0000006072056" calcext:value-type="float">
            <text:p>6.072056E-07</text:p>
          </table:table-cell>
          <table:table-cell office:value-type="float" office:value="0.9999994" calcext:value-type="float">
            <text:p>0.9999994</text:p>
          </table:table-cell>
          <table:table-cell table:formula="of:=IF([.B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3-36.png</text:p>
          </table:table-cell>
          <table:table-cell office:value-type="string" calcext:value-type="string">
            <text:p>healthy</text:p>
          </table:table-cell>
          <table:table-cell office:value-type="float" office:value="0.99658525" calcext:value-type="float">
            <text:p>0.99658525</text:p>
          </table:table-cell>
          <table:table-cell office:value-type="float" office:value="0.003414698" calcext:value-type="float">
            <text:p>0.003414698</text:p>
          </table:table-cell>
          <table:table-cell table:formula="of:=IF([.B1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0-09.png</text:p>
          </table:table-cell>
          <table:table-cell office:value-type="string" calcext:value-type="string">
            <text:p>pathological</text:p>
          </table:table-cell>
          <table:table-cell office:value-type="float" office:value="0.072259784" calcext:value-type="float">
            <text:p>0.072259784</text:p>
          </table:table-cell>
          <table:table-cell office:value-type="float" office:value="0.9277403" calcext:value-type="float">
            <text:p>0.9277403</text:p>
          </table:table-cell>
          <table:table-cell table:formula="of:=IF([.B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8-11.png</text:p>
          </table:table-cell>
          <table:table-cell office:value-type="string" calcext:value-type="string">
            <text:p>pathological</text:p>
          </table:table-cell>
          <table:table-cell office:value-type="float" office:value="0.0025393653" calcext:value-type="float">
            <text:p>0.0025393653</text:p>
          </table:table-cell>
          <table:table-cell office:value-type="float" office:value="0.9974606" calcext:value-type="float">
            <text:p>0.9974606</text:p>
          </table:table-cell>
          <table:table-cell table:formula="of:=IF([.B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7-09.png</text:p>
          </table:table-cell>
          <table:table-cell office:value-type="string" calcext:value-type="string">
            <text:p>pathological</text:p>
          </table:table-cell>
          <table:table-cell office:value-type="float" office:value="0.0030443987" calcext:value-type="float">
            <text:p>0.0030443987</text:p>
          </table:table-cell>
          <table:table-cell office:value-type="float" office:value="0.99695563" calcext:value-type="float">
            <text:p>0.99695563</text:p>
          </table:table-cell>
          <table:table-cell table:formula="of:=IF([.B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46.png</text:p>
          </table:table-cell>
          <table:table-cell office:value-type="string" calcext:value-type="string">
            <text:p>pathological</text:p>
          </table:table-cell>
          <table:table-cell office:value-type="float" office:value="0.0010874226" calcext:value-type="float">
            <text:p>0.0010874226</text:p>
          </table:table-cell>
          <table:table-cell office:value-type="float" office:value="0.9989126" calcext:value-type="float">
            <text:p>0.9989126</text:p>
          </table:table-cell>
          <table:table-cell table:formula="of:=IF([.B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13.png</text:p>
          </table:table-cell>
          <table:table-cell office:value-type="string" calcext:value-type="string">
            <text:p>pathological</text:p>
          </table:table-cell>
          <table:table-cell office:value-type="float" office:value="0.0000015720918" calcext:value-type="float">
            <text:p>1.5720918E-06</text:p>
          </table:table-cell>
          <table:table-cell office:value-type="float" office:value="0.99999845" calcext:value-type="float">
            <text:p>0.99999845</text:p>
          </table:table-cell>
          <table:table-cell table:formula="of:=IF([.B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9-16.png</text:p>
          </table:table-cell>
          <table:table-cell office:value-type="string" calcext:value-type="string">
            <text:p>healthy</text:p>
          </table:table-cell>
          <table:table-cell office:value-type="float" office:value="0.94962573" calcext:value-type="float">
            <text:p>0.94962573</text:p>
          </table:table-cell>
          <table:table-cell office:value-type="float" office:value="0.0503743" calcext:value-type="float">
            <text:p>0.0503743</text:p>
          </table:table-cell>
          <table:table-cell table:formula="of:=IF([.B1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7-18.png</text:p>
          </table:table-cell>
          <table:table-cell office:value-type="string" calcext:value-type="string">
            <text:p>pathological</text:p>
          </table:table-cell>
          <table:table-cell office:value-type="float" office:value="0.000000043660368" calcext:value-type="float">
            <text:p>4.3660368E-08</text:p>
          </table:table-cell>
          <table:table-cell office:value-type="float" office:value="1" calcext:value-type="float">
            <text:p>1</text:p>
          </table:table-cell>
          <table:table-cell table:formula="of:=IF([.B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30.png</text:p>
          </table:table-cell>
          <table:table-cell office:value-type="string" calcext:value-type="string">
            <text:p>pathological</text:p>
          </table:table-cell>
          <table:table-cell office:value-type="float" office:value="0.07352926" calcext:value-type="float">
            <text:p>0.07352926</text:p>
          </table:table-cell>
          <table:table-cell office:value-type="float" office:value="0.92647076" calcext:value-type="float">
            <text:p>0.92647076</text:p>
          </table:table-cell>
          <table:table-cell table:formula="of:=IF([.B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20.png</text:p>
          </table:table-cell>
          <table:table-cell office:value-type="string" calcext:value-type="string">
            <text:p>pathological</text:p>
          </table:table-cell>
          <table:table-cell office:value-type="float" office:value="0.107373014" calcext:value-type="float">
            <text:p>0.107373014</text:p>
          </table:table-cell>
          <table:table-cell office:value-type="float" office:value="0.89262694" calcext:value-type="float">
            <text:p>0.89262694</text:p>
          </table:table-cell>
          <table:table-cell table:formula="of:=IF([.B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9-32.png</text:p>
          </table:table-cell>
          <table:table-cell office:value-type="string" calcext:value-type="string">
            <text:p>pathological</text:p>
          </table:table-cell>
          <table:table-cell office:value-type="float" office:value="0.011439916" calcext:value-type="float">
            <text:p>0.011439916</text:p>
          </table:table-cell>
          <table:table-cell office:value-type="float" office:value="0.98856" calcext:value-type="float">
            <text:p>0.98856</text:p>
          </table:table-cell>
          <table:table-cell table:formula="of:=IF([.B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9-07.png</text:p>
          </table:table-cell>
          <table:table-cell office:value-type="string" calcext:value-type="string">
            <text:p>pathological</text:p>
          </table:table-cell>
          <table:table-cell office:value-type="float" office:value="0.08140753" calcext:value-type="float">
            <text:p>0.08140753</text:p>
          </table:table-cell>
          <table:table-cell office:value-type="float" office:value="0.9185924" calcext:value-type="float">
            <text:p>0.9185924</text:p>
          </table:table-cell>
          <table:table-cell table:formula="of:=IF([.B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03.png</text:p>
          </table:table-cell>
          <table:table-cell office:value-type="string" calcext:value-type="string">
            <text:p>pathological</text:p>
          </table:table-cell>
          <table:table-cell office:value-type="float" office:value="0.0000000017339546" calcext:value-type="float">
            <text:p>1.7339546E-09</text:p>
          </table:table-cell>
          <table:table-cell office:value-type="float" office:value="1" calcext:value-type="float">
            <text:p>1</text:p>
          </table:table-cell>
          <table:table-cell table:formula="of:=IF([.B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6-06.png</text:p>
          </table:table-cell>
          <table:table-cell office:value-type="string" calcext:value-type="string">
            <text:p>pathological</text:p>
          </table:table-cell>
          <table:table-cell office:value-type="float" office:value="0.00000016149909" calcext:value-type="float">
            <text:p>1.6149909E-07</text:p>
          </table:table-cell>
          <table:table-cell office:value-type="float" office:value="0.9999999" calcext:value-type="float">
            <text:p>0.9999999</text:p>
          </table:table-cell>
          <table:table-cell table:formula="of:=IF([.B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39.png</text:p>
          </table:table-cell>
          <table:table-cell office:value-type="string" calcext:value-type="string">
            <text:p>pathological</text:p>
          </table:table-cell>
          <table:table-cell office:value-type="float" office:value="0.0000032486987" calcext:value-type="float">
            <text:p>3.2486987E-06</text:p>
          </table:table-cell>
          <table:table-cell office:value-type="float" office:value="0.9999968" calcext:value-type="float">
            <text:p>0.9999968</text:p>
          </table:table-cell>
          <table:table-cell table:formula="of:=IF([.B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57.png</text:p>
          </table:table-cell>
          <table:table-cell office:value-type="string" calcext:value-type="string">
            <text:p>pathological</text:p>
          </table:table-cell>
          <table:table-cell office:value-type="float" office:value="0.000000113714755" calcext:value-type="float">
            <text:p>1.13714755E-07</text:p>
          </table:table-cell>
          <table:table-cell office:value-type="float" office:value="0.9999999" calcext:value-type="float">
            <text:p>0.9999999</text:p>
          </table:table-cell>
          <table:table-cell table:formula="of:=IF([.B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07.png</text:p>
          </table:table-cell>
          <table:table-cell office:value-type="string" calcext:value-type="string">
            <text:p>pathological</text:p>
          </table:table-cell>
          <table:table-cell office:value-type="float" office:value="0.0074521946" calcext:value-type="float">
            <text:p>0.0074521946</text:p>
          </table:table-cell>
          <table:table-cell office:value-type="float" office:value="0.9925478" calcext:value-type="float">
            <text:p>0.9925478</text:p>
          </table:table-cell>
          <table:table-cell table:formula="of:=IF([.B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01.png</text:p>
          </table:table-cell>
          <table:table-cell office:value-type="string" calcext:value-type="string">
            <text:p>pathological</text:p>
          </table:table-cell>
          <table:table-cell office:value-type="float" office:value="0.21789171" calcext:value-type="float">
            <text:p>0.21789171</text:p>
          </table:table-cell>
          <table:table-cell office:value-type="float" office:value="0.7821083" calcext:value-type="float">
            <text:p>0.7821083</text:p>
          </table:table-cell>
          <table:table-cell table:formula="of:=IF([.B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36.png</text:p>
          </table:table-cell>
          <table:table-cell office:value-type="string" calcext:value-type="string">
            <text:p>healthy</text:p>
          </table:table-cell>
          <table:table-cell office:value-type="float" office:value="0.99920803" calcext:value-type="float">
            <text:p>0.99920803</text:p>
          </table:table-cell>
          <table:table-cell office:value-type="float" office:value="0.0007920016" calcext:value-type="float">
            <text:p>0.0007920016</text:p>
          </table:table-cell>
          <table:table-cell table:formula="of:=IF([.B3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10-12.png</text:p>
          </table:table-cell>
          <table:table-cell office:value-type="string" calcext:value-type="string">
            <text:p>pathological</text:p>
          </table:table-cell>
          <table:table-cell office:value-type="float" office:value="0.000017370114" calcext:value-type="float">
            <text:p>1.7370114E-05</text:p>
          </table:table-cell>
          <table:table-cell office:value-type="float" office:value="0.9999826" calcext:value-type="float">
            <text:p>0.9999826</text:p>
          </table:table-cell>
          <table:table-cell table:formula="of:=IF([.B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5-26.png</text:p>
          </table:table-cell>
          <table:table-cell office:value-type="string" calcext:value-type="string">
            <text:p>pathological</text:p>
          </table:table-cell>
          <table:table-cell office:value-type="float" office:value="0.00000337777" calcext:value-type="float">
            <text:p>3.37777E-06</text:p>
          </table:table-cell>
          <table:table-cell office:value-type="float" office:value="0.99999666" calcext:value-type="float">
            <text:p>0.99999666</text:p>
          </table:table-cell>
          <table:table-cell table:formula="of:=IF([.B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2-48.png</text:p>
          </table:table-cell>
          <table:table-cell office:value-type="string" calcext:value-type="string">
            <text:p>pathological</text:p>
          </table:table-cell>
          <table:table-cell office:value-type="float" office:value="0.007710562" calcext:value-type="float">
            <text:p>0.007710562</text:p>
          </table:table-cell>
          <table:table-cell office:value-type="float" office:value="0.9922895" calcext:value-type="float">
            <text:p>0.9922895</text:p>
          </table:table-cell>
          <table:table-cell table:formula="of:=IF([.B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59.png</text:p>
          </table:table-cell>
          <table:table-cell office:value-type="string" calcext:value-type="string">
            <text:p>pathological</text:p>
          </table:table-cell>
          <table:table-cell office:value-type="float" office:value="0.47371623" calcext:value-type="float">
            <text:p>0.47371623</text:p>
          </table:table-cell>
          <table:table-cell office:value-type="float" office:value="0.5262838" calcext:value-type="float">
            <text:p>0.5262838</text:p>
          </table:table-cell>
          <table:table-cell table:formula="of:=IF([.B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7-11.png</text:p>
          </table:table-cell>
          <table:table-cell office:value-type="string" calcext:value-type="string">
            <text:p>pathological</text:p>
          </table:table-cell>
          <table:table-cell office:value-type="float" office:value="0.000000027087063" calcext:value-type="float">
            <text:p>2.7087063E-08</text:p>
          </table:table-cell>
          <table:table-cell office:value-type="float" office:value="1" calcext:value-type="float">
            <text:p>1</text:p>
          </table:table-cell>
          <table:table-cell table:formula="of:=IF([.B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8-28.png</text:p>
          </table:table-cell>
          <table:table-cell office:value-type="string" calcext:value-type="string">
            <text:p>pathological</text:p>
          </table:table-cell>
          <table:table-cell office:value-type="float" office:value="0.00083696074" calcext:value-type="float">
            <text:p>0.0008369607</text:p>
          </table:table-cell>
          <table:table-cell office:value-type="float" office:value="0.99916303" calcext:value-type="float">
            <text:p>0.99916303</text:p>
          </table:table-cell>
          <table:table-cell table:formula="of:=IF([.B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9-54.png</text:p>
          </table:table-cell>
          <table:table-cell office:value-type="string" calcext:value-type="string">
            <text:p>pathological</text:p>
          </table:table-cell>
          <table:table-cell office:value-type="float" office:value="0.01959221" calcext:value-type="float">
            <text:p>0.01959221</text:p>
          </table:table-cell>
          <table:table-cell office:value-type="float" office:value="0.9804078" calcext:value-type="float">
            <text:p>0.9804078</text:p>
          </table:table-cell>
          <table:table-cell table:formula="of:=IF([.B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46.png</text:p>
          </table:table-cell>
          <table:table-cell office:value-type="string" calcext:value-type="string">
            <text:p>pathological</text:p>
          </table:table-cell>
          <table:table-cell office:value-type="float" office:value="0.000008328889" calcext:value-type="float">
            <text:p>8.328889E-06</text:p>
          </table:table-cell>
          <table:table-cell office:value-type="float" office:value="0.99999166" calcext:value-type="float">
            <text:p>0.99999166</text:p>
          </table:table-cell>
          <table:table-cell table:formula="of:=IF([.B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51.png</text:p>
          </table:table-cell>
          <table:table-cell office:value-type="string" calcext:value-type="string">
            <text:p>pathological</text:p>
          </table:table-cell>
          <table:table-cell office:value-type="float" office:value="0.0000052770515" calcext:value-type="float">
            <text:p>5.2770515E-06</text:p>
          </table:table-cell>
          <table:table-cell office:value-type="float" office:value="0.99999475" calcext:value-type="float">
            <text:p>0.99999475</text:p>
          </table:table-cell>
          <table:table-cell table:formula="of:=IF([.B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8-09.png</text:p>
          </table:table-cell>
          <table:table-cell office:value-type="string" calcext:value-type="string">
            <text:p>pathological</text:p>
          </table:table-cell>
          <table:table-cell office:value-type="float" office:value="0.4240108" calcext:value-type="float">
            <text:p>0.4240108</text:p>
          </table:table-cell>
          <table:table-cell office:value-type="float" office:value="0.57598925" calcext:value-type="float">
            <text:p>0.57598925</text:p>
          </table:table-cell>
          <table:table-cell table:formula="of:=IF([.B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51.png</text:p>
          </table:table-cell>
          <table:table-cell office:value-type="string" calcext:value-type="string">
            <text:p>healthy</text:p>
          </table:table-cell>
          <table:table-cell office:value-type="float" office:value="0.99709284" calcext:value-type="float">
            <text:p>0.99709284</text:p>
          </table:table-cell>
          <table:table-cell office:value-type="float" office:value="0.0029071758" calcext:value-type="float">
            <text:p>0.0029071758</text:p>
          </table:table-cell>
          <table:table-cell table:formula="of:=IF([.B4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5-02.png</text:p>
          </table:table-cell>
          <table:table-cell office:value-type="string" calcext:value-type="string">
            <text:p>healthy</text:p>
          </table:table-cell>
          <table:table-cell office:value-type="float" office:value="0.95562" calcext:value-type="float">
            <text:p>0.95562</text:p>
          </table:table-cell>
          <table:table-cell office:value-type="float" office:value="0.044380035" calcext:value-type="float">
            <text:p>0.044380035</text:p>
          </table:table-cell>
          <table:table-cell table:formula="of:=IF([.B4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5-53.png</text:p>
          </table:table-cell>
          <table:table-cell office:value-type="string" calcext:value-type="string">
            <text:p>healthy</text:p>
          </table:table-cell>
          <table:table-cell office:value-type="float" office:value="0.9994116" calcext:value-type="float">
            <text:p>0.9994116</text:p>
          </table:table-cell>
          <table:table-cell office:value-type="float" office:value="0.00058843294" calcext:value-type="float">
            <text:p>0.0005884329</text:p>
          </table:table-cell>
          <table:table-cell table:formula="of:=IF([.B4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6-19.png</text:p>
          </table:table-cell>
          <table:table-cell office:value-type="string" calcext:value-type="string">
            <text:p>pathological</text:p>
          </table:table-cell>
          <table:table-cell office:value-type="float" office:value="0.000040350267" calcext:value-type="float">
            <text:p>4.0350267E-05</text:p>
          </table:table-cell>
          <table:table-cell office:value-type="float" office:value="0.9999597" calcext:value-type="float">
            <text:p>0.9999597</text:p>
          </table:table-cell>
          <table:table-cell table:formula="of:=IF([.B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8-19.png</text:p>
          </table:table-cell>
          <table:table-cell office:value-type="string" calcext:value-type="string">
            <text:p>healthy</text:p>
          </table:table-cell>
          <table:table-cell office:value-type="float" office:value="0.99089885" calcext:value-type="float">
            <text:p>0.99089885</text:p>
          </table:table-cell>
          <table:table-cell office:value-type="float" office:value="0.009101084" calcext:value-type="float">
            <text:p>0.009101084</text:p>
          </table:table-cell>
          <table:table-cell table:formula="of:=IF([.B4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6-20.png</text:p>
          </table:table-cell>
          <table:table-cell office:value-type="string" calcext:value-type="string">
            <text:p>pathological</text:p>
          </table:table-cell>
          <table:table-cell office:value-type="float" office:value="0.00011554931" calcext:value-type="float">
            <text:p>0.0001155493</text:p>
          </table:table-cell>
          <table:table-cell office:value-type="float" office:value="0.9998845" calcext:value-type="float">
            <text:p>0.9998845</text:p>
          </table:table-cell>
          <table:table-cell table:formula="of:=IF([.B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2-05.png</text:p>
          </table:table-cell>
          <table:table-cell office:value-type="string" calcext:value-type="string">
            <text:p>pathological</text:p>
          </table:table-cell>
          <table:table-cell office:value-type="float" office:value="0.0000000135495455" calcext:value-type="float">
            <text:p>1.35495455E-08</text:p>
          </table:table-cell>
          <table:table-cell office:value-type="float" office:value="1" calcext:value-type="float">
            <text:p>1</text:p>
          </table:table-cell>
          <table:table-cell table:formula="of:=IF([.B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4-06.png</text:p>
          </table:table-cell>
          <table:table-cell office:value-type="string" calcext:value-type="string">
            <text:p>pathological</text:p>
          </table:table-cell>
          <table:table-cell office:value-type="float" office:value="0.000014695487" calcext:value-type="float">
            <text:p>1.4695487E-05</text:p>
          </table:table-cell>
          <table:table-cell office:value-type="float" office:value="0.99998534" calcext:value-type="float">
            <text:p>0.99998534</text:p>
          </table:table-cell>
          <table:table-cell table:formula="of:=IF([.B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5-28.png</text:p>
          </table:table-cell>
          <table:table-cell office:value-type="string" calcext:value-type="string">
            <text:p>pathological</text:p>
          </table:table-cell>
          <table:table-cell office:value-type="float" office:value="0.01392544" calcext:value-type="float">
            <text:p>0.01392544</text:p>
          </table:table-cell>
          <table:table-cell office:value-type="float" office:value="0.9860745" calcext:value-type="float">
            <text:p>0.9860745</text:p>
          </table:table-cell>
          <table:table-cell table:formula="of:=IF([.B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8-13.png</text:p>
          </table:table-cell>
          <table:table-cell office:value-type="string" calcext:value-type="string">
            <text:p>pathological</text:p>
          </table:table-cell>
          <table:table-cell office:value-type="float" office:value="0.0000000016139408" calcext:value-type="float">
            <text:p>1.6139408E-09</text:p>
          </table:table-cell>
          <table:table-cell office:value-type="float" office:value="1" calcext:value-type="float">
            <text:p>1</text:p>
          </table:table-cell>
          <table:table-cell table:formula="of:=IF([.B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3-00.png</text:p>
          </table:table-cell>
          <table:table-cell office:value-type="string" calcext:value-type="string">
            <text:p>pathological</text:p>
          </table:table-cell>
          <table:table-cell office:value-type="float" office:value="0.000020230305" calcext:value-type="float">
            <text:p>2.0230305E-05</text:p>
          </table:table-cell>
          <table:table-cell office:value-type="float" office:value="0.99997973" calcext:value-type="float">
            <text:p>0.99997973</text:p>
          </table:table-cell>
          <table:table-cell table:formula="of:=IF([.B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2-19.png</text:p>
          </table:table-cell>
          <table:table-cell office:value-type="string" calcext:value-type="string">
            <text:p>pathological</text:p>
          </table:table-cell>
          <table:table-cell office:value-type="float" office:value="0.0000018129966" calcext:value-type="float">
            <text:p>0.000001813</text:p>
          </table:table-cell>
          <table:table-cell office:value-type="float" office:value="0.9999982" calcext:value-type="float">
            <text:p>0.9999982</text:p>
          </table:table-cell>
          <table:table-cell table:formula="of:=IF([.B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36.png</text:p>
          </table:table-cell>
          <table:table-cell office:value-type="string" calcext:value-type="string">
            <text:p>pathological</text:p>
          </table:table-cell>
          <table:table-cell office:value-type="float" office:value="0.000000885032" calcext:value-type="float">
            <text:p>0.000000885</text:p>
          </table:table-cell>
          <table:table-cell office:value-type="float" office:value="0.99999917" calcext:value-type="float">
            <text:p>0.99999917</text:p>
          </table:table-cell>
          <table:table-cell table:formula="of:=IF([.B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3-32.png</text:p>
          </table:table-cell>
          <table:table-cell office:value-type="string" calcext:value-type="string">
            <text:p>pathological</text:p>
          </table:table-cell>
          <table:table-cell office:value-type="float" office:value="0.0000006944246" calcext:value-type="float">
            <text:p>6.944246E-07</text:p>
          </table:table-cell>
          <table:table-cell office:value-type="float" office:value="0.9999993" calcext:value-type="float">
            <text:p>0.9999993</text:p>
          </table:table-cell>
          <table:table-cell table:formula="of:=IF([.B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32.png</text:p>
          </table:table-cell>
          <table:table-cell office:value-type="string" calcext:value-type="string">
            <text:p>healthy</text:p>
          </table:table-cell>
          <table:table-cell office:value-type="float" office:value="0.99943274" calcext:value-type="float">
            <text:p>0.99943274</text:p>
          </table:table-cell>
          <table:table-cell office:value-type="float" office:value="0.00056722295" calcext:value-type="float">
            <text:p>0.000567223</text:p>
          </table:table-cell>
          <table:table-cell table:formula="of:=IF([.B5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0-57.png</text:p>
          </table:table-cell>
          <table:table-cell office:value-type="string" calcext:value-type="string">
            <text:p>pathological</text:p>
          </table:table-cell>
          <table:table-cell office:value-type="float" office:value="0.0022081912" calcext:value-type="float">
            <text:p>0.0022081912</text:p>
          </table:table-cell>
          <table:table-cell office:value-type="float" office:value="0.99779177" calcext:value-type="float">
            <text:p>0.99779177</text:p>
          </table:table-cell>
          <table:table-cell table:formula="of:=IF([.B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8-28.png</text:p>
          </table:table-cell>
          <table:table-cell office:value-type="string" calcext:value-type="string">
            <text:p>pathological</text:p>
          </table:table-cell>
          <table:table-cell office:value-type="float" office:value="0.000031576263" calcext:value-type="float">
            <text:p>3.1576263E-05</text:p>
          </table:table-cell>
          <table:table-cell office:value-type="float" office:value="0.9999684" calcext:value-type="float">
            <text:p>0.9999684</text:p>
          </table:table-cell>
          <table:table-cell table:formula="of:=IF([.B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1-11.png</text:p>
          </table:table-cell>
          <table:table-cell office:value-type="string" calcext:value-type="string">
            <text:p>pathological</text:p>
          </table:table-cell>
          <table:table-cell office:value-type="float" office:value="0.0000058167675" calcext:value-type="float">
            <text:p>5.8167675E-06</text:p>
          </table:table-cell>
          <table:table-cell office:value-type="float" office:value="0.99999416" calcext:value-type="float">
            <text:p>0.99999416</text:p>
          </table:table-cell>
          <table:table-cell table:formula="of:=IF([.B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9-28.png</text:p>
          </table:table-cell>
          <table:table-cell office:value-type="string" calcext:value-type="string">
            <text:p>healthy</text:p>
          </table:table-cell>
          <table:table-cell office:value-type="float" office:value="0.87325" calcext:value-type="float">
            <text:p>0.87325</text:p>
          </table:table-cell>
          <table:table-cell office:value-type="float" office:value="0.12675002" calcext:value-type="float">
            <text:p>0.12675002</text:p>
          </table:table-cell>
          <table:table-cell table:formula="of:=IF([.B5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0-32.png</text:p>
          </table:table-cell>
          <table:table-cell office:value-type="string" calcext:value-type="string">
            <text:p>pathological</text:p>
          </table:table-cell>
          <table:table-cell office:value-type="float" office:value="0.000022010592" calcext:value-type="float">
            <text:p>2.2010592E-05</text:p>
          </table:table-cell>
          <table:table-cell office:value-type="float" office:value="0.99997795" calcext:value-type="float">
            <text:p>0.99997795</text:p>
          </table:table-cell>
          <table:table-cell table:formula="of:=IF([.B6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5-18.png</text:p>
          </table:table-cell>
          <table:table-cell office:value-type="string" calcext:value-type="string">
            <text:p>pathological</text:p>
          </table:table-cell>
          <table:table-cell office:value-type="float" office:value="0.000000040452626" calcext:value-type="float">
            <text:p>4.0452626E-08</text:p>
          </table:table-cell>
          <table:table-cell office:value-type="float" office:value="1" calcext:value-type="float">
            <text:p>1</text:p>
          </table:table-cell>
          <table:table-cell table:formula="of:=IF([.B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9-35.png</text:p>
          </table:table-cell>
          <table:table-cell office:value-type="string" calcext:value-type="string">
            <text:p>pathological</text:p>
          </table:table-cell>
          <table:table-cell office:value-type="float" office:value="0.00000012899808" calcext:value-type="float">
            <text:p>0.000000129</text:p>
          </table:table-cell>
          <table:table-cell office:value-type="float" office:value="0.9999999" calcext:value-type="float">
            <text:p>0.9999999</text:p>
          </table:table-cell>
          <table:table-cell table:formula="of:=IF([.B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38.png</text:p>
          </table:table-cell>
          <table:table-cell office:value-type="string" calcext:value-type="string">
            <text:p>pathological</text:p>
          </table:table-cell>
          <table:table-cell office:value-type="float" office:value="0.31416363" calcext:value-type="float">
            <text:p>0.31416363</text:p>
          </table:table-cell>
          <table:table-cell office:value-type="float" office:value="0.68583643" calcext:value-type="float">
            <text:p>0.68583643</text:p>
          </table:table-cell>
          <table:table-cell table:formula="of:=IF([.B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8-31.png</text:p>
          </table:table-cell>
          <table:table-cell office:value-type="string" calcext:value-type="string">
            <text:p>pathological</text:p>
          </table:table-cell>
          <table:table-cell office:value-type="float" office:value="0.0008568925" calcext:value-type="float">
            <text:p>0.0008568925</text:p>
          </table:table-cell>
          <table:table-cell office:value-type="float" office:value="0.9991431" calcext:value-type="float">
            <text:p>0.9991431</text:p>
          </table:table-cell>
          <table:table-cell table:formula="of:=IF([.B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8-19.png</text:p>
          </table:table-cell>
          <table:table-cell office:value-type="string" calcext:value-type="string">
            <text:p>pathological</text:p>
          </table:table-cell>
          <table:table-cell office:value-type="float" office:value="0.017357983" calcext:value-type="float">
            <text:p>0.017357983</text:p>
          </table:table-cell>
          <table:table-cell office:value-type="float" office:value="0.98264205" calcext:value-type="float">
            <text:p>0.98264205</text:p>
          </table:table-cell>
          <table:table-cell table:formula="of:=IF([.B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1-51.png</text:p>
          </table:table-cell>
          <table:table-cell office:value-type="string" calcext:value-type="string">
            <text:p>pathological</text:p>
          </table:table-cell>
          <table:table-cell office:value-type="float" office:value="0.018639306" calcext:value-type="float">
            <text:p>0.018639306</text:p>
          </table:table-cell>
          <table:table-cell office:value-type="float" office:value="0.9813607" calcext:value-type="float">
            <text:p>0.9813607</text:p>
          </table:table-cell>
          <table:table-cell table:formula="of:=IF([.B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02.png</text:p>
          </table:table-cell>
          <table:table-cell office:value-type="string" calcext:value-type="string">
            <text:p>pathological</text:p>
          </table:table-cell>
          <table:table-cell office:value-type="float" office:value="0.000095556854" calcext:value-type="float">
            <text:p>9.5556854E-05</text:p>
          </table:table-cell>
          <table:table-cell office:value-type="float" office:value="0.9999044" calcext:value-type="float">
            <text:p>0.9999044</text:p>
          </table:table-cell>
          <table:table-cell table:formula="of:=IF([.B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09.png</text:p>
          </table:table-cell>
          <table:table-cell office:value-type="string" calcext:value-type="string">
            <text:p>pathological</text:p>
          </table:table-cell>
          <table:table-cell office:value-type="float" office:value="0.00034966538" calcext:value-type="float">
            <text:p>0.0003496654</text:p>
          </table:table-cell>
          <table:table-cell office:value-type="float" office:value="0.99965036" calcext:value-type="float">
            <text:p>0.99965036</text:p>
          </table:table-cell>
          <table:table-cell table:formula="of:=IF([.B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7-40.png</text:p>
          </table:table-cell>
          <table:table-cell office:value-type="string" calcext:value-type="string">
            <text:p>pathological</text:p>
          </table:table-cell>
          <table:table-cell office:value-type="float" office:value="0.0002701722" calcext:value-type="float">
            <text:p>0.0002701722</text:p>
          </table:table-cell>
          <table:table-cell office:value-type="float" office:value="0.9997298" calcext:value-type="float">
            <text:p>0.9997298</text:p>
          </table:table-cell>
          <table:table-cell table:formula="of:=IF([.B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9-37.png</text:p>
          </table:table-cell>
          <table:table-cell office:value-type="string" calcext:value-type="string">
            <text:p>pathological</text:p>
          </table:table-cell>
          <table:table-cell office:value-type="float" office:value="0.000048775943" calcext:value-type="float">
            <text:p>4.8775943E-05</text:p>
          </table:table-cell>
          <table:table-cell office:value-type="float" office:value="0.99995124" calcext:value-type="float">
            <text:p>0.99995124</text:p>
          </table:table-cell>
          <table:table-cell table:formula="of:=IF([.B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00.png</text:p>
          </table:table-cell>
          <table:table-cell office:value-type="string" calcext:value-type="string">
            <text:p>pathological</text:p>
          </table:table-cell>
          <table:table-cell office:value-type="float" office:value="0.11260112" calcext:value-type="float">
            <text:p>0.11260112</text:p>
          </table:table-cell>
          <table:table-cell office:value-type="float" office:value="0.88739884" calcext:value-type="float">
            <text:p>0.88739884</text:p>
          </table:table-cell>
          <table:table-cell table:formula="of:=IF([.B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4-04.png</text:p>
          </table:table-cell>
          <table:table-cell office:value-type="string" calcext:value-type="string">
            <text:p>healthy</text:p>
          </table:table-cell>
          <table:table-cell office:value-type="float" office:value="0.5882389" calcext:value-type="float">
            <text:p>0.5882389</text:p>
          </table:table-cell>
          <table:table-cell office:value-type="float" office:value="0.41176113" calcext:value-type="float">
            <text:p>0.41176113</text:p>
          </table:table-cell>
          <table:table-cell table:formula="of:=IF([.B7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23.png</text:p>
          </table:table-cell>
          <table:table-cell office:value-type="string" calcext:value-type="string">
            <text:p>pathological</text:p>
          </table:table-cell>
          <table:table-cell office:value-type="float" office:value="0.0000021185945" calcext:value-type="float">
            <text:p>2.1185945E-06</text:p>
          </table:table-cell>
          <table:table-cell office:value-type="float" office:value="0.99999785" calcext:value-type="float">
            <text:p>0.99999785</text:p>
          </table:table-cell>
          <table:table-cell table:formula="of:=IF([.B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1-26.png</text:p>
          </table:table-cell>
          <table:table-cell office:value-type="string" calcext:value-type="string">
            <text:p>pathological</text:p>
          </table:table-cell>
          <table:table-cell office:value-type="float" office:value="0.0006411495" calcext:value-type="float">
            <text:p>0.0006411495</text:p>
          </table:table-cell>
          <table:table-cell office:value-type="float" office:value="0.99935883" calcext:value-type="float">
            <text:p>0.99935883</text:p>
          </table:table-cell>
          <table:table-cell table:formula="of:=IF([.B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0-42.png</text:p>
          </table:table-cell>
          <table:table-cell office:value-type="string" calcext:value-type="string">
            <text:p>pathological</text:p>
          </table:table-cell>
          <table:table-cell office:value-type="float" office:value="0.000036529505" calcext:value-type="float">
            <text:p>3.6529505E-05</text:p>
          </table:table-cell>
          <table:table-cell office:value-type="float" office:value="0.9999635" calcext:value-type="float">
            <text:p>0.9999635</text:p>
          </table:table-cell>
          <table:table-cell table:formula="of:=IF([.B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39-35.png</text:p>
          </table:table-cell>
          <table:table-cell office:value-type="string" calcext:value-type="string">
            <text:p>pathological</text:p>
          </table:table-cell>
          <table:table-cell office:value-type="float" office:value="0.0012390929" calcext:value-type="float">
            <text:p>0.0012390929</text:p>
          </table:table-cell>
          <table:table-cell office:value-type="float" office:value="0.99876094" calcext:value-type="float">
            <text:p>0.99876094</text:p>
          </table:table-cell>
          <table:table-cell table:formula="of:=IF([.B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5-46.png</text:p>
          </table:table-cell>
          <table:table-cell office:value-type="string" calcext:value-type="string">
            <text:p>pathological</text:p>
          </table:table-cell>
          <table:table-cell office:value-type="float" office:value="0.37888503" calcext:value-type="float">
            <text:p>0.37888503</text:p>
          </table:table-cell>
          <table:table-cell office:value-type="float" office:value="0.62111497" calcext:value-type="float">
            <text:p>0.62111497</text:p>
          </table:table-cell>
          <table:table-cell table:formula="of:=IF([.B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2-48.png</text:p>
          </table:table-cell>
          <table:table-cell office:value-type="string" calcext:value-type="string">
            <text:p>pathological</text:p>
          </table:table-cell>
          <table:table-cell office:value-type="float" office:value="0.0057392293" calcext:value-type="float">
            <text:p>0.0057392293</text:p>
          </table:table-cell>
          <table:table-cell office:value-type="float" office:value="0.9942608" calcext:value-type="float">
            <text:p>0.9942608</text:p>
          </table:table-cell>
          <table:table-cell table:formula="of:=IF([.B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19.png</text:p>
          </table:table-cell>
          <table:table-cell office:value-type="string" calcext:value-type="string">
            <text:p>healthy</text:p>
          </table:table-cell>
          <table:table-cell office:value-type="float" office:value="0.99992764" calcext:value-type="float">
            <text:p>0.99992764</text:p>
          </table:table-cell>
          <table:table-cell office:value-type="float" office:value="0.00007234611" calcext:value-type="float">
            <text:p>7.234611E-05</text:p>
          </table:table-cell>
          <table:table-cell table:formula="of:=IF([.B7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9-54.png</text:p>
          </table:table-cell>
          <table:table-cell office:value-type="string" calcext:value-type="string">
            <text:p>pathological</text:p>
          </table:table-cell>
          <table:table-cell office:value-type="float" office:value="0.00023838777" calcext:value-type="float">
            <text:p>0.0002383878</text:p>
          </table:table-cell>
          <table:table-cell office:value-type="float" office:value="0.99976164" calcext:value-type="float">
            <text:p>0.99976164</text:p>
          </table:table-cell>
          <table:table-cell table:formula="of:=IF([.B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2-21.png</text:p>
          </table:table-cell>
          <table:table-cell office:value-type="string" calcext:value-type="string">
            <text:p>pathological</text:p>
          </table:table-cell>
          <table:table-cell office:value-type="float" office:value="0.16496919" calcext:value-type="float">
            <text:p>0.16496919</text:p>
          </table:table-cell>
          <table:table-cell office:value-type="float" office:value="0.8350308" calcext:value-type="float">
            <text:p>0.8350308</text:p>
          </table:table-cell>
          <table:table-cell table:formula="of:=IF([.B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01-32.png</text:p>
          </table:table-cell>
          <table:table-cell office:value-type="string" calcext:value-type="string">
            <text:p>pathological</text:p>
          </table:table-cell>
          <table:table-cell office:value-type="float" office:value="0.000031488336" calcext:value-type="float">
            <text:p>3.1488336E-05</text:p>
          </table:table-cell>
          <table:table-cell office:value-type="float" office:value="0.9999685" calcext:value-type="float">
            <text:p>0.9999685</text:p>
          </table:table-cell>
          <table:table-cell table:formula="of:=IF([.B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2-10.png</text:p>
          </table:table-cell>
          <table:table-cell office:value-type="string" calcext:value-type="string">
            <text:p>pathological</text:p>
          </table:table-cell>
          <table:table-cell office:value-type="float" office:value="0.00007062177" calcext:value-type="float">
            <text:p>7.062177E-05</text:p>
          </table:table-cell>
          <table:table-cell office:value-type="float" office:value="0.9999294" calcext:value-type="float">
            <text:p>0.9999294</text:p>
          </table:table-cell>
          <table:table-cell table:formula="of:=IF([.B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07.png</text:p>
          </table:table-cell>
          <table:table-cell office:value-type="string" calcext:value-type="string">
            <text:p>healthy</text:p>
          </table:table-cell>
          <table:table-cell office:value-type="float" office:value="0.9988275" calcext:value-type="float">
            <text:p>0.9988275</text:p>
          </table:table-cell>
          <table:table-cell office:value-type="float" office:value="0.0011725293" calcext:value-type="float">
            <text:p>0.0011725293</text:p>
          </table:table-cell>
          <table:table-cell table:formula="of:=IF([.B8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5-29.png</text:p>
          </table:table-cell>
          <table:table-cell office:value-type="string" calcext:value-type="string">
            <text:p>pathological</text:p>
          </table:table-cell>
          <table:table-cell office:value-type="float" office:value="0.0022918568" calcext:value-type="float">
            <text:p>0.0022918568</text:p>
          </table:table-cell>
          <table:table-cell office:value-type="float" office:value="0.9977081" calcext:value-type="float">
            <text:p>0.9977081</text:p>
          </table:table-cell>
          <table:table-cell table:formula="of:=IF([.B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10.png</text:p>
          </table:table-cell>
          <table:table-cell office:value-type="string" calcext:value-type="string">
            <text:p>pathological</text:p>
          </table:table-cell>
          <table:table-cell office:value-type="float" office:value="0.000018120485" calcext:value-type="float">
            <text:p>1.8120485E-05</text:p>
          </table:table-cell>
          <table:table-cell office:value-type="float" office:value="0.9999819" calcext:value-type="float">
            <text:p>0.9999819</text:p>
          </table:table-cell>
          <table:table-cell table:formula="of:=IF([.B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4-32.png</text:p>
          </table:table-cell>
          <table:table-cell office:value-type="string" calcext:value-type="string">
            <text:p>pathological</text:p>
          </table:table-cell>
          <table:table-cell office:value-type="float" office:value="0.014972417" calcext:value-type="float">
            <text:p>0.014972417</text:p>
          </table:table-cell>
          <table:table-cell office:value-type="float" office:value="0.98502755" calcext:value-type="float">
            <text:p>0.98502755</text:p>
          </table:table-cell>
          <table:table-cell table:formula="of:=IF([.B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6-34.png</text:p>
          </table:table-cell>
          <table:table-cell office:value-type="string" calcext:value-type="string">
            <text:p>pathological</text:p>
          </table:table-cell>
          <table:table-cell office:value-type="float" office:value="0.00005007434" calcext:value-type="float">
            <text:p>5.007434E-05</text:p>
          </table:table-cell>
          <table:table-cell office:value-type="float" office:value="0.99994993" calcext:value-type="float">
            <text:p>0.99994993</text:p>
          </table:table-cell>
          <table:table-cell table:formula="of:=IF([.B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32.png</text:p>
          </table:table-cell>
          <table:table-cell office:value-type="string" calcext:value-type="string">
            <text:p>pathological</text:p>
          </table:table-cell>
          <table:table-cell office:value-type="float" office:value="0.00000043929256" calcext:value-type="float">
            <text:p>4.3929256E-07</text:p>
          </table:table-cell>
          <table:table-cell office:value-type="float" office:value="0.9999995" calcext:value-type="float">
            <text:p>0.9999995</text:p>
          </table:table-cell>
          <table:table-cell table:formula="of:=IF([.B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6-06.png</text:p>
          </table:table-cell>
          <table:table-cell office:value-type="string" calcext:value-type="string">
            <text:p>pathological</text:p>
          </table:table-cell>
          <table:table-cell office:value-type="float" office:value="0.00015991084" calcext:value-type="float">
            <text:p>0.0001599108</text:p>
          </table:table-cell>
          <table:table-cell office:value-type="float" office:value="0.99984" calcext:value-type="float">
            <text:p>0.99984</text:p>
          </table:table-cell>
          <table:table-cell table:formula="of:=IF([.B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25.png</text:p>
          </table:table-cell>
          <table:table-cell office:value-type="string" calcext:value-type="string">
            <text:p>healthy</text:p>
          </table:table-cell>
          <table:table-cell office:value-type="float" office:value="0.99891996" calcext:value-type="float">
            <text:p>0.99891996</text:p>
          </table:table-cell>
          <table:table-cell office:value-type="float" office:value="0.0010801182" calcext:value-type="float">
            <text:p>0.0010801182</text:p>
          </table:table-cell>
          <table:table-cell table:formula="of:=IF([.B9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6-24.png</text:p>
          </table:table-cell>
          <table:table-cell office:value-type="string" calcext:value-type="string">
            <text:p>pathological</text:p>
          </table:table-cell>
          <table:table-cell office:value-type="float" office:value="0.0019974806" calcext:value-type="float">
            <text:p>0.0019974806</text:p>
          </table:table-cell>
          <table:table-cell office:value-type="float" office:value="0.99800247" calcext:value-type="float">
            <text:p>0.99800247</text:p>
          </table:table-cell>
          <table:table-cell table:formula="of:=IF([.B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3-52.png</text:p>
          </table:table-cell>
          <table:table-cell office:value-type="string" calcext:value-type="string">
            <text:p>pathological</text:p>
          </table:table-cell>
          <table:table-cell office:value-type="float" office:value="0.0000001208554" calcext:value-type="float">
            <text:p>1.208554E-07</text:p>
          </table:table-cell>
          <table:table-cell office:value-type="float" office:value="0.9999999" calcext:value-type="float">
            <text:p>0.9999999</text:p>
          </table:table-cell>
          <table:table-cell table:formula="of:=IF([.B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1-10.png</text:p>
          </table:table-cell>
          <table:table-cell office:value-type="string" calcext:value-type="string">
            <text:p>pathological</text:p>
          </table:table-cell>
          <table:table-cell office:value-type="float" office:value="0.000062508756" calcext:value-type="float">
            <text:p>6.2508756E-05</text:p>
          </table:table-cell>
          <table:table-cell office:value-type="float" office:value="0.99993753" calcext:value-type="float">
            <text:p>0.99993753</text:p>
          </table:table-cell>
          <table:table-cell table:formula="of:=IF([.B9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47.png</text:p>
          </table:table-cell>
          <table:table-cell office:value-type="string" calcext:value-type="string">
            <text:p>healthy</text:p>
          </table:table-cell>
          <table:table-cell office:value-type="float" office:value="0.9997925" calcext:value-type="float">
            <text:p>0.9997925</text:p>
          </table:table-cell>
          <table:table-cell office:value-type="float" office:value="0.00020748744" calcext:value-type="float">
            <text:p>0.0002074874</text:p>
          </table:table-cell>
          <table:table-cell table:formula="of:=IF([.B9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2-50.png</text:p>
          </table:table-cell>
          <table:table-cell office:value-type="string" calcext:value-type="string">
            <text:p>pathological</text:p>
          </table:table-cell>
          <table:table-cell office:value-type="float" office:value="0.000002383847" calcext:value-type="float">
            <text:p>2.383847E-06</text:p>
          </table:table-cell>
          <table:table-cell office:value-type="float" office:value="0.9999976" calcext:value-type="float">
            <text:p>0.9999976</text:p>
          </table:table-cell>
          <table:table-cell table:formula="of:=IF([.B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06.png</text:p>
          </table:table-cell>
          <table:table-cell office:value-type="string" calcext:value-type="string">
            <text:p>pathological</text:p>
          </table:table-cell>
          <table:table-cell office:value-type="float" office:value="0.0076077296" calcext:value-type="float">
            <text:p>0.0076077296</text:p>
          </table:table-cell>
          <table:table-cell office:value-type="float" office:value="0.9923922" calcext:value-type="float">
            <text:p>0.9923922</text:p>
          </table:table-cell>
          <table:table-cell table:formula="of:=IF([.B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40-23.png</text:p>
          </table:table-cell>
          <table:table-cell office:value-type="string" calcext:value-type="string">
            <text:p>pathological</text:p>
          </table:table-cell>
          <table:table-cell office:value-type="float" office:value="0.0012196022" calcext:value-type="float">
            <text:p>0.0012196022</text:p>
          </table:table-cell>
          <table:table-cell office:value-type="float" office:value="0.9987804" calcext:value-type="float">
            <text:p>0.9987804</text:p>
          </table:table-cell>
          <table:table-cell table:formula="of:=IF([.B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0-38.png</text:p>
          </table:table-cell>
          <table:table-cell office:value-type="string" calcext:value-type="string">
            <text:p>pathological</text:p>
          </table:table-cell>
          <table:table-cell office:value-type="float" office:value="0.00001861175" calcext:value-type="float">
            <text:p>1.861175E-05</text:p>
          </table:table-cell>
          <table:table-cell office:value-type="float" office:value="0.9999814" calcext:value-type="float">
            <text:p>0.9999814</text:p>
          </table:table-cell>
          <table:table-cell table:formula="of:=IF([.B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9-48.png</text:p>
          </table:table-cell>
          <table:table-cell office:value-type="string" calcext:value-type="string">
            <text:p>pathological</text:p>
          </table:table-cell>
          <table:table-cell office:value-type="float" office:value="0.0000001417713" calcext:value-type="float">
            <text:p>1.417713E-07</text:p>
          </table:table-cell>
          <table:table-cell office:value-type="float" office:value="0.9999999" calcext:value-type="float">
            <text:p>0.9999999</text:p>
          </table:table-cell>
          <table:table-cell table:formula="of:=IF([.B1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10.png</text:p>
          </table:table-cell>
          <table:table-cell office:value-type="string" calcext:value-type="string">
            <text:p>pathological</text:p>
          </table:table-cell>
          <table:table-cell office:value-type="float" office:value="0.00000689553" calcext:value-type="float">
            <text:p>6.89553E-06</text:p>
          </table:table-cell>
          <table:table-cell office:value-type="float" office:value="0.9999931" calcext:value-type="float">
            <text:p>0.9999931</text:p>
          </table:table-cell>
          <table:table-cell table:formula="of:=IF([.B1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7-24.png</text:p>
          </table:table-cell>
          <table:table-cell office:value-type="string" calcext:value-type="string">
            <text:p>pathological</text:p>
          </table:table-cell>
          <table:table-cell office:value-type="float" office:value="0.00000124395" calcext:value-type="float">
            <text:p>0.000001244</text:p>
          </table:table-cell>
          <table:table-cell office:value-type="float" office:value="0.9999988" calcext:value-type="float">
            <text:p>0.9999988</text:p>
          </table:table-cell>
          <table:table-cell table:formula="of:=IF([.B1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1-41.png</text:p>
          </table:table-cell>
          <table:table-cell office:value-type="string" calcext:value-type="string">
            <text:p>healthy</text:p>
          </table:table-cell>
          <table:table-cell office:value-type="float" office:value="0.9997063" calcext:value-type="float">
            <text:p>0.9997063</text:p>
          </table:table-cell>
          <table:table-cell office:value-type="float" office:value="0.00029368434" calcext:value-type="float">
            <text:p>0.0002936843</text:p>
          </table:table-cell>
          <table:table-cell table:formula="of:=IF([.B10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4-58.png</text:p>
          </table:table-cell>
          <table:table-cell office:value-type="string" calcext:value-type="string">
            <text:p>pathological</text:p>
          </table:table-cell>
          <table:table-cell office:value-type="float" office:value="0.14457351" calcext:value-type="float">
            <text:p>0.14457351</text:p>
          </table:table-cell>
          <table:table-cell office:value-type="float" office:value="0.8554265" calcext:value-type="float">
            <text:p>0.8554265</text:p>
          </table:table-cell>
          <table:table-cell table:formula="of:=IF([.B1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3-13.png</text:p>
          </table:table-cell>
          <table:table-cell office:value-type="string" calcext:value-type="string">
            <text:p>healthy</text:p>
          </table:table-cell>
          <table:table-cell office:value-type="float" office:value="0.977507" calcext:value-type="float">
            <text:p>0.977507</text:p>
          </table:table-cell>
          <table:table-cell office:value-type="float" office:value="0.022493027" calcext:value-type="float">
            <text:p>0.022493027</text:p>
          </table:table-cell>
          <table:table-cell table:formula="of:=IF([.B10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36.png</text:p>
          </table:table-cell>
          <table:table-cell office:value-type="string" calcext:value-type="string">
            <text:p>pathological</text:p>
          </table:table-cell>
          <table:table-cell office:value-type="float" office:value="0.000014222594" calcext:value-type="float">
            <text:p>1.4222594E-05</text:p>
          </table:table-cell>
          <table:table-cell office:value-type="float" office:value="0.9999858" calcext:value-type="float">
            <text:p>0.9999858</text:p>
          </table:table-cell>
          <table:table-cell table:formula="of:=IF([.B1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8-14.png</text:p>
          </table:table-cell>
          <table:table-cell office:value-type="string" calcext:value-type="string">
            <text:p>healthy</text:p>
          </table:table-cell>
          <table:table-cell office:value-type="float" office:value="0.99922895" calcext:value-type="float">
            <text:p>0.99922895</text:p>
          </table:table-cell>
          <table:table-cell office:value-type="float" office:value="0.0007711004" calcext:value-type="float">
            <text:p>0.0007711004</text:p>
          </table:table-cell>
          <table:table-cell table:formula="of:=IF([.B10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06.png</text:p>
          </table:table-cell>
          <table:table-cell office:value-type="string" calcext:value-type="string">
            <text:p>pathological</text:p>
          </table:table-cell>
          <table:table-cell office:value-type="float" office:value="0.001641833" calcext:value-type="float">
            <text:p>0.001641833</text:p>
          </table:table-cell>
          <table:table-cell office:value-type="float" office:value="0.9983582" calcext:value-type="float">
            <text:p>0.9983582</text:p>
          </table:table-cell>
          <table:table-cell table:formula="of:=IF([.B1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6-33.png</text:p>
          </table:table-cell>
          <table:table-cell office:value-type="string" calcext:value-type="string">
            <text:p>healthy</text:p>
          </table:table-cell>
          <table:table-cell office:value-type="float" office:value="0.7473539" calcext:value-type="float">
            <text:p>0.7473539</text:p>
          </table:table-cell>
          <table:table-cell office:value-type="float" office:value="0.2526461" calcext:value-type="float">
            <text:p>0.2526461</text:p>
          </table:table-cell>
          <table:table-cell table:formula="of:=IF([.B10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28.png</text:p>
          </table:table-cell>
          <table:table-cell office:value-type="string" calcext:value-type="string">
            <text:p>pathological</text:p>
          </table:table-cell>
          <table:table-cell office:value-type="float" office:value="0.00039867646" calcext:value-type="float">
            <text:p>0.0003986765</text:p>
          </table:table-cell>
          <table:table-cell office:value-type="float" office:value="0.9996013" calcext:value-type="float">
            <text:p>0.9996013</text:p>
          </table:table-cell>
          <table:table-cell table:formula="of:=IF([.B1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0-50.png</text:p>
          </table:table-cell>
          <table:table-cell office:value-type="string" calcext:value-type="string">
            <text:p>pathological</text:p>
          </table:table-cell>
          <table:table-cell office:value-type="float" office:value="0.000019563313" calcext:value-type="float">
            <text:p>1.9563313E-05</text:p>
          </table:table-cell>
          <table:table-cell office:value-type="float" office:value="0.99998045" calcext:value-type="float">
            <text:p>0.99998045</text:p>
          </table:table-cell>
          <table:table-cell table:formula="of:=IF([.B1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05.png</text:p>
          </table:table-cell>
          <table:table-cell office:value-type="string" calcext:value-type="string">
            <text:p>pathological</text:p>
          </table:table-cell>
          <table:table-cell office:value-type="float" office:value="0.0000006273819" calcext:value-type="float">
            <text:p>6.273819E-07</text:p>
          </table:table-cell>
          <table:table-cell office:value-type="float" office:value="0.9999994" calcext:value-type="float">
            <text:p>0.9999994</text:p>
          </table:table-cell>
          <table:table-cell table:formula="of:=IF([.B1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7-02.png</text:p>
          </table:table-cell>
          <table:table-cell office:value-type="string" calcext:value-type="string">
            <text:p>pathological</text:p>
          </table:table-cell>
          <table:table-cell office:value-type="float" office:value="0.03146571" calcext:value-type="float">
            <text:p>0.03146571</text:p>
          </table:table-cell>
          <table:table-cell office:value-type="float" office:value="0.9685343" calcext:value-type="float">
            <text:p>0.9685343</text:p>
          </table:table-cell>
          <table:table-cell table:formula="of:=IF([.B1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6-23.png</text:p>
          </table:table-cell>
          <table:table-cell office:value-type="string" calcext:value-type="string">
            <text:p>pathological</text:p>
          </table:table-cell>
          <table:table-cell office:value-type="float" office:value="0.000028236685" calcext:value-type="float">
            <text:p>2.8236685E-05</text:p>
          </table:table-cell>
          <table:table-cell office:value-type="float" office:value="0.99997175" calcext:value-type="float">
            <text:p>0.99997175</text:p>
          </table:table-cell>
          <table:table-cell table:formula="of:=IF([.B1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7-39.png</text:p>
          </table:table-cell>
          <table:table-cell office:value-type="string" calcext:value-type="string">
            <text:p>pathological</text:p>
          </table:table-cell>
          <table:table-cell office:value-type="float" office:value="0.00002641204" calcext:value-type="float">
            <text:p>0.000026412</text:p>
          </table:table-cell>
          <table:table-cell office:value-type="float" office:value="0.99997354" calcext:value-type="float">
            <text:p>0.99997354</text:p>
          </table:table-cell>
          <table:table-cell table:formula="of:=IF([.B1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53.png</text:p>
          </table:table-cell>
          <table:table-cell office:value-type="string" calcext:value-type="string">
            <text:p>pathological</text:p>
          </table:table-cell>
          <table:table-cell office:value-type="float" office:value="0.0030429852" calcext:value-type="float">
            <text:p>0.0030429852</text:p>
          </table:table-cell>
          <table:table-cell office:value-type="float" office:value="0.99695706" calcext:value-type="float">
            <text:p>0.99695706</text:p>
          </table:table-cell>
          <table:table-cell table:formula="of:=IF([.B1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0-10.png</text:p>
          </table:table-cell>
          <table:table-cell office:value-type="string" calcext:value-type="string">
            <text:p>pathological</text:p>
          </table:table-cell>
          <table:table-cell office:value-type="float" office:value="0.028848398" calcext:value-type="float">
            <text:p>0.028848398</text:p>
          </table:table-cell>
          <table:table-cell office:value-type="float" office:value="0.97115153" calcext:value-type="float">
            <text:p>0.97115153</text:p>
          </table:table-cell>
          <table:table-cell table:formula="of:=IF([.B1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3-58.png</text:p>
          </table:table-cell>
          <table:table-cell office:value-type="string" calcext:value-type="string">
            <text:p>pathological</text:p>
          </table:table-cell>
          <table:table-cell office:value-type="float" office:value="0.00003168144" calcext:value-type="float">
            <text:p>3.168144E-05</text:p>
          </table:table-cell>
          <table:table-cell office:value-type="float" office:value="0.9999683" calcext:value-type="float">
            <text:p>0.9999683</text:p>
          </table:table-cell>
          <table:table-cell table:formula="of:=IF([.B1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3-19.png</text:p>
          </table:table-cell>
          <table:table-cell office:value-type="string" calcext:value-type="string">
            <text:p>pathological</text:p>
          </table:table-cell>
          <table:table-cell office:value-type="float" office:value="0.0000008344164" calcext:value-type="float">
            <text:p>8.344164E-07</text:p>
          </table:table-cell>
          <table:table-cell office:value-type="float" office:value="0.99999917" calcext:value-type="float">
            <text:p>0.99999917</text:p>
          </table:table-cell>
          <table:table-cell table:formula="of:=IF([.B1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6-41.png</text:p>
          </table:table-cell>
          <table:table-cell office:value-type="string" calcext:value-type="string">
            <text:p>healthy</text:p>
          </table:table-cell>
          <table:table-cell office:value-type="float" office:value="0.9946126" calcext:value-type="float">
            <text:p>0.9946126</text:p>
          </table:table-cell>
          <table:table-cell office:value-type="float" office:value="0.005387403" calcext:value-type="float">
            <text:p>0.005387403</text:p>
          </table:table-cell>
          <table:table-cell table:formula="of:=IF([.B12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5-35.png</text:p>
          </table:table-cell>
          <table:table-cell office:value-type="string" calcext:value-type="string">
            <text:p>pathological</text:p>
          </table:table-cell>
          <table:table-cell office:value-type="float" office:value="0.00000070159587" calcext:value-type="float">
            <text:p>7.0159587E-07</text:p>
          </table:table-cell>
          <table:table-cell office:value-type="float" office:value="0.9999993" calcext:value-type="float">
            <text:p>0.9999993</text:p>
          </table:table-cell>
          <table:table-cell table:formula="of:=IF([.B1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5-52.png</text:p>
          </table:table-cell>
          <table:table-cell office:value-type="string" calcext:value-type="string">
            <text:p>pathological</text:p>
          </table:table-cell>
          <table:table-cell office:value-type="float" office:value="0.00019426056" calcext:value-type="float">
            <text:p>0.0001942606</text:p>
          </table:table-cell>
          <table:table-cell office:value-type="float" office:value="0.99980575" calcext:value-type="float">
            <text:p>0.99980575</text:p>
          </table:table-cell>
          <table:table-cell table:formula="of:=IF([.B1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9-30.png</text:p>
          </table:table-cell>
          <table:table-cell office:value-type="string" calcext:value-type="string">
            <text:p>pathological</text:p>
          </table:table-cell>
          <table:table-cell office:value-type="float" office:value="0.00000016892305" calcext:value-type="float">
            <text:p>1.6892305E-07</text:p>
          </table:table-cell>
          <table:table-cell office:value-type="float" office:value="0.9999999" calcext:value-type="float">
            <text:p>0.9999999</text:p>
          </table:table-cell>
          <table:table-cell table:formula="of:=IF([.B1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37.png</text:p>
          </table:table-cell>
          <table:table-cell office:value-type="string" calcext:value-type="string">
            <text:p>pathological</text:p>
          </table:table-cell>
          <table:table-cell office:value-type="float" office:value="0.000002781173" calcext:value-type="float">
            <text:p>2.781173E-06</text:p>
          </table:table-cell>
          <table:table-cell office:value-type="float" office:value="0.99999726" calcext:value-type="float">
            <text:p>0.99999726</text:p>
          </table:table-cell>
          <table:table-cell table:formula="of:=IF([.B1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33.png</text:p>
          </table:table-cell>
          <table:table-cell office:value-type="string" calcext:value-type="string">
            <text:p>pathological</text:p>
          </table:table-cell>
          <table:table-cell office:value-type="float" office:value="0.00000017214407" calcext:value-type="float">
            <text:p>1.7214407E-07</text:p>
          </table:table-cell>
          <table:table-cell office:value-type="float" office:value="0.9999999" calcext:value-type="float">
            <text:p>0.9999999</text:p>
          </table:table-cell>
          <table:table-cell table:formula="of:=IF([.B1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7-55.png</text:p>
          </table:table-cell>
          <table:table-cell office:value-type="string" calcext:value-type="string">
            <text:p>pathological</text:p>
          </table:table-cell>
          <table:table-cell office:value-type="float" office:value="0.000092961534" calcext:value-type="float">
            <text:p>9.2961534E-05</text:p>
          </table:table-cell>
          <table:table-cell office:value-type="float" office:value="0.999907" calcext:value-type="float">
            <text:p>0.999907</text:p>
          </table:table-cell>
          <table:table-cell table:formula="of:=IF([.B1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12.png</text:p>
          </table:table-cell>
          <table:table-cell office:value-type="string" calcext:value-type="string">
            <text:p>pathological</text:p>
          </table:table-cell>
          <table:table-cell office:value-type="float" office:value="0.0000001650257" calcext:value-type="float">
            <text:p>0.000000165</text:p>
          </table:table-cell>
          <table:table-cell office:value-type="float" office:value="0.9999999" calcext:value-type="float">
            <text:p>0.9999999</text:p>
          </table:table-cell>
          <table:table-cell table:formula="of:=IF([.B1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5-51.png</text:p>
          </table:table-cell>
          <table:table-cell office:value-type="string" calcext:value-type="string">
            <text:p>pathological</text:p>
          </table:table-cell>
          <table:table-cell office:value-type="float" office:value="0.10319751" calcext:value-type="float">
            <text:p>0.10319751</text:p>
          </table:table-cell>
          <table:table-cell office:value-type="float" office:value="0.8968025" calcext:value-type="float">
            <text:p>0.8968025</text:p>
          </table:table-cell>
          <table:table-cell table:formula="of:=IF([.B1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8-01.png</text:p>
          </table:table-cell>
          <table:table-cell office:value-type="string" calcext:value-type="string">
            <text:p>pathological</text:p>
          </table:table-cell>
          <table:table-cell office:value-type="float" office:value="0.00032077954" calcext:value-type="float">
            <text:p>0.0003207795</text:p>
          </table:table-cell>
          <table:table-cell office:value-type="float" office:value="0.9996792" calcext:value-type="float">
            <text:p>0.9996792</text:p>
          </table:table-cell>
          <table:table-cell table:formula="of:=IF([.B1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1-20.png</text:p>
          </table:table-cell>
          <table:table-cell office:value-type="string" calcext:value-type="string">
            <text:p>pathological</text:p>
          </table:table-cell>
          <table:table-cell office:value-type="float" office:value="0.000000026779762" calcext:value-type="float">
            <text:p>2.6779762E-08</text:p>
          </table:table-cell>
          <table:table-cell office:value-type="float" office:value="1" calcext:value-type="float">
            <text:p>1</text:p>
          </table:table-cell>
          <table:table-cell table:formula="of:=IF([.B1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54.png</text:p>
          </table:table-cell>
          <table:table-cell office:value-type="string" calcext:value-type="string">
            <text:p>pathological</text:p>
          </table:table-cell>
          <table:table-cell office:value-type="float" office:value="0.00014352745" calcext:value-type="float">
            <text:p>0.0001435275</text:p>
          </table:table-cell>
          <table:table-cell office:value-type="float" office:value="0.9998565" calcext:value-type="float">
            <text:p>0.9998565</text:p>
          </table:table-cell>
          <table:table-cell table:formula="of:=IF([.B1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4-23.png</text:p>
          </table:table-cell>
          <table:table-cell office:value-type="string" calcext:value-type="string">
            <text:p>pathological</text:p>
          </table:table-cell>
          <table:table-cell office:value-type="float" office:value="0.12348074" calcext:value-type="float">
            <text:p>0.12348074</text:p>
          </table:table-cell>
          <table:table-cell office:value-type="float" office:value="0.8765192" calcext:value-type="float">
            <text:p>0.8765192</text:p>
          </table:table-cell>
          <table:table-cell table:formula="of:=IF([.B1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7-23.png</text:p>
          </table:table-cell>
          <table:table-cell office:value-type="string" calcext:value-type="string">
            <text:p>pathological</text:p>
          </table:table-cell>
          <table:table-cell office:value-type="float" office:value="0.000042265823" calcext:value-type="float">
            <text:p>4.2265823E-05</text:p>
          </table:table-cell>
          <table:table-cell office:value-type="float" office:value="0.9999577" calcext:value-type="float">
            <text:p>0.9999577</text:p>
          </table:table-cell>
          <table:table-cell table:formula="of:=IF([.B1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8-10.png</text:p>
          </table:table-cell>
          <table:table-cell office:value-type="string" calcext:value-type="string">
            <text:p>pathological</text:p>
          </table:table-cell>
          <table:table-cell office:value-type="float" office:value="0.000047057725" calcext:value-type="float">
            <text:p>4.7057725E-05</text:p>
          </table:table-cell>
          <table:table-cell office:value-type="float" office:value="0.9999529" calcext:value-type="float">
            <text:p>0.9999529</text:p>
          </table:table-cell>
          <table:table-cell table:formula="of:=IF([.B1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5-41.png</text:p>
          </table:table-cell>
          <table:table-cell office:value-type="string" calcext:value-type="string">
            <text:p>pathological</text:p>
          </table:table-cell>
          <table:table-cell office:value-type="float" office:value="0.00071216124" calcext:value-type="float">
            <text:p>0.0007121612</text:p>
          </table:table-cell>
          <table:table-cell office:value-type="float" office:value="0.9992879" calcext:value-type="float">
            <text:p>0.9992879</text:p>
          </table:table-cell>
          <table:table-cell table:formula="of:=IF([.B1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1-34.png</text:p>
          </table:table-cell>
          <table:table-cell office:value-type="string" calcext:value-type="string">
            <text:p>healthy</text:p>
          </table:table-cell>
          <table:table-cell office:value-type="float" office:value="0.996555" calcext:value-type="float">
            <text:p>0.996555</text:p>
          </table:table-cell>
          <table:table-cell office:value-type="float" office:value="0.0034450379" calcext:value-type="float">
            <text:p>0.0034450379</text:p>
          </table:table-cell>
          <table:table-cell table:formula="of:=IF([.B13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58.png</text:p>
          </table:table-cell>
          <table:table-cell office:value-type="string" calcext:value-type="string">
            <text:p>healthy</text:p>
          </table:table-cell>
          <table:table-cell office:value-type="float" office:value="0.9960961" calcext:value-type="float">
            <text:p>0.9960961</text:p>
          </table:table-cell>
          <table:table-cell office:value-type="float" office:value="0.003903933" calcext:value-type="float">
            <text:p>0.003903933</text:p>
          </table:table-cell>
          <table:table-cell table:formula="of:=IF([.B13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16-55.png</text:p>
          </table:table-cell>
          <table:table-cell office:value-type="string" calcext:value-type="string">
            <text:p>pathological</text:p>
          </table:table-cell>
          <table:table-cell office:value-type="float" office:value="0.000032429103" calcext:value-type="float">
            <text:p>3.2429103E-05</text:p>
          </table:table-cell>
          <table:table-cell office:value-type="float" office:value="0.9999676" calcext:value-type="float">
            <text:p>0.9999676</text:p>
          </table:table-cell>
          <table:table-cell table:formula="of:=IF([.B1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8-42.png</text:p>
          </table:table-cell>
          <table:table-cell office:value-type="string" calcext:value-type="string">
            <text:p>pathological</text:p>
          </table:table-cell>
          <table:table-cell office:value-type="float" office:value="0.0026433605" calcext:value-type="float">
            <text:p>0.0026433605</text:p>
          </table:table-cell>
          <table:table-cell office:value-type="float" office:value="0.99735665" calcext:value-type="float">
            <text:p>0.99735665</text:p>
          </table:table-cell>
          <table:table-cell table:formula="of:=IF([.B1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7-19.png</text:p>
          </table:table-cell>
          <table:table-cell office:value-type="string" calcext:value-type="string">
            <text:p>pathological</text:p>
          </table:table-cell>
          <table:table-cell office:value-type="float" office:value="0.000000045627825" calcext:value-type="float">
            <text:p>4.5627825E-08</text:p>
          </table:table-cell>
          <table:table-cell office:value-type="float" office:value="1" calcext:value-type="float">
            <text:p>1</text:p>
          </table:table-cell>
          <table:table-cell table:formula="of:=IF([.B1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57.png</text:p>
          </table:table-cell>
          <table:table-cell office:value-type="string" calcext:value-type="string">
            <text:p>healthy</text:p>
          </table:table-cell>
          <table:table-cell office:value-type="float" office:value="0.99939895" calcext:value-type="float">
            <text:p>0.99939895</text:p>
          </table:table-cell>
          <table:table-cell office:value-type="float" office:value="0.0006010179" calcext:value-type="float">
            <text:p>0.0006010179</text:p>
          </table:table-cell>
          <table:table-cell table:formula="of:=IF([.B14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4-20.png</text:p>
          </table:table-cell>
          <table:table-cell office:value-type="string" calcext:value-type="string">
            <text:p>pathological</text:p>
          </table:table-cell>
          <table:table-cell office:value-type="float" office:value="0.00016037597" calcext:value-type="float">
            <text:p>0.000160376</text:p>
          </table:table-cell>
          <table:table-cell office:value-type="float" office:value="0.99983954" calcext:value-type="float">
            <text:p>0.99983954</text:p>
          </table:table-cell>
          <table:table-cell table:formula="of:=IF([.B1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7-27.png</text:p>
          </table:table-cell>
          <table:table-cell office:value-type="string" calcext:value-type="string">
            <text:p>pathological</text:p>
          </table:table-cell>
          <table:table-cell office:value-type="float" office:value="0.000033118737" calcext:value-type="float">
            <text:p>3.3118737E-05</text:p>
          </table:table-cell>
          <table:table-cell office:value-type="float" office:value="0.99996686" calcext:value-type="float">
            <text:p>0.99996686</text:p>
          </table:table-cell>
          <table:table-cell table:formula="of:=IF([.B1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17-40.png</text:p>
          </table:table-cell>
          <table:table-cell office:value-type="string" calcext:value-type="string">
            <text:p>pathological</text:p>
          </table:table-cell>
          <table:table-cell office:value-type="float" office:value="0.000008337272" calcext:value-type="float">
            <text:p>8.337272E-06</text:p>
          </table:table-cell>
          <table:table-cell office:value-type="float" office:value="0.99999166" calcext:value-type="float">
            <text:p>0.99999166</text:p>
          </table:table-cell>
          <table:table-cell table:formula="of:=IF([.B1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42.png</text:p>
          </table:table-cell>
          <table:table-cell office:value-type="string" calcext:value-type="string">
            <text:p>pathological</text:p>
          </table:table-cell>
          <table:table-cell office:value-type="float" office:value="0.000008410013" calcext:value-type="float">
            <text:p>0.00000841</text:p>
          </table:table-cell>
          <table:table-cell office:value-type="float" office:value="0.99999154" calcext:value-type="float">
            <text:p>0.99999154</text:p>
          </table:table-cell>
          <table:table-cell table:formula="of:=IF([.B1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4-41.png</text:p>
          </table:table-cell>
          <table:table-cell office:value-type="string" calcext:value-type="string">
            <text:p>healthy</text:p>
          </table:table-cell>
          <table:table-cell office:value-type="float" office:value="0.9999244" calcext:value-type="float">
            <text:p>0.9999244</text:p>
          </table:table-cell>
          <table:table-cell office:value-type="float" office:value="0.00007560065" calcext:value-type="float">
            <text:p>7.560065E-05</text:p>
          </table:table-cell>
          <table:table-cell table:formula="of:=IF([.B14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4-35.png</text:p>
          </table:table-cell>
          <table:table-cell office:value-type="string" calcext:value-type="string">
            <text:p>pathological</text:p>
          </table:table-cell>
          <table:table-cell office:value-type="float" office:value="0.01060642" calcext:value-type="float">
            <text:p>0.01060642</text:p>
          </table:table-cell>
          <table:table-cell office:value-type="float" office:value="0.9893936" calcext:value-type="float">
            <text:p>0.9893936</text:p>
          </table:table-cell>
          <table:table-cell table:formula="of:=IF([.B1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0-05.png</text:p>
          </table:table-cell>
          <table:table-cell office:value-type="string" calcext:value-type="string">
            <text:p>pathological</text:p>
          </table:table-cell>
          <table:table-cell office:value-type="float" office:value="0.00035932794" calcext:value-type="float">
            <text:p>0.0003593279</text:p>
          </table:table-cell>
          <table:table-cell office:value-type="float" office:value="0.9996407" calcext:value-type="float">
            <text:p>0.9996407</text:p>
          </table:table-cell>
          <table:table-cell table:formula="of:=IF([.B1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0-50.png</text:p>
          </table:table-cell>
          <table:table-cell office:value-type="string" calcext:value-type="string">
            <text:p>healthy</text:p>
          </table:table-cell>
          <table:table-cell office:value-type="float" office:value="0.7941656" calcext:value-type="float">
            <text:p>0.7941656</text:p>
          </table:table-cell>
          <table:table-cell office:value-type="float" office:value="0.20583436" calcext:value-type="float">
            <text:p>0.20583436</text:p>
          </table:table-cell>
          <table:table-cell table:formula="of:=IF([.B14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9-05.png</text:p>
          </table:table-cell>
          <table:table-cell office:value-type="string" calcext:value-type="string">
            <text:p>pathological</text:p>
          </table:table-cell>
          <table:table-cell office:value-type="float" office:value="0.000004261013" calcext:value-type="float">
            <text:p>0.000004261</text:p>
          </table:table-cell>
          <table:table-cell office:value-type="float" office:value="0.9999957" calcext:value-type="float">
            <text:p>0.9999957</text:p>
          </table:table-cell>
          <table:table-cell table:formula="of:=IF([.B1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58.png</text:p>
          </table:table-cell>
          <table:table-cell office:value-type="string" calcext:value-type="string">
            <text:p>pathological</text:p>
          </table:table-cell>
          <table:table-cell office:value-type="float" office:value="0.000000020376078" calcext:value-type="float">
            <text:p>2.0376078E-08</text:p>
          </table:table-cell>
          <table:table-cell office:value-type="float" office:value="1" calcext:value-type="float">
            <text:p>1</text:p>
          </table:table-cell>
          <table:table-cell table:formula="of:=IF([.B1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6-09.png</text:p>
          </table:table-cell>
          <table:table-cell office:value-type="string" calcext:value-type="string">
            <text:p>pathological</text:p>
          </table:table-cell>
          <table:table-cell office:value-type="float" office:value="0.000006173377" calcext:value-type="float">
            <text:p>6.173377E-06</text:p>
          </table:table-cell>
          <table:table-cell office:value-type="float" office:value="0.9999938" calcext:value-type="float">
            <text:p>0.9999938</text:p>
          </table:table-cell>
          <table:table-cell table:formula="of:=IF([.B1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0-39.png</text:p>
          </table:table-cell>
          <table:table-cell office:value-type="string" calcext:value-type="string">
            <text:p>healthy</text:p>
          </table:table-cell>
          <table:table-cell office:value-type="float" office:value="0.9947595" calcext:value-type="float">
            <text:p>0.9947595</text:p>
          </table:table-cell>
          <table:table-cell office:value-type="float" office:value="0.0052404995" calcext:value-type="float">
            <text:p>0.0052404995</text:p>
          </table:table-cell>
          <table:table-cell table:formula="of:=IF([.B15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9-03.png</text:p>
          </table:table-cell>
          <table:table-cell office:value-type="string" calcext:value-type="string">
            <text:p>pathological</text:p>
          </table:table-cell>
          <table:table-cell office:value-type="float" office:value="0.000005686522" calcext:value-type="float">
            <text:p>5.686522E-06</text:p>
          </table:table-cell>
          <table:table-cell office:value-type="float" office:value="0.9999943" calcext:value-type="float">
            <text:p>0.9999943</text:p>
          </table:table-cell>
          <table:table-cell table:formula="of:=IF([.B1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3-22.png</text:p>
          </table:table-cell>
          <table:table-cell office:value-type="string" calcext:value-type="string">
            <text:p>healthy</text:p>
          </table:table-cell>
          <table:table-cell office:value-type="float" office:value="0.9989214" calcext:value-type="float">
            <text:p>0.9989214</text:p>
          </table:table-cell>
          <table:table-cell office:value-type="float" office:value="0.0010786405" calcext:value-type="float">
            <text:p>0.0010786405</text:p>
          </table:table-cell>
          <table:table-cell table:formula="of:=IF([.B15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07.png</text:p>
          </table:table-cell>
          <table:table-cell office:value-type="string" calcext:value-type="string">
            <text:p>pathological</text:p>
          </table:table-cell>
          <table:table-cell office:value-type="float" office:value="0.00000089195987" calcext:value-type="float">
            <text:p>0.000000892</text:p>
          </table:table-cell>
          <table:table-cell office:value-type="float" office:value="0.99999917" calcext:value-type="float">
            <text:p>0.99999917</text:p>
          </table:table-cell>
          <table:table-cell table:formula="of:=IF([.B1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33.png</text:p>
          </table:table-cell>
          <table:table-cell office:value-type="string" calcext:value-type="string">
            <text:p>pathological</text:p>
          </table:table-cell>
          <table:table-cell office:value-type="float" office:value="0.00000025482714" calcext:value-type="float">
            <text:p>2.5482714E-07</text:p>
          </table:table-cell>
          <table:table-cell office:value-type="float" office:value="0.99999976" calcext:value-type="float">
            <text:p>0.99999976</text:p>
          </table:table-cell>
          <table:table-cell table:formula="of:=IF([.B1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29.png</text:p>
          </table:table-cell>
          <table:table-cell office:value-type="string" calcext:value-type="string">
            <text:p>pathological</text:p>
          </table:table-cell>
          <table:table-cell office:value-type="float" office:value="0.00015088014" calcext:value-type="float">
            <text:p>0.0001508801</text:p>
          </table:table-cell>
          <table:table-cell office:value-type="float" office:value="0.9998491" calcext:value-type="float">
            <text:p>0.9998491</text:p>
          </table:table-cell>
          <table:table-cell table:formula="of:=IF([.B1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2-08.png</text:p>
          </table:table-cell>
          <table:table-cell office:value-type="string" calcext:value-type="string">
            <text:p>healthy</text:p>
          </table:table-cell>
          <table:table-cell office:value-type="float" office:value="0.9992811" calcext:value-type="float">
            <text:p>0.9992811</text:p>
          </table:table-cell>
          <table:table-cell office:value-type="float" office:value="0.0007188986" calcext:value-type="float">
            <text:p>0.0007188986</text:p>
          </table:table-cell>
          <table:table-cell table:formula="of:=IF([.B15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7-32.png</text:p>
          </table:table-cell>
          <table:table-cell office:value-type="string" calcext:value-type="string">
            <text:p>healthy</text:p>
          </table:table-cell>
          <table:table-cell office:value-type="float" office:value="0.99950385" calcext:value-type="float">
            <text:p>0.99950385</text:p>
          </table:table-cell>
          <table:table-cell office:value-type="float" office:value="0.0004961078" calcext:value-type="float">
            <text:p>0.0004961078</text:p>
          </table:table-cell>
          <table:table-cell table:formula="of:=IF([.B1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2-15-25.png</text:p>
          </table:table-cell>
          <table:table-cell office:value-type="string" calcext:value-type="string">
            <text:p>pathological</text:p>
          </table:table-cell>
          <table:table-cell office:value-type="float" office:value="0.00007910272" calcext:value-type="float">
            <text:p>7.910272E-05</text:p>
          </table:table-cell>
          <table:table-cell office:value-type="float" office:value="0.99992085" calcext:value-type="float">
            <text:p>0.99992085</text:p>
          </table:table-cell>
          <table:table-cell table:formula="of:=IF([.B1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21.png</text:p>
          </table:table-cell>
          <table:table-cell office:value-type="string" calcext:value-type="string">
            <text:p>pathological</text:p>
          </table:table-cell>
          <table:table-cell office:value-type="float" office:value="0.00016093819" calcext:value-type="float">
            <text:p>0.0001609382</text:p>
          </table:table-cell>
          <table:table-cell office:value-type="float" office:value="0.99983907" calcext:value-type="float">
            <text:p>0.99983907</text:p>
          </table:table-cell>
          <table:table-cell table:formula="of:=IF([.B1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5-41.png</text:p>
          </table:table-cell>
          <table:table-cell office:value-type="string" calcext:value-type="string">
            <text:p>pathological</text:p>
          </table:table-cell>
          <table:table-cell office:value-type="float" office:value="0.0000045814368" calcext:value-type="float">
            <text:p>4.5814368E-06</text:p>
          </table:table-cell>
          <table:table-cell office:value-type="float" office:value="0.99999547" calcext:value-type="float">
            <text:p>0.99999547</text:p>
          </table:table-cell>
          <table:table-cell table:formula="of:=IF([.B1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40-03.png</text:p>
          </table:table-cell>
          <table:table-cell office:value-type="string" calcext:value-type="string">
            <text:p>pathological</text:p>
          </table:table-cell>
          <table:table-cell office:value-type="float" office:value="0.4570049" calcext:value-type="float">
            <text:p>0.4570049</text:p>
          </table:table-cell>
          <table:table-cell office:value-type="float" office:value="0.54299504" calcext:value-type="float">
            <text:p>0.54299504</text:p>
          </table:table-cell>
          <table:table-cell table:formula="of:=IF([.B1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9-51.png</text:p>
          </table:table-cell>
          <table:table-cell office:value-type="string" calcext:value-type="string">
            <text:p>healthy</text:p>
          </table:table-cell>
          <table:table-cell office:value-type="float" office:value="0.9789605" calcext:value-type="float">
            <text:p>0.9789605</text:p>
          </table:table-cell>
          <table:table-cell office:value-type="float" office:value="0.021039493" calcext:value-type="float">
            <text:p>0.021039493</text:p>
          </table:table-cell>
          <table:table-cell table:formula="of:=IF([.B16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7-05.png</text:p>
          </table:table-cell>
          <table:table-cell office:value-type="string" calcext:value-type="string">
            <text:p>pathological</text:p>
          </table:table-cell>
          <table:table-cell office:value-type="float" office:value="0.000000010225899" calcext:value-type="float">
            <text:p>1.0225899E-08</text:p>
          </table:table-cell>
          <table:table-cell office:value-type="float" office:value="1" calcext:value-type="float">
            <text:p>1</text:p>
          </table:table-cell>
          <table:table-cell table:formula="of:=IF([.B1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41.png</text:p>
          </table:table-cell>
          <table:table-cell office:value-type="string" calcext:value-type="string">
            <text:p>pathological</text:p>
          </table:table-cell>
          <table:table-cell office:value-type="float" office:value="0.0010662514" calcext:value-type="float">
            <text:p>0.0010662514</text:p>
          </table:table-cell>
          <table:table-cell office:value-type="float" office:value="0.99893373" calcext:value-type="float">
            <text:p>0.99893373</text:p>
          </table:table-cell>
          <table:table-cell table:formula="of:=IF([.B1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05.png</text:p>
          </table:table-cell>
          <table:table-cell office:value-type="string" calcext:value-type="string">
            <text:p>pathological</text:p>
          </table:table-cell>
          <table:table-cell office:value-type="float" office:value="0.000022182629" calcext:value-type="float">
            <text:p>2.2182629E-05</text:p>
          </table:table-cell>
          <table:table-cell office:value-type="float" office:value="0.9999778" calcext:value-type="float">
            <text:p>0.9999778</text:p>
          </table:table-cell>
          <table:table-cell table:formula="of:=IF([.B1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6-29.png</text:p>
          </table:table-cell>
          <table:table-cell office:value-type="string" calcext:value-type="string">
            <text:p>pathological</text:p>
          </table:table-cell>
          <table:table-cell office:value-type="float" office:value="0.028119529" calcext:value-type="float">
            <text:p>0.028119529</text:p>
          </table:table-cell>
          <table:table-cell office:value-type="float" office:value="0.97188044" calcext:value-type="float">
            <text:p>0.97188044</text:p>
          </table:table-cell>
          <table:table-cell table:formula="of:=IF([.B1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2-32.png</text:p>
          </table:table-cell>
          <table:table-cell office:value-type="string" calcext:value-type="string">
            <text:p>healthy</text:p>
          </table:table-cell>
          <table:table-cell office:value-type="float" office:value="0.9996606" calcext:value-type="float">
            <text:p>0.9996606</text:p>
          </table:table-cell>
          <table:table-cell office:value-type="float" office:value="0.00033939286" calcext:value-type="float">
            <text:p>0.0003393929</text:p>
          </table:table-cell>
          <table:table-cell table:formula="of:=IF([.B17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26.png</text:p>
          </table:table-cell>
          <table:table-cell office:value-type="string" calcext:value-type="string">
            <text:p>pathological</text:p>
          </table:table-cell>
          <table:table-cell office:value-type="float" office:value="0.000000084662126" calcext:value-type="float">
            <text:p>8.4662126E-08</text:p>
          </table:table-cell>
          <table:table-cell office:value-type="float" office:value="0.9999999" calcext:value-type="float">
            <text:p>0.9999999</text:p>
          </table:table-cell>
          <table:table-cell table:formula="of:=IF([.B1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6-42.png</text:p>
          </table:table-cell>
          <table:table-cell office:value-type="string" calcext:value-type="string">
            <text:p>pathological</text:p>
          </table:table-cell>
          <table:table-cell office:value-type="float" office:value="0.00015736902" calcext:value-type="float">
            <text:p>0.000157369</text:p>
          </table:table-cell>
          <table:table-cell office:value-type="float" office:value="0.99984264" calcext:value-type="float">
            <text:p>0.99984264</text:p>
          </table:table-cell>
          <table:table-cell table:formula="of:=IF([.B1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6-17.png</text:p>
          </table:table-cell>
          <table:table-cell office:value-type="string" calcext:value-type="string">
            <text:p>pathological</text:p>
          </table:table-cell>
          <table:table-cell office:value-type="float" office:value="0.0000000016484495" calcext:value-type="float">
            <text:p>1.6484495E-09</text:p>
          </table:table-cell>
          <table:table-cell office:value-type="float" office:value="1" calcext:value-type="float">
            <text:p>1</text:p>
          </table:table-cell>
          <table:table-cell table:formula="of:=IF([.B1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48-51.png</text:p>
          </table:table-cell>
          <table:table-cell office:value-type="string" calcext:value-type="string">
            <text:p>pathological</text:p>
          </table:table-cell>
          <table:table-cell office:value-type="float" office:value="0.35234088" calcext:value-type="float">
            <text:p>0.35234088</text:p>
          </table:table-cell>
          <table:table-cell office:value-type="float" office:value="0.6476591" calcext:value-type="float">
            <text:p>0.6476591</text:p>
          </table:table-cell>
          <table:table-cell table:formula="of:=IF([.B1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58.png</text:p>
          </table:table-cell>
          <table:table-cell office:value-type="string" calcext:value-type="string">
            <text:p>pathological</text:p>
          </table:table-cell>
          <table:table-cell office:value-type="float" office:value="0.0000116696965" calcext:value-type="float">
            <text:p>1.16696965E-05</text:p>
          </table:table-cell>
          <table:table-cell office:value-type="float" office:value="0.9999883" calcext:value-type="float">
            <text:p>0.9999883</text:p>
          </table:table-cell>
          <table:table-cell table:formula="of:=IF([.B1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49-08.png</text:p>
          </table:table-cell>
          <table:table-cell office:value-type="string" calcext:value-type="string">
            <text:p>pathological</text:p>
          </table:table-cell>
          <table:table-cell office:value-type="float" office:value="0.0015092009" calcext:value-type="float">
            <text:p>0.0015092009</text:p>
          </table:table-cell>
          <table:table-cell office:value-type="float" office:value="0.9984908" calcext:value-type="float">
            <text:p>0.9984908</text:p>
          </table:table-cell>
          <table:table-cell table:formula="of:=IF([.B1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8-57.png</text:p>
          </table:table-cell>
          <table:table-cell office:value-type="string" calcext:value-type="string">
            <text:p>pathological</text:p>
          </table:table-cell>
          <table:table-cell office:value-type="float" office:value="0.0000068512722" calcext:value-type="float">
            <text:p>6.8512722E-06</text:p>
          </table:table-cell>
          <table:table-cell office:value-type="float" office:value="0.9999932" calcext:value-type="float">
            <text:p>0.9999932</text:p>
          </table:table-cell>
          <table:table-cell table:formula="of:=IF([.B1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2-57.png</text:p>
          </table:table-cell>
          <table:table-cell office:value-type="string" calcext:value-type="string">
            <text:p>pathological</text:p>
          </table:table-cell>
          <table:table-cell office:value-type="float" office:value="0.0030107913" calcext:value-type="float">
            <text:p>0.0030107913</text:p>
          </table:table-cell>
          <table:table-cell office:value-type="float" office:value="0.9969892" calcext:value-type="float">
            <text:p>0.9969892</text:p>
          </table:table-cell>
          <table:table-cell table:formula="of:=IF([.B1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7-46.png</text:p>
          </table:table-cell>
          <table:table-cell office:value-type="string" calcext:value-type="string">
            <text:p>pathological</text:p>
          </table:table-cell>
          <table:table-cell office:value-type="float" office:value="0.0000007471704" calcext:value-type="float">
            <text:p>7.471704E-07</text:p>
          </table:table-cell>
          <table:table-cell office:value-type="float" office:value="0.9999993" calcext:value-type="float">
            <text:p>0.9999993</text:p>
          </table:table-cell>
          <table:table-cell table:formula="of:=IF([.B1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2-01.png</text:p>
          </table:table-cell>
          <table:table-cell office:value-type="string" calcext:value-type="string">
            <text:p>pathological</text:p>
          </table:table-cell>
          <table:table-cell office:value-type="float" office:value="0.0045552985" calcext:value-type="float">
            <text:p>0.0045552985</text:p>
          </table:table-cell>
          <table:table-cell office:value-type="float" office:value="0.9954448" calcext:value-type="float">
            <text:p>0.9954448</text:p>
          </table:table-cell>
          <table:table-cell table:formula="of:=IF([.B1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28.png</text:p>
          </table:table-cell>
          <table:table-cell office:value-type="string" calcext:value-type="string">
            <text:p>pathological</text:p>
          </table:table-cell>
          <table:table-cell office:value-type="float" office:value="0.00000005302641" calcext:value-type="float">
            <text:p>0.000000053</text:p>
          </table:table-cell>
          <table:table-cell office:value-type="float" office:value="1" calcext:value-type="float">
            <text:p>1</text:p>
          </table:table-cell>
          <table:table-cell table:formula="of:=IF([.B1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13.png</text:p>
          </table:table-cell>
          <table:table-cell office:value-type="string" calcext:value-type="string">
            <text:p>healthy</text:p>
          </table:table-cell>
          <table:table-cell office:value-type="float" office:value="0.9997019" calcext:value-type="float">
            <text:p>0.9997019</text:p>
          </table:table-cell>
          <table:table-cell office:value-type="float" office:value="0.00029810137" calcext:value-type="float">
            <text:p>0.0002981014</text:p>
          </table:table-cell>
          <table:table-cell table:formula="of:=IF([.B18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6-42.png</text:p>
          </table:table-cell>
          <table:table-cell office:value-type="string" calcext:value-type="string">
            <text:p>pathological</text:p>
          </table:table-cell>
          <table:table-cell office:value-type="float" office:value="0.000026434693" calcext:value-type="float">
            <text:p>2.6434693E-05</text:p>
          </table:table-cell>
          <table:table-cell office:value-type="float" office:value="0.99997354" calcext:value-type="float">
            <text:p>0.99997354</text:p>
          </table:table-cell>
          <table:table-cell table:formula="of:=IF([.B1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8-37.png</text:p>
          </table:table-cell>
          <table:table-cell office:value-type="string" calcext:value-type="string">
            <text:p>pathological</text:p>
          </table:table-cell>
          <table:table-cell office:value-type="float" office:value="0.0004171487" calcext:value-type="float">
            <text:p>0.0004171487</text:p>
          </table:table-cell>
          <table:table-cell office:value-type="float" office:value="0.9995828" calcext:value-type="float">
            <text:p>0.9995828</text:p>
          </table:table-cell>
          <table:table-cell table:formula="of:=IF([.B1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9-27.png</text:p>
          </table:table-cell>
          <table:table-cell office:value-type="string" calcext:value-type="string">
            <text:p>pathological</text:p>
          </table:table-cell>
          <table:table-cell office:value-type="float" office:value="0.02969663" calcext:value-type="float">
            <text:p>0.02969663</text:p>
          </table:table-cell>
          <table:table-cell office:value-type="float" office:value="0.97030336" calcext:value-type="float">
            <text:p>0.97030336</text:p>
          </table:table-cell>
          <table:table-cell table:formula="of:=IF([.B1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6-51.png</text:p>
          </table:table-cell>
          <table:table-cell office:value-type="string" calcext:value-type="string">
            <text:p>pathological</text:p>
          </table:table-cell>
          <table:table-cell office:value-type="float" office:value="0.07776768" calcext:value-type="float">
            <text:p>0.07776768</text:p>
          </table:table-cell>
          <table:table-cell office:value-type="float" office:value="0.92223233" calcext:value-type="float">
            <text:p>0.92223233</text:p>
          </table:table-cell>
          <table:table-cell table:formula="of:=IF([.B1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6-46.png</text:p>
          </table:table-cell>
          <table:table-cell office:value-type="string" calcext:value-type="string">
            <text:p>pathological</text:p>
          </table:table-cell>
          <table:table-cell office:value-type="float" office:value="0.00000020120784" calcext:value-type="float">
            <text:p>2.0120784E-07</text:p>
          </table:table-cell>
          <table:table-cell office:value-type="float" office:value="0.99999976" calcext:value-type="float">
            <text:p>0.99999976</text:p>
          </table:table-cell>
          <table:table-cell table:formula="of:=IF([.B1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5-28.png</text:p>
          </table:table-cell>
          <table:table-cell office:value-type="string" calcext:value-type="string">
            <text:p>healthy</text:p>
          </table:table-cell>
          <table:table-cell office:value-type="float" office:value="0.99942964" calcext:value-type="float">
            <text:p>0.99942964</text:p>
          </table:table-cell>
          <table:table-cell office:value-type="float" office:value="0.00057033804" calcext:value-type="float">
            <text:p>0.000570338</text:p>
          </table:table-cell>
          <table:table-cell table:formula="of:=IF([.B18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6-35.png</text:p>
          </table:table-cell>
          <table:table-cell office:value-type="string" calcext:value-type="string">
            <text:p>healthy</text:p>
          </table:table-cell>
          <table:table-cell office:value-type="float" office:value="0.9970939" calcext:value-type="float">
            <text:p>0.9970939</text:p>
          </table:table-cell>
          <table:table-cell office:value-type="float" office:value="0.0029061092" calcext:value-type="float">
            <text:p>0.0029061092</text:p>
          </table:table-cell>
          <table:table-cell table:formula="of:=IF([.B18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8-05.png</text:p>
          </table:table-cell>
          <table:table-cell office:value-type="string" calcext:value-type="string">
            <text:p>pathological</text:p>
          </table:table-cell>
          <table:table-cell office:value-type="float" office:value="0.029978301" calcext:value-type="float">
            <text:p>0.029978301</text:p>
          </table:table-cell>
          <table:table-cell office:value-type="float" office:value="0.9700217" calcext:value-type="float">
            <text:p>0.9700217</text:p>
          </table:table-cell>
          <table:table-cell table:formula="of:=IF([.B1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9-19.png</text:p>
          </table:table-cell>
          <table:table-cell office:value-type="string" calcext:value-type="string">
            <text:p>healthy</text:p>
          </table:table-cell>
          <table:table-cell office:value-type="float" office:value="0.7112905" calcext:value-type="float">
            <text:p>0.7112905</text:p>
          </table:table-cell>
          <table:table-cell office:value-type="float" office:value="0.2887095" calcext:value-type="float">
            <text:p>0.2887095</text:p>
          </table:table-cell>
          <table:table-cell table:formula="of:=IF([.B19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0-27.png</text:p>
          </table:table-cell>
          <table:table-cell office:value-type="string" calcext:value-type="string">
            <text:p>pathological</text:p>
          </table:table-cell>
          <table:table-cell office:value-type="float" office:value="0.04678059" calcext:value-type="float">
            <text:p>0.04678059</text:p>
          </table:table-cell>
          <table:table-cell office:value-type="float" office:value="0.9532194" calcext:value-type="float">
            <text:p>0.9532194</text:p>
          </table:table-cell>
          <table:table-cell table:formula="of:=IF([.B1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1-50.png</text:p>
          </table:table-cell>
          <table:table-cell office:value-type="string" calcext:value-type="string">
            <text:p>healthy</text:p>
          </table:table-cell>
          <table:table-cell office:value-type="float" office:value="0.8973397" calcext:value-type="float">
            <text:p>0.8973397</text:p>
          </table:table-cell>
          <table:table-cell office:value-type="float" office:value="0.102660306" calcext:value-type="float">
            <text:p>0.102660306</text:p>
          </table:table-cell>
          <table:table-cell table:formula="of:=IF([.B19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8-06.png</text:p>
          </table:table-cell>
          <table:table-cell office:value-type="string" calcext:value-type="string">
            <text:p>healthy</text:p>
          </table:table-cell>
          <table:table-cell office:value-type="float" office:value="0.9996573" calcext:value-type="float">
            <text:p>0.9996573</text:p>
          </table:table-cell>
          <table:table-cell office:value-type="float" office:value="0.00034272546" calcext:value-type="float">
            <text:p>0.0003427255</text:p>
          </table:table-cell>
          <table:table-cell table:formula="of:=IF([.B19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52.png</text:p>
          </table:table-cell>
          <table:table-cell office:value-type="string" calcext:value-type="string">
            <text:p>pathological</text:p>
          </table:table-cell>
          <table:table-cell office:value-type="float" office:value="0.0000012839292" calcext:value-type="float">
            <text:p>1.2839292E-06</text:p>
          </table:table-cell>
          <table:table-cell office:value-type="float" office:value="0.9999987" calcext:value-type="float">
            <text:p>0.9999987</text:p>
          </table:table-cell>
          <table:table-cell table:formula="of:=IF([.B1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48-56.png</text:p>
          </table:table-cell>
          <table:table-cell office:value-type="string" calcext:value-type="string">
            <text:p>pathological</text:p>
          </table:table-cell>
          <table:table-cell office:value-type="float" office:value="0.000066076784" calcext:value-type="float">
            <text:p>6.6076784E-05</text:p>
          </table:table-cell>
          <table:table-cell office:value-type="float" office:value="0.99993396" calcext:value-type="float">
            <text:p>0.99993396</text:p>
          </table:table-cell>
          <table:table-cell table:formula="of:=IF([.B1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32.png</text:p>
          </table:table-cell>
          <table:table-cell office:value-type="string" calcext:value-type="string">
            <text:p>pathological</text:p>
          </table:table-cell>
          <table:table-cell office:value-type="float" office:value="0.0000036295105" calcext:value-type="float">
            <text:p>3.6295105E-06</text:p>
          </table:table-cell>
          <table:table-cell office:value-type="float" office:value="0.9999964" calcext:value-type="float">
            <text:p>0.9999964</text:p>
          </table:table-cell>
          <table:table-cell table:formula="of:=IF([.B1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2-14.png</text:p>
          </table:table-cell>
          <table:table-cell office:value-type="string" calcext:value-type="string">
            <text:p>pathological</text:p>
          </table:table-cell>
          <table:table-cell office:value-type="float" office:value="0.0000042032984" calcext:value-type="float">
            <text:p>4.2032984E-06</text:p>
          </table:table-cell>
          <table:table-cell office:value-type="float" office:value="0.9999958" calcext:value-type="float">
            <text:p>0.9999958</text:p>
          </table:table-cell>
          <table:table-cell table:formula="of:=IF([.B1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5-55.png</text:p>
          </table:table-cell>
          <table:table-cell office:value-type="string" calcext:value-type="string">
            <text:p>pathological</text:p>
          </table:table-cell>
          <table:table-cell office:value-type="float" office:value="0.0000814539" calcext:value-type="float">
            <text:p>8.14539E-05</text:p>
          </table:table-cell>
          <table:table-cell office:value-type="float" office:value="0.9999186" calcext:value-type="float">
            <text:p>0.9999186</text:p>
          </table:table-cell>
          <table:table-cell table:formula="of:=IF([.B1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2-26.png</text:p>
          </table:table-cell>
          <table:table-cell office:value-type="string" calcext:value-type="string">
            <text:p>healthy</text:p>
          </table:table-cell>
          <table:table-cell office:value-type="float" office:value="0.9864873" calcext:value-type="float">
            <text:p>0.9864873</text:p>
          </table:table-cell>
          <table:table-cell office:value-type="float" office:value="0.013512673" calcext:value-type="float">
            <text:p>0.013512673</text:p>
          </table:table-cell>
          <table:table-cell table:formula="of:=IF([.B20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9-12.png</text:p>
          </table:table-cell>
          <table:table-cell office:value-type="string" calcext:value-type="string">
            <text:p>pathological</text:p>
          </table:table-cell>
          <table:table-cell office:value-type="float" office:value="0.0000047701496" calcext:value-type="float">
            <text:p>4.7701496E-06</text:p>
          </table:table-cell>
          <table:table-cell office:value-type="float" office:value="0.99999523" calcext:value-type="float">
            <text:p>0.99999523</text:p>
          </table:table-cell>
          <table:table-cell table:formula="of:=IF([.B2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7-15.png</text:p>
          </table:table-cell>
          <table:table-cell office:value-type="string" calcext:value-type="string">
            <text:p>pathological</text:p>
          </table:table-cell>
          <table:table-cell office:value-type="float" office:value="0.000000031440965" calcext:value-type="float">
            <text:p>3.1440965E-08</text:p>
          </table:table-cell>
          <table:table-cell office:value-type="float" office:value="1" calcext:value-type="float">
            <text:p>1</text:p>
          </table:table-cell>
          <table:table-cell table:formula="of:=IF([.B2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5-32.png</text:p>
          </table:table-cell>
          <table:table-cell office:value-type="string" calcext:value-type="string">
            <text:p>pathological</text:p>
          </table:table-cell>
          <table:table-cell office:value-type="float" office:value="0.03176623" calcext:value-type="float">
            <text:p>0.03176623</text:p>
          </table:table-cell>
          <table:table-cell office:value-type="float" office:value="0.96823376" calcext:value-type="float">
            <text:p>0.96823376</text:p>
          </table:table-cell>
          <table:table-cell table:formula="of:=IF([.B2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08.png</text:p>
          </table:table-cell>
          <table:table-cell office:value-type="string" calcext:value-type="string">
            <text:p>healthy</text:p>
          </table:table-cell>
          <table:table-cell office:value-type="float" office:value="0.9990902" calcext:value-type="float">
            <text:p>0.9990902</text:p>
          </table:table-cell>
          <table:table-cell office:value-type="float" office:value="0.00090985064" calcext:value-type="float">
            <text:p>0.0009098506</text:p>
          </table:table-cell>
          <table:table-cell table:formula="of:=IF([.B20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34.png</text:p>
          </table:table-cell>
          <table:table-cell office:value-type="string" calcext:value-type="string">
            <text:p>pathological</text:p>
          </table:table-cell>
          <table:table-cell office:value-type="float" office:value="0.0000000018914352" calcext:value-type="float">
            <text:p>1.8914352E-09</text:p>
          </table:table-cell>
          <table:table-cell office:value-type="float" office:value="1" calcext:value-type="float">
            <text:p>1</text:p>
          </table:table-cell>
          <table:table-cell table:formula="of:=IF([.B2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23.png</text:p>
          </table:table-cell>
          <table:table-cell office:value-type="string" calcext:value-type="string">
            <text:p>healthy</text:p>
          </table:table-cell>
          <table:table-cell office:value-type="float" office:value="0.99964404" calcext:value-type="float">
            <text:p>0.99964404</text:p>
          </table:table-cell>
          <table:table-cell office:value-type="float" office:value="0.00035592075" calcext:value-type="float">
            <text:p>0.0003559208</text:p>
          </table:table-cell>
          <table:table-cell table:formula="of:=IF([.B20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9-16.png</text:p>
          </table:table-cell>
          <table:table-cell office:value-type="string" calcext:value-type="string">
            <text:p>pathological</text:p>
          </table:table-cell>
          <table:table-cell office:value-type="float" office:value="0.0012074617" calcext:value-type="float">
            <text:p>0.0012074617</text:p>
          </table:table-cell>
          <table:table-cell office:value-type="float" office:value="0.9987925" calcext:value-type="float">
            <text:p>0.9987925</text:p>
          </table:table-cell>
          <table:table-cell table:formula="of:=IF([.B2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11.png</text:p>
          </table:table-cell>
          <table:table-cell office:value-type="string" calcext:value-type="string">
            <text:p>healthy</text:p>
          </table:table-cell>
          <table:table-cell office:value-type="float" office:value="0.9998103" calcext:value-type="float">
            <text:p>0.9998103</text:p>
          </table:table-cell>
          <table:table-cell office:value-type="float" office:value="0.00018972774" calcext:value-type="float">
            <text:p>0.0001897277</text:p>
          </table:table-cell>
          <table:table-cell table:formula="of:=IF([.B20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9-07.png</text:p>
          </table:table-cell>
          <table:table-cell office:value-type="string" calcext:value-type="string">
            <text:p>pathological</text:p>
          </table:table-cell>
          <table:table-cell office:value-type="float" office:value="0.000000113536174" calcext:value-type="float">
            <text:p>1.13536174E-07</text:p>
          </table:table-cell>
          <table:table-cell office:value-type="float" office:value="0.9999999" calcext:value-type="float">
            <text:p>0.9999999</text:p>
          </table:table-cell>
          <table:table-cell table:formula="of:=IF([.B2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0-20.png</text:p>
          </table:table-cell>
          <table:table-cell office:value-type="string" calcext:value-type="string">
            <text:p>healthy</text:p>
          </table:table-cell>
          <table:table-cell office:value-type="float" office:value="0.9999083" calcext:value-type="float">
            <text:p>0.9999083</text:p>
          </table:table-cell>
          <table:table-cell office:value-type="float" office:value="0.00009161045" calcext:value-type="float">
            <text:p>9.161045E-05</text:p>
          </table:table-cell>
          <table:table-cell table:formula="of:=IF([.B21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38.png</text:p>
          </table:table-cell>
          <table:table-cell office:value-type="string" calcext:value-type="string">
            <text:p>pathological</text:p>
          </table:table-cell>
          <table:table-cell office:value-type="float" office:value="0.0000026031998" calcext:value-type="float">
            <text:p>2.6031998E-06</text:p>
          </table:table-cell>
          <table:table-cell office:value-type="float" office:value="0.9999974" calcext:value-type="float">
            <text:p>0.9999974</text:p>
          </table:table-cell>
          <table:table-cell table:formula="of:=IF([.B2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52.png</text:p>
          </table:table-cell>
          <table:table-cell office:value-type="string" calcext:value-type="string">
            <text:p>pathological</text:p>
          </table:table-cell>
          <table:table-cell office:value-type="float" office:value="0.000000043233847" calcext:value-type="float">
            <text:p>4.3233847E-08</text:p>
          </table:table-cell>
          <table:table-cell office:value-type="float" office:value="1" calcext:value-type="float">
            <text:p>1</text:p>
          </table:table-cell>
          <table:table-cell table:formula="of:=IF([.B2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1-57.png</text:p>
          </table:table-cell>
          <table:table-cell office:value-type="string" calcext:value-type="string">
            <text:p>pathological</text:p>
          </table:table-cell>
          <table:table-cell office:value-type="float" office:value="0.000000014299793" calcext:value-type="float">
            <text:p>1.4299793E-08</text:p>
          </table:table-cell>
          <table:table-cell office:value-type="float" office:value="1" calcext:value-type="float">
            <text:p>1</text:p>
          </table:table-cell>
          <table:table-cell table:formula="of:=IF([.B2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7-14.png</text:p>
          </table:table-cell>
          <table:table-cell office:value-type="string" calcext:value-type="string">
            <text:p>pathological</text:p>
          </table:table-cell>
          <table:table-cell office:value-type="float" office:value="0.000017644861" calcext:value-type="float">
            <text:p>1.7644861E-05</text:p>
          </table:table-cell>
          <table:table-cell office:value-type="float" office:value="0.99998236" calcext:value-type="float">
            <text:p>0.99998236</text:p>
          </table:table-cell>
          <table:table-cell table:formula="of:=IF([.B2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49.png</text:p>
          </table:table-cell>
          <table:table-cell office:value-type="string" calcext:value-type="string">
            <text:p>healthy</text:p>
          </table:table-cell>
          <table:table-cell office:value-type="float" office:value="0.99945265" calcext:value-type="float">
            <text:p>0.99945265</text:p>
          </table:table-cell>
          <table:table-cell office:value-type="float" office:value="0.00054730295" calcext:value-type="float">
            <text:p>0.000547303</text:p>
          </table:table-cell>
          <table:table-cell table:formula="of:=IF([.B21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6-58.png</text:p>
          </table:table-cell>
          <table:table-cell office:value-type="string" calcext:value-type="string">
            <text:p>pathological</text:p>
          </table:table-cell>
          <table:table-cell office:value-type="float" office:value="0.0000017125278" calcext:value-type="float">
            <text:p>1.7125278E-06</text:p>
          </table:table-cell>
          <table:table-cell office:value-type="float" office:value="0.99999833" calcext:value-type="float">
            <text:p>0.99999833</text:p>
          </table:table-cell>
          <table:table-cell table:formula="of:=IF([.B2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8-47.png</text:p>
          </table:table-cell>
          <table:table-cell office:value-type="string" calcext:value-type="string">
            <text:p>pathological</text:p>
          </table:table-cell>
          <table:table-cell office:value-type="float" office:value="0.0053761676" calcext:value-type="float">
            <text:p>0.0053761676</text:p>
          </table:table-cell>
          <table:table-cell office:value-type="float" office:value="0.9946239" calcext:value-type="float">
            <text:p>0.9946239</text:p>
          </table:table-cell>
          <table:table-cell table:formula="of:=IF([.B2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6-28.png</text:p>
          </table:table-cell>
          <table:table-cell office:value-type="string" calcext:value-type="string">
            <text:p>pathological</text:p>
          </table:table-cell>
          <table:table-cell office:value-type="float" office:value="0.0000012969173" calcext:value-type="float">
            <text:p>1.2969173E-06</text:p>
          </table:table-cell>
          <table:table-cell office:value-type="float" office:value="0.9999987" calcext:value-type="float">
            <text:p>0.9999987</text:p>
          </table:table-cell>
          <table:table-cell table:formula="of:=IF([.B2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37.png</text:p>
          </table:table-cell>
          <table:table-cell office:value-type="string" calcext:value-type="string">
            <text:p>pathological</text:p>
          </table:table-cell>
          <table:table-cell office:value-type="float" office:value="0.0007227334" calcext:value-type="float">
            <text:p>0.0007227334</text:p>
          </table:table-cell>
          <table:table-cell office:value-type="float" office:value="0.9992773" calcext:value-type="float">
            <text:p>0.9992773</text:p>
          </table:table-cell>
          <table:table-cell table:formula="of:=IF([.B2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14.png</text:p>
          </table:table-cell>
          <table:table-cell office:value-type="string" calcext:value-type="string">
            <text:p>healthy</text:p>
          </table:table-cell>
          <table:table-cell office:value-type="float" office:value="0.99060994" calcext:value-type="float">
            <text:p>0.99060994</text:p>
          </table:table-cell>
          <table:table-cell office:value-type="float" office:value="0.009390084" calcext:value-type="float">
            <text:p>0.009390084</text:p>
          </table:table-cell>
          <table:table-cell table:formula="of:=IF([.B22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37.png</text:p>
          </table:table-cell>
          <table:table-cell office:value-type="string" calcext:value-type="string">
            <text:p>pathological</text:p>
          </table:table-cell>
          <table:table-cell office:value-type="float" office:value="0.0003111069" calcext:value-type="float">
            <text:p>0.0003111069</text:p>
          </table:table-cell>
          <table:table-cell office:value-type="float" office:value="0.99968886" calcext:value-type="float">
            <text:p>0.99968886</text:p>
          </table:table-cell>
          <table:table-cell table:formula="of:=IF([.B2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0-40.png</text:p>
          </table:table-cell>
          <table:table-cell office:value-type="string" calcext:value-type="string">
            <text:p>pathological</text:p>
          </table:table-cell>
          <table:table-cell office:value-type="float" office:value="0.0004165715" calcext:value-type="float">
            <text:p>0.0004165715</text:p>
          </table:table-cell>
          <table:table-cell office:value-type="float" office:value="0.9995834" calcext:value-type="float">
            <text:p>0.9995834</text:p>
          </table:table-cell>
          <table:table-cell table:formula="of:=IF([.B2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41.png</text:p>
          </table:table-cell>
          <table:table-cell office:value-type="string" calcext:value-type="string">
            <text:p>pathological</text:p>
          </table:table-cell>
          <table:table-cell office:value-type="float" office:value="0.000020156915" calcext:value-type="float">
            <text:p>2.0156915E-05</text:p>
          </table:table-cell>
          <table:table-cell office:value-type="float" office:value="0.99997985" calcext:value-type="float">
            <text:p>0.99997985</text:p>
          </table:table-cell>
          <table:table-cell table:formula="of:=IF([.B2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4-47.png</text:p>
          </table:table-cell>
          <table:table-cell office:value-type="string" calcext:value-type="string">
            <text:p>pathological</text:p>
          </table:table-cell>
          <table:table-cell office:value-type="float" office:value="0.00003976535" calcext:value-type="float">
            <text:p>3.976535E-05</text:p>
          </table:table-cell>
          <table:table-cell office:value-type="float" office:value="0.9999602" calcext:value-type="float">
            <text:p>0.9999602</text:p>
          </table:table-cell>
          <table:table-cell table:formula="of:=IF([.B2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0-30.png</text:p>
          </table:table-cell>
          <table:table-cell office:value-type="string" calcext:value-type="string">
            <text:p>pathological</text:p>
          </table:table-cell>
          <table:table-cell office:value-type="float" office:value="0.0000002952356" calcext:value-type="float">
            <text:p>2.952356E-07</text:p>
          </table:table-cell>
          <table:table-cell office:value-type="float" office:value="0.99999976" calcext:value-type="float">
            <text:p>0.99999976</text:p>
          </table:table-cell>
          <table:table-cell table:formula="of:=IF([.B2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6-19.png</text:p>
          </table:table-cell>
          <table:table-cell office:value-type="string" calcext:value-type="string">
            <text:p>healthy</text:p>
          </table:table-cell>
          <table:table-cell office:value-type="float" office:value="0.9996817" calcext:value-type="float">
            <text:p>0.9996817</text:p>
          </table:table-cell>
          <table:table-cell office:value-type="float" office:value="0.0003182968" calcext:value-type="float">
            <text:p>0.0003182968</text:p>
          </table:table-cell>
          <table:table-cell table:formula="of:=IF([.B22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15-07.png</text:p>
          </table:table-cell>
          <table:table-cell office:value-type="string" calcext:value-type="string">
            <text:p>pathological</text:p>
          </table:table-cell>
          <table:table-cell office:value-type="float" office:value="0.16889219" calcext:value-type="float">
            <text:p>0.16889219</text:p>
          </table:table-cell>
          <table:table-cell office:value-type="float" office:value="0.8311078" calcext:value-type="float">
            <text:p>0.8311078</text:p>
          </table:table-cell>
          <table:table-cell table:formula="of:=IF([.B2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5-25.png</text:p>
          </table:table-cell>
          <table:table-cell office:value-type="string" calcext:value-type="string">
            <text:p>pathological</text:p>
          </table:table-cell>
          <table:table-cell office:value-type="float" office:value="0.000075172255" calcext:value-type="float">
            <text:p>7.5172255E-05</text:p>
          </table:table-cell>
          <table:table-cell office:value-type="float" office:value="0.9999248" calcext:value-type="float">
            <text:p>0.9999248</text:p>
          </table:table-cell>
          <table:table-cell table:formula="of:=IF([.B2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13.png</text:p>
          </table:table-cell>
          <table:table-cell office:value-type="string" calcext:value-type="string">
            <text:p>pathological</text:p>
          </table:table-cell>
          <table:table-cell office:value-type="float" office:value="0.0000036963727" calcext:value-type="float">
            <text:p>3.6963727E-06</text:p>
          </table:table-cell>
          <table:table-cell office:value-type="float" office:value="0.9999963" calcext:value-type="float">
            <text:p>0.9999963</text:p>
          </table:table-cell>
          <table:table-cell table:formula="of:=IF([.B2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2-23.png</text:p>
          </table:table-cell>
          <table:table-cell office:value-type="string" calcext:value-type="string">
            <text:p>pathological</text:p>
          </table:table-cell>
          <table:table-cell office:value-type="float" office:value="0.0000020086266" calcext:value-type="float">
            <text:p>2.0086266E-06</text:p>
          </table:table-cell>
          <table:table-cell office:value-type="float" office:value="0.999998" calcext:value-type="float">
            <text:p>0.999998</text:p>
          </table:table-cell>
          <table:table-cell table:formula="of:=IF([.B2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5-30.png</text:p>
          </table:table-cell>
          <table:table-cell office:value-type="string" calcext:value-type="string">
            <text:p>pathological</text:p>
          </table:table-cell>
          <table:table-cell office:value-type="float" office:value="0.000023921544" calcext:value-type="float">
            <text:p>2.3921544E-05</text:p>
          </table:table-cell>
          <table:table-cell office:value-type="float" office:value="0.99997604" calcext:value-type="float">
            <text:p>0.99997604</text:p>
          </table:table-cell>
          <table:table-cell table:formula="of:=IF([.B2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7-18.png</text:p>
          </table:table-cell>
          <table:table-cell office:value-type="string" calcext:value-type="string">
            <text:p>pathological</text:p>
          </table:table-cell>
          <table:table-cell office:value-type="float" office:value="0.000011984224" calcext:value-type="float">
            <text:p>1.1984224E-05</text:p>
          </table:table-cell>
          <table:table-cell office:value-type="float" office:value="0.99998796" calcext:value-type="float">
            <text:p>0.99998796</text:p>
          </table:table-cell>
          <table:table-cell table:formula="of:=IF([.B2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8-07.png</text:p>
          </table:table-cell>
          <table:table-cell office:value-type="string" calcext:value-type="string">
            <text:p>pathological</text:p>
          </table:table-cell>
          <table:table-cell office:value-type="float" office:value="0.00013215358" calcext:value-type="float">
            <text:p>0.0001321536</text:p>
          </table:table-cell>
          <table:table-cell office:value-type="float" office:value="0.9998678" calcext:value-type="float">
            <text:p>0.9998678</text:p>
          </table:table-cell>
          <table:table-cell table:formula="of:=IF([.B2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4-14.png</text:p>
          </table:table-cell>
          <table:table-cell office:value-type="string" calcext:value-type="string">
            <text:p>pathological</text:p>
          </table:table-cell>
          <table:table-cell office:value-type="float" office:value="0.009543119" calcext:value-type="float">
            <text:p>0.009543119</text:p>
          </table:table-cell>
          <table:table-cell office:value-type="float" office:value="0.9904569" calcext:value-type="float">
            <text:p>0.9904569</text:p>
          </table:table-cell>
          <table:table-cell table:formula="of:=IF([.B2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10-31.png</text:p>
          </table:table-cell>
          <table:table-cell office:value-type="string" calcext:value-type="string">
            <text:p>pathological</text:p>
          </table:table-cell>
          <table:table-cell office:value-type="float" office:value="0.0000009635448" calcext:value-type="float">
            <text:p>9.635448E-07</text:p>
          </table:table-cell>
          <table:table-cell office:value-type="float" office:value="0.99999905" calcext:value-type="float">
            <text:p>0.99999905</text:p>
          </table:table-cell>
          <table:table-cell table:formula="of:=IF([.B2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2-07.png</text:p>
          </table:table-cell>
          <table:table-cell office:value-type="string" calcext:value-type="string">
            <text:p>pathological</text:p>
          </table:table-cell>
          <table:table-cell office:value-type="float" office:value="0.00000038099054" calcext:value-type="float">
            <text:p>0.000000381</text:p>
          </table:table-cell>
          <table:table-cell office:value-type="float" office:value="0.99999964" calcext:value-type="float">
            <text:p>0.99999964</text:p>
          </table:table-cell>
          <table:table-cell table:formula="of:=IF([.B2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5-46.png</text:p>
          </table:table-cell>
          <table:table-cell office:value-type="string" calcext:value-type="string">
            <text:p>pathological</text:p>
          </table:table-cell>
          <table:table-cell office:value-type="float" office:value="0.00029765946" calcext:value-type="float">
            <text:p>0.0002976595</text:p>
          </table:table-cell>
          <table:table-cell office:value-type="float" office:value="0.9997023" calcext:value-type="float">
            <text:p>0.9997023</text:p>
          </table:table-cell>
          <table:table-cell table:formula="of:=IF([.B2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40.png</text:p>
          </table:table-cell>
          <table:table-cell office:value-type="string" calcext:value-type="string">
            <text:p>pathological</text:p>
          </table:table-cell>
          <table:table-cell office:value-type="float" office:value="0.00007069952" calcext:value-type="float">
            <text:p>7.069952E-05</text:p>
          </table:table-cell>
          <table:table-cell office:value-type="float" office:value="0.9999293" calcext:value-type="float">
            <text:p>0.9999293</text:p>
          </table:table-cell>
          <table:table-cell table:formula="of:=IF([.B2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3-59-52.png</text:p>
          </table:table-cell>
          <table:table-cell office:value-type="string" calcext:value-type="string">
            <text:p>pathological</text:p>
          </table:table-cell>
          <table:table-cell office:value-type="float" office:value="0.0033546533" calcext:value-type="float">
            <text:p>0.0033546533</text:p>
          </table:table-cell>
          <table:table-cell office:value-type="float" office:value="0.9966453" calcext:value-type="float">
            <text:p>0.9966453</text:p>
          </table:table-cell>
          <table:table-cell table:formula="of:=IF([.B2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8-18.png</text:p>
          </table:table-cell>
          <table:table-cell office:value-type="string" calcext:value-type="string">
            <text:p>pathological</text:p>
          </table:table-cell>
          <table:table-cell office:value-type="float" office:value="0.00000000064937034" calcext:value-type="float">
            <text:p>6.4937034E-10</text:p>
          </table:table-cell>
          <table:table-cell office:value-type="float" office:value="1" calcext:value-type="float">
            <text:p>1</text:p>
          </table:table-cell>
          <table:table-cell table:formula="of:=IF([.B2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54.png</text:p>
          </table:table-cell>
          <table:table-cell office:value-type="string" calcext:value-type="string">
            <text:p>healthy</text:p>
          </table:table-cell>
          <table:table-cell office:value-type="float" office:value="0.9969779" calcext:value-type="float">
            <text:p>0.9969779</text:p>
          </table:table-cell>
          <table:table-cell office:value-type="float" office:value="0.0030220596" calcext:value-type="float">
            <text:p>0.0030220596</text:p>
          </table:table-cell>
          <table:table-cell table:formula="of:=IF([.B24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8-14.png</text:p>
          </table:table-cell>
          <table:table-cell office:value-type="string" calcext:value-type="string">
            <text:p>pathological</text:p>
          </table:table-cell>
          <table:table-cell office:value-type="float" office:value="0.0000000020525228" calcext:value-type="float">
            <text:p>2.0525228E-09</text:p>
          </table:table-cell>
          <table:table-cell office:value-type="float" office:value="1" calcext:value-type="float">
            <text:p>1</text:p>
          </table:table-cell>
          <table:table-cell table:formula="of:=IF([.B2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40-29.png</text:p>
          </table:table-cell>
          <table:table-cell office:value-type="string" calcext:value-type="string">
            <text:p>pathological</text:p>
          </table:table-cell>
          <table:table-cell office:value-type="float" office:value="0.00007087976" calcext:value-type="float">
            <text:p>7.087976E-05</text:p>
          </table:table-cell>
          <table:table-cell office:value-type="float" office:value="0.9999291" calcext:value-type="float">
            <text:p>0.9999291</text:p>
          </table:table-cell>
          <table:table-cell table:formula="of:=IF([.B2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56-19.png</text:p>
          </table:table-cell>
          <table:table-cell office:value-type="string" calcext:value-type="string">
            <text:p>pathological</text:p>
          </table:table-cell>
          <table:table-cell office:value-type="float" office:value="0.22591293" calcext:value-type="float">
            <text:p>0.22591293</text:p>
          </table:table-cell>
          <table:table-cell office:value-type="float" office:value="0.7740871" calcext:value-type="float">
            <text:p>0.7740871</text:p>
          </table:table-cell>
          <table:table-cell table:formula="of:=IF([.B2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35.png</text:p>
          </table:table-cell>
          <table:table-cell office:value-type="string" calcext:value-type="string">
            <text:p>pathological</text:p>
          </table:table-cell>
          <table:table-cell office:value-type="float" office:value="0.0000035504881" calcext:value-type="float">
            <text:p>3.5504881E-06</text:p>
          </table:table-cell>
          <table:table-cell office:value-type="float" office:value="0.9999964" calcext:value-type="float">
            <text:p>0.9999964</text:p>
          </table:table-cell>
          <table:table-cell table:formula="of:=IF([.B2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3-50.png</text:p>
          </table:table-cell>
          <table:table-cell office:value-type="string" calcext:value-type="string">
            <text:p>pathological</text:p>
          </table:table-cell>
          <table:table-cell office:value-type="float" office:value="0.000011486872" calcext:value-type="float">
            <text:p>1.1486872E-05</text:p>
          </table:table-cell>
          <table:table-cell office:value-type="float" office:value="0.99998856" calcext:value-type="float">
            <text:p>0.99998856</text:p>
          </table:table-cell>
          <table:table-cell table:formula="of:=IF([.B2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34.png</text:p>
          </table:table-cell>
          <table:table-cell office:value-type="string" calcext:value-type="string">
            <text:p>healthy</text:p>
          </table:table-cell>
          <table:table-cell office:value-type="float" office:value="0.99741745" calcext:value-type="float">
            <text:p>0.99741745</text:p>
          </table:table-cell>
          <table:table-cell office:value-type="float" office:value="0.0025825766" calcext:value-type="float">
            <text:p>0.0025825766</text:p>
          </table:table-cell>
          <table:table-cell table:formula="of:=IF([.B24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08.png</text:p>
          </table:table-cell>
          <table:table-cell office:value-type="string" calcext:value-type="string">
            <text:p>healthy</text:p>
          </table:table-cell>
          <table:table-cell office:value-type="float" office:value="0.9988959" calcext:value-type="float">
            <text:p>0.9988959</text:p>
          </table:table-cell>
          <table:table-cell office:value-type="float" office:value="0.0011040516" calcext:value-type="float">
            <text:p>0.0011040516</text:p>
          </table:table-cell>
          <table:table-cell table:formula="of:=IF([.B24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7-40.png</text:p>
          </table:table-cell>
          <table:table-cell office:value-type="string" calcext:value-type="string">
            <text:p>pathological</text:p>
          </table:table-cell>
          <table:table-cell office:value-type="float" office:value="0.000011263248" calcext:value-type="float">
            <text:p>1.1263248E-05</text:p>
          </table:table-cell>
          <table:table-cell office:value-type="float" office:value="0.9999888" calcext:value-type="float">
            <text:p>0.9999888</text:p>
          </table:table-cell>
          <table:table-cell table:formula="of:=IF([.B2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05.png</text:p>
          </table:table-cell>
          <table:table-cell office:value-type="string" calcext:value-type="string">
            <text:p>healthy</text:p>
          </table:table-cell>
          <table:table-cell office:value-type="float" office:value="0.9994381" calcext:value-type="float">
            <text:p>0.9994381</text:p>
          </table:table-cell>
          <table:table-cell office:value-type="float" office:value="0.0005619087" calcext:value-type="float">
            <text:p>0.0005619087</text:p>
          </table:table-cell>
          <table:table-cell table:formula="of:=IF([.B25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0-58-39.png</text:p>
          </table:table-cell>
          <table:table-cell office:value-type="string" calcext:value-type="string">
            <text:p>pathological</text:p>
          </table:table-cell>
          <table:table-cell office:value-type="float" office:value="0.000049528426" calcext:value-type="float">
            <text:p>4.9528426E-05</text:p>
          </table:table-cell>
          <table:table-cell office:value-type="float" office:value="0.9999505" calcext:value-type="float">
            <text:p>0.9999505</text:p>
          </table:table-cell>
          <table:table-cell table:formula="of:=IF([.B2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3-17.png</text:p>
          </table:table-cell>
          <table:table-cell office:value-type="string" calcext:value-type="string">
            <text:p>pathological</text:p>
          </table:table-cell>
          <table:table-cell office:value-type="float" office:value="0.00003566312" calcext:value-type="float">
            <text:p>3.566312E-05</text:p>
          </table:table-cell>
          <table:table-cell office:value-type="float" office:value="0.99996436" calcext:value-type="float">
            <text:p>0.99996436</text:p>
          </table:table-cell>
          <table:table-cell table:formula="of:=IF([.B2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10-47.png</text:p>
          </table:table-cell>
          <table:table-cell office:value-type="string" calcext:value-type="string">
            <text:p>pathological</text:p>
          </table:table-cell>
          <table:table-cell office:value-type="float" office:value="0.000098824814" calcext:value-type="float">
            <text:p>9.8824814E-05</text:p>
          </table:table-cell>
          <table:table-cell office:value-type="float" office:value="0.9999012" calcext:value-type="float">
            <text:p>0.9999012</text:p>
          </table:table-cell>
          <table:table-cell table:formula="of:=IF([.B2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5-10.png</text:p>
          </table:table-cell>
          <table:table-cell office:value-type="string" calcext:value-type="string">
            <text:p>healthy</text:p>
          </table:table-cell>
          <table:table-cell office:value-type="float" office:value="0.9704827" calcext:value-type="float">
            <text:p>0.9704827</text:p>
          </table:table-cell>
          <table:table-cell office:value-type="float" office:value="0.029517233" calcext:value-type="float">
            <text:p>0.029517233</text:p>
          </table:table-cell>
          <table:table-cell table:formula="of:=IF([.B25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2-44.png</text:p>
          </table:table-cell>
          <table:table-cell office:value-type="string" calcext:value-type="string">
            <text:p>pathological</text:p>
          </table:table-cell>
          <table:table-cell office:value-type="float" office:value="0.00000047161495" calcext:value-type="float">
            <text:p>4.7161495E-07</text:p>
          </table:table-cell>
          <table:table-cell office:value-type="float" office:value="0.9999995" calcext:value-type="float">
            <text:p>0.9999995</text:p>
          </table:table-cell>
          <table:table-cell table:formula="of:=IF([.B2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43-29.png</text:p>
          </table:table-cell>
          <table:table-cell office:value-type="string" calcext:value-type="string">
            <text:p>pathological</text:p>
          </table:table-cell>
          <table:table-cell office:value-type="float" office:value="0.00017199364" calcext:value-type="float">
            <text:p>0.0001719936</text:p>
          </table:table-cell>
          <table:table-cell office:value-type="float" office:value="0.999828" calcext:value-type="float">
            <text:p>0.999828</text:p>
          </table:table-cell>
          <table:table-cell table:formula="of:=IF([.B2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47.png</text:p>
          </table:table-cell>
          <table:table-cell office:value-type="string" calcext:value-type="string">
            <text:p>pathological</text:p>
          </table:table-cell>
          <table:table-cell office:value-type="float" office:value="0.0000031208247" calcext:value-type="float">
            <text:p>3.1208247E-06</text:p>
          </table:table-cell>
          <table:table-cell office:value-type="float" office:value="0.9999969" calcext:value-type="float">
            <text:p>0.9999969</text:p>
          </table:table-cell>
          <table:table-cell table:formula="of:=IF([.B2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30.png</text:p>
          </table:table-cell>
          <table:table-cell office:value-type="string" calcext:value-type="string">
            <text:p>pathological</text:p>
          </table:table-cell>
          <table:table-cell office:value-type="float" office:value="0.000010189462" calcext:value-type="float">
            <text:p>1.0189462E-05</text:p>
          </table:table-cell>
          <table:table-cell office:value-type="float" office:value="0.99998987" calcext:value-type="float">
            <text:p>0.99998987</text:p>
          </table:table-cell>
          <table:table-cell table:formula="of:=IF([.B2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17-34.png</text:p>
          </table:table-cell>
          <table:table-cell office:value-type="string" calcext:value-type="string">
            <text:p>pathological</text:p>
          </table:table-cell>
          <table:table-cell office:value-type="float" office:value="0.00006945101" calcext:value-type="float">
            <text:p>0.000069451</text:p>
          </table:table-cell>
          <table:table-cell office:value-type="float" office:value="0.9999305" calcext:value-type="float">
            <text:p>0.9999305</text:p>
          </table:table-cell>
          <table:table-cell table:formula="of:=IF([.B2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3-58.png</text:p>
          </table:table-cell>
          <table:table-cell office:value-type="string" calcext:value-type="string">
            <text:p>healthy</text:p>
          </table:table-cell>
          <table:table-cell office:value-type="float" office:value="0.633373" calcext:value-type="float">
            <text:p>0.633373</text:p>
          </table:table-cell>
          <table:table-cell office:value-type="float" office:value="0.36662692" calcext:value-type="float">
            <text:p>0.36662692</text:p>
          </table:table-cell>
          <table:table-cell table:formula="of:=IF([.B2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7-15.png</text:p>
          </table:table-cell>
          <table:table-cell office:value-type="string" calcext:value-type="string">
            <text:p>pathological</text:p>
          </table:table-cell>
          <table:table-cell office:value-type="float" office:value="0.00021559183" calcext:value-type="float">
            <text:p>0.0002155918</text:p>
          </table:table-cell>
          <table:table-cell office:value-type="float" office:value="0.9997844" calcext:value-type="float">
            <text:p>0.9997844</text:p>
          </table:table-cell>
          <table:table-cell table:formula="of:=IF([.B2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57.png</text:p>
          </table:table-cell>
          <table:table-cell office:value-type="string" calcext:value-type="string">
            <text:p>pathological</text:p>
          </table:table-cell>
          <table:table-cell office:value-type="float" office:value="0.00001764853" calcext:value-type="float">
            <text:p>1.764853E-05</text:p>
          </table:table-cell>
          <table:table-cell office:value-type="float" office:value="0.99998236" calcext:value-type="float">
            <text:p>0.99998236</text:p>
          </table:table-cell>
          <table:table-cell table:formula="of:=IF([.B2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5-37.png</text:p>
          </table:table-cell>
          <table:table-cell office:value-type="string" calcext:value-type="string">
            <text:p>pathological</text:p>
          </table:table-cell>
          <table:table-cell office:value-type="float" office:value="0.000236339" calcext:value-type="float">
            <text:p>0.000236339</text:p>
          </table:table-cell>
          <table:table-cell office:value-type="float" office:value="0.99976367" calcext:value-type="float">
            <text:p>0.99976367</text:p>
          </table:table-cell>
          <table:table-cell table:formula="of:=IF([.B2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9-37.png</text:p>
          </table:table-cell>
          <table:table-cell office:value-type="string" calcext:value-type="string">
            <text:p>pathological</text:p>
          </table:table-cell>
          <table:table-cell office:value-type="float" office:value="0.0000002732322" calcext:value-type="float">
            <text:p>2.732322E-07</text:p>
          </table:table-cell>
          <table:table-cell office:value-type="float" office:value="0.99999976" calcext:value-type="float">
            <text:p>0.99999976</text:p>
          </table:table-cell>
          <table:table-cell table:formula="of:=IF([.B2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05.png</text:p>
          </table:table-cell>
          <table:table-cell office:value-type="string" calcext:value-type="string">
            <text:p>pathological</text:p>
          </table:table-cell>
          <table:table-cell office:value-type="float" office:value="0.000015065612" calcext:value-type="float">
            <text:p>1.5065612E-05</text:p>
          </table:table-cell>
          <table:table-cell office:value-type="float" office:value="0.999985" calcext:value-type="float">
            <text:p>0.999985</text:p>
          </table:table-cell>
          <table:table-cell table:formula="of:=IF([.B2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26.png</text:p>
          </table:table-cell>
          <table:table-cell office:value-type="string" calcext:value-type="string">
            <text:p>pathological</text:p>
          </table:table-cell>
          <table:table-cell office:value-type="float" office:value="0.000011761255" calcext:value-type="float">
            <text:p>1.1761255E-05</text:p>
          </table:table-cell>
          <table:table-cell office:value-type="float" office:value="0.9999882" calcext:value-type="float">
            <text:p>0.9999882</text:p>
          </table:table-cell>
          <table:table-cell table:formula="of:=IF([.B2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3-46.png</text:p>
          </table:table-cell>
          <table:table-cell office:value-type="string" calcext:value-type="string">
            <text:p>pathological</text:p>
          </table:table-cell>
          <table:table-cell office:value-type="float" office:value="0.00000049588186" calcext:value-type="float">
            <text:p>4.9588186E-07</text:p>
          </table:table-cell>
          <table:table-cell office:value-type="float" office:value="0.9999995" calcext:value-type="float">
            <text:p>0.9999995</text:p>
          </table:table-cell>
          <table:table-cell table:formula="of:=IF([.B2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29-57.png</text:p>
          </table:table-cell>
          <table:table-cell office:value-type="string" calcext:value-type="string">
            <text:p>pathological</text:p>
          </table:table-cell>
          <table:table-cell office:value-type="float" office:value="0.0000028975664" calcext:value-type="float">
            <text:p>2.8975664E-06</text:p>
          </table:table-cell>
          <table:table-cell office:value-type="float" office:value="0.99999714" calcext:value-type="float">
            <text:p>0.99999714</text:p>
          </table:table-cell>
          <table:table-cell table:formula="of:=IF([.B2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2-31.png</text:p>
          </table:table-cell>
          <table:table-cell office:value-type="string" calcext:value-type="string">
            <text:p>pathological</text:p>
          </table:table-cell>
          <table:table-cell office:value-type="float" office:value="0.004668288" calcext:value-type="float">
            <text:p>0.004668288</text:p>
          </table:table-cell>
          <table:table-cell office:value-type="float" office:value="0.9953317" calcext:value-type="float">
            <text:p>0.9953317</text:p>
          </table:table-cell>
          <table:table-cell table:formula="of:=IF([.B2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8-09.png</text:p>
          </table:table-cell>
          <table:table-cell office:value-type="string" calcext:value-type="string">
            <text:p>pathological</text:p>
          </table:table-cell>
          <table:table-cell office:value-type="float" office:value="0.0071528866" calcext:value-type="float">
            <text:p>0.0071528866</text:p>
          </table:table-cell>
          <table:table-cell office:value-type="float" office:value="0.99284714" calcext:value-type="float">
            <text:p>0.99284714</text:p>
          </table:table-cell>
          <table:table-cell table:formula="of:=IF([.B2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47.png</text:p>
          </table:table-cell>
          <table:table-cell office:value-type="string" calcext:value-type="string">
            <text:p>pathological</text:p>
          </table:table-cell>
          <table:table-cell office:value-type="float" office:value="0.00000059806547" calcext:value-type="float">
            <text:p>5.9806547E-07</text:p>
          </table:table-cell>
          <table:table-cell office:value-type="float" office:value="0.9999994" calcext:value-type="float">
            <text:p>0.9999994</text:p>
          </table:table-cell>
          <table:table-cell table:formula="of:=IF([.B2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01-15.png</text:p>
          </table:table-cell>
          <table:table-cell office:value-type="string" calcext:value-type="string">
            <text:p>pathological</text:p>
          </table:table-cell>
          <table:table-cell office:value-type="float" office:value="0.00011597174" calcext:value-type="float">
            <text:p>0.0001159717</text:p>
          </table:table-cell>
          <table:table-cell office:value-type="float" office:value="0.999884" calcext:value-type="float">
            <text:p>0.999884</text:p>
          </table:table-cell>
          <table:table-cell table:formula="of:=IF([.B2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2-15.png</text:p>
          </table:table-cell>
          <table:table-cell office:value-type="string" calcext:value-type="string">
            <text:p>healthy</text:p>
          </table:table-cell>
          <table:table-cell office:value-type="float" office:value="0.9996594" calcext:value-type="float">
            <text:p>0.9996594</text:p>
          </table:table-cell>
          <table:table-cell office:value-type="float" office:value="0.00034052928" calcext:value-type="float">
            <text:p>0.0003405293</text:p>
          </table:table-cell>
          <table:table-cell table:formula="of:=IF([.B27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0-26.png</text:p>
          </table:table-cell>
          <table:table-cell office:value-type="string" calcext:value-type="string">
            <text:p>healthy</text:p>
          </table:table-cell>
          <table:table-cell office:value-type="float" office:value="0.91048163" calcext:value-type="float">
            <text:p>0.91048163</text:p>
          </table:table-cell>
          <table:table-cell office:value-type="float" office:value="0.0895184" calcext:value-type="float">
            <text:p>0.0895184</text:p>
          </table:table-cell>
          <table:table-cell table:formula="of:=IF([.B27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59.png</text:p>
          </table:table-cell>
          <table:table-cell office:value-type="string" calcext:value-type="string">
            <text:p>pathological</text:p>
          </table:table-cell>
          <table:table-cell office:value-type="float" office:value="0.00000003549035" calcext:value-type="float">
            <text:p>3.549035E-08</text:p>
          </table:table-cell>
          <table:table-cell office:value-type="float" office:value="1" calcext:value-type="float">
            <text:p>1</text:p>
          </table:table-cell>
          <table:table-cell table:formula="of:=IF([.B2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16-15.png</text:p>
          </table:table-cell>
          <table:table-cell office:value-type="string" calcext:value-type="string">
            <text:p>pathological</text:p>
          </table:table-cell>
          <table:table-cell office:value-type="float" office:value="0.0027516203" calcext:value-type="float">
            <text:p>0.0027516203</text:p>
          </table:table-cell>
          <table:table-cell office:value-type="float" office:value="0.99724835" calcext:value-type="float">
            <text:p>0.99724835</text:p>
          </table:table-cell>
          <table:table-cell table:formula="of:=IF([.B2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4-35.png</text:p>
          </table:table-cell>
          <table:table-cell office:value-type="string" calcext:value-type="string">
            <text:p>pathological</text:p>
          </table:table-cell>
          <table:table-cell office:value-type="float" office:value="0.00000020795609" calcext:value-type="float">
            <text:p>0.000000208</text:p>
          </table:table-cell>
          <table:table-cell office:value-type="float" office:value="0.99999976" calcext:value-type="float">
            <text:p>0.99999976</text:p>
          </table:table-cell>
          <table:table-cell table:formula="of:=IF([.B2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7-28.png</text:p>
          </table:table-cell>
          <table:table-cell office:value-type="string" calcext:value-type="string">
            <text:p>pathological</text:p>
          </table:table-cell>
          <table:table-cell office:value-type="float" office:value="0.000001580489" calcext:value-type="float">
            <text:p>1.580489E-06</text:p>
          </table:table-cell>
          <table:table-cell office:value-type="float" office:value="0.99999845" calcext:value-type="float">
            <text:p>0.99999845</text:p>
          </table:table-cell>
          <table:table-cell table:formula="of:=IF([.B2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7-06.png</text:p>
          </table:table-cell>
          <table:table-cell office:value-type="string" calcext:value-type="string">
            <text:p>pathological</text:p>
          </table:table-cell>
          <table:table-cell office:value-type="float" office:value="0.0015035361" calcext:value-type="float">
            <text:p>0.0015035361</text:p>
          </table:table-cell>
          <table:table-cell office:value-type="float" office:value="0.9984964" calcext:value-type="float">
            <text:p>0.9984964</text:p>
          </table:table-cell>
          <table:table-cell table:formula="of:=IF([.B2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8-06.png</text:p>
          </table:table-cell>
          <table:table-cell office:value-type="string" calcext:value-type="string">
            <text:p>pathological</text:p>
          </table:table-cell>
          <table:table-cell office:value-type="float" office:value="0.00029911858" calcext:value-type="float">
            <text:p>0.0002991186</text:p>
          </table:table-cell>
          <table:table-cell office:value-type="float" office:value="0.9997009" calcext:value-type="float">
            <text:p>0.9997009</text:p>
          </table:table-cell>
          <table:table-cell table:formula="of:=IF([.B2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12-23.png</text:p>
          </table:table-cell>
          <table:table-cell office:value-type="string" calcext:value-type="string">
            <text:p>pathological</text:p>
          </table:table-cell>
          <table:table-cell office:value-type="float" office:value="0.0005677176" calcext:value-type="float">
            <text:p>0.0005677176</text:p>
          </table:table-cell>
          <table:table-cell office:value-type="float" office:value="0.99943227" calcext:value-type="float">
            <text:p>0.99943227</text:p>
          </table:table-cell>
          <table:table-cell table:formula="of:=IF([.B2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41.png</text:p>
          </table:table-cell>
          <table:table-cell office:value-type="string" calcext:value-type="string">
            <text:p>pathological</text:p>
          </table:table-cell>
          <table:table-cell office:value-type="float" office:value="0.00021184012" calcext:value-type="float">
            <text:p>0.0002118401</text:p>
          </table:table-cell>
          <table:table-cell office:value-type="float" office:value="0.9997882" calcext:value-type="float">
            <text:p>0.9997882</text:p>
          </table:table-cell>
          <table:table-cell table:formula="of:=IF([.B2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50-46.png</text:p>
          </table:table-cell>
          <table:table-cell office:value-type="string" calcext:value-type="string">
            <text:p>pathological</text:p>
          </table:table-cell>
          <table:table-cell office:value-type="float" office:value="0.0000602999" calcext:value-type="float">
            <text:p>6.02999E-05</text:p>
          </table:table-cell>
          <table:table-cell office:value-type="float" office:value="0.9999397" calcext:value-type="float">
            <text:p>0.9999397</text:p>
          </table:table-cell>
          <table:table-cell table:formula="of:=IF([.B2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58.png</text:p>
          </table:table-cell>
          <table:table-cell office:value-type="string" calcext:value-type="string">
            <text:p>healthy</text:p>
          </table:table-cell>
          <table:table-cell office:value-type="float" office:value="0.9997719" calcext:value-type="float">
            <text:p>0.9997719</text:p>
          </table:table-cell>
          <table:table-cell office:value-type="float" office:value="0.00022808896" calcext:value-type="float">
            <text:p>0.000228089</text:p>
          </table:table-cell>
          <table:table-cell table:formula="of:=IF([.B28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24.png</text:p>
          </table:table-cell>
          <table:table-cell office:value-type="string" calcext:value-type="string">
            <text:p>pathological</text:p>
          </table:table-cell>
          <table:table-cell office:value-type="float" office:value="0.0000056105" calcext:value-type="float">
            <text:p>5.6105E-06</text:p>
          </table:table-cell>
          <table:table-cell office:value-type="float" office:value="0.9999944" calcext:value-type="float">
            <text:p>0.9999944</text:p>
          </table:table-cell>
          <table:table-cell table:formula="of:=IF([.B2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49.png</text:p>
          </table:table-cell>
          <table:table-cell office:value-type="string" calcext:value-type="string">
            <text:p>pathological</text:p>
          </table:table-cell>
          <table:table-cell office:value-type="float" office:value="0.000046651883" calcext:value-type="float">
            <text:p>4.6651883E-05</text:p>
          </table:table-cell>
          <table:table-cell office:value-type="float" office:value="0.9999534" calcext:value-type="float">
            <text:p>0.9999534</text:p>
          </table:table-cell>
          <table:table-cell table:formula="of:=IF([.B2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39-59.png</text:p>
          </table:table-cell>
          <table:table-cell office:value-type="string" calcext:value-type="string">
            <text:p>pathological</text:p>
          </table:table-cell>
          <table:table-cell office:value-type="float" office:value="0.00534356" calcext:value-type="float">
            <text:p>0.00534356</text:p>
          </table:table-cell>
          <table:table-cell office:value-type="float" office:value="0.99465644" calcext:value-type="float">
            <text:p>0.99465644</text:p>
          </table:table-cell>
          <table:table-cell table:formula="of:=IF([.B2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6-12.png</text:p>
          </table:table-cell>
          <table:table-cell office:value-type="string" calcext:value-type="string">
            <text:p>pathological</text:p>
          </table:table-cell>
          <table:table-cell office:value-type="float" office:value="0.00004986405" calcext:value-type="float">
            <text:p>4.986405E-05</text:p>
          </table:table-cell>
          <table:table-cell office:value-type="float" office:value="0.9999502" calcext:value-type="float">
            <text:p>0.9999502</text:p>
          </table:table-cell>
          <table:table-cell table:formula="of:=IF([.B2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05.png</text:p>
          </table:table-cell>
          <table:table-cell office:value-type="string" calcext:value-type="string">
            <text:p>pathological</text:p>
          </table:table-cell>
          <table:table-cell office:value-type="float" office:value="0.16039547" calcext:value-type="float">
            <text:p>0.16039547</text:p>
          </table:table-cell>
          <table:table-cell office:value-type="float" office:value="0.8396045" calcext:value-type="float">
            <text:p>0.8396045</text:p>
          </table:table-cell>
          <table:table-cell table:formula="of:=IF([.B2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33.png</text:p>
          </table:table-cell>
          <table:table-cell office:value-type="string" calcext:value-type="string">
            <text:p>pathological</text:p>
          </table:table-cell>
          <table:table-cell office:value-type="float" office:value="0.0000002787674" calcext:value-type="float">
            <text:p>2.787674E-07</text:p>
          </table:table-cell>
          <table:table-cell office:value-type="float" office:value="0.99999976" calcext:value-type="float">
            <text:p>0.99999976</text:p>
          </table:table-cell>
          <table:table-cell table:formula="of:=IF([.B2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51.png</text:p>
          </table:table-cell>
          <table:table-cell office:value-type="string" calcext:value-type="string">
            <text:p>pathological</text:p>
          </table:table-cell>
          <table:table-cell office:value-type="float" office:value="0.000049742277" calcext:value-type="float">
            <text:p>4.9742277E-05</text:p>
          </table:table-cell>
          <table:table-cell office:value-type="float" office:value="0.9999503" calcext:value-type="float">
            <text:p>0.9999503</text:p>
          </table:table-cell>
          <table:table-cell table:formula="of:=IF([.B2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6-54.png</text:p>
          </table:table-cell>
          <table:table-cell office:value-type="string" calcext:value-type="string">
            <text:p>healthy</text:p>
          </table:table-cell>
          <table:table-cell office:value-type="float" office:value="0.94803876" calcext:value-type="float">
            <text:p>0.94803876</text:p>
          </table:table-cell>
          <table:table-cell office:value-type="float" office:value="0.051961217" calcext:value-type="float">
            <text:p>0.051961217</text:p>
          </table:table-cell>
          <table:table-cell table:formula="of:=IF([.B29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14-50.png</text:p>
          </table:table-cell>
          <table:table-cell office:value-type="string" calcext:value-type="string">
            <text:p>pathological</text:p>
          </table:table-cell>
          <table:table-cell office:value-type="float" office:value="0.00004025464" calcext:value-type="float">
            <text:p>4.025464E-05</text:p>
          </table:table-cell>
          <table:table-cell office:value-type="float" office:value="0.9999597" calcext:value-type="float">
            <text:p>0.9999597</text:p>
          </table:table-cell>
          <table:table-cell table:formula="of:=IF([.B2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7-25.png</text:p>
          </table:table-cell>
          <table:table-cell office:value-type="string" calcext:value-type="string">
            <text:p>pathological</text:p>
          </table:table-cell>
          <table:table-cell office:value-type="float" office:value="0.00000003661456" calcext:value-type="float">
            <text:p>3.661456E-08</text:p>
          </table:table-cell>
          <table:table-cell office:value-type="float" office:value="1" calcext:value-type="float">
            <text:p>1</text:p>
          </table:table-cell>
          <table:table-cell table:formula="of:=IF([.B29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1-25.png</text:p>
          </table:table-cell>
          <table:table-cell office:value-type="string" calcext:value-type="string">
            <text:p>pathological</text:p>
          </table:table-cell>
          <table:table-cell office:value-type="float" office:value="0.0000009776437" calcext:value-type="float">
            <text:p>9.776437E-07</text:p>
          </table:table-cell>
          <table:table-cell office:value-type="float" office:value="0.99999905" calcext:value-type="float">
            <text:p>0.99999905</text:p>
          </table:table-cell>
          <table:table-cell table:formula="of:=IF([.B2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1-08.png</text:p>
          </table:table-cell>
          <table:table-cell office:value-type="string" calcext:value-type="string">
            <text:p>pathological</text:p>
          </table:table-cell>
          <table:table-cell office:value-type="float" office:value="0.000078375524" calcext:value-type="float">
            <text:p>7.8375524E-05</text:p>
          </table:table-cell>
          <table:table-cell office:value-type="float" office:value="0.99992156" calcext:value-type="float">
            <text:p>0.99992156</text:p>
          </table:table-cell>
          <table:table-cell table:formula="of:=IF([.B2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18.png</text:p>
          </table:table-cell>
          <table:table-cell office:value-type="string" calcext:value-type="string">
            <text:p>pathological</text:p>
          </table:table-cell>
          <table:table-cell office:value-type="float" office:value="0.00000009913365" calcext:value-type="float">
            <text:p>9.913365E-08</text:p>
          </table:table-cell>
          <table:table-cell office:value-type="float" office:value="0.9999999" calcext:value-type="float">
            <text:p>0.9999999</text:p>
          </table:table-cell>
          <table:table-cell table:formula="of:=IF([.B2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4-27.png</text:p>
          </table:table-cell>
          <table:table-cell office:value-type="string" calcext:value-type="string">
            <text:p>pathological</text:p>
          </table:table-cell>
          <table:table-cell office:value-type="float" office:value="0.00006178674" calcext:value-type="float">
            <text:p>6.178674E-05</text:p>
          </table:table-cell>
          <table:table-cell office:value-type="float" office:value="0.99993825" calcext:value-type="float">
            <text:p>0.99993825</text:p>
          </table:table-cell>
          <table:table-cell table:formula="of:=IF([.B2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31.png</text:p>
          </table:table-cell>
          <table:table-cell office:value-type="string" calcext:value-type="string">
            <text:p>pathological</text:p>
          </table:table-cell>
          <table:table-cell office:value-type="float" office:value="0.00007668798" calcext:value-type="float">
            <text:p>0.000076688</text:p>
          </table:table-cell>
          <table:table-cell office:value-type="float" office:value="0.99992335" calcext:value-type="float">
            <text:p>0.99992335</text:p>
          </table:table-cell>
          <table:table-cell table:formula="of:=IF([.B2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55.png</text:p>
          </table:table-cell>
          <table:table-cell office:value-type="string" calcext:value-type="string">
            <text:p>pathological</text:p>
          </table:table-cell>
          <table:table-cell office:value-type="float" office:value="0.000000000049578362" calcext:value-type="float">
            <text:p>4.9578362E-11</text:p>
          </table:table-cell>
          <table:table-cell office:value-type="float" office:value="1" calcext:value-type="float">
            <text:p>1</text:p>
          </table:table-cell>
          <table:table-cell table:formula="of:=IF([.B3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3-59.png</text:p>
          </table:table-cell>
          <table:table-cell office:value-type="string" calcext:value-type="string">
            <text:p>pathological</text:p>
          </table:table-cell>
          <table:table-cell office:value-type="float" office:value="0.00000066189955" calcext:value-type="float">
            <text:p>6.6189955E-07</text:p>
          </table:table-cell>
          <table:table-cell office:value-type="float" office:value="0.9999993" calcext:value-type="float">
            <text:p>0.9999993</text:p>
          </table:table-cell>
          <table:table-cell table:formula="of:=IF([.B3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4-02.png</text:p>
          </table:table-cell>
          <table:table-cell office:value-type="string" calcext:value-type="string">
            <text:p>pathological</text:p>
          </table:table-cell>
          <table:table-cell office:value-type="float" office:value="0.000038044793" calcext:value-type="float">
            <text:p>3.8044793E-05</text:p>
          </table:table-cell>
          <table:table-cell office:value-type="float" office:value="0.999962" calcext:value-type="float">
            <text:p>0.999962</text:p>
          </table:table-cell>
          <table:table-cell table:formula="of:=IF([.B3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1-52.png</text:p>
          </table:table-cell>
          <table:table-cell office:value-type="string" calcext:value-type="string">
            <text:p>pathological</text:p>
          </table:table-cell>
          <table:table-cell office:value-type="float" office:value="0.035030693" calcext:value-type="float">
            <text:p>0.035030693</text:p>
          </table:table-cell>
          <table:table-cell office:value-type="float" office:value="0.96496934" calcext:value-type="float">
            <text:p>0.96496934</text:p>
          </table:table-cell>
          <table:table-cell table:formula="of:=IF([.B3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4-56.png</text:p>
          </table:table-cell>
          <table:table-cell office:value-type="string" calcext:value-type="string">
            <text:p>pathological</text:p>
          </table:table-cell>
          <table:table-cell office:value-type="float" office:value="0.000017528482" calcext:value-type="float">
            <text:p>1.7528482E-05</text:p>
          </table:table-cell>
          <table:table-cell office:value-type="float" office:value="0.9999825" calcext:value-type="float">
            <text:p>0.9999825</text:p>
          </table:table-cell>
          <table:table-cell table:formula="of:=IF([.B3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3-06.png</text:p>
          </table:table-cell>
          <table:table-cell office:value-type="string" calcext:value-type="string">
            <text:p>pathological</text:p>
          </table:table-cell>
          <table:table-cell office:value-type="float" office:value="0.00013610121" calcext:value-type="float">
            <text:p>0.0001361012</text:p>
          </table:table-cell>
          <table:table-cell office:value-type="float" office:value="0.99986386" calcext:value-type="float">
            <text:p>0.99986386</text:p>
          </table:table-cell>
          <table:table-cell table:formula="of:=IF([.B3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5-15.png</text:p>
          </table:table-cell>
          <table:table-cell office:value-type="string" calcext:value-type="string">
            <text:p>pathological</text:p>
          </table:table-cell>
          <table:table-cell office:value-type="float" office:value="0.000031449443" calcext:value-type="float">
            <text:p>3.1449443E-05</text:p>
          </table:table-cell>
          <table:table-cell office:value-type="float" office:value="0.9999685" calcext:value-type="float">
            <text:p>0.9999685</text:p>
          </table:table-cell>
          <table:table-cell table:formula="of:=IF([.B3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2-27.png</text:p>
          </table:table-cell>
          <table:table-cell office:value-type="string" calcext:value-type="string">
            <text:p>pathological</text:p>
          </table:table-cell>
          <table:table-cell office:value-type="float" office:value="0.000005965598" calcext:value-type="float">
            <text:p>5.965598E-06</text:p>
          </table:table-cell>
          <table:table-cell office:value-type="float" office:value="0.99999404" calcext:value-type="float">
            <text:p>0.99999404</text:p>
          </table:table-cell>
          <table:table-cell table:formula="of:=IF([.B3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1-55.png</text:p>
          </table:table-cell>
          <table:table-cell office:value-type="string" calcext:value-type="string">
            <text:p>pathological</text:p>
          </table:table-cell>
          <table:table-cell office:value-type="float" office:value="0.0015477792" calcext:value-type="float">
            <text:p>0.0015477792</text:p>
          </table:table-cell>
          <table:table-cell office:value-type="float" office:value="0.9984522" calcext:value-type="float">
            <text:p>0.9984522</text:p>
          </table:table-cell>
          <table:table-cell table:formula="of:=IF([.B3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2-25.png</text:p>
          </table:table-cell>
          <table:table-cell office:value-type="string" calcext:value-type="string">
            <text:p>healthy</text:p>
          </table:table-cell>
          <table:table-cell office:value-type="float" office:value="0.9990727" calcext:value-type="float">
            <text:p>0.9990727</text:p>
          </table:table-cell>
          <table:table-cell office:value-type="float" office:value="0.00092732045" calcext:value-type="float">
            <text:p>0.0009273205</text:p>
          </table:table-cell>
          <table:table-cell table:formula="of:=IF([.B30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4-25.png</text:p>
          </table:table-cell>
          <table:table-cell office:value-type="string" calcext:value-type="string">
            <text:p>pathological</text:p>
          </table:table-cell>
          <table:table-cell office:value-type="float" office:value="0.00020172549" calcext:value-type="float">
            <text:p>0.0002017255</text:p>
          </table:table-cell>
          <table:table-cell office:value-type="float" office:value="0.99979824" calcext:value-type="float">
            <text:p>0.99979824</text:p>
          </table:table-cell>
          <table:table-cell table:formula="of:=IF([.B3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7-36.png</text:p>
          </table:table-cell>
          <table:table-cell office:value-type="string" calcext:value-type="string">
            <text:p>pathological</text:p>
          </table:table-cell>
          <table:table-cell office:value-type="float" office:value="0.0009706148" calcext:value-type="float">
            <text:p>0.0009706148</text:p>
          </table:table-cell>
          <table:table-cell office:value-type="float" office:value="0.9990294" calcext:value-type="float">
            <text:p>0.9990294</text:p>
          </table:table-cell>
          <table:table-cell table:formula="of:=IF([.B3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54.png</text:p>
          </table:table-cell>
          <table:table-cell office:value-type="string" calcext:value-type="string">
            <text:p>healthy</text:p>
          </table:table-cell>
          <table:table-cell office:value-type="float" office:value="0.99593383" calcext:value-type="float">
            <text:p>0.99593383</text:p>
          </table:table-cell>
          <table:table-cell office:value-type="float" office:value="0.004066233" calcext:value-type="float">
            <text:p>0.004066233</text:p>
          </table:table-cell>
          <table:table-cell table:formula="of:=IF([.B31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7-25.png</text:p>
          </table:table-cell>
          <table:table-cell office:value-type="string" calcext:value-type="string">
            <text:p>healthy</text:p>
          </table:table-cell>
          <table:table-cell office:value-type="float" office:value="0.9995821" calcext:value-type="float">
            <text:p>0.9995821</text:p>
          </table:table-cell>
          <table:table-cell office:value-type="float" office:value="0.00041791052" calcext:value-type="float">
            <text:p>0.0004179105</text:p>
          </table:table-cell>
          <table:table-cell table:formula="of:=IF([.B31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36.png</text:p>
          </table:table-cell>
          <table:table-cell office:value-type="string" calcext:value-type="string">
            <text:p>pathological</text:p>
          </table:table-cell>
          <table:table-cell office:value-type="float" office:value="0.00000021938872" calcext:value-type="float">
            <text:p>2.1938872E-07</text:p>
          </table:table-cell>
          <table:table-cell office:value-type="float" office:value="0.99999976" calcext:value-type="float">
            <text:p>0.99999976</text:p>
          </table:table-cell>
          <table:table-cell table:formula="of:=IF([.B3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2-52.png</text:p>
          </table:table-cell>
          <table:table-cell office:value-type="string" calcext:value-type="string">
            <text:p>healthy</text:p>
          </table:table-cell>
          <table:table-cell office:value-type="float" office:value="0.99880755" calcext:value-type="float">
            <text:p>0.99880755</text:p>
          </table:table-cell>
          <table:table-cell office:value-type="float" office:value="0.0011924852" calcext:value-type="float">
            <text:p>0.0011924852</text:p>
          </table:table-cell>
          <table:table-cell table:formula="of:=IF([.B31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1-37.png</text:p>
          </table:table-cell>
          <table:table-cell office:value-type="string" calcext:value-type="string">
            <text:p>pathological</text:p>
          </table:table-cell>
          <table:table-cell office:value-type="float" office:value="0.16435812" calcext:value-type="float">
            <text:p>0.16435812</text:p>
          </table:table-cell>
          <table:table-cell office:value-type="float" office:value="0.8356419" calcext:value-type="float">
            <text:p>0.8356419</text:p>
          </table:table-cell>
          <table:table-cell table:formula="of:=IF([.B3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16.png</text:p>
          </table:table-cell>
          <table:table-cell office:value-type="string" calcext:value-type="string">
            <text:p>pathological</text:p>
          </table:table-cell>
          <table:table-cell office:value-type="float" office:value="0.001117757" calcext:value-type="float">
            <text:p>0.001117757</text:p>
          </table:table-cell>
          <table:table-cell office:value-type="float" office:value="0.99888223" calcext:value-type="float">
            <text:p>0.99888223</text:p>
          </table:table-cell>
          <table:table-cell table:formula="of:=IF([.B3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2-17.png</text:p>
          </table:table-cell>
          <table:table-cell office:value-type="string" calcext:value-type="string">
            <text:p>pathological</text:p>
          </table:table-cell>
          <table:table-cell office:value-type="float" office:value="0.00000041462562" calcext:value-type="float">
            <text:p>4.1462562E-07</text:p>
          </table:table-cell>
          <table:table-cell office:value-type="float" office:value="0.99999964" calcext:value-type="float">
            <text:p>0.99999964</text:p>
          </table:table-cell>
          <table:table-cell table:formula="of:=IF([.B3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39.png</text:p>
          </table:table-cell>
          <table:table-cell office:value-type="string" calcext:value-type="string">
            <text:p>pathological</text:p>
          </table:table-cell>
          <table:table-cell office:value-type="float" office:value="0.00014886176" calcext:value-type="float">
            <text:p>0.0001488618</text:p>
          </table:table-cell>
          <table:table-cell office:value-type="float" office:value="0.9998511" calcext:value-type="float">
            <text:p>0.9998511</text:p>
          </table:table-cell>
          <table:table-cell table:formula="of:=IF([.B3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0-57.png</text:p>
          </table:table-cell>
          <table:table-cell office:value-type="string" calcext:value-type="string">
            <text:p>pathological</text:p>
          </table:table-cell>
          <table:table-cell office:value-type="float" office:value="0.0000015269936" calcext:value-type="float">
            <text:p>0.000001527</text:p>
          </table:table-cell>
          <table:table-cell office:value-type="float" office:value="0.99999845" calcext:value-type="float">
            <text:p>0.99999845</text:p>
          </table:table-cell>
          <table:table-cell table:formula="of:=IF([.B3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24.png</text:p>
          </table:table-cell>
          <table:table-cell office:value-type="string" calcext:value-type="string">
            <text:p>pathological</text:p>
          </table:table-cell>
          <table:table-cell office:value-type="float" office:value="0.00000003524749" calcext:value-type="float">
            <text:p>3.524749E-08</text:p>
          </table:table-cell>
          <table:table-cell office:value-type="float" office:value="1" calcext:value-type="float">
            <text:p>1</text:p>
          </table:table-cell>
          <table:table-cell table:formula="of:=IF([.B3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42.png</text:p>
          </table:table-cell>
          <table:table-cell office:value-type="string" calcext:value-type="string">
            <text:p>pathological</text:p>
          </table:table-cell>
          <table:table-cell office:value-type="float" office:value="0.00000030601456" calcext:value-type="float">
            <text:p>0.000000306</text:p>
          </table:table-cell>
          <table:table-cell office:value-type="float" office:value="0.99999964" calcext:value-type="float">
            <text:p>0.99999964</text:p>
          </table:table-cell>
          <table:table-cell table:formula="of:=IF([.B3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1-28.png</text:p>
          </table:table-cell>
          <table:table-cell office:value-type="string" calcext:value-type="string">
            <text:p>pathological</text:p>
          </table:table-cell>
          <table:table-cell office:value-type="float" office:value="0.0005247739" calcext:value-type="float">
            <text:p>0.0005247739</text:p>
          </table:table-cell>
          <table:table-cell office:value-type="float" office:value="0.9994753" calcext:value-type="float">
            <text:p>0.9994753</text:p>
          </table:table-cell>
          <table:table-cell table:formula="of:=IF([.B3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7-43.png</text:p>
          </table:table-cell>
          <table:table-cell office:value-type="string" calcext:value-type="string">
            <text:p>pathological</text:p>
          </table:table-cell>
          <table:table-cell office:value-type="float" office:value="0.0000026482621" calcext:value-type="float">
            <text:p>2.6482621E-06</text:p>
          </table:table-cell>
          <table:table-cell office:value-type="float" office:value="0.9999974" calcext:value-type="float">
            <text:p>0.9999974</text:p>
          </table:table-cell>
          <table:table-cell table:formula="of:=IF([.B3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0-35.png</text:p>
          </table:table-cell>
          <table:table-cell office:value-type="string" calcext:value-type="string">
            <text:p>pathological</text:p>
          </table:table-cell>
          <table:table-cell office:value-type="float" office:value="0.0000012269322" calcext:value-type="float">
            <text:p>1.2269322E-06</text:p>
          </table:table-cell>
          <table:table-cell office:value-type="float" office:value="0.9999988" calcext:value-type="float">
            <text:p>0.9999988</text:p>
          </table:table-cell>
          <table:table-cell table:formula="of:=IF([.B3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51.png</text:p>
          </table:table-cell>
          <table:table-cell office:value-type="string" calcext:value-type="string">
            <text:p>pathological</text:p>
          </table:table-cell>
          <table:table-cell office:value-type="float" office:value="0.000005012282" calcext:value-type="float">
            <text:p>5.012282E-06</text:p>
          </table:table-cell>
          <table:table-cell office:value-type="float" office:value="0.999995" calcext:value-type="float">
            <text:p>0.999995</text:p>
          </table:table-cell>
          <table:table-cell table:formula="of:=IF([.B3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8-48.png</text:p>
          </table:table-cell>
          <table:table-cell office:value-type="string" calcext:value-type="string">
            <text:p>pathological</text:p>
          </table:table-cell>
          <table:table-cell office:value-type="float" office:value="0.0011520205" calcext:value-type="float">
            <text:p>0.0011520205</text:p>
          </table:table-cell>
          <table:table-cell office:value-type="float" office:value="0.99884796" calcext:value-type="float">
            <text:p>0.99884796</text:p>
          </table:table-cell>
          <table:table-cell table:formula="of:=IF([.B3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3-31.png</text:p>
          </table:table-cell>
          <table:table-cell office:value-type="string" calcext:value-type="string">
            <text:p>healthy</text:p>
          </table:table-cell>
          <table:table-cell office:value-type="float" office:value="0.99737024" calcext:value-type="float">
            <text:p>0.99737024</text:p>
          </table:table-cell>
          <table:table-cell office:value-type="float" office:value="0.0026297374" calcext:value-type="float">
            <text:p>0.0026297374</text:p>
          </table:table-cell>
          <table:table-cell table:formula="of:=IF([.B32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30.png</text:p>
          </table:table-cell>
          <table:table-cell office:value-type="string" calcext:value-type="string">
            <text:p>healthy</text:p>
          </table:table-cell>
          <table:table-cell office:value-type="float" office:value="0.9827507" calcext:value-type="float">
            <text:p>0.9827507</text:p>
          </table:table-cell>
          <table:table-cell office:value-type="float" office:value="0.017249241" calcext:value-type="float">
            <text:p>0.017249241</text:p>
          </table:table-cell>
          <table:table-cell table:formula="of:=IF([.B32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4-23.png</text:p>
          </table:table-cell>
          <table:table-cell office:value-type="string" calcext:value-type="string">
            <text:p>pathological</text:p>
          </table:table-cell>
          <table:table-cell office:value-type="float" office:value="0.0000055852697" calcext:value-type="float">
            <text:p>5.5852697E-06</text:p>
          </table:table-cell>
          <table:table-cell office:value-type="float" office:value="0.9999944" calcext:value-type="float">
            <text:p>0.9999944</text:p>
          </table:table-cell>
          <table:table-cell table:formula="of:=IF([.B3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7-28.png</text:p>
          </table:table-cell>
          <table:table-cell office:value-type="string" calcext:value-type="string">
            <text:p>pathological</text:p>
          </table:table-cell>
          <table:table-cell office:value-type="float" office:value="0.00013693902" calcext:value-type="float">
            <text:p>0.000136939</text:p>
          </table:table-cell>
          <table:table-cell office:value-type="float" office:value="0.999863" calcext:value-type="float">
            <text:p>0.999863</text:p>
          </table:table-cell>
          <table:table-cell table:formula="of:=IF([.B3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6-47.png</text:p>
          </table:table-cell>
          <table:table-cell office:value-type="string" calcext:value-type="string">
            <text:p>healthy</text:p>
          </table:table-cell>
          <table:table-cell office:value-type="float" office:value="0.9993787" calcext:value-type="float">
            <text:p>0.9993787</text:p>
          </table:table-cell>
          <table:table-cell office:value-type="float" office:value="0.000621325" calcext:value-type="float">
            <text:p>0.000621325</text:p>
          </table:table-cell>
          <table:table-cell table:formula="of:=IF([.B33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2-39.png</text:p>
          </table:table-cell>
          <table:table-cell office:value-type="string" calcext:value-type="string">
            <text:p>pathological</text:p>
          </table:table-cell>
          <table:table-cell office:value-type="float" office:value="0.071753" calcext:value-type="float">
            <text:p>0.071753</text:p>
          </table:table-cell>
          <table:table-cell office:value-type="float" office:value="0.928247" calcext:value-type="float">
            <text:p>0.928247</text:p>
          </table:table-cell>
          <table:table-cell table:formula="of:=IF([.B3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3-51.png</text:p>
          </table:table-cell>
          <table:table-cell office:value-type="string" calcext:value-type="string">
            <text:p>pathological</text:p>
          </table:table-cell>
          <table:table-cell office:value-type="float" office:value="0.0015328906" calcext:value-type="float">
            <text:p>0.0015328906</text:p>
          </table:table-cell>
          <table:table-cell office:value-type="float" office:value="0.998467" calcext:value-type="float">
            <text:p>0.998467</text:p>
          </table:table-cell>
          <table:table-cell table:formula="of:=IF([.B3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11.png</text:p>
          </table:table-cell>
          <table:table-cell office:value-type="string" calcext:value-type="string">
            <text:p>pathological</text:p>
          </table:table-cell>
          <table:table-cell office:value-type="float" office:value="0.00011446471" calcext:value-type="float">
            <text:p>0.0001144647</text:p>
          </table:table-cell>
          <table:table-cell office:value-type="float" office:value="0.99988556" calcext:value-type="float">
            <text:p>0.99988556</text:p>
          </table:table-cell>
          <table:table-cell table:formula="of:=IF([.B3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47.png</text:p>
          </table:table-cell>
          <table:table-cell office:value-type="string" calcext:value-type="string">
            <text:p>pathological</text:p>
          </table:table-cell>
          <table:table-cell office:value-type="float" office:value="0.0000000015031879" calcext:value-type="float">
            <text:p>1.5031879E-09</text:p>
          </table:table-cell>
          <table:table-cell office:value-type="float" office:value="1" calcext:value-type="float">
            <text:p>1</text:p>
          </table:table-cell>
          <table:table-cell table:formula="of:=IF([.B3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09.png</text:p>
          </table:table-cell>
          <table:table-cell office:value-type="string" calcext:value-type="string">
            <text:p>pathological</text:p>
          </table:table-cell>
          <table:table-cell office:value-type="float" office:value="0.000000003377744" calcext:value-type="float">
            <text:p>3.377744E-09</text:p>
          </table:table-cell>
          <table:table-cell office:value-type="float" office:value="1" calcext:value-type="float">
            <text:p>1</text:p>
          </table:table-cell>
          <table:table-cell table:formula="of:=IF([.B3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9-19.png</text:p>
          </table:table-cell>
          <table:table-cell office:value-type="string" calcext:value-type="string">
            <text:p>pathological</text:p>
          </table:table-cell>
          <table:table-cell office:value-type="float" office:value="0.00043179505" calcext:value-type="float">
            <text:p>0.0004317951</text:p>
          </table:table-cell>
          <table:table-cell office:value-type="float" office:value="0.99956816" calcext:value-type="float">
            <text:p>0.99956816</text:p>
          </table:table-cell>
          <table:table-cell table:formula="of:=IF([.B3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8-05.png</text:p>
          </table:table-cell>
          <table:table-cell office:value-type="string" calcext:value-type="string">
            <text:p>pathological</text:p>
          </table:table-cell>
          <table:table-cell office:value-type="float" office:value="0.37263644" calcext:value-type="float">
            <text:p>0.37263644</text:p>
          </table:table-cell>
          <table:table-cell office:value-type="float" office:value="0.6273636" calcext:value-type="float">
            <text:p>0.6273636</text:p>
          </table:table-cell>
          <table:table-cell table:formula="of:=IF([.B3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6-13.png</text:p>
          </table:table-cell>
          <table:table-cell office:value-type="string" calcext:value-type="string">
            <text:p>pathological</text:p>
          </table:table-cell>
          <table:table-cell office:value-type="float" office:value="0.0000869973" calcext:value-type="float">
            <text:p>8.69973E-05</text:p>
          </table:table-cell>
          <table:table-cell office:value-type="float" office:value="0.999913" calcext:value-type="float">
            <text:p>0.999913</text:p>
          </table:table-cell>
          <table:table-cell table:formula="of:=IF([.B3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1-55.png</text:p>
          </table:table-cell>
          <table:table-cell office:value-type="string" calcext:value-type="string">
            <text:p>pathological</text:p>
          </table:table-cell>
          <table:table-cell office:value-type="float" office:value="0.029800737" calcext:value-type="float">
            <text:p>0.029800737</text:p>
          </table:table-cell>
          <table:table-cell office:value-type="float" office:value="0.9701993" calcext:value-type="float">
            <text:p>0.9701993</text:p>
          </table:table-cell>
          <table:table-cell table:formula="of:=IF([.B3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7-51.png</text:p>
          </table:table-cell>
          <table:table-cell office:value-type="string" calcext:value-type="string">
            <text:p>pathological</text:p>
          </table:table-cell>
          <table:table-cell office:value-type="float" office:value="0.0000049052446" calcext:value-type="float">
            <text:p>4.9052446E-06</text:p>
          </table:table-cell>
          <table:table-cell office:value-type="float" office:value="0.9999951" calcext:value-type="float">
            <text:p>0.9999951</text:p>
          </table:table-cell>
          <table:table-cell table:formula="of:=IF([.B3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12-43.png</text:p>
          </table:table-cell>
          <table:table-cell office:value-type="string" calcext:value-type="string">
            <text:p>pathological</text:p>
          </table:table-cell>
          <table:table-cell office:value-type="float" office:value="0.0040558744" calcext:value-type="float">
            <text:p>0.0040558744</text:p>
          </table:table-cell>
          <table:table-cell office:value-type="float" office:value="0.9959441" calcext:value-type="float">
            <text:p>0.9959441</text:p>
          </table:table-cell>
          <table:table-cell table:formula="of:=IF([.B3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4-27.png</text:p>
          </table:table-cell>
          <table:table-cell office:value-type="string" calcext:value-type="string">
            <text:p>pathological</text:p>
          </table:table-cell>
          <table:table-cell office:value-type="float" office:value="0.00001331963" calcext:value-type="float">
            <text:p>1.331963E-05</text:p>
          </table:table-cell>
          <table:table-cell office:value-type="float" office:value="0.99998665" calcext:value-type="float">
            <text:p>0.99998665</text:p>
          </table:table-cell>
          <table:table-cell table:formula="of:=IF([.B3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49-00.png</text:p>
          </table:table-cell>
          <table:table-cell office:value-type="string" calcext:value-type="string">
            <text:p>pathological</text:p>
          </table:table-cell>
          <table:table-cell office:value-type="float" office:value="0.020272203" calcext:value-type="float">
            <text:p>0.020272203</text:p>
          </table:table-cell>
          <table:table-cell office:value-type="float" office:value="0.9797278" calcext:value-type="float">
            <text:p>0.9797278</text:p>
          </table:table-cell>
          <table:table-cell table:formula="of:=IF([.B3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3-56.png</text:p>
          </table:table-cell>
          <table:table-cell office:value-type="string" calcext:value-type="string">
            <text:p>pathological</text:p>
          </table:table-cell>
          <table:table-cell office:value-type="float" office:value="0.00000022581945" calcext:value-type="float">
            <text:p>2.2581945E-07</text:p>
          </table:table-cell>
          <table:table-cell office:value-type="float" office:value="0.99999976" calcext:value-type="float">
            <text:p>0.99999976</text:p>
          </table:table-cell>
          <table:table-cell table:formula="of:=IF([.B3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29.png</text:p>
          </table:table-cell>
          <table:table-cell office:value-type="string" calcext:value-type="string">
            <text:p>pathological</text:p>
          </table:table-cell>
          <table:table-cell office:value-type="float" office:value="0.00081050093" calcext:value-type="float">
            <text:p>0.0008105009</text:p>
          </table:table-cell>
          <table:table-cell office:value-type="float" office:value="0.99918956" calcext:value-type="float">
            <text:p>0.99918956</text:p>
          </table:table-cell>
          <table:table-cell table:formula="of:=IF([.B3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6-30.png</text:p>
          </table:table-cell>
          <table:table-cell office:value-type="string" calcext:value-type="string">
            <text:p>pathological</text:p>
          </table:table-cell>
          <table:table-cell office:value-type="float" office:value="0.003767063" calcext:value-type="float">
            <text:p>0.003767063</text:p>
          </table:table-cell>
          <table:table-cell office:value-type="float" office:value="0.9962329" calcext:value-type="float">
            <text:p>0.9962329</text:p>
          </table:table-cell>
          <table:table-cell table:formula="of:=IF([.B3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51-36.png</text:p>
          </table:table-cell>
          <table:table-cell office:value-type="string" calcext:value-type="string">
            <text:p>pathological</text:p>
          </table:table-cell>
          <table:table-cell office:value-type="float" office:value="0.0002752096" calcext:value-type="float">
            <text:p>0.0002752096</text:p>
          </table:table-cell>
          <table:table-cell office:value-type="float" office:value="0.9997248" calcext:value-type="float">
            <text:p>0.9997248</text:p>
          </table:table-cell>
          <table:table-cell table:formula="of:=IF([.B3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45.png</text:p>
          </table:table-cell>
          <table:table-cell office:value-type="string" calcext:value-type="string">
            <text:p>healthy</text:p>
          </table:table-cell>
          <table:table-cell office:value-type="float" office:value="0.99975795" calcext:value-type="float">
            <text:p>0.99975795</text:p>
          </table:table-cell>
          <table:table-cell office:value-type="float" office:value="0.0002420119" calcext:value-type="float">
            <text:p>0.0002420119</text:p>
          </table:table-cell>
          <table:table-cell table:formula="of:=IF([.B35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05.png</text:p>
          </table:table-cell>
          <table:table-cell office:value-type="string" calcext:value-type="string">
            <text:p>pathological</text:p>
          </table:table-cell>
          <table:table-cell office:value-type="float" office:value="0.00010600357" calcext:value-type="float">
            <text:p>0.0001060036</text:p>
          </table:table-cell>
          <table:table-cell office:value-type="float" office:value="0.999894" calcext:value-type="float">
            <text:p>0.999894</text:p>
          </table:table-cell>
          <table:table-cell table:formula="of:=IF([.B3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4-47.png</text:p>
          </table:table-cell>
          <table:table-cell office:value-type="string" calcext:value-type="string">
            <text:p>pathological</text:p>
          </table:table-cell>
          <table:table-cell office:value-type="float" office:value="0.021515474" calcext:value-type="float">
            <text:p>0.021515474</text:p>
          </table:table-cell>
          <table:table-cell office:value-type="float" office:value="0.9784846" calcext:value-type="float">
            <text:p>0.9784846</text:p>
          </table:table-cell>
          <table:table-cell table:formula="of:=IF([.B3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9-24.png</text:p>
          </table:table-cell>
          <table:table-cell office:value-type="string" calcext:value-type="string">
            <text:p>pathological</text:p>
          </table:table-cell>
          <table:table-cell office:value-type="float" office:value="0.0008227151" calcext:value-type="float">
            <text:p>0.0008227151</text:p>
          </table:table-cell>
          <table:table-cell office:value-type="float" office:value="0.9991773" calcext:value-type="float">
            <text:p>0.9991773</text:p>
          </table:table-cell>
          <table:table-cell table:formula="of:=IF([.B3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30.png</text:p>
          </table:table-cell>
          <table:table-cell office:value-type="string" calcext:value-type="string">
            <text:p>pathological</text:p>
          </table:table-cell>
          <table:table-cell office:value-type="float" office:value="0.000000018461066" calcext:value-type="float">
            <text:p>1.8461066E-08</text:p>
          </table:table-cell>
          <table:table-cell office:value-type="float" office:value="1" calcext:value-type="float">
            <text:p>1</text:p>
          </table:table-cell>
          <table:table-cell table:formula="of:=IF([.B3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32.png</text:p>
          </table:table-cell>
          <table:table-cell office:value-type="string" calcext:value-type="string">
            <text:p>pathological</text:p>
          </table:table-cell>
          <table:table-cell office:value-type="float" office:value="0.000291949" calcext:value-type="float">
            <text:p>0.000291949</text:p>
          </table:table-cell>
          <table:table-cell office:value-type="float" office:value="0.999708" calcext:value-type="float">
            <text:p>0.999708</text:p>
          </table:table-cell>
          <table:table-cell table:formula="of:=IF([.B3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5-14.png</text:p>
          </table:table-cell>
          <table:table-cell office:value-type="string" calcext:value-type="string">
            <text:p>pathological</text:p>
          </table:table-cell>
          <table:table-cell office:value-type="float" office:value="0.08756257" calcext:value-type="float">
            <text:p>0.08756257</text:p>
          </table:table-cell>
          <table:table-cell office:value-type="float" office:value="0.9124375" calcext:value-type="float">
            <text:p>0.9124375</text:p>
          </table:table-cell>
          <table:table-cell table:formula="of:=IF([.B3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48.png</text:p>
          </table:table-cell>
          <table:table-cell office:value-type="string" calcext:value-type="string">
            <text:p>pathological</text:p>
          </table:table-cell>
          <table:table-cell office:value-type="float" office:value="0.000069842186" calcext:value-type="float">
            <text:p>6.9842186E-05</text:p>
          </table:table-cell>
          <table:table-cell office:value-type="float" office:value="0.99993014" calcext:value-type="float">
            <text:p>0.99993014</text:p>
          </table:table-cell>
          <table:table-cell table:formula="of:=IF([.B3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43.png</text:p>
          </table:table-cell>
          <table:table-cell office:value-type="string" calcext:value-type="string">
            <text:p>healthy</text:p>
          </table:table-cell>
          <table:table-cell office:value-type="float" office:value="0.99904853" calcext:value-type="float">
            <text:p>0.99904853</text:p>
          </table:table-cell>
          <table:table-cell office:value-type="float" office:value="0.0009514581" calcext:value-type="float">
            <text:p>0.0009514581</text:p>
          </table:table-cell>
          <table:table-cell table:formula="of:=IF([.B35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1-25.png</text:p>
          </table:table-cell>
          <table:table-cell office:value-type="string" calcext:value-type="string">
            <text:p>pathological</text:p>
          </table:table-cell>
          <table:table-cell office:value-type="float" office:value="0.00000078969316" calcext:value-type="float">
            <text:p>7.8969316E-07</text:p>
          </table:table-cell>
          <table:table-cell office:value-type="float" office:value="0.99999917" calcext:value-type="float">
            <text:p>0.99999917</text:p>
          </table:table-cell>
          <table:table-cell table:formula="of:=IF([.B3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4-41.png</text:p>
          </table:table-cell>
          <table:table-cell office:value-type="string" calcext:value-type="string">
            <text:p>healthy</text:p>
          </table:table-cell>
          <table:table-cell office:value-type="float" office:value="0.99985445" calcext:value-type="float">
            <text:p>0.99985445</text:p>
          </table:table-cell>
          <table:table-cell office:value-type="float" office:value="0.00014558357" calcext:value-type="float">
            <text:p>0.0001455836</text:p>
          </table:table-cell>
          <table:table-cell table:formula="of:=IF([.B3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01.png</text:p>
          </table:table-cell>
          <table:table-cell office:value-type="string" calcext:value-type="string">
            <text:p>pathological</text:p>
          </table:table-cell>
          <table:table-cell office:value-type="float" office:value="0.0000014351499" calcext:value-type="float">
            <text:p>1.4351499E-06</text:p>
          </table:table-cell>
          <table:table-cell office:value-type="float" office:value="0.99999857" calcext:value-type="float">
            <text:p>0.99999857</text:p>
          </table:table-cell>
          <table:table-cell table:formula="of:=IF([.B3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8-16.png</text:p>
          </table:table-cell>
          <table:table-cell office:value-type="string" calcext:value-type="string">
            <text:p>pathological</text:p>
          </table:table-cell>
          <table:table-cell office:value-type="float" office:value="0.000000034753555" calcext:value-type="float">
            <text:p>3.4753555E-08</text:p>
          </table:table-cell>
          <table:table-cell office:value-type="float" office:value="1" calcext:value-type="float">
            <text:p>1</text:p>
          </table:table-cell>
          <table:table-cell table:formula="of:=IF([.B3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9-16.png</text:p>
          </table:table-cell>
          <table:table-cell office:value-type="string" calcext:value-type="string">
            <text:p>pathological</text:p>
          </table:table-cell>
          <table:table-cell office:value-type="float" office:value="0.4985341" calcext:value-type="float">
            <text:p>0.4985341</text:p>
          </table:table-cell>
          <table:table-cell office:value-type="float" office:value="0.50146586" calcext:value-type="float">
            <text:p>0.50146586</text:p>
          </table:table-cell>
          <table:table-cell table:formula="of:=IF([.B3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02.png</text:p>
          </table:table-cell>
          <table:table-cell office:value-type="string" calcext:value-type="string">
            <text:p>pathological</text:p>
          </table:table-cell>
          <table:table-cell office:value-type="float" office:value="0.000009395496" calcext:value-type="float">
            <text:p>9.395496E-06</text:p>
          </table:table-cell>
          <table:table-cell office:value-type="float" office:value="0.9999906" calcext:value-type="float">
            <text:p>0.9999906</text:p>
          </table:table-cell>
          <table:table-cell table:formula="of:=IF([.B3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6-41.png</text:p>
          </table:table-cell>
          <table:table-cell office:value-type="string" calcext:value-type="string">
            <text:p>healthy</text:p>
          </table:table-cell>
          <table:table-cell office:value-type="float" office:value="0.9994754" calcext:value-type="float">
            <text:p>0.9994754</text:p>
          </table:table-cell>
          <table:table-cell office:value-type="float" office:value="0.00052461156" calcext:value-type="float">
            <text:p>0.0005246116</text:p>
          </table:table-cell>
          <table:table-cell table:formula="of:=IF([.B36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3-36.png</text:p>
          </table:table-cell>
          <table:table-cell office:value-type="string" calcext:value-type="string">
            <text:p>healthy</text:p>
          </table:table-cell>
          <table:table-cell office:value-type="float" office:value="0.99939024" calcext:value-type="float">
            <text:p>0.99939024</text:p>
          </table:table-cell>
          <table:table-cell office:value-type="float" office:value="0.00060968194" calcext:value-type="float">
            <text:p>0.0006096819</text:p>
          </table:table-cell>
          <table:table-cell table:formula="of:=IF([.B36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3-36.png</text:p>
          </table:table-cell>
          <table:table-cell office:value-type="string" calcext:value-type="string">
            <text:p>pathological</text:p>
          </table:table-cell>
          <table:table-cell office:value-type="float" office:value="0.4622695" calcext:value-type="float">
            <text:p>0.4622695</text:p>
          </table:table-cell>
          <table:table-cell office:value-type="float" office:value="0.5377305" calcext:value-type="float">
            <text:p>0.5377305</text:p>
          </table:table-cell>
          <table:table-cell table:formula="of:=IF([.B3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6-27.png</text:p>
          </table:table-cell>
          <table:table-cell office:value-type="string" calcext:value-type="string">
            <text:p>pathological</text:p>
          </table:table-cell>
          <table:table-cell office:value-type="float" office:value="0.0010912971" calcext:value-type="float">
            <text:p>0.0010912971</text:p>
          </table:table-cell>
          <table:table-cell office:value-type="float" office:value="0.99890876" calcext:value-type="float">
            <text:p>0.99890876</text:p>
          </table:table-cell>
          <table:table-cell table:formula="of:=IF([.B3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5-34.png</text:p>
          </table:table-cell>
          <table:table-cell office:value-type="string" calcext:value-type="string">
            <text:p>pathological</text:p>
          </table:table-cell>
          <table:table-cell office:value-type="float" office:value="0.000002155583" calcext:value-type="float">
            <text:p>2.155583E-06</text:p>
          </table:table-cell>
          <table:table-cell office:value-type="float" office:value="0.99999785" calcext:value-type="float">
            <text:p>0.99999785</text:p>
          </table:table-cell>
          <table:table-cell table:formula="of:=IF([.B3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1-43.png</text:p>
          </table:table-cell>
          <table:table-cell office:value-type="string" calcext:value-type="string">
            <text:p>pathological</text:p>
          </table:table-cell>
          <table:table-cell office:value-type="float" office:value="0.023830686" calcext:value-type="float">
            <text:p>0.023830686</text:p>
          </table:table-cell>
          <table:table-cell office:value-type="float" office:value="0.97616935" calcext:value-type="float">
            <text:p>0.97616935</text:p>
          </table:table-cell>
          <table:table-cell table:formula="of:=IF([.B3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5-45.png</text:p>
          </table:table-cell>
          <table:table-cell office:value-type="string" calcext:value-type="string">
            <text:p>healthy</text:p>
          </table:table-cell>
          <table:table-cell office:value-type="float" office:value="0.8648279" calcext:value-type="float">
            <text:p>0.8648279</text:p>
          </table:table-cell>
          <table:table-cell office:value-type="float" office:value="0.13517217" calcext:value-type="float">
            <text:p>0.13517217</text:p>
          </table:table-cell>
          <table:table-cell table:formula="of:=IF([.B37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8-08.png</text:p>
          </table:table-cell>
          <table:table-cell office:value-type="string" calcext:value-type="string">
            <text:p>pathological</text:p>
          </table:table-cell>
          <table:table-cell office:value-type="float" office:value="0.0000013392016" calcext:value-type="float">
            <text:p>1.3392016E-06</text:p>
          </table:table-cell>
          <table:table-cell office:value-type="float" office:value="0.9999987" calcext:value-type="float">
            <text:p>0.9999987</text:p>
          </table:table-cell>
          <table:table-cell table:formula="of:=IF([.B3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1-48.png</text:p>
          </table:table-cell>
          <table:table-cell office:value-type="string" calcext:value-type="string">
            <text:p>pathological</text:p>
          </table:table-cell>
          <table:table-cell office:value-type="float" office:value="0.000000018478751" calcext:value-type="float">
            <text:p>1.8478751E-08</text:p>
          </table:table-cell>
          <table:table-cell office:value-type="float" office:value="1" calcext:value-type="float">
            <text:p>1</text:p>
          </table:table-cell>
          <table:table-cell table:formula="of:=IF([.B3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15.png</text:p>
          </table:table-cell>
          <table:table-cell office:value-type="string" calcext:value-type="string">
            <text:p>pathological</text:p>
          </table:table-cell>
          <table:table-cell office:value-type="float" office:value="0.0000018379277" calcext:value-type="float">
            <text:p>1.8379277E-06</text:p>
          </table:table-cell>
          <table:table-cell office:value-type="float" office:value="0.9999982" calcext:value-type="float">
            <text:p>0.9999982</text:p>
          </table:table-cell>
          <table:table-cell table:formula="of:=IF([.B3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0-01.png</text:p>
          </table:table-cell>
          <table:table-cell office:value-type="string" calcext:value-type="string">
            <text:p>healthy</text:p>
          </table:table-cell>
          <table:table-cell office:value-type="float" office:value="0.8190709" calcext:value-type="float">
            <text:p>0.8190709</text:p>
          </table:table-cell>
          <table:table-cell office:value-type="float" office:value="0.18092906" calcext:value-type="float">
            <text:p>0.18092906</text:p>
          </table:table-cell>
          <table:table-cell table:formula="of:=IF([.B37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2-52.png</text:p>
          </table:table-cell>
          <table:table-cell office:value-type="string" calcext:value-type="string">
            <text:p>healthy</text:p>
          </table:table-cell>
          <table:table-cell office:value-type="float" office:value="0.97773516" calcext:value-type="float">
            <text:p>0.97773516</text:p>
          </table:table-cell>
          <table:table-cell office:value-type="float" office:value="0.02226478" calcext:value-type="float">
            <text:p>0.02226478</text:p>
          </table:table-cell>
          <table:table-cell table:formula="of:=IF([.B37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42.png</text:p>
          </table:table-cell>
          <table:table-cell office:value-type="string" calcext:value-type="string">
            <text:p>pathological</text:p>
          </table:table-cell>
          <table:table-cell office:value-type="float" office:value="0.00068393705" calcext:value-type="float">
            <text:p>0.0006839371</text:p>
          </table:table-cell>
          <table:table-cell office:value-type="float" office:value="0.9993161" calcext:value-type="float">
            <text:p>0.9993161</text:p>
          </table:table-cell>
          <table:table-cell table:formula="of:=IF([.B3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2-15.png</text:p>
          </table:table-cell>
          <table:table-cell office:value-type="string" calcext:value-type="string">
            <text:p>pathological</text:p>
          </table:table-cell>
          <table:table-cell office:value-type="float" office:value="0.0000047646845" calcext:value-type="float">
            <text:p>4.7646845E-06</text:p>
          </table:table-cell>
          <table:table-cell office:value-type="float" office:value="0.99999523" calcext:value-type="float">
            <text:p>0.99999523</text:p>
          </table:table-cell>
          <table:table-cell table:formula="of:=IF([.B3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31.png</text:p>
          </table:table-cell>
          <table:table-cell office:value-type="string" calcext:value-type="string">
            <text:p>pathological</text:p>
          </table:table-cell>
          <table:table-cell office:value-type="float" office:value="0.000004400131" calcext:value-type="float">
            <text:p>4.400131E-06</text:p>
          </table:table-cell>
          <table:table-cell office:value-type="float" office:value="0.9999956" calcext:value-type="float">
            <text:p>0.9999956</text:p>
          </table:table-cell>
          <table:table-cell table:formula="of:=IF([.B3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0-13.png</text:p>
          </table:table-cell>
          <table:table-cell office:value-type="string" calcext:value-type="string">
            <text:p>pathological</text:p>
          </table:table-cell>
          <table:table-cell office:value-type="float" office:value="0.00000040125238" calcext:value-type="float">
            <text:p>4.0125238E-07</text:p>
          </table:table-cell>
          <table:table-cell office:value-type="float" office:value="0.99999964" calcext:value-type="float">
            <text:p>0.99999964</text:p>
          </table:table-cell>
          <table:table-cell table:formula="of:=IF([.B3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48.png</text:p>
          </table:table-cell>
          <table:table-cell office:value-type="string" calcext:value-type="string">
            <text:p>pathological</text:p>
          </table:table-cell>
          <table:table-cell office:value-type="float" office:value="0.12904626" calcext:value-type="float">
            <text:p>0.12904626</text:p>
          </table:table-cell>
          <table:table-cell office:value-type="float" office:value="0.8709537" calcext:value-type="float">
            <text:p>0.8709537</text:p>
          </table:table-cell>
          <table:table-cell table:formula="of:=IF([.B3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47.png</text:p>
          </table:table-cell>
          <table:table-cell office:value-type="string" calcext:value-type="string">
            <text:p>pathological</text:p>
          </table:table-cell>
          <table:table-cell office:value-type="float" office:value="0.0000054361567" calcext:value-type="float">
            <text:p>5.4361567E-06</text:p>
          </table:table-cell>
          <table:table-cell office:value-type="float" office:value="0.9999945" calcext:value-type="float">
            <text:p>0.9999945</text:p>
          </table:table-cell>
          <table:table-cell table:formula="of:=IF([.B3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25.png</text:p>
          </table:table-cell>
          <table:table-cell office:value-type="string" calcext:value-type="string">
            <text:p>pathological</text:p>
          </table:table-cell>
          <table:table-cell office:value-type="float" office:value="0.03100434" calcext:value-type="float">
            <text:p>0.03100434</text:p>
          </table:table-cell>
          <table:table-cell office:value-type="float" office:value="0.96899563" calcext:value-type="float">
            <text:p>0.96899563</text:p>
          </table:table-cell>
          <table:table-cell table:formula="of:=IF([.B3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6-17.png</text:p>
          </table:table-cell>
          <table:table-cell office:value-type="string" calcext:value-type="string">
            <text:p>pathological</text:p>
          </table:table-cell>
          <table:table-cell office:value-type="float" office:value="0.0000054196553" calcext:value-type="float">
            <text:p>5.4196553E-06</text:p>
          </table:table-cell>
          <table:table-cell office:value-type="float" office:value="0.99999464" calcext:value-type="float">
            <text:p>0.99999464</text:p>
          </table:table-cell>
          <table:table-cell table:formula="of:=IF([.B3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7-10.png</text:p>
          </table:table-cell>
          <table:table-cell office:value-type="string" calcext:value-type="string">
            <text:p>pathological</text:p>
          </table:table-cell>
          <table:table-cell office:value-type="float" office:value="0.0000018920551" calcext:value-type="float">
            <text:p>1.8920551E-06</text:p>
          </table:table-cell>
          <table:table-cell office:value-type="float" office:value="0.9999981" calcext:value-type="float">
            <text:p>0.9999981</text:p>
          </table:table-cell>
          <table:table-cell table:formula="of:=IF([.B3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5-28.png</text:p>
          </table:table-cell>
          <table:table-cell office:value-type="string" calcext:value-type="string">
            <text:p>healthy</text:p>
          </table:table-cell>
          <table:table-cell office:value-type="float" office:value="0.873389" calcext:value-type="float">
            <text:p>0.873389</text:p>
          </table:table-cell>
          <table:table-cell office:value-type="float" office:value="0.12661095" calcext:value-type="float">
            <text:p>0.12661095</text:p>
          </table:table-cell>
          <table:table-cell table:formula="of:=IF([.B38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7-59.png</text:p>
          </table:table-cell>
          <table:table-cell office:value-type="string" calcext:value-type="string">
            <text:p>pathological</text:p>
          </table:table-cell>
          <table:table-cell office:value-type="float" office:value="0.09074453" calcext:value-type="float">
            <text:p>0.09074453</text:p>
          </table:table-cell>
          <table:table-cell office:value-type="float" office:value="0.90925545" calcext:value-type="float">
            <text:p>0.90925545</text:p>
          </table:table-cell>
          <table:table-cell table:formula="of:=IF([.B3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2-36.png</text:p>
          </table:table-cell>
          <table:table-cell office:value-type="string" calcext:value-type="string">
            <text:p>pathological</text:p>
          </table:table-cell>
          <table:table-cell office:value-type="float" office:value="0.00000031311706" calcext:value-type="float">
            <text:p>3.1311706E-07</text:p>
          </table:table-cell>
          <table:table-cell office:value-type="float" office:value="0.99999964" calcext:value-type="float">
            <text:p>0.99999964</text:p>
          </table:table-cell>
          <table:table-cell table:formula="of:=IF([.B3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27.png</text:p>
          </table:table-cell>
          <table:table-cell office:value-type="string" calcext:value-type="string">
            <text:p>healthy</text:p>
          </table:table-cell>
          <table:table-cell office:value-type="float" office:value="0.92510146" calcext:value-type="float">
            <text:p>0.92510146</text:p>
          </table:table-cell>
          <table:table-cell office:value-type="float" office:value="0.07489855" calcext:value-type="float">
            <text:p>0.07489855</text:p>
          </table:table-cell>
          <table:table-cell table:formula="of:=IF([.B38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8-17.png</text:p>
          </table:table-cell>
          <table:table-cell office:value-type="string" calcext:value-type="string">
            <text:p>pathological</text:p>
          </table:table-cell>
          <table:table-cell office:value-type="float" office:value="0.0000995233" calcext:value-type="float">
            <text:p>9.95233E-05</text:p>
          </table:table-cell>
          <table:table-cell office:value-type="float" office:value="0.99990046" calcext:value-type="float">
            <text:p>0.99990046</text:p>
          </table:table-cell>
          <table:table-cell table:formula="of:=IF([.B3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01.png</text:p>
          </table:table-cell>
          <table:table-cell office:value-type="string" calcext:value-type="string">
            <text:p>pathological</text:p>
          </table:table-cell>
          <table:table-cell office:value-type="float" office:value="0.00033867612" calcext:value-type="float">
            <text:p>0.0003386761</text:p>
          </table:table-cell>
          <table:table-cell office:value-type="float" office:value="0.9996613" calcext:value-type="float">
            <text:p>0.9996613</text:p>
          </table:table-cell>
          <table:table-cell table:formula="of:=IF([.B3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58-45.png</text:p>
          </table:table-cell>
          <table:table-cell office:value-type="string" calcext:value-type="string">
            <text:p>pathological</text:p>
          </table:table-cell>
          <table:table-cell office:value-type="float" office:value="0.14217372" calcext:value-type="float">
            <text:p>0.14217372</text:p>
          </table:table-cell>
          <table:table-cell office:value-type="float" office:value="0.8578263" calcext:value-type="float">
            <text:p>0.8578263</text:p>
          </table:table-cell>
          <table:table-cell table:formula="of:=IF([.B3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6-44.png</text:p>
          </table:table-cell>
          <table:table-cell office:value-type="string" calcext:value-type="string">
            <text:p>pathological</text:p>
          </table:table-cell>
          <table:table-cell office:value-type="float" office:value="0.00000023052911" calcext:value-type="float">
            <text:p>2.3052911E-07</text:p>
          </table:table-cell>
          <table:table-cell office:value-type="float" office:value="0.99999976" calcext:value-type="float">
            <text:p>0.99999976</text:p>
          </table:table-cell>
          <table:table-cell table:formula="of:=IF([.B3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3-02.png</text:p>
          </table:table-cell>
          <table:table-cell office:value-type="string" calcext:value-type="string">
            <text:p>healthy</text:p>
          </table:table-cell>
          <table:table-cell office:value-type="float" office:value="0.99849343" calcext:value-type="float">
            <text:p>0.99849343</text:p>
          </table:table-cell>
          <table:table-cell office:value-type="float" office:value="0.0015065797" calcext:value-type="float">
            <text:p>0.0015065797</text:p>
          </table:table-cell>
          <table:table-cell table:formula="of:=IF([.B39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2-11.png</text:p>
          </table:table-cell>
          <table:table-cell office:value-type="string" calcext:value-type="string">
            <text:p>pathological</text:p>
          </table:table-cell>
          <table:table-cell office:value-type="float" office:value="0.000000024895298" calcext:value-type="float">
            <text:p>2.4895298E-08</text:p>
          </table:table-cell>
          <table:table-cell office:value-type="float" office:value="1" calcext:value-type="float">
            <text:p>1</text:p>
          </table:table-cell>
          <table:table-cell table:formula="of:=IF([.B3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08.png</text:p>
          </table:table-cell>
          <table:table-cell office:value-type="string" calcext:value-type="string">
            <text:p>pathological</text:p>
          </table:table-cell>
          <table:table-cell office:value-type="float" office:value="0.0000057873526" calcext:value-type="float">
            <text:p>5.7873526E-06</text:p>
          </table:table-cell>
          <table:table-cell office:value-type="float" office:value="0.99999416" calcext:value-type="float">
            <text:p>0.99999416</text:p>
          </table:table-cell>
          <table:table-cell table:formula="of:=IF([.B3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09.png</text:p>
          </table:table-cell>
          <table:table-cell office:value-type="string" calcext:value-type="string">
            <text:p>healthy</text:p>
          </table:table-cell>
          <table:table-cell office:value-type="float" office:value="0.9546086" calcext:value-type="float">
            <text:p>0.9546086</text:p>
          </table:table-cell>
          <table:table-cell office:value-type="float" office:value="0.045391344" calcext:value-type="float">
            <text:p>0.045391344</text:p>
          </table:table-cell>
          <table:table-cell table:formula="of:=IF([.B39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0-16.png</text:p>
          </table:table-cell>
          <table:table-cell office:value-type="string" calcext:value-type="string">
            <text:p>pathological</text:p>
          </table:table-cell>
          <table:table-cell office:value-type="float" office:value="0.049058598" calcext:value-type="float">
            <text:p>0.049058598</text:p>
          </table:table-cell>
          <table:table-cell office:value-type="float" office:value="0.95094144" calcext:value-type="float">
            <text:p>0.95094144</text:p>
          </table:table-cell>
          <table:table-cell table:formula="of:=IF([.B3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24.png</text:p>
          </table:table-cell>
          <table:table-cell office:value-type="string" calcext:value-type="string">
            <text:p>pathological</text:p>
          </table:table-cell>
          <table:table-cell office:value-type="float" office:value="0.0000014067004" calcext:value-type="float">
            <text:p>1.4067004E-06</text:p>
          </table:table-cell>
          <table:table-cell office:value-type="float" office:value="0.99999857" calcext:value-type="float">
            <text:p>0.99999857</text:p>
          </table:table-cell>
          <table:table-cell table:formula="of:=IF([.B3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07.png</text:p>
          </table:table-cell>
          <table:table-cell office:value-type="string" calcext:value-type="string">
            <text:p>pathological</text:p>
          </table:table-cell>
          <table:table-cell office:value-type="float" office:value="0.0000024165981" calcext:value-type="float">
            <text:p>2.4165981E-06</text:p>
          </table:table-cell>
          <table:table-cell office:value-type="float" office:value="0.9999976" calcext:value-type="float">
            <text:p>0.9999976</text:p>
          </table:table-cell>
          <table:table-cell table:formula="of:=IF([.B4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7-29.png</text:p>
          </table:table-cell>
          <table:table-cell office:value-type="string" calcext:value-type="string">
            <text:p>pathological</text:p>
          </table:table-cell>
          <table:table-cell office:value-type="float" office:value="0.00000009503271" calcext:value-type="float">
            <text:p>0.000000095</text:p>
          </table:table-cell>
          <table:table-cell office:value-type="float" office:value="0.9999999" calcext:value-type="float">
            <text:p>0.9999999</text:p>
          </table:table-cell>
          <table:table-cell table:formula="of:=IF([.B4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6-04.png</text:p>
          </table:table-cell>
          <table:table-cell office:value-type="string" calcext:value-type="string">
            <text:p>pathological</text:p>
          </table:table-cell>
          <table:table-cell office:value-type="float" office:value="0.000053696578" calcext:value-type="float">
            <text:p>5.3696578E-05</text:p>
          </table:table-cell>
          <table:table-cell office:value-type="float" office:value="0.99994636" calcext:value-type="float">
            <text:p>0.99994636</text:p>
          </table:table-cell>
          <table:table-cell table:formula="of:=IF([.B4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49.png</text:p>
          </table:table-cell>
          <table:table-cell office:value-type="string" calcext:value-type="string">
            <text:p>healthy</text:p>
          </table:table-cell>
          <table:table-cell office:value-type="float" office:value="0.99882895" calcext:value-type="float">
            <text:p>0.99882895</text:p>
          </table:table-cell>
          <table:table-cell office:value-type="float" office:value="0.0011710386" calcext:value-type="float">
            <text:p>0.0011710386</text:p>
          </table:table-cell>
          <table:table-cell table:formula="of:=IF([.B40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3-02.png</text:p>
          </table:table-cell>
          <table:table-cell office:value-type="string" calcext:value-type="string">
            <text:p>pathological</text:p>
          </table:table-cell>
          <table:table-cell office:value-type="float" office:value="0.000021085922" calcext:value-type="float">
            <text:p>2.1085922E-05</text:p>
          </table:table-cell>
          <table:table-cell office:value-type="float" office:value="0.9999789" calcext:value-type="float">
            <text:p>0.9999789</text:p>
          </table:table-cell>
          <table:table-cell table:formula="of:=IF([.B4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16.png</text:p>
          </table:table-cell>
          <table:table-cell office:value-type="string" calcext:value-type="string">
            <text:p>pathological</text:p>
          </table:table-cell>
          <table:table-cell office:value-type="float" office:value="0.09255653" calcext:value-type="float">
            <text:p>0.09255653</text:p>
          </table:table-cell>
          <table:table-cell office:value-type="float" office:value="0.90744346" calcext:value-type="float">
            <text:p>0.90744346</text:p>
          </table:table-cell>
          <table:table-cell table:formula="of:=IF([.B4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7-09.png</text:p>
          </table:table-cell>
          <table:table-cell office:value-type="string" calcext:value-type="string">
            <text:p>healthy</text:p>
          </table:table-cell>
          <table:table-cell office:value-type="float" office:value="0.96824706" calcext:value-type="float">
            <text:p>0.96824706</text:p>
          </table:table-cell>
          <table:table-cell office:value-type="float" office:value="0.031752896" calcext:value-type="float">
            <text:p>0.031752896</text:p>
          </table:table-cell>
          <table:table-cell table:formula="of:=IF([.B40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13-27.png</text:p>
          </table:table-cell>
          <table:table-cell office:value-type="string" calcext:value-type="string">
            <text:p>healthy</text:p>
          </table:table-cell>
          <table:table-cell office:value-type="float" office:value="0.5924569" calcext:value-type="float">
            <text:p>0.5924569</text:p>
          </table:table-cell>
          <table:table-cell office:value-type="float" office:value="0.40754306" calcext:value-type="float">
            <text:p>0.40754306</text:p>
          </table:table-cell>
          <table:table-cell table:formula="of:=IF([.B40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16.png</text:p>
          </table:table-cell>
          <table:table-cell office:value-type="string" calcext:value-type="string">
            <text:p>pathological</text:p>
          </table:table-cell>
          <table:table-cell office:value-type="float" office:value="0.000000006475081" calcext:value-type="float">
            <text:p>6.475081E-09</text:p>
          </table:table-cell>
          <table:table-cell office:value-type="float" office:value="1" calcext:value-type="float">
            <text:p>1</text:p>
          </table:table-cell>
          <table:table-cell table:formula="of:=IF([.B4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7-34.png</text:p>
          </table:table-cell>
          <table:table-cell office:value-type="string" calcext:value-type="string">
            <text:p>pathological</text:p>
          </table:table-cell>
          <table:table-cell office:value-type="float" office:value="0.0012779598" calcext:value-type="float">
            <text:p>0.0012779598</text:p>
          </table:table-cell>
          <table:table-cell office:value-type="float" office:value="0.998722" calcext:value-type="float">
            <text:p>0.998722</text:p>
          </table:table-cell>
          <table:table-cell table:formula="of:=IF([.B4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36.png</text:p>
          </table:table-cell>
          <table:table-cell office:value-type="string" calcext:value-type="string">
            <text:p>healthy</text:p>
          </table:table-cell>
          <table:table-cell office:value-type="float" office:value="0.99900323" calcext:value-type="float">
            <text:p>0.99900323</text:p>
          </table:table-cell>
          <table:table-cell office:value-type="float" office:value="0.000996732" calcext:value-type="float">
            <text:p>0.000996732</text:p>
          </table:table-cell>
          <table:table-cell table:formula="of:=IF([.B41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10.png</text:p>
          </table:table-cell>
          <table:table-cell office:value-type="string" calcext:value-type="string">
            <text:p>healthy</text:p>
          </table:table-cell>
          <table:table-cell office:value-type="float" office:value="0.9993337" calcext:value-type="float">
            <text:p>0.9993337</text:p>
          </table:table-cell>
          <table:table-cell office:value-type="float" office:value="0.00066629547" calcext:value-type="float">
            <text:p>0.0006662955</text:p>
          </table:table-cell>
          <table:table-cell table:formula="of:=IF([.B41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4-06.png</text:p>
          </table:table-cell>
          <table:table-cell office:value-type="string" calcext:value-type="string">
            <text:p>pathological</text:p>
          </table:table-cell>
          <table:table-cell office:value-type="float" office:value="0.000001298868" calcext:value-type="float">
            <text:p>1.298868E-06</text:p>
          </table:table-cell>
          <table:table-cell office:value-type="float" office:value="0.9999987" calcext:value-type="float">
            <text:p>0.9999987</text:p>
          </table:table-cell>
          <table:table-cell table:formula="of:=IF([.B4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9-11.png</text:p>
          </table:table-cell>
          <table:table-cell office:value-type="string" calcext:value-type="string">
            <text:p>pathological</text:p>
          </table:table-cell>
          <table:table-cell office:value-type="float" office:value="0.0006948337" calcext:value-type="float">
            <text:p>0.0006948337</text:p>
          </table:table-cell>
          <table:table-cell office:value-type="float" office:value="0.9993051" calcext:value-type="float">
            <text:p>0.9993051</text:p>
          </table:table-cell>
          <table:table-cell table:formula="of:=IF([.B4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7-56.png</text:p>
          </table:table-cell>
          <table:table-cell office:value-type="string" calcext:value-type="string">
            <text:p>pathological</text:p>
          </table:table-cell>
          <table:table-cell office:value-type="float" office:value="0.000003099041" calcext:value-type="float">
            <text:p>0.000003099</text:p>
          </table:table-cell>
          <table:table-cell office:value-type="float" office:value="0.9999969" calcext:value-type="float">
            <text:p>0.9999969</text:p>
          </table:table-cell>
          <table:table-cell table:formula="of:=IF([.B4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05.png</text:p>
          </table:table-cell>
          <table:table-cell office:value-type="string" calcext:value-type="string">
            <text:p>healthy</text:p>
          </table:table-cell>
          <table:table-cell office:value-type="float" office:value="0.99983466" calcext:value-type="float">
            <text:p>0.99983466</text:p>
          </table:table-cell>
          <table:table-cell office:value-type="float" office:value="0.0001653747" calcext:value-type="float">
            <text:p>0.0001653747</text:p>
          </table:table-cell>
          <table:table-cell table:formula="of:=IF([.B41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5-06.png</text:p>
          </table:table-cell>
          <table:table-cell office:value-type="string" calcext:value-type="string">
            <text:p>pathological</text:p>
          </table:table-cell>
          <table:table-cell office:value-type="float" office:value="0.4250814" calcext:value-type="float">
            <text:p>0.4250814</text:p>
          </table:table-cell>
          <table:table-cell office:value-type="float" office:value="0.5749186" calcext:value-type="float">
            <text:p>0.5749186</text:p>
          </table:table-cell>
          <table:table-cell table:formula="of:=IF([.B4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49.png</text:p>
          </table:table-cell>
          <table:table-cell office:value-type="string" calcext:value-type="string">
            <text:p>pathological</text:p>
          </table:table-cell>
          <table:table-cell office:value-type="float" office:value="0.00000017698171" calcext:value-type="float">
            <text:p>0.000000177</text:p>
          </table:table-cell>
          <table:table-cell office:value-type="float" office:value="0.9999999" calcext:value-type="float">
            <text:p>0.9999999</text:p>
          </table:table-cell>
          <table:table-cell table:formula="of:=IF([.B4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5-27.png</text:p>
          </table:table-cell>
          <table:table-cell office:value-type="string" calcext:value-type="string">
            <text:p>pathological</text:p>
          </table:table-cell>
          <table:table-cell office:value-type="float" office:value="0.2402625" calcext:value-type="float">
            <text:p>0.2402625</text:p>
          </table:table-cell>
          <table:table-cell office:value-type="float" office:value="0.7597375" calcext:value-type="float">
            <text:p>0.7597375</text:p>
          </table:table-cell>
          <table:table-cell table:formula="of:=IF([.B4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05.png</text:p>
          </table:table-cell>
          <table:table-cell office:value-type="string" calcext:value-type="string">
            <text:p>pathological</text:p>
          </table:table-cell>
          <table:table-cell office:value-type="float" office:value="0.0000027691049" calcext:value-type="float">
            <text:p>2.7691049E-06</text:p>
          </table:table-cell>
          <table:table-cell office:value-type="float" office:value="0.99999726" calcext:value-type="float">
            <text:p>0.99999726</text:p>
          </table:table-cell>
          <table:table-cell table:formula="of:=IF([.B4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9-10.png</text:p>
          </table:table-cell>
          <table:table-cell office:value-type="string" calcext:value-type="string">
            <text:p>healthy</text:p>
          </table:table-cell>
          <table:table-cell office:value-type="float" office:value="0.6701513" calcext:value-type="float">
            <text:p>0.6701513</text:p>
          </table:table-cell>
          <table:table-cell office:value-type="float" office:value="0.32984874" calcext:value-type="float">
            <text:p>0.32984874</text:p>
          </table:table-cell>
          <table:table-cell table:formula="of:=IF([.B42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7-35.png</text:p>
          </table:table-cell>
          <table:table-cell office:value-type="string" calcext:value-type="string">
            <text:p>pathological</text:p>
          </table:table-cell>
          <table:table-cell office:value-type="float" office:value="0.0044270307" calcext:value-type="float">
            <text:p>0.0044270307</text:p>
          </table:table-cell>
          <table:table-cell office:value-type="float" office:value="0.9955729" calcext:value-type="float">
            <text:p>0.9955729</text:p>
          </table:table-cell>
          <table:table-cell table:formula="of:=IF([.B4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8-08.png</text:p>
          </table:table-cell>
          <table:table-cell office:value-type="string" calcext:value-type="string">
            <text:p>pathological</text:p>
          </table:table-cell>
          <table:table-cell office:value-type="float" office:value="0.0003965251" calcext:value-type="float">
            <text:p>0.0003965251</text:p>
          </table:table-cell>
          <table:table-cell office:value-type="float" office:value="0.99960345" calcext:value-type="float">
            <text:p>0.99960345</text:p>
          </table:table-cell>
          <table:table-cell table:formula="of:=IF([.B4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0-03.png</text:p>
          </table:table-cell>
          <table:table-cell office:value-type="string" calcext:value-type="string">
            <text:p>pathological</text:p>
          </table:table-cell>
          <table:table-cell office:value-type="float" office:value="0.000025342797" calcext:value-type="float">
            <text:p>2.5342797E-05</text:p>
          </table:table-cell>
          <table:table-cell office:value-type="float" office:value="0.9999746" calcext:value-type="float">
            <text:p>0.9999746</text:p>
          </table:table-cell>
          <table:table-cell table:formula="of:=IF([.B4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09-59.png</text:p>
          </table:table-cell>
          <table:table-cell office:value-type="string" calcext:value-type="string">
            <text:p>pathological</text:p>
          </table:table-cell>
          <table:table-cell office:value-type="float" office:value="0.000032823682" calcext:value-type="float">
            <text:p>3.2823682E-05</text:p>
          </table:table-cell>
          <table:table-cell office:value-type="float" office:value="0.9999672" calcext:value-type="float">
            <text:p>0.9999672</text:p>
          </table:table-cell>
          <table:table-cell table:formula="of:=IF([.B4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34.png</text:p>
          </table:table-cell>
          <table:table-cell office:value-type="string" calcext:value-type="string">
            <text:p>healthy</text:p>
          </table:table-cell>
          <table:table-cell office:value-type="float" office:value="0.99909794" calcext:value-type="float">
            <text:p>0.99909794</text:p>
          </table:table-cell>
          <table:table-cell office:value-type="float" office:value="0.00090210023" calcext:value-type="float">
            <text:p>0.0009021002</text:p>
          </table:table-cell>
          <table:table-cell table:formula="of:=IF([.B42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7-31.png</text:p>
          </table:table-cell>
          <table:table-cell office:value-type="string" calcext:value-type="string">
            <text:p>pathological</text:p>
          </table:table-cell>
          <table:table-cell office:value-type="float" office:value="0.0006297598" calcext:value-type="float">
            <text:p>0.0006297598</text:p>
          </table:table-cell>
          <table:table-cell office:value-type="float" office:value="0.9993703" calcext:value-type="float">
            <text:p>0.9993703</text:p>
          </table:table-cell>
          <table:table-cell table:formula="of:=IF([.B4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2-04.png</text:p>
          </table:table-cell>
          <table:table-cell office:value-type="string" calcext:value-type="string">
            <text:p>pathological</text:p>
          </table:table-cell>
          <table:table-cell office:value-type="float" office:value="0.0000023140124" calcext:value-type="float">
            <text:p>0.000002314</text:p>
          </table:table-cell>
          <table:table-cell office:value-type="float" office:value="0.99999774" calcext:value-type="float">
            <text:p>0.99999774</text:p>
          </table:table-cell>
          <table:table-cell table:formula="of:=IF([.B4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01.png</text:p>
          </table:table-cell>
          <table:table-cell office:value-type="string" calcext:value-type="string">
            <text:p>pathological</text:p>
          </table:table-cell>
          <table:table-cell office:value-type="float" office:value="0.00000028668262" calcext:value-type="float">
            <text:p>2.8668262E-07</text:p>
          </table:table-cell>
          <table:table-cell office:value-type="float" office:value="0.99999976" calcext:value-type="float">
            <text:p>0.99999976</text:p>
          </table:table-cell>
          <table:table-cell table:formula="of:=IF([.B4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1-41.png</text:p>
          </table:table-cell>
          <table:table-cell office:value-type="string" calcext:value-type="string">
            <text:p>pathological</text:p>
          </table:table-cell>
          <table:table-cell office:value-type="float" office:value="0.2335225" calcext:value-type="float">
            <text:p>0.2335225</text:p>
          </table:table-cell>
          <table:table-cell office:value-type="float" office:value="0.7664775" calcext:value-type="float">
            <text:p>0.7664775</text:p>
          </table:table-cell>
          <table:table-cell table:formula="of:=IF([.B4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1-20.png</text:p>
          </table:table-cell>
          <table:table-cell office:value-type="string" calcext:value-type="string">
            <text:p>healthy</text:p>
          </table:table-cell>
          <table:table-cell office:value-type="float" office:value="0.9998234" calcext:value-type="float">
            <text:p>0.9998234</text:p>
          </table:table-cell>
          <table:table-cell office:value-type="float" office:value="0.0001766646" calcext:value-type="float">
            <text:p>0.0001766646</text:p>
          </table:table-cell>
          <table:table-cell table:formula="of:=IF([.B43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3-51.png</text:p>
          </table:table-cell>
          <table:table-cell office:value-type="string" calcext:value-type="string">
            <text:p>pathological</text:p>
          </table:table-cell>
          <table:table-cell office:value-type="float" office:value="0.0000032766902" calcext:value-type="float">
            <text:p>3.2766902E-06</text:p>
          </table:table-cell>
          <table:table-cell office:value-type="float" office:value="0.9999968" calcext:value-type="float">
            <text:p>0.9999968</text:p>
          </table:table-cell>
          <table:table-cell table:formula="of:=IF([.B4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59.png</text:p>
          </table:table-cell>
          <table:table-cell office:value-type="string" calcext:value-type="string">
            <text:p>pathological</text:p>
          </table:table-cell>
          <table:table-cell office:value-type="float" office:value="0.000077808974" calcext:value-type="float">
            <text:p>0.000077809</text:p>
          </table:table-cell>
          <table:table-cell office:value-type="float" office:value="0.99992216" calcext:value-type="float">
            <text:p>0.99992216</text:p>
          </table:table-cell>
          <table:table-cell table:formula="of:=IF([.B4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6-40.png</text:p>
          </table:table-cell>
          <table:table-cell office:value-type="string" calcext:value-type="string">
            <text:p>pathological</text:p>
          </table:table-cell>
          <table:table-cell office:value-type="float" office:value="0.00000034331413" calcext:value-type="float">
            <text:p>3.4331413E-07</text:p>
          </table:table-cell>
          <table:table-cell office:value-type="float" office:value="0.99999964" calcext:value-type="float">
            <text:p>0.99999964</text:p>
          </table:table-cell>
          <table:table-cell table:formula="of:=IF([.B4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27.png</text:p>
          </table:table-cell>
          <table:table-cell office:value-type="string" calcext:value-type="string">
            <text:p>healthy</text:p>
          </table:table-cell>
          <table:table-cell office:value-type="float" office:value="0.9997346" calcext:value-type="float">
            <text:p>0.9997346</text:p>
          </table:table-cell>
          <table:table-cell office:value-type="float" office:value="0.00026543497" calcext:value-type="float">
            <text:p>0.000265435</text:p>
          </table:table-cell>
          <table:table-cell table:formula="of:=IF([.B43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8-51.png</text:p>
          </table:table-cell>
          <table:table-cell office:value-type="string" calcext:value-type="string">
            <text:p>pathological</text:p>
          </table:table-cell>
          <table:table-cell office:value-type="float" office:value="0.0000003456832" calcext:value-type="float">
            <text:p>3.456832E-07</text:p>
          </table:table-cell>
          <table:table-cell office:value-type="float" office:value="0.99999964" calcext:value-type="float">
            <text:p>0.99999964</text:p>
          </table:table-cell>
          <table:table-cell table:formula="of:=IF([.B4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3-28.png</text:p>
          </table:table-cell>
          <table:table-cell office:value-type="string" calcext:value-type="string">
            <text:p>pathological</text:p>
          </table:table-cell>
          <table:table-cell office:value-type="float" office:value="0.0003448006" calcext:value-type="float">
            <text:p>0.0003448006</text:p>
          </table:table-cell>
          <table:table-cell office:value-type="float" office:value="0.99965525" calcext:value-type="float">
            <text:p>0.99965525</text:p>
          </table:table-cell>
          <table:table-cell table:formula="of:=IF([.B4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50.png</text:p>
          </table:table-cell>
          <table:table-cell office:value-type="string" calcext:value-type="string">
            <text:p>healthy</text:p>
          </table:table-cell>
          <table:table-cell office:value-type="float" office:value="0.9942899" calcext:value-type="float">
            <text:p>0.9942899</text:p>
          </table:table-cell>
          <table:table-cell office:value-type="float" office:value="0.005710151" calcext:value-type="float">
            <text:p>0.005710151</text:p>
          </table:table-cell>
          <table:table-cell table:formula="of:=IF([.B43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6-31.png</text:p>
          </table:table-cell>
          <table:table-cell office:value-type="string" calcext:value-type="string">
            <text:p>pathological</text:p>
          </table:table-cell>
          <table:table-cell office:value-type="float" office:value="0.0000000017848177" calcext:value-type="float">
            <text:p>1.7848177E-09</text:p>
          </table:table-cell>
          <table:table-cell office:value-type="float" office:value="1" calcext:value-type="float">
            <text:p>1</text:p>
          </table:table-cell>
          <table:table-cell table:formula="of:=IF([.B4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20-00.png</text:p>
          </table:table-cell>
          <table:table-cell office:value-type="string" calcext:value-type="string">
            <text:p>pathological</text:p>
          </table:table-cell>
          <table:table-cell office:value-type="float" office:value="0.00025607625" calcext:value-type="float">
            <text:p>0.0002560763</text:p>
          </table:table-cell>
          <table:table-cell office:value-type="float" office:value="0.9997439" calcext:value-type="float">
            <text:p>0.9997439</text:p>
          </table:table-cell>
          <table:table-cell table:formula="of:=IF([.B4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9-58.png</text:p>
          </table:table-cell>
          <table:table-cell office:value-type="string" calcext:value-type="string">
            <text:p>healthy</text:p>
          </table:table-cell>
          <table:table-cell office:value-type="float" office:value="0.83362514" calcext:value-type="float">
            <text:p>0.83362514</text:p>
          </table:table-cell>
          <table:table-cell office:value-type="float" office:value="0.16637486" calcext:value-type="float">
            <text:p>0.16637486</text:p>
          </table:table-cell>
          <table:table-cell table:formula="of:=IF([.B44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7-35.png</text:p>
          </table:table-cell>
          <table:table-cell office:value-type="string" calcext:value-type="string">
            <text:p>pathological</text:p>
          </table:table-cell>
          <table:table-cell office:value-type="float" office:value="0.00000014124336" calcext:value-type="float">
            <text:p>1.4124336E-07</text:p>
          </table:table-cell>
          <table:table-cell office:value-type="float" office:value="0.9999999" calcext:value-type="float">
            <text:p>0.9999999</text:p>
          </table:table-cell>
          <table:table-cell table:formula="of:=IF([.B4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6-12.png</text:p>
          </table:table-cell>
          <table:table-cell office:value-type="string" calcext:value-type="string">
            <text:p>healthy</text:p>
          </table:table-cell>
          <table:table-cell office:value-type="float" office:value="0.9997569" calcext:value-type="float">
            <text:p>0.9997569</text:p>
          </table:table-cell>
          <table:table-cell office:value-type="float" office:value="0.00024315565" calcext:value-type="float">
            <text:p>0.0002431557</text:p>
          </table:table-cell>
          <table:table-cell table:formula="of:=IF([.B44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8-25.png</text:p>
          </table:table-cell>
          <table:table-cell office:value-type="string" calcext:value-type="string">
            <text:p>pathological</text:p>
          </table:table-cell>
          <table:table-cell office:value-type="float" office:value="0.0000051896527" calcext:value-type="float">
            <text:p>5.1896527E-06</text:p>
          </table:table-cell>
          <table:table-cell office:value-type="float" office:value="0.99999475" calcext:value-type="float">
            <text:p>0.99999475</text:p>
          </table:table-cell>
          <table:table-cell table:formula="of:=IF([.B4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04.png</text:p>
          </table:table-cell>
          <table:table-cell office:value-type="string" calcext:value-type="string">
            <text:p>pathological</text:p>
          </table:table-cell>
          <table:table-cell office:value-type="float" office:value="0.004723809" calcext:value-type="float">
            <text:p>0.004723809</text:p>
          </table:table-cell>
          <table:table-cell office:value-type="float" office:value="0.9952762" calcext:value-type="float">
            <text:p>0.9952762</text:p>
          </table:table-cell>
          <table:table-cell table:formula="of:=IF([.B4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6-03.png</text:p>
          </table:table-cell>
          <table:table-cell office:value-type="string" calcext:value-type="string">
            <text:p>pathological</text:p>
          </table:table-cell>
          <table:table-cell office:value-type="float" office:value="0.00048709556" calcext:value-type="float">
            <text:p>0.0004870956</text:p>
          </table:table-cell>
          <table:table-cell office:value-type="float" office:value="0.9995129" calcext:value-type="float">
            <text:p>0.9995129</text:p>
          </table:table-cell>
          <table:table-cell table:formula="of:=IF([.B4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0-40.png</text:p>
          </table:table-cell>
          <table:table-cell office:value-type="string" calcext:value-type="string">
            <text:p>pathological</text:p>
          </table:table-cell>
          <table:table-cell office:value-type="float" office:value="0.00000028823587" calcext:value-type="float">
            <text:p>2.8823587E-07</text:p>
          </table:table-cell>
          <table:table-cell office:value-type="float" office:value="0.99999976" calcext:value-type="float">
            <text:p>0.99999976</text:p>
          </table:table-cell>
          <table:table-cell table:formula="of:=IF([.B4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3-44.png</text:p>
          </table:table-cell>
          <table:table-cell office:value-type="string" calcext:value-type="string">
            <text:p>healthy</text:p>
          </table:table-cell>
          <table:table-cell office:value-type="float" office:value="0.9986351" calcext:value-type="float">
            <text:p>0.9986351</text:p>
          </table:table-cell>
          <table:table-cell office:value-type="float" office:value="0.0013648727" calcext:value-type="float">
            <text:p>0.0013648727</text:p>
          </table:table-cell>
          <table:table-cell table:formula="of:=IF([.B44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8-33.png</text:p>
          </table:table-cell>
          <table:table-cell office:value-type="string" calcext:value-type="string">
            <text:p>pathological</text:p>
          </table:table-cell>
          <table:table-cell office:value-type="float" office:value="0.00000030595763" calcext:value-type="float">
            <text:p>0.000000306</text:p>
          </table:table-cell>
          <table:table-cell office:value-type="float" office:value="0.99999964" calcext:value-type="float">
            <text:p>0.99999964</text:p>
          </table:table-cell>
          <table:table-cell table:formula="of:=IF([.B4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00.png</text:p>
          </table:table-cell>
          <table:table-cell office:value-type="string" calcext:value-type="string">
            <text:p>pathological</text:p>
          </table:table-cell>
          <table:table-cell office:value-type="float" office:value="0.0013511509" calcext:value-type="float">
            <text:p>0.0013511509</text:p>
          </table:table-cell>
          <table:table-cell office:value-type="float" office:value="0.9986488" calcext:value-type="float">
            <text:p>0.9986488</text:p>
          </table:table-cell>
          <table:table-cell table:formula="of:=IF([.B4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9-00.png</text:p>
          </table:table-cell>
          <table:table-cell office:value-type="string" calcext:value-type="string">
            <text:p>pathological</text:p>
          </table:table-cell>
          <table:table-cell office:value-type="float" office:value="0.000045504145" calcext:value-type="float">
            <text:p>4.5504145E-05</text:p>
          </table:table-cell>
          <table:table-cell office:value-type="float" office:value="0.99995446" calcext:value-type="float">
            <text:p>0.99995446</text:p>
          </table:table-cell>
          <table:table-cell table:formula="of:=IF([.B4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24.png</text:p>
          </table:table-cell>
          <table:table-cell office:value-type="string" calcext:value-type="string">
            <text:p>healthy</text:p>
          </table:table-cell>
          <table:table-cell office:value-type="float" office:value="0.9981061" calcext:value-type="float">
            <text:p>0.9981061</text:p>
          </table:table-cell>
          <table:table-cell office:value-type="float" office:value="0.0018938972" calcext:value-type="float">
            <text:p>0.0018938972</text:p>
          </table:table-cell>
          <table:table-cell table:formula="of:=IF([.B45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1-17.png</text:p>
          </table:table-cell>
          <table:table-cell office:value-type="string" calcext:value-type="string">
            <text:p>healthy</text:p>
          </table:table-cell>
          <table:table-cell office:value-type="float" office:value="0.9623413" calcext:value-type="float">
            <text:p>0.9623413</text:p>
          </table:table-cell>
          <table:table-cell office:value-type="float" office:value="0.037658736" calcext:value-type="float">
            <text:p>0.037658736</text:p>
          </table:table-cell>
          <table:table-cell table:formula="of:=IF([.B45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3-11.png</text:p>
          </table:table-cell>
          <table:table-cell office:value-type="string" calcext:value-type="string">
            <text:p>pathological</text:p>
          </table:table-cell>
          <table:table-cell office:value-type="float" office:value="0.00000040221707" calcext:value-type="float">
            <text:p>4.0221707E-07</text:p>
          </table:table-cell>
          <table:table-cell office:value-type="float" office:value="0.99999964" calcext:value-type="float">
            <text:p>0.99999964</text:p>
          </table:table-cell>
          <table:table-cell table:formula="of:=IF([.B4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11.png</text:p>
          </table:table-cell>
          <table:table-cell office:value-type="string" calcext:value-type="string">
            <text:p>pathological</text:p>
          </table:table-cell>
          <table:table-cell office:value-type="float" office:value="0.0014458939" calcext:value-type="float">
            <text:p>0.0014458939</text:p>
          </table:table-cell>
          <table:table-cell office:value-type="float" office:value="0.99855405" calcext:value-type="float">
            <text:p>0.99855405</text:p>
          </table:table-cell>
          <table:table-cell table:formula="of:=IF([.B4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01.png</text:p>
          </table:table-cell>
          <table:table-cell office:value-type="string" calcext:value-type="string">
            <text:p>pathological</text:p>
          </table:table-cell>
          <table:table-cell office:value-type="float" office:value="0.00055416604" calcext:value-type="float">
            <text:p>0.000554166</text:p>
          </table:table-cell>
          <table:table-cell office:value-type="float" office:value="0.99944586" calcext:value-type="float">
            <text:p>0.99944586</text:p>
          </table:table-cell>
          <table:table-cell table:formula="of:=IF([.B4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5-13.png</text:p>
          </table:table-cell>
          <table:table-cell office:value-type="string" calcext:value-type="string">
            <text:p>healthy</text:p>
          </table:table-cell>
          <table:table-cell office:value-type="float" office:value="0.85244536" calcext:value-type="float">
            <text:p>0.85244536</text:p>
          </table:table-cell>
          <table:table-cell office:value-type="float" office:value="0.1475546" calcext:value-type="float">
            <text:p>0.1475546</text:p>
          </table:table-cell>
          <table:table-cell table:formula="of:=IF([.B45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1-57.png</text:p>
          </table:table-cell>
          <table:table-cell office:value-type="string" calcext:value-type="string">
            <text:p>healthy</text:p>
          </table:table-cell>
          <table:table-cell office:value-type="float" office:value="0.9649661" calcext:value-type="float">
            <text:p>0.9649661</text:p>
          </table:table-cell>
          <table:table-cell office:value-type="float" office:value="0.0350338" calcext:value-type="float">
            <text:p>0.0350338</text:p>
          </table:table-cell>
          <table:table-cell table:formula="of:=IF([.B45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3-35.png</text:p>
          </table:table-cell>
          <table:table-cell office:value-type="string" calcext:value-type="string">
            <text:p>pathological</text:p>
          </table:table-cell>
          <table:table-cell office:value-type="float" office:value="0.000005608344" calcext:value-type="float">
            <text:p>5.608344E-06</text:p>
          </table:table-cell>
          <table:table-cell office:value-type="float" office:value="0.9999944" calcext:value-type="float">
            <text:p>0.9999944</text:p>
          </table:table-cell>
          <table:table-cell table:formula="of:=IF([.B4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22.png</text:p>
          </table:table-cell>
          <table:table-cell office:value-type="string" calcext:value-type="string">
            <text:p>pathological</text:p>
          </table:table-cell>
          <table:table-cell office:value-type="float" office:value="0.00000041156696" calcext:value-type="float">
            <text:p>4.1156696E-07</text:p>
          </table:table-cell>
          <table:table-cell office:value-type="float" office:value="0.99999964" calcext:value-type="float">
            <text:p>0.99999964</text:p>
          </table:table-cell>
          <table:table-cell table:formula="of:=IF([.B4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4-45.png</text:p>
          </table:table-cell>
          <table:table-cell office:value-type="string" calcext:value-type="string">
            <text:p>pathological</text:p>
          </table:table-cell>
          <table:table-cell office:value-type="float" office:value="0.000056318164" calcext:value-type="float">
            <text:p>5.6318164E-05</text:p>
          </table:table-cell>
          <table:table-cell office:value-type="float" office:value="0.99994373" calcext:value-type="float">
            <text:p>0.99994373</text:p>
          </table:table-cell>
          <table:table-cell table:formula="of:=IF([.B46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8-25.png</text:p>
          </table:table-cell>
          <table:table-cell office:value-type="string" calcext:value-type="string">
            <text:p>healthy</text:p>
          </table:table-cell>
          <table:table-cell office:value-type="float" office:value="0.9729138" calcext:value-type="float">
            <text:p>0.9729138</text:p>
          </table:table-cell>
          <table:table-cell office:value-type="float" office:value="0.0270862" calcext:value-type="float">
            <text:p>0.0270862</text:p>
          </table:table-cell>
          <table:table-cell table:formula="of:=IF([.B46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5-51.png</text:p>
          </table:table-cell>
          <table:table-cell office:value-type="string" calcext:value-type="string">
            <text:p>healthy</text:p>
          </table:table-cell>
          <table:table-cell office:value-type="float" office:value="0.9993735" calcext:value-type="float">
            <text:p>0.9993735</text:p>
          </table:table-cell>
          <table:table-cell office:value-type="float" office:value="0.00062653865" calcext:value-type="float">
            <text:p>0.0006265387</text:p>
          </table:table-cell>
          <table:table-cell table:formula="of:=IF([.B46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12.png</text:p>
          </table:table-cell>
          <table:table-cell office:value-type="string" calcext:value-type="string">
            <text:p>pathological</text:p>
          </table:table-cell>
          <table:table-cell office:value-type="float" office:value="0.00001292463" calcext:value-type="float">
            <text:p>1.292463E-05</text:p>
          </table:table-cell>
          <table:table-cell office:value-type="float" office:value="0.9999871" calcext:value-type="float">
            <text:p>0.9999871</text:p>
          </table:table-cell>
          <table:table-cell table:formula="of:=IF([.B4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27.png</text:p>
          </table:table-cell>
          <table:table-cell office:value-type="string" calcext:value-type="string">
            <text:p>pathological</text:p>
          </table:table-cell>
          <table:table-cell office:value-type="float" office:value="0.00000035149046" calcext:value-type="float">
            <text:p>3.5149046E-07</text:p>
          </table:table-cell>
          <table:table-cell office:value-type="float" office:value="0.99999964" calcext:value-type="float">
            <text:p>0.99999964</text:p>
          </table:table-cell>
          <table:table-cell table:formula="of:=IF([.B4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6-46.png</text:p>
          </table:table-cell>
          <table:table-cell office:value-type="string" calcext:value-type="string">
            <text:p>pathological</text:p>
          </table:table-cell>
          <table:table-cell office:value-type="float" office:value="0.002786242" calcext:value-type="float">
            <text:p>0.002786242</text:p>
          </table:table-cell>
          <table:table-cell office:value-type="float" office:value="0.9972138" calcext:value-type="float">
            <text:p>0.9972138</text:p>
          </table:table-cell>
          <table:table-cell table:formula="of:=IF([.B4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14.png</text:p>
          </table:table-cell>
          <table:table-cell office:value-type="string" calcext:value-type="string">
            <text:p>pathological</text:p>
          </table:table-cell>
          <table:table-cell office:value-type="float" office:value="0.000000045096932" calcext:value-type="float">
            <text:p>4.5096932E-08</text:p>
          </table:table-cell>
          <table:table-cell office:value-type="float" office:value="1" calcext:value-type="float">
            <text:p>1</text:p>
          </table:table-cell>
          <table:table-cell table:formula="of:=IF([.B4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6-37.png</text:p>
          </table:table-cell>
          <table:table-cell office:value-type="string" calcext:value-type="string">
            <text:p>pathological</text:p>
          </table:table-cell>
          <table:table-cell office:value-type="float" office:value="0.0016806112" calcext:value-type="float">
            <text:p>0.0016806112</text:p>
          </table:table-cell>
          <table:table-cell office:value-type="float" office:value="0.9983193" calcext:value-type="float">
            <text:p>0.9983193</text:p>
          </table:table-cell>
          <table:table-cell table:formula="of:=IF([.B4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0-58-30.png</text:p>
          </table:table-cell>
          <table:table-cell office:value-type="string" calcext:value-type="string">
            <text:p>pathological</text:p>
          </table:table-cell>
          <table:table-cell office:value-type="float" office:value="0.000022953604" calcext:value-type="float">
            <text:p>2.2953604E-05</text:p>
          </table:table-cell>
          <table:table-cell office:value-type="float" office:value="0.999977" calcext:value-type="float">
            <text:p>0.999977</text:p>
          </table:table-cell>
          <table:table-cell table:formula="of:=IF([.B4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17-31.png</text:p>
          </table:table-cell>
          <table:table-cell office:value-type="string" calcext:value-type="string">
            <text:p>pathological</text:p>
          </table:table-cell>
          <table:table-cell office:value-type="float" office:value="0.043386355" calcext:value-type="float">
            <text:p>0.043386355</text:p>
          </table:table-cell>
          <table:table-cell office:value-type="float" office:value="0.9566136" calcext:value-type="float">
            <text:p>0.9566136</text:p>
          </table:table-cell>
          <table:table-cell table:formula="of:=IF([.B4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02.png</text:p>
          </table:table-cell>
          <table:table-cell office:value-type="string" calcext:value-type="string">
            <text:p>pathological</text:p>
          </table:table-cell>
          <table:table-cell office:value-type="float" office:value="0.00000086110066" calcext:value-type="float">
            <text:p>8.6110066E-07</text:p>
          </table:table-cell>
          <table:table-cell office:value-type="float" office:value="0.99999917" calcext:value-type="float">
            <text:p>0.99999917</text:p>
          </table:table-cell>
          <table:table-cell table:formula="of:=IF([.B4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6-16.png</text:p>
          </table:table-cell>
          <table:table-cell office:value-type="string" calcext:value-type="string">
            <text:p>pathological</text:p>
          </table:table-cell>
          <table:table-cell office:value-type="float" office:value="0.00006148005" calcext:value-type="float">
            <text:p>6.148005E-05</text:p>
          </table:table-cell>
          <table:table-cell office:value-type="float" office:value="0.9999385" calcext:value-type="float">
            <text:p>0.9999385</text:p>
          </table:table-cell>
          <table:table-cell table:formula="of:=IF([.B4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6-10.png</text:p>
          </table:table-cell>
          <table:table-cell office:value-type="string" calcext:value-type="string">
            <text:p>pathological</text:p>
          </table:table-cell>
          <table:table-cell office:value-type="float" office:value="0.008317162" calcext:value-type="float">
            <text:p>0.008317162</text:p>
          </table:table-cell>
          <table:table-cell office:value-type="float" office:value="0.99168277" calcext:value-type="float">
            <text:p>0.99168277</text:p>
          </table:table-cell>
          <table:table-cell table:formula="of:=IF([.B4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3-41.png</text:p>
          </table:table-cell>
          <table:table-cell office:value-type="string" calcext:value-type="string">
            <text:p>pathological</text:p>
          </table:table-cell>
          <table:table-cell office:value-type="float" office:value="0.000006850828" calcext:value-type="float">
            <text:p>6.850828E-06</text:p>
          </table:table-cell>
          <table:table-cell office:value-type="float" office:value="0.9999932" calcext:value-type="float">
            <text:p>0.9999932</text:p>
          </table:table-cell>
          <table:table-cell table:formula="of:=IF([.B4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44.png</text:p>
          </table:table-cell>
          <table:table-cell office:value-type="string" calcext:value-type="string">
            <text:p>healthy</text:p>
          </table:table-cell>
          <table:table-cell office:value-type="float" office:value="0.9982705" calcext:value-type="float">
            <text:p>0.9982705</text:p>
          </table:table-cell>
          <table:table-cell office:value-type="float" office:value="0.0017294579" calcext:value-type="float">
            <text:p>0.0017294579</text:p>
          </table:table-cell>
          <table:table-cell table:formula="of:=IF([.B47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12-51.png</text:p>
          </table:table-cell>
          <table:table-cell office:value-type="string" calcext:value-type="string">
            <text:p>pathological</text:p>
          </table:table-cell>
          <table:table-cell office:value-type="float" office:value="0.00015778809" calcext:value-type="float">
            <text:p>0.0001577881</text:p>
          </table:table-cell>
          <table:table-cell office:value-type="float" office:value="0.99984217" calcext:value-type="float">
            <text:p>0.99984217</text:p>
          </table:table-cell>
          <table:table-cell table:formula="of:=IF([.B4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42.png</text:p>
          </table:table-cell>
          <table:table-cell office:value-type="string" calcext:value-type="string">
            <text:p>pathological</text:p>
          </table:table-cell>
          <table:table-cell office:value-type="float" office:value="0.0000029818993" calcext:value-type="float">
            <text:p>2.9818993E-06</text:p>
          </table:table-cell>
          <table:table-cell office:value-type="float" office:value="0.999997" calcext:value-type="float">
            <text:p>0.999997</text:p>
          </table:table-cell>
          <table:table-cell table:formula="of:=IF([.B4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8-06.png</text:p>
          </table:table-cell>
          <table:table-cell office:value-type="string" calcext:value-type="string">
            <text:p>pathological</text:p>
          </table:table-cell>
          <table:table-cell office:value-type="float" office:value="0.000005817977" calcext:value-type="float">
            <text:p>0.000005818</text:p>
          </table:table-cell>
          <table:table-cell office:value-type="float" office:value="0.99999416" calcext:value-type="float">
            <text:p>0.99999416</text:p>
          </table:table-cell>
          <table:table-cell table:formula="of:=IF([.B4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4-03.png</text:p>
          </table:table-cell>
          <table:table-cell office:value-type="string" calcext:value-type="string">
            <text:p>pathological</text:p>
          </table:table-cell>
          <table:table-cell office:value-type="float" office:value="0.000005136138" calcext:value-type="float">
            <text:p>5.136138E-06</text:p>
          </table:table-cell>
          <table:table-cell office:value-type="float" office:value="0.9999949" calcext:value-type="float">
            <text:p>0.9999949</text:p>
          </table:table-cell>
          <table:table-cell table:formula="of:=IF([.B4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1-50.png</text:p>
          </table:table-cell>
          <table:table-cell office:value-type="string" calcext:value-type="string">
            <text:p>pathological</text:p>
          </table:table-cell>
          <table:table-cell office:value-type="float" office:value="0.0011013814" calcext:value-type="float">
            <text:p>0.0011013814</text:p>
          </table:table-cell>
          <table:table-cell office:value-type="float" office:value="0.9988986" calcext:value-type="float">
            <text:p>0.9988986</text:p>
          </table:table-cell>
          <table:table-cell table:formula="of:=IF([.B4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3-29.png</text:p>
          </table:table-cell>
          <table:table-cell office:value-type="string" calcext:value-type="string">
            <text:p>pathological</text:p>
          </table:table-cell>
          <table:table-cell office:value-type="float" office:value="0.0000023513066" calcext:value-type="float">
            <text:p>2.3513066E-06</text:p>
          </table:table-cell>
          <table:table-cell office:value-type="float" office:value="0.9999976" calcext:value-type="float">
            <text:p>0.9999976</text:p>
          </table:table-cell>
          <table:table-cell table:formula="of:=IF([.B4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5-06.png</text:p>
          </table:table-cell>
          <table:table-cell office:value-type="string" calcext:value-type="string">
            <text:p>pathological</text:p>
          </table:table-cell>
          <table:table-cell office:value-type="float" office:value="0.0000120367085" calcext:value-type="float">
            <text:p>1.20367085E-05</text:p>
          </table:table-cell>
          <table:table-cell office:value-type="float" office:value="0.99998796" calcext:value-type="float">
            <text:p>0.99998796</text:p>
          </table:table-cell>
          <table:table-cell table:formula="of:=IF([.B4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01.png</text:p>
          </table:table-cell>
          <table:table-cell office:value-type="string" calcext:value-type="string">
            <text:p>healthy</text:p>
          </table:table-cell>
          <table:table-cell office:value-type="float" office:value="0.8077488" calcext:value-type="float">
            <text:p>0.8077488</text:p>
          </table:table-cell>
          <table:table-cell office:value-type="float" office:value="0.19225122" calcext:value-type="float">
            <text:p>0.19225122</text:p>
          </table:table-cell>
          <table:table-cell table:formula="of:=IF([.B48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2-48.png</text:p>
          </table:table-cell>
          <table:table-cell office:value-type="string" calcext:value-type="string">
            <text:p>pathological</text:p>
          </table:table-cell>
          <table:table-cell office:value-type="float" office:value="0.13312587" calcext:value-type="float">
            <text:p>0.13312587</text:p>
          </table:table-cell>
          <table:table-cell office:value-type="float" office:value="0.86687416" calcext:value-type="float">
            <text:p>0.86687416</text:p>
          </table:table-cell>
          <table:table-cell table:formula="of:=IF([.B4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19-42.png</text:p>
          </table:table-cell>
          <table:table-cell office:value-type="string" calcext:value-type="string">
            <text:p>pathological</text:p>
          </table:table-cell>
          <table:table-cell office:value-type="float" office:value="0.05077648" calcext:value-type="float">
            <text:p>0.05077648</text:p>
          </table:table-cell>
          <table:table-cell office:value-type="float" office:value="0.9492235" calcext:value-type="float">
            <text:p>0.9492235</text:p>
          </table:table-cell>
          <table:table-cell table:formula="of:=IF([.B4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1-50.png</text:p>
          </table:table-cell>
          <table:table-cell office:value-type="string" calcext:value-type="string">
            <text:p>pathological</text:p>
          </table:table-cell>
          <table:table-cell office:value-type="float" office:value="0.0010940488" calcext:value-type="float">
            <text:p>0.0010940488</text:p>
          </table:table-cell>
          <table:table-cell office:value-type="float" office:value="0.9989059" calcext:value-type="float">
            <text:p>0.9989059</text:p>
          </table:table-cell>
          <table:table-cell table:formula="of:=IF([.B4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03-35.png</text:p>
          </table:table-cell>
          <table:table-cell office:value-type="string" calcext:value-type="string">
            <text:p>pathological</text:p>
          </table:table-cell>
          <table:table-cell office:value-type="float" office:value="0.000054446202" calcext:value-type="float">
            <text:p>5.4446202E-05</text:p>
          </table:table-cell>
          <table:table-cell office:value-type="float" office:value="0.9999455" calcext:value-type="float">
            <text:p>0.9999455</text:p>
          </table:table-cell>
          <table:table-cell table:formula="of:=IF([.B4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2-58.png</text:p>
          </table:table-cell>
          <table:table-cell office:value-type="string" calcext:value-type="string">
            <text:p>pathological</text:p>
          </table:table-cell>
          <table:table-cell office:value-type="float" office:value="0.000056536526" calcext:value-type="float">
            <text:p>5.6536526E-05</text:p>
          </table:table-cell>
          <table:table-cell office:value-type="float" office:value="0.9999435" calcext:value-type="float">
            <text:p>0.9999435</text:p>
          </table:table-cell>
          <table:table-cell table:formula="of:=IF([.B4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8-05.png</text:p>
          </table:table-cell>
          <table:table-cell office:value-type="string" calcext:value-type="string">
            <text:p>pathological</text:p>
          </table:table-cell>
          <table:table-cell office:value-type="float" office:value="0.0000093810195" calcext:value-type="float">
            <text:p>0.000009381</text:p>
          </table:table-cell>
          <table:table-cell office:value-type="float" office:value="0.9999906" calcext:value-type="float">
            <text:p>0.9999906</text:p>
          </table:table-cell>
          <table:table-cell table:formula="of:=IF([.B4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9-17.png</text:p>
          </table:table-cell>
          <table:table-cell office:value-type="string" calcext:value-type="string">
            <text:p>pathological</text:p>
          </table:table-cell>
          <table:table-cell office:value-type="float" office:value="0.0000038885178" calcext:value-type="float">
            <text:p>3.8885178E-06</text:p>
          </table:table-cell>
          <table:table-cell office:value-type="float" office:value="0.99999607" calcext:value-type="float">
            <text:p>0.99999607</text:p>
          </table:table-cell>
          <table:table-cell table:formula="of:=IF([.B4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6-02.png</text:p>
          </table:table-cell>
          <table:table-cell office:value-type="string" calcext:value-type="string">
            <text:p>pathological</text:p>
          </table:table-cell>
          <table:table-cell office:value-type="float" office:value="0.000006059588" calcext:value-type="float">
            <text:p>6.059588E-06</text:p>
          </table:table-cell>
          <table:table-cell office:value-type="float" office:value="0.9999939" calcext:value-type="float">
            <text:p>0.9999939</text:p>
          </table:table-cell>
          <table:table-cell table:formula="of:=IF([.B4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6-24.png</text:p>
          </table:table-cell>
          <table:table-cell office:value-type="string" calcext:value-type="string">
            <text:p>pathological</text:p>
          </table:table-cell>
          <table:table-cell office:value-type="float" office:value="0.00095300225" calcext:value-type="float">
            <text:p>0.0009530023</text:p>
          </table:table-cell>
          <table:table-cell office:value-type="float" office:value="0.999047" calcext:value-type="float">
            <text:p>0.999047</text:p>
          </table:table-cell>
          <table:table-cell table:formula="of:=IF([.B4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2-45.png</text:p>
          </table:table-cell>
          <table:table-cell office:value-type="string" calcext:value-type="string">
            <text:p>pathological</text:p>
          </table:table-cell>
          <table:table-cell office:value-type="float" office:value="0.00000008312237" calcext:value-type="float">
            <text:p>8.312237E-08</text:p>
          </table:table-cell>
          <table:table-cell office:value-type="float" office:value="0.9999999" calcext:value-type="float">
            <text:p>0.9999999</text:p>
          </table:table-cell>
          <table:table-cell table:formula="of:=IF([.B4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17.png</text:p>
          </table:table-cell>
          <table:table-cell office:value-type="string" calcext:value-type="string">
            <text:p>pathological</text:p>
          </table:table-cell>
          <table:table-cell office:value-type="float" office:value="0.00000014590991" calcext:value-type="float">
            <text:p>1.4590991E-07</text:p>
          </table:table-cell>
          <table:table-cell office:value-type="float" office:value="0.9999999" calcext:value-type="float">
            <text:p>0.9999999</text:p>
          </table:table-cell>
          <table:table-cell table:formula="of:=IF([.B4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5-48.png</text:p>
          </table:table-cell>
          <table:table-cell office:value-type="string" calcext:value-type="string">
            <text:p>pathological</text:p>
          </table:table-cell>
          <table:table-cell office:value-type="float" office:value="0.0000026235869" calcext:value-type="float">
            <text:p>2.6235869E-06</text:p>
          </table:table-cell>
          <table:table-cell office:value-type="float" office:value="0.9999974" calcext:value-type="float">
            <text:p>0.9999974</text:p>
          </table:table-cell>
          <table:table-cell table:formula="of:=IF([.B49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2-20.png</text:p>
          </table:table-cell>
          <table:table-cell office:value-type="string" calcext:value-type="string">
            <text:p>pathological</text:p>
          </table:table-cell>
          <table:table-cell office:value-type="float" office:value="0.0000002513578" calcext:value-type="float">
            <text:p>2.513578E-07</text:p>
          </table:table-cell>
          <table:table-cell office:value-type="float" office:value="0.99999976" calcext:value-type="float">
            <text:p>0.99999976</text:p>
          </table:table-cell>
          <table:table-cell table:formula="of:=IF([.B4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29.png</text:p>
          </table:table-cell>
          <table:table-cell office:value-type="string" calcext:value-type="string">
            <text:p>pathological</text:p>
          </table:table-cell>
          <table:table-cell office:value-type="float" office:value="0.30380192" calcext:value-type="float">
            <text:p>0.30380192</text:p>
          </table:table-cell>
          <table:table-cell office:value-type="float" office:value="0.69619805" calcext:value-type="float">
            <text:p>0.69619805</text:p>
          </table:table-cell>
          <table:table-cell table:formula="of:=IF([.B4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5-20.png</text:p>
          </table:table-cell>
          <table:table-cell office:value-type="string" calcext:value-type="string">
            <text:p>healthy</text:p>
          </table:table-cell>
          <table:table-cell office:value-type="float" office:value="0.7601887" calcext:value-type="float">
            <text:p>0.7601887</text:p>
          </table:table-cell>
          <table:table-cell office:value-type="float" office:value="0.23981126" calcext:value-type="float">
            <text:p>0.23981126</text:p>
          </table:table-cell>
          <table:table-cell table:formula="of:=IF([.B49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56-38.png</text:p>
          </table:table-cell>
          <table:table-cell office:value-type="string" calcext:value-type="string">
            <text:p>pathological</text:p>
          </table:table-cell>
          <table:table-cell office:value-type="float" office:value="0.010035396" calcext:value-type="float">
            <text:p>0.010035396</text:p>
          </table:table-cell>
          <table:table-cell office:value-type="float" office:value="0.98996466" calcext:value-type="float">
            <text:p>0.98996466</text:p>
          </table:table-cell>
          <table:table-cell table:formula="of:=IF([.B4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25.png</text:p>
          </table:table-cell>
          <table:table-cell office:value-type="string" calcext:value-type="string">
            <text:p>pathological</text:p>
          </table:table-cell>
          <table:table-cell office:value-type="float" office:value="0.0000068187455" calcext:value-type="float">
            <text:p>6.8187455E-06</text:p>
          </table:table-cell>
          <table:table-cell office:value-type="float" office:value="0.9999932" calcext:value-type="float">
            <text:p>0.9999932</text:p>
          </table:table-cell>
          <table:table-cell table:formula="of:=IF([.B4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50-53.png</text:p>
          </table:table-cell>
          <table:table-cell office:value-type="string" calcext:value-type="string">
            <text:p>pathological</text:p>
          </table:table-cell>
          <table:table-cell office:value-type="float" office:value="0.00007424476" calcext:value-type="float">
            <text:p>7.424476E-05</text:p>
          </table:table-cell>
          <table:table-cell office:value-type="float" office:value="0.99992573" calcext:value-type="float">
            <text:p>0.99992573</text:p>
          </table:table-cell>
          <table:table-cell table:formula="of:=IF([.B5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58.png</text:p>
          </table:table-cell>
          <table:table-cell office:value-type="string" calcext:value-type="string">
            <text:p>pathological</text:p>
          </table:table-cell>
          <table:table-cell office:value-type="float" office:value="0.00000057155603" calcext:value-type="float">
            <text:p>5.7155603E-07</text:p>
          </table:table-cell>
          <table:table-cell office:value-type="float" office:value="0.9999994" calcext:value-type="float">
            <text:p>0.9999994</text:p>
          </table:table-cell>
          <table:table-cell table:formula="of:=IF([.B5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4-29.png</text:p>
          </table:table-cell>
          <table:table-cell office:value-type="string" calcext:value-type="string">
            <text:p>pathological</text:p>
          </table:table-cell>
          <table:table-cell office:value-type="float" office:value="0.00005521445" calcext:value-type="float">
            <text:p>5.521445E-05</text:p>
          </table:table-cell>
          <table:table-cell office:value-type="float" office:value="0.9999448" calcext:value-type="float">
            <text:p>0.9999448</text:p>
          </table:table-cell>
          <table:table-cell table:formula="of:=IF([.B5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4-46.png</text:p>
          </table:table-cell>
          <table:table-cell office:value-type="string" calcext:value-type="string">
            <text:p>healthy</text:p>
          </table:table-cell>
          <table:table-cell office:value-type="float" office:value="0.7253527" calcext:value-type="float">
            <text:p>0.7253527</text:p>
          </table:table-cell>
          <table:table-cell office:value-type="float" office:value="0.27464736" calcext:value-type="float">
            <text:p>0.27464736</text:p>
          </table:table-cell>
          <table:table-cell table:formula="of:=IF([.B50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55.png</text:p>
          </table:table-cell>
          <table:table-cell office:value-type="string" calcext:value-type="string">
            <text:p>pathological</text:p>
          </table:table-cell>
          <table:table-cell office:value-type="float" office:value="0.000013477652" calcext:value-type="float">
            <text:p>1.3477652E-05</text:p>
          </table:table-cell>
          <table:table-cell office:value-type="float" office:value="0.9999865" calcext:value-type="float">
            <text:p>0.9999865</text:p>
          </table:table-cell>
          <table:table-cell table:formula="of:=IF([.B5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2-35.png</text:p>
          </table:table-cell>
          <table:table-cell office:value-type="string" calcext:value-type="string">
            <text:p>pathological</text:p>
          </table:table-cell>
          <table:table-cell office:value-type="float" office:value="0.000013078587" calcext:value-type="float">
            <text:p>1.3078587E-05</text:p>
          </table:table-cell>
          <table:table-cell office:value-type="float" office:value="0.9999869" calcext:value-type="float">
            <text:p>0.9999869</text:p>
          </table:table-cell>
          <table:table-cell table:formula="of:=IF([.B5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6-27.png</text:p>
          </table:table-cell>
          <table:table-cell office:value-type="string" calcext:value-type="string">
            <text:p>healthy</text:p>
          </table:table-cell>
          <table:table-cell office:value-type="float" office:value="0.9963331" calcext:value-type="float">
            <text:p>0.9963331</text:p>
          </table:table-cell>
          <table:table-cell office:value-type="float" office:value="0.00366685" calcext:value-type="float">
            <text:p>0.00366685</text:p>
          </table:table-cell>
          <table:table-cell table:formula="of:=IF([.B50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05-50.png</text:p>
          </table:table-cell>
          <table:table-cell office:value-type="string" calcext:value-type="string">
            <text:p>pathological</text:p>
          </table:table-cell>
          <table:table-cell office:value-type="float" office:value="0.00022431625" calcext:value-type="float">
            <text:p>0.0002243163</text:p>
          </table:table-cell>
          <table:table-cell office:value-type="float" office:value="0.9997757" calcext:value-type="float">
            <text:p>0.9997757</text:p>
          </table:table-cell>
          <table:table-cell table:formula="of:=IF([.B5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5-21.png</text:p>
          </table:table-cell>
          <table:table-cell office:value-type="string" calcext:value-type="string">
            <text:p>pathological</text:p>
          </table:table-cell>
          <table:table-cell office:value-type="float" office:value="0.0000039656393" calcext:value-type="float">
            <text:p>3.9656393E-06</text:p>
          </table:table-cell>
          <table:table-cell office:value-type="float" office:value="0.99999607" calcext:value-type="float">
            <text:p>0.99999607</text:p>
          </table:table-cell>
          <table:table-cell table:formula="of:=IF([.B5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5-31.png</text:p>
          </table:table-cell>
          <table:table-cell office:value-type="string" calcext:value-type="string">
            <text:p>pathological</text:p>
          </table:table-cell>
          <table:table-cell office:value-type="float" office:value="0.124611765" calcext:value-type="float">
            <text:p>0.124611765</text:p>
          </table:table-cell>
          <table:table-cell office:value-type="float" office:value="0.8753882" calcext:value-type="float">
            <text:p>0.8753882</text:p>
          </table:table-cell>
          <table:table-cell table:formula="of:=IF([.B5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5-35.png</text:p>
          </table:table-cell>
          <table:table-cell office:value-type="string" calcext:value-type="string">
            <text:p>pathological</text:p>
          </table:table-cell>
          <table:table-cell office:value-type="float" office:value="0.030695545" calcext:value-type="float">
            <text:p>0.030695545</text:p>
          </table:table-cell>
          <table:table-cell office:value-type="float" office:value="0.96930444" calcext:value-type="float">
            <text:p>0.96930444</text:p>
          </table:table-cell>
          <table:table-cell table:formula="of:=IF([.B5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2-57.png</text:p>
          </table:table-cell>
          <table:table-cell office:value-type="string" calcext:value-type="string">
            <text:p>pathological</text:p>
          </table:table-cell>
          <table:table-cell office:value-type="float" office:value="0.006211159" calcext:value-type="float">
            <text:p>0.006211159</text:p>
          </table:table-cell>
          <table:table-cell office:value-type="float" office:value="0.9937888" calcext:value-type="float">
            <text:p>0.9937888</text:p>
          </table:table-cell>
          <table:table-cell table:formula="of:=IF([.B5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1-39.png</text:p>
          </table:table-cell>
          <table:table-cell office:value-type="string" calcext:value-type="string">
            <text:p>healthy</text:p>
          </table:table-cell>
          <table:table-cell office:value-type="float" office:value="0.71503013" calcext:value-type="float">
            <text:p>0.71503013</text:p>
          </table:table-cell>
          <table:table-cell office:value-type="float" office:value="0.2849698" calcext:value-type="float">
            <text:p>0.2849698</text:p>
          </table:table-cell>
          <table:table-cell table:formula="of:=IF([.B51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09-22.png</text:p>
          </table:table-cell>
          <table:table-cell office:value-type="string" calcext:value-type="string">
            <text:p>pathological</text:p>
          </table:table-cell>
          <table:table-cell office:value-type="float" office:value="0.013778935" calcext:value-type="float">
            <text:p>0.013778935</text:p>
          </table:table-cell>
          <table:table-cell office:value-type="float" office:value="0.9862211" calcext:value-type="float">
            <text:p>0.9862211</text:p>
          </table:table-cell>
          <table:table-cell table:formula="of:=IF([.B5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10-18.png</text:p>
          </table:table-cell>
          <table:table-cell office:value-type="string" calcext:value-type="string">
            <text:p>pathological</text:p>
          </table:table-cell>
          <table:table-cell office:value-type="float" office:value="0.027900083" calcext:value-type="float">
            <text:p>0.027900083</text:p>
          </table:table-cell>
          <table:table-cell office:value-type="float" office:value="0.9720999" calcext:value-type="float">
            <text:p>0.9720999</text:p>
          </table:table-cell>
          <table:table-cell table:formula="of:=IF([.B5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1-35.png</text:p>
          </table:table-cell>
          <table:table-cell office:value-type="string" calcext:value-type="string">
            <text:p>pathological</text:p>
          </table:table-cell>
          <table:table-cell office:value-type="float" office:value="0.0013943219" calcext:value-type="float">
            <text:p>0.0013943219</text:p>
          </table:table-cell>
          <table:table-cell office:value-type="float" office:value="0.99860567" calcext:value-type="float">
            <text:p>0.99860567</text:p>
          </table:table-cell>
          <table:table-cell table:formula="of:=IF([.B5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7-23.png</text:p>
          </table:table-cell>
          <table:table-cell office:value-type="string" calcext:value-type="string">
            <text:p>pathological</text:p>
          </table:table-cell>
          <table:table-cell office:value-type="float" office:value="0.00014173021" calcext:value-type="float">
            <text:p>0.0001417302</text:p>
          </table:table-cell>
          <table:table-cell office:value-type="float" office:value="0.99985826" calcext:value-type="float">
            <text:p>0.99985826</text:p>
          </table:table-cell>
          <table:table-cell table:formula="of:=IF([.B5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0-53.png</text:p>
          </table:table-cell>
          <table:table-cell office:value-type="string" calcext:value-type="string">
            <text:p>healthy</text:p>
          </table:table-cell>
          <table:table-cell office:value-type="float" office:value="0.9621533" calcext:value-type="float">
            <text:p>0.9621533</text:p>
          </table:table-cell>
          <table:table-cell office:value-type="float" office:value="0.037846647" calcext:value-type="float">
            <text:p>0.037846647</text:p>
          </table:table-cell>
          <table:table-cell table:formula="of:=IF([.B51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19.png</text:p>
          </table:table-cell>
          <table:table-cell office:value-type="string" calcext:value-type="string">
            <text:p>healthy</text:p>
          </table:table-cell>
          <table:table-cell office:value-type="float" office:value="0.99756783" calcext:value-type="float">
            <text:p>0.99756783</text:p>
          </table:table-cell>
          <table:table-cell office:value-type="float" office:value="0.0024321643" calcext:value-type="float">
            <text:p>0.0024321643</text:p>
          </table:table-cell>
          <table:table-cell table:formula="of:=IF([.B51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57.png</text:p>
          </table:table-cell>
          <table:table-cell office:value-type="string" calcext:value-type="string">
            <text:p>pathological</text:p>
          </table:table-cell>
          <table:table-cell office:value-type="float" office:value="0.00008426898" calcext:value-type="float">
            <text:p>0.000084269</text:p>
          </table:table-cell>
          <table:table-cell office:value-type="float" office:value="0.9999157" calcext:value-type="float">
            <text:p>0.9999157</text:p>
          </table:table-cell>
          <table:table-cell table:formula="of:=IF([.B5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5-23.png</text:p>
          </table:table-cell>
          <table:table-cell office:value-type="string" calcext:value-type="string">
            <text:p>pathological</text:p>
          </table:table-cell>
          <table:table-cell office:value-type="float" office:value="0.48824838" calcext:value-type="float">
            <text:p>0.48824838</text:p>
          </table:table-cell>
          <table:table-cell office:value-type="float" office:value="0.5117516" calcext:value-type="float">
            <text:p>0.5117516</text:p>
          </table:table-cell>
          <table:table-cell table:formula="of:=IF([.B5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1-38.png</text:p>
          </table:table-cell>
          <table:table-cell office:value-type="string" calcext:value-type="string">
            <text:p>pathological</text:p>
          </table:table-cell>
          <table:table-cell office:value-type="float" office:value="0.000028852275" calcext:value-type="float">
            <text:p>2.8852275E-05</text:p>
          </table:table-cell>
          <table:table-cell office:value-type="float" office:value="0.99997115" calcext:value-type="float">
            <text:p>0.99997115</text:p>
          </table:table-cell>
          <table:table-cell table:formula="of:=IF([.B5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8-05.png</text:p>
          </table:table-cell>
          <table:table-cell office:value-type="string" calcext:value-type="string">
            <text:p>pathological</text:p>
          </table:table-cell>
          <table:table-cell office:value-type="float" office:value="0.040774044" calcext:value-type="float">
            <text:p>0.040774044</text:p>
          </table:table-cell>
          <table:table-cell office:value-type="float" office:value="0.959226" calcext:value-type="float">
            <text:p>0.959226</text:p>
          </table:table-cell>
          <table:table-cell table:formula="of:=IF([.B5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4-34.png</text:p>
          </table:table-cell>
          <table:table-cell office:value-type="string" calcext:value-type="string">
            <text:p>pathological</text:p>
          </table:table-cell>
          <table:table-cell office:value-type="float" office:value="0.0000005774898" calcext:value-type="float">
            <text:p>5.774898E-07</text:p>
          </table:table-cell>
          <table:table-cell office:value-type="float" office:value="0.9999994" calcext:value-type="float">
            <text:p>0.9999994</text:p>
          </table:table-cell>
          <table:table-cell table:formula="of:=IF([.B5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9-24.png</text:p>
          </table:table-cell>
          <table:table-cell office:value-type="string" calcext:value-type="string">
            <text:p>pathological</text:p>
          </table:table-cell>
          <table:table-cell office:value-type="float" office:value="0.0003851424" calcext:value-type="float">
            <text:p>0.0003851424</text:p>
          </table:table-cell>
          <table:table-cell office:value-type="float" office:value="0.99961483" calcext:value-type="float">
            <text:p>0.99961483</text:p>
          </table:table-cell>
          <table:table-cell table:formula="of:=IF([.B5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3-27.png</text:p>
          </table:table-cell>
          <table:table-cell office:value-type="string" calcext:value-type="string">
            <text:p>healthy</text:p>
          </table:table-cell>
          <table:table-cell office:value-type="float" office:value="0.99972135" calcext:value-type="float">
            <text:p>0.99972135</text:p>
          </table:table-cell>
          <table:table-cell office:value-type="float" office:value="0.00027868542" calcext:value-type="float">
            <text:p>0.0002786854</text:p>
          </table:table-cell>
          <table:table-cell table:formula="of:=IF([.B52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0-07.png</text:p>
          </table:table-cell>
          <table:table-cell office:value-type="string" calcext:value-type="string">
            <text:p>healthy</text:p>
          </table:table-cell>
          <table:table-cell office:value-type="float" office:value="0.98124576" calcext:value-type="float">
            <text:p>0.98124576</text:p>
          </table:table-cell>
          <table:table-cell office:value-type="float" office:value="0.018754302" calcext:value-type="float">
            <text:p>0.018754302</text:p>
          </table:table-cell>
          <table:table-cell table:formula="of:=IF([.B52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40-34.png</text:p>
          </table:table-cell>
          <table:table-cell office:value-type="string" calcext:value-type="string">
            <text:p>pathological</text:p>
          </table:table-cell>
          <table:table-cell office:value-type="float" office:value="0.000010117807" calcext:value-type="float">
            <text:p>1.0117807E-05</text:p>
          </table:table-cell>
          <table:table-cell office:value-type="float" office:value="0.99998987" calcext:value-type="float">
            <text:p>0.99998987</text:p>
          </table:table-cell>
          <table:table-cell table:formula="of:=IF([.B5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5-16.png</text:p>
          </table:table-cell>
          <table:table-cell office:value-type="string" calcext:value-type="string">
            <text:p>healthy</text:p>
          </table:table-cell>
          <table:table-cell office:value-type="float" office:value="0.754831" calcext:value-type="float">
            <text:p>0.754831</text:p>
          </table:table-cell>
          <table:table-cell office:value-type="float" office:value="0.24516898" calcext:value-type="float">
            <text:p>0.24516898</text:p>
          </table:table-cell>
          <table:table-cell table:formula="of:=IF([.B52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18.png</text:p>
          </table:table-cell>
          <table:table-cell office:value-type="string" calcext:value-type="string">
            <text:p>pathological</text:p>
          </table:table-cell>
          <table:table-cell office:value-type="float" office:value="0.0000015285177" calcext:value-type="float">
            <text:p>1.5285177E-06</text:p>
          </table:table-cell>
          <table:table-cell office:value-type="float" office:value="0.99999845" calcext:value-type="float">
            <text:p>0.99999845</text:p>
          </table:table-cell>
          <table:table-cell table:formula="of:=IF([.B5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27.png</text:p>
          </table:table-cell>
          <table:table-cell office:value-type="string" calcext:value-type="string">
            <text:p>pathological</text:p>
          </table:table-cell>
          <table:table-cell office:value-type="float" office:value="0.0000053618396" calcext:value-type="float">
            <text:p>5.3618396E-06</text:p>
          </table:table-cell>
          <table:table-cell office:value-type="float" office:value="0.99999464" calcext:value-type="float">
            <text:p>0.99999464</text:p>
          </table:table-cell>
          <table:table-cell table:formula="of:=IF([.B5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24.png</text:p>
          </table:table-cell>
          <table:table-cell office:value-type="string" calcext:value-type="string">
            <text:p>pathological</text:p>
          </table:table-cell>
          <table:table-cell office:value-type="float" office:value="0.0000018535194" calcext:value-type="float">
            <text:p>1.8535194E-06</text:p>
          </table:table-cell>
          <table:table-cell office:value-type="float" office:value="0.9999981" calcext:value-type="float">
            <text:p>0.9999981</text:p>
          </table:table-cell>
          <table:table-cell table:formula="of:=IF([.B5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2-15-17.png</text:p>
          </table:table-cell>
          <table:table-cell office:value-type="string" calcext:value-type="string">
            <text:p>pathological</text:p>
          </table:table-cell>
          <table:table-cell office:value-type="float" office:value="0.00054124236" calcext:value-type="float">
            <text:p>0.0005412424</text:p>
          </table:table-cell>
          <table:table-cell office:value-type="float" office:value="0.99945873" calcext:value-type="float">
            <text:p>0.99945873</text:p>
          </table:table-cell>
          <table:table-cell table:formula="of:=IF([.B5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4-52.png</text:p>
          </table:table-cell>
          <table:table-cell office:value-type="string" calcext:value-type="string">
            <text:p>pathological</text:p>
          </table:table-cell>
          <table:table-cell office:value-type="float" office:value="0.11935683" calcext:value-type="float">
            <text:p>0.11935683</text:p>
          </table:table-cell>
          <table:table-cell office:value-type="float" office:value="0.8806432" calcext:value-type="float">
            <text:p>0.8806432</text:p>
          </table:table-cell>
          <table:table-cell table:formula="of:=IF([.B5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49.png</text:p>
          </table:table-cell>
          <table:table-cell office:value-type="string" calcext:value-type="string">
            <text:p>pathological</text:p>
          </table:table-cell>
          <table:table-cell office:value-type="float" office:value="0.000001703907" calcext:value-type="float">
            <text:p>1.703907E-06</text:p>
          </table:table-cell>
          <table:table-cell office:value-type="float" office:value="0.99999833" calcext:value-type="float">
            <text:p>0.99999833</text:p>
          </table:table-cell>
          <table:table-cell table:formula="of:=IF([.B5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0-46.png</text:p>
          </table:table-cell>
          <table:table-cell office:value-type="string" calcext:value-type="string">
            <text:p>pathological</text:p>
          </table:table-cell>
          <table:table-cell office:value-type="float" office:value="0.0006900776" calcext:value-type="float">
            <text:p>0.0006900776</text:p>
          </table:table-cell>
          <table:table-cell office:value-type="float" office:value="0.9993099" calcext:value-type="float">
            <text:p>0.9993099</text:p>
          </table:table-cell>
          <table:table-cell table:formula="of:=IF([.B5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5-45.png</text:p>
          </table:table-cell>
          <table:table-cell office:value-type="string" calcext:value-type="string">
            <text:p>pathological</text:p>
          </table:table-cell>
          <table:table-cell office:value-type="float" office:value="0.000009347174" calcext:value-type="float">
            <text:p>9.347174E-06</text:p>
          </table:table-cell>
          <table:table-cell office:value-type="float" office:value="0.9999907" calcext:value-type="float">
            <text:p>0.9999907</text:p>
          </table:table-cell>
          <table:table-cell table:formula="of:=IF([.B5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4-46.png</text:p>
          </table:table-cell>
          <table:table-cell office:value-type="string" calcext:value-type="string">
            <text:p>pathological</text:p>
          </table:table-cell>
          <table:table-cell office:value-type="float" office:value="0.00000074874544" calcext:value-type="float">
            <text:p>7.4874544E-07</text:p>
          </table:table-cell>
          <table:table-cell office:value-type="float" office:value="0.9999993" calcext:value-type="float">
            <text:p>0.9999993</text:p>
          </table:table-cell>
          <table:table-cell table:formula="of:=IF([.B5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6-58.png</text:p>
          </table:table-cell>
          <table:table-cell office:value-type="string" calcext:value-type="string">
            <text:p>healthy</text:p>
          </table:table-cell>
          <table:table-cell office:value-type="float" office:value="0.5288847" calcext:value-type="float">
            <text:p>0.5288847</text:p>
          </table:table-cell>
          <table:table-cell office:value-type="float" office:value="0.4711153" calcext:value-type="float">
            <text:p>0.4711153</text:p>
          </table:table-cell>
          <table:table-cell table:formula="of:=IF([.B53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3-59-02.png</text:p>
          </table:table-cell>
          <table:table-cell office:value-type="string" calcext:value-type="string">
            <text:p>pathological</text:p>
          </table:table-cell>
          <table:table-cell office:value-type="float" office:value="0.0028245647" calcext:value-type="float">
            <text:p>0.0028245647</text:p>
          </table:table-cell>
          <table:table-cell office:value-type="float" office:value="0.99717546" calcext:value-type="float">
            <text:p>0.99717546</text:p>
          </table:table-cell>
          <table:table-cell table:formula="of:=IF([.B5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04.png</text:p>
          </table:table-cell>
          <table:table-cell office:value-type="string" calcext:value-type="string">
            <text:p>pathological</text:p>
          </table:table-cell>
          <table:table-cell office:value-type="float" office:value="0.000000016063314" calcext:value-type="float">
            <text:p>1.6063314E-08</text:p>
          </table:table-cell>
          <table:table-cell office:value-type="float" office:value="1" calcext:value-type="float">
            <text:p>1</text:p>
          </table:table-cell>
          <table:table-cell table:formula="of:=IF([.B5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40.png</text:p>
          </table:table-cell>
          <table:table-cell office:value-type="string" calcext:value-type="string">
            <text:p>pathological</text:p>
          </table:table-cell>
          <table:table-cell office:value-type="float" office:value="0.000000016783169" calcext:value-type="float">
            <text:p>1.6783169E-08</text:p>
          </table:table-cell>
          <table:table-cell office:value-type="float" office:value="1" calcext:value-type="float">
            <text:p>1</text:p>
          </table:table-cell>
          <table:table-cell table:formula="of:=IF([.B5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0-59-19.png</text:p>
          </table:table-cell>
          <table:table-cell office:value-type="string" calcext:value-type="string">
            <text:p>pathological</text:p>
          </table:table-cell>
          <table:table-cell office:value-type="float" office:value="0.000021180038" calcext:value-type="float">
            <text:p>0.00002118</text:p>
          </table:table-cell>
          <table:table-cell office:value-type="float" office:value="0.9999788" calcext:value-type="float">
            <text:p>0.9999788</text:p>
          </table:table-cell>
          <table:table-cell table:formula="of:=IF([.B5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6-55.png</text:p>
          </table:table-cell>
          <table:table-cell office:value-type="string" calcext:value-type="string">
            <text:p>pathological</text:p>
          </table:table-cell>
          <table:table-cell office:value-type="float" office:value="0.000045906618" calcext:value-type="float">
            <text:p>4.5906618E-05</text:p>
          </table:table-cell>
          <table:table-cell office:value-type="float" office:value="0.9999541" calcext:value-type="float">
            <text:p>0.9999541</text:p>
          </table:table-cell>
          <table:table-cell table:formula="of:=IF([.B5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17.png</text:p>
          </table:table-cell>
          <table:table-cell office:value-type="string" calcext:value-type="string">
            <text:p>pathological</text:p>
          </table:table-cell>
          <table:table-cell office:value-type="float" office:value="0.4691342" calcext:value-type="float">
            <text:p>0.4691342</text:p>
          </table:table-cell>
          <table:table-cell office:value-type="float" office:value="0.5308657" calcext:value-type="float">
            <text:p>0.5308657</text:p>
          </table:table-cell>
          <table:table-cell table:formula="of:=IF([.B5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2-53.png</text:p>
          </table:table-cell>
          <table:table-cell office:value-type="string" calcext:value-type="string">
            <text:p>pathological</text:p>
          </table:table-cell>
          <table:table-cell office:value-type="float" office:value="0.000020710397" calcext:value-type="float">
            <text:p>2.0710397E-05</text:p>
          </table:table-cell>
          <table:table-cell office:value-type="float" office:value="0.99997926" calcext:value-type="float">
            <text:p>0.99997926</text:p>
          </table:table-cell>
          <table:table-cell table:formula="of:=IF([.B5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20.png</text:p>
          </table:table-cell>
          <table:table-cell office:value-type="string" calcext:value-type="string">
            <text:p>pathological</text:p>
          </table:table-cell>
          <table:table-cell office:value-type="float" office:value="0.000005083601" calcext:value-type="float">
            <text:p>5.083601E-06</text:p>
          </table:table-cell>
          <table:table-cell office:value-type="float" office:value="0.9999949" calcext:value-type="float">
            <text:p>0.9999949</text:p>
          </table:table-cell>
          <table:table-cell table:formula="of:=IF([.B5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29.png</text:p>
          </table:table-cell>
          <table:table-cell office:value-type="string" calcext:value-type="string">
            <text:p>healthy</text:p>
          </table:table-cell>
          <table:table-cell office:value-type="float" office:value="0.9674256" calcext:value-type="float">
            <text:p>0.9674256</text:p>
          </table:table-cell>
          <table:table-cell office:value-type="float" office:value="0.03257441" calcext:value-type="float">
            <text:p>0.03257441</text:p>
          </table:table-cell>
          <table:table-cell table:formula="of:=IF([.B54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5-00.png</text:p>
          </table:table-cell>
          <table:table-cell office:value-type="string" calcext:value-type="string">
            <text:p>pathological</text:p>
          </table:table-cell>
          <table:table-cell office:value-type="float" office:value="0.0021820166" calcext:value-type="float">
            <text:p>0.0021820166</text:p>
          </table:table-cell>
          <table:table-cell office:value-type="float" office:value="0.997818" calcext:value-type="float">
            <text:p>0.997818</text:p>
          </table:table-cell>
          <table:table-cell table:formula="of:=IF([.B5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9-22.png</text:p>
          </table:table-cell>
          <table:table-cell office:value-type="string" calcext:value-type="string">
            <text:p>pathological</text:p>
          </table:table-cell>
          <table:table-cell office:value-type="float" office:value="0.0025033772" calcext:value-type="float">
            <text:p>0.0025033772</text:p>
          </table:table-cell>
          <table:table-cell office:value-type="float" office:value="0.99749655" calcext:value-type="float">
            <text:p>0.99749655</text:p>
          </table:table-cell>
          <table:table-cell table:formula="of:=IF([.B5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5-25.png</text:p>
          </table:table-cell>
          <table:table-cell office:value-type="string" calcext:value-type="string">
            <text:p>healthy</text:p>
          </table:table-cell>
          <table:table-cell office:value-type="float" office:value="0.99590516" calcext:value-type="float">
            <text:p>0.99590516</text:p>
          </table:table-cell>
          <table:table-cell office:value-type="float" office:value="0.0040948335" calcext:value-type="float">
            <text:p>0.0040948335</text:p>
          </table:table-cell>
          <table:table-cell table:formula="of:=IF([.B55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49-16.png</text:p>
          </table:table-cell>
          <table:table-cell office:value-type="string" calcext:value-type="string">
            <text:p>healthy</text:p>
          </table:table-cell>
          <table:table-cell office:value-type="float" office:value="0.9546357" calcext:value-type="float">
            <text:p>0.9546357</text:p>
          </table:table-cell>
          <table:table-cell office:value-type="float" office:value="0.04536427" calcext:value-type="float">
            <text:p>0.04536427</text:p>
          </table:table-cell>
          <table:table-cell table:formula="of:=IF([.B55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7-44.png</text:p>
          </table:table-cell>
          <table:table-cell office:value-type="string" calcext:value-type="string">
            <text:p>pathological</text:p>
          </table:table-cell>
          <table:table-cell office:value-type="float" office:value="0.000016168111" calcext:value-type="float">
            <text:p>1.6168111E-05</text:p>
          </table:table-cell>
          <table:table-cell office:value-type="float" office:value="0.9999838" calcext:value-type="float">
            <text:p>0.9999838</text:p>
          </table:table-cell>
          <table:table-cell table:formula="of:=IF([.B5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1-35.png</text:p>
          </table:table-cell>
          <table:table-cell office:value-type="string" calcext:value-type="string">
            <text:p>pathological</text:p>
          </table:table-cell>
          <table:table-cell office:value-type="float" office:value="0.00044403668" calcext:value-type="float">
            <text:p>0.0004440367</text:p>
          </table:table-cell>
          <table:table-cell office:value-type="float" office:value="0.9995559" calcext:value-type="float">
            <text:p>0.9995559</text:p>
          </table:table-cell>
          <table:table-cell table:formula="of:=IF([.B5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9-30.png</text:p>
          </table:table-cell>
          <table:table-cell office:value-type="string" calcext:value-type="string">
            <text:p>pathological</text:p>
          </table:table-cell>
          <table:table-cell office:value-type="float" office:value="0.000014150333" calcext:value-type="float">
            <text:p>1.4150333E-05</text:p>
          </table:table-cell>
          <table:table-cell office:value-type="float" office:value="0.9999858" calcext:value-type="float">
            <text:p>0.9999858</text:p>
          </table:table-cell>
          <table:table-cell table:formula="of:=IF([.B5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28.png</text:p>
          </table:table-cell>
          <table:table-cell office:value-type="string" calcext:value-type="string">
            <text:p>healthy</text:p>
          </table:table-cell>
          <table:table-cell office:value-type="float" office:value="0.99824154" calcext:value-type="float">
            <text:p>0.99824154</text:p>
          </table:table-cell>
          <table:table-cell office:value-type="float" office:value="0.001758406" calcext:value-type="float">
            <text:p>0.001758406</text:p>
          </table:table-cell>
          <table:table-cell table:formula="of:=IF([.B55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3-39.png</text:p>
          </table:table-cell>
          <table:table-cell office:value-type="string" calcext:value-type="string">
            <text:p>pathological</text:p>
          </table:table-cell>
          <table:table-cell office:value-type="float" office:value="0.08233227" calcext:value-type="float">
            <text:p>0.08233227</text:p>
          </table:table-cell>
          <table:table-cell office:value-type="float" office:value="0.91766775" calcext:value-type="float">
            <text:p>0.91766775</text:p>
          </table:table-cell>
          <table:table-cell table:formula="of:=IF([.B5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6-27.png</text:p>
          </table:table-cell>
          <table:table-cell office:value-type="string" calcext:value-type="string">
            <text:p>pathological</text:p>
          </table:table-cell>
          <table:table-cell office:value-type="float" office:value="0.0016667154" calcext:value-type="float">
            <text:p>0.0016667154</text:p>
          </table:table-cell>
          <table:table-cell office:value-type="float" office:value="0.9983333" calcext:value-type="float">
            <text:p>0.9983333</text:p>
          </table:table-cell>
          <table:table-cell table:formula="of:=IF([.B5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5-30.png</text:p>
          </table:table-cell>
          <table:table-cell office:value-type="string" calcext:value-type="string">
            <text:p>pathological</text:p>
          </table:table-cell>
          <table:table-cell office:value-type="float" office:value="0.00000014115206" calcext:value-type="float">
            <text:p>1.4115206E-07</text:p>
          </table:table-cell>
          <table:table-cell office:value-type="float" office:value="0.9999999" calcext:value-type="float">
            <text:p>0.9999999</text:p>
          </table:table-cell>
          <table:table-cell table:formula="of:=IF([.B5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5-17.png</text:p>
          </table:table-cell>
          <table:table-cell office:value-type="string" calcext:value-type="string">
            <text:p>pathological</text:p>
          </table:table-cell>
          <table:table-cell office:value-type="float" office:value="0.0000009994774" calcext:value-type="float">
            <text:p>9.994774E-07</text:p>
          </table:table-cell>
          <table:table-cell office:value-type="float" office:value="0.99999905" calcext:value-type="float">
            <text:p>0.99999905</text:p>
          </table:table-cell>
          <table:table-cell table:formula="of:=IF([.B5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8-17.png</text:p>
          </table:table-cell>
          <table:table-cell office:value-type="string" calcext:value-type="string">
            <text:p>healthy</text:p>
          </table:table-cell>
          <table:table-cell office:value-type="float" office:value="0.9996407" calcext:value-type="float">
            <text:p>0.9996407</text:p>
          </table:table-cell>
          <table:table-cell office:value-type="float" office:value="0.00035933475" calcext:value-type="float">
            <text:p>0.0003593348</text:p>
          </table:table-cell>
          <table:table-cell table:formula="of:=IF([.B5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6-49.png</text:p>
          </table:table-cell>
          <table:table-cell office:value-type="string" calcext:value-type="string">
            <text:p>pathological</text:p>
          </table:table-cell>
          <table:table-cell office:value-type="float" office:value="0.11949932" calcext:value-type="float">
            <text:p>0.11949932</text:p>
          </table:table-cell>
          <table:table-cell office:value-type="float" office:value="0.88050073" calcext:value-type="float">
            <text:p>0.88050073</text:p>
          </table:table-cell>
          <table:table-cell table:formula="of:=IF([.B5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07.png</text:p>
          </table:table-cell>
          <table:table-cell office:value-type="string" calcext:value-type="string">
            <text:p>pathological</text:p>
          </table:table-cell>
          <table:table-cell office:value-type="float" office:value="0.0000070528345" calcext:value-type="float">
            <text:p>7.0528345E-06</text:p>
          </table:table-cell>
          <table:table-cell office:value-type="float" office:value="0.99999297" calcext:value-type="float">
            <text:p>0.99999297</text:p>
          </table:table-cell>
          <table:table-cell table:formula="of:=IF([.B5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1-53.png</text:p>
          </table:table-cell>
          <table:table-cell office:value-type="string" calcext:value-type="string">
            <text:p>healthy</text:p>
          </table:table-cell>
          <table:table-cell office:value-type="float" office:value="0.95124716" calcext:value-type="float">
            <text:p>0.95124716</text:p>
          </table:table-cell>
          <table:table-cell office:value-type="float" office:value="0.048752874" calcext:value-type="float">
            <text:p>0.048752874</text:p>
          </table:table-cell>
          <table:table-cell table:formula="of:=IF([.B56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0-44.png</text:p>
          </table:table-cell>
          <table:table-cell office:value-type="string" calcext:value-type="string">
            <text:p>pathological</text:p>
          </table:table-cell>
          <table:table-cell office:value-type="float" office:value="0.00000003603975" calcext:value-type="float">
            <text:p>0.000000036</text:p>
          </table:table-cell>
          <table:table-cell office:value-type="float" office:value="1" calcext:value-type="float">
            <text:p>1</text:p>
          </table:table-cell>
          <table:table-cell table:formula="of:=IF([.B5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5-00.png</text:p>
          </table:table-cell>
          <table:table-cell office:value-type="string" calcext:value-type="string">
            <text:p>healthy</text:p>
          </table:table-cell>
          <table:table-cell office:value-type="float" office:value="0.99555004" calcext:value-type="float">
            <text:p>0.99555004</text:p>
          </table:table-cell>
          <table:table-cell office:value-type="float" office:value="0.0044499342" calcext:value-type="float">
            <text:p>0.0044499342</text:p>
          </table:table-cell>
          <table:table-cell table:formula="of:=IF([.B56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00.png</text:p>
          </table:table-cell>
          <table:table-cell office:value-type="string" calcext:value-type="string">
            <text:p>pathological</text:p>
          </table:table-cell>
          <table:table-cell office:value-type="float" office:value="0.000011393232" calcext:value-type="float">
            <text:p>1.1393232E-05</text:p>
          </table:table-cell>
          <table:table-cell office:value-type="float" office:value="0.99998856" calcext:value-type="float">
            <text:p>0.99998856</text:p>
          </table:table-cell>
          <table:table-cell table:formula="of:=IF([.B5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12.png</text:p>
          </table:table-cell>
          <table:table-cell office:value-type="string" calcext:value-type="string">
            <text:p>pathological</text:p>
          </table:table-cell>
          <table:table-cell office:value-type="float" office:value="0.009943002" calcext:value-type="float">
            <text:p>0.009943002</text:p>
          </table:table-cell>
          <table:table-cell office:value-type="float" office:value="0.99005693" calcext:value-type="float">
            <text:p>0.99005693</text:p>
          </table:table-cell>
          <table:table-cell table:formula="of:=IF([.B5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09-34.png</text:p>
          </table:table-cell>
          <table:table-cell office:value-type="string" calcext:value-type="string">
            <text:p>pathological</text:p>
          </table:table-cell>
          <table:table-cell office:value-type="float" office:value="0.0000014969107" calcext:value-type="float">
            <text:p>1.4969107E-06</text:p>
          </table:table-cell>
          <table:table-cell office:value-type="float" office:value="0.99999845" calcext:value-type="float">
            <text:p>0.99999845</text:p>
          </table:table-cell>
          <table:table-cell table:formula="of:=IF([.B5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4-59.png</text:p>
          </table:table-cell>
          <table:table-cell office:value-type="string" calcext:value-type="string">
            <text:p>pathological</text:p>
          </table:table-cell>
          <table:table-cell office:value-type="float" office:value="0.00007731564" calcext:value-type="float">
            <text:p>7.731564E-05</text:p>
          </table:table-cell>
          <table:table-cell office:value-type="float" office:value="0.99992263" calcext:value-type="float">
            <text:p>0.99992263</text:p>
          </table:table-cell>
          <table:table-cell table:formula="of:=IF([.B5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7-09.png</text:p>
          </table:table-cell>
          <table:table-cell office:value-type="string" calcext:value-type="string">
            <text:p>healthy</text:p>
          </table:table-cell>
          <table:table-cell office:value-type="float" office:value="0.9988165" calcext:value-type="float">
            <text:p>0.9988165</text:p>
          </table:table-cell>
          <table:table-cell office:value-type="float" office:value="0.0011834832" calcext:value-type="float">
            <text:p>0.0011834832</text:p>
          </table:table-cell>
          <table:table-cell table:formula="of:=IF([.B57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5-14.png</text:p>
          </table:table-cell>
          <table:table-cell office:value-type="string" calcext:value-type="string">
            <text:p>pathological</text:p>
          </table:table-cell>
          <table:table-cell office:value-type="float" office:value="0.3259936" calcext:value-type="float">
            <text:p>0.3259936</text:p>
          </table:table-cell>
          <table:table-cell office:value-type="float" office:value="0.6740064" calcext:value-type="float">
            <text:p>0.6740064</text:p>
          </table:table-cell>
          <table:table-cell table:formula="of:=IF([.B5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6-40.png</text:p>
          </table:table-cell>
          <table:table-cell office:value-type="string" calcext:value-type="string">
            <text:p>pathological</text:p>
          </table:table-cell>
          <table:table-cell office:value-type="float" office:value="0.00019332557" calcext:value-type="float">
            <text:p>0.0001933256</text:p>
          </table:table-cell>
          <table:table-cell office:value-type="float" office:value="0.9998067" calcext:value-type="float">
            <text:p>0.9998067</text:p>
          </table:table-cell>
          <table:table-cell table:formula="of:=IF([.B5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1-34.png</text:p>
          </table:table-cell>
          <table:table-cell office:value-type="string" calcext:value-type="string">
            <text:p>pathological</text:p>
          </table:table-cell>
          <table:table-cell office:value-type="float" office:value="0.000035496316" calcext:value-type="float">
            <text:p>3.5496316E-05</text:p>
          </table:table-cell>
          <table:table-cell office:value-type="float" office:value="0.9999645" calcext:value-type="float">
            <text:p>0.9999645</text:p>
          </table:table-cell>
          <table:table-cell table:formula="of:=IF([.B5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9-55.png</text:p>
          </table:table-cell>
          <table:table-cell office:value-type="string" calcext:value-type="string">
            <text:p>pathological</text:p>
          </table:table-cell>
          <table:table-cell office:value-type="float" office:value="0.014986184" calcext:value-type="float">
            <text:p>0.014986184</text:p>
          </table:table-cell>
          <table:table-cell office:value-type="float" office:value="0.9850138" calcext:value-type="float">
            <text:p>0.9850138</text:p>
          </table:table-cell>
          <table:table-cell table:formula="of:=IF([.B5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6-55.png</text:p>
          </table:table-cell>
          <table:table-cell office:value-type="string" calcext:value-type="string">
            <text:p>pathological</text:p>
          </table:table-cell>
          <table:table-cell office:value-type="float" office:value="0.000000001940319" calcext:value-type="float">
            <text:p>1.940319E-09</text:p>
          </table:table-cell>
          <table:table-cell office:value-type="float" office:value="1" calcext:value-type="float">
            <text:p>1</text:p>
          </table:table-cell>
          <table:table-cell table:formula="of:=IF([.B5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08.png</text:p>
          </table:table-cell>
          <table:table-cell office:value-type="string" calcext:value-type="string">
            <text:p>pathological</text:p>
          </table:table-cell>
          <table:table-cell office:value-type="float" office:value="0.000037283222" calcext:value-type="float">
            <text:p>3.7283222E-05</text:p>
          </table:table-cell>
          <table:table-cell office:value-type="float" office:value="0.9999627" calcext:value-type="float">
            <text:p>0.9999627</text:p>
          </table:table-cell>
          <table:table-cell table:formula="of:=IF([.B5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56.png</text:p>
          </table:table-cell>
          <table:table-cell office:value-type="string" calcext:value-type="string">
            <text:p>pathological</text:p>
          </table:table-cell>
          <table:table-cell office:value-type="float" office:value="0.00000074866335" calcext:value-type="float">
            <text:p>7.4866335E-07</text:p>
          </table:table-cell>
          <table:table-cell office:value-type="float" office:value="0.9999993" calcext:value-type="float">
            <text:p>0.9999993</text:p>
          </table:table-cell>
          <table:table-cell table:formula="of:=IF([.B5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5-11.png</text:p>
          </table:table-cell>
          <table:table-cell office:value-type="string" calcext:value-type="string">
            <text:p>pathological</text:p>
          </table:table-cell>
          <table:table-cell office:value-type="float" office:value="0.061598808" calcext:value-type="float">
            <text:p>0.061598808</text:p>
          </table:table-cell>
          <table:table-cell office:value-type="float" office:value="0.93840116" calcext:value-type="float">
            <text:p>0.93840116</text:p>
          </table:table-cell>
          <table:table-cell table:formula="of:=IF([.B5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03.png</text:p>
          </table:table-cell>
          <table:table-cell office:value-type="string" calcext:value-type="string">
            <text:p>pathological</text:p>
          </table:table-cell>
          <table:table-cell office:value-type="float" office:value="0.0000015723467" calcext:value-type="float">
            <text:p>1.5723467E-06</text:p>
          </table:table-cell>
          <table:table-cell office:value-type="float" office:value="0.99999845" calcext:value-type="float">
            <text:p>0.99999845</text:p>
          </table:table-cell>
          <table:table-cell table:formula="of:=IF([.B5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03.png</text:p>
          </table:table-cell>
          <table:table-cell office:value-type="string" calcext:value-type="string">
            <text:p>pathological</text:p>
          </table:table-cell>
          <table:table-cell office:value-type="float" office:value="0.000025602621" calcext:value-type="float">
            <text:p>2.5602621E-05</text:p>
          </table:table-cell>
          <table:table-cell office:value-type="float" office:value="0.99997437" calcext:value-type="float">
            <text:p>0.99997437</text:p>
          </table:table-cell>
          <table:table-cell table:formula="of:=IF([.B5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3-06.png</text:p>
          </table:table-cell>
          <table:table-cell office:value-type="string" calcext:value-type="string">
            <text:p>pathological</text:p>
          </table:table-cell>
          <table:table-cell office:value-type="float" office:value="0.0039414093" calcext:value-type="float">
            <text:p>0.0039414093</text:p>
          </table:table-cell>
          <table:table-cell office:value-type="float" office:value="0.9960586" calcext:value-type="float">
            <text:p>0.9960586</text:p>
          </table:table-cell>
          <table:table-cell table:formula="of:=IF([.B5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26.png</text:p>
          </table:table-cell>
          <table:table-cell office:value-type="string" calcext:value-type="string">
            <text:p>pathological</text:p>
          </table:table-cell>
          <table:table-cell office:value-type="float" office:value="0.00000029391916" calcext:value-type="float">
            <text:p>2.9391916E-07</text:p>
          </table:table-cell>
          <table:table-cell office:value-type="float" office:value="0.99999976" calcext:value-type="float">
            <text:p>0.99999976</text:p>
          </table:table-cell>
          <table:table-cell table:formula="of:=IF([.B5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8-54.png</text:p>
          </table:table-cell>
          <table:table-cell office:value-type="string" calcext:value-type="string">
            <text:p>pathological</text:p>
          </table:table-cell>
          <table:table-cell office:value-type="float" office:value="0.0062106145" calcext:value-type="float">
            <text:p>0.0062106145</text:p>
          </table:table-cell>
          <table:table-cell office:value-type="float" office:value="0.9937894" calcext:value-type="float">
            <text:p>0.9937894</text:p>
          </table:table-cell>
          <table:table-cell table:formula="of:=IF([.B5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40.png</text:p>
          </table:table-cell>
          <table:table-cell office:value-type="string" calcext:value-type="string">
            <text:p>pathological</text:p>
          </table:table-cell>
          <table:table-cell office:value-type="float" office:value="0.0000019752238" calcext:value-type="float">
            <text:p>1.9752238E-06</text:p>
          </table:table-cell>
          <table:table-cell office:value-type="float" office:value="0.999998" calcext:value-type="float">
            <text:p>0.999998</text:p>
          </table:table-cell>
          <table:table-cell table:formula="of:=IF([.B5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2-42.png</text:p>
          </table:table-cell>
          <table:table-cell office:value-type="string" calcext:value-type="string">
            <text:p>pathological</text:p>
          </table:table-cell>
          <table:table-cell office:value-type="float" office:value="0.0016029961" calcext:value-type="float">
            <text:p>0.0016029961</text:p>
          </table:table-cell>
          <table:table-cell office:value-type="float" office:value="0.99839705" calcext:value-type="float">
            <text:p>0.99839705</text:p>
          </table:table-cell>
          <table:table-cell table:formula="of:=IF([.B5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0-25.png</text:p>
          </table:table-cell>
          <table:table-cell office:value-type="string" calcext:value-type="string">
            <text:p>pathological</text:p>
          </table:table-cell>
          <table:table-cell office:value-type="float" office:value="0.00020018747" calcext:value-type="float">
            <text:p>0.0002001875</text:p>
          </table:table-cell>
          <table:table-cell office:value-type="float" office:value="0.9997998" calcext:value-type="float">
            <text:p>0.9997998</text:p>
          </table:table-cell>
          <table:table-cell table:formula="of:=IF([.B5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0-00.png</text:p>
          </table:table-cell>
          <table:table-cell office:value-type="string" calcext:value-type="string">
            <text:p>pathological</text:p>
          </table:table-cell>
          <table:table-cell office:value-type="float" office:value="0.0069944225" calcext:value-type="float">
            <text:p>0.0069944225</text:p>
          </table:table-cell>
          <table:table-cell office:value-type="float" office:value="0.9930056" calcext:value-type="float">
            <text:p>0.9930056</text:p>
          </table:table-cell>
          <table:table-cell table:formula="of:=IF([.B5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30.png</text:p>
          </table:table-cell>
          <table:table-cell office:value-type="string" calcext:value-type="string">
            <text:p>pathological</text:p>
          </table:table-cell>
          <table:table-cell office:value-type="float" office:value="0.000000010015459" calcext:value-type="float">
            <text:p>0.00000001</text:p>
          </table:table-cell>
          <table:table-cell office:value-type="float" office:value="1" calcext:value-type="float">
            <text:p>1</text:p>
          </table:table-cell>
          <table:table-cell table:formula="of:=IF([.B5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7-53.png</text:p>
          </table:table-cell>
          <table:table-cell office:value-type="string" calcext:value-type="string">
            <text:p>pathological</text:p>
          </table:table-cell>
          <table:table-cell office:value-type="float" office:value="0.00007549761" calcext:value-type="float">
            <text:p>7.549761E-05</text:p>
          </table:table-cell>
          <table:table-cell office:value-type="float" office:value="0.99992454" calcext:value-type="float">
            <text:p>0.99992454</text:p>
          </table:table-cell>
          <table:table-cell table:formula="of:=IF([.B5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1-42.png</text:p>
          </table:table-cell>
          <table:table-cell office:value-type="string" calcext:value-type="string">
            <text:p>pathological</text:p>
          </table:table-cell>
          <table:table-cell office:value-type="float" office:value="0.0000066445355" calcext:value-type="float">
            <text:p>6.6445355E-06</text:p>
          </table:table-cell>
          <table:table-cell office:value-type="float" office:value="0.9999933" calcext:value-type="float">
            <text:p>0.9999933</text:p>
          </table:table-cell>
          <table:table-cell table:formula="of:=IF([.B5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03.png</text:p>
          </table:table-cell>
          <table:table-cell office:value-type="string" calcext:value-type="string">
            <text:p>pathological</text:p>
          </table:table-cell>
          <table:table-cell office:value-type="float" office:value="0.000000013873721" calcext:value-type="float">
            <text:p>1.3873721E-08</text:p>
          </table:table-cell>
          <table:table-cell office:value-type="float" office:value="1" calcext:value-type="float">
            <text:p>1</text:p>
          </table:table-cell>
          <table:table-cell table:formula="of:=IF([.B5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18.png</text:p>
          </table:table-cell>
          <table:table-cell office:value-type="string" calcext:value-type="string">
            <text:p>healthy</text:p>
          </table:table-cell>
          <table:table-cell office:value-type="float" office:value="0.9995455" calcext:value-type="float">
            <text:p>0.9995455</text:p>
          </table:table-cell>
          <table:table-cell office:value-type="float" office:value="0.00045449092" calcext:value-type="float">
            <text:p>0.0004544909</text:p>
          </table:table-cell>
          <table:table-cell table:formula="of:=IF([.B59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5-16.png</text:p>
          </table:table-cell>
          <table:table-cell office:value-type="string" calcext:value-type="string">
            <text:p>healthy</text:p>
          </table:table-cell>
          <table:table-cell office:value-type="float" office:value="0.9997348" calcext:value-type="float">
            <text:p>0.9997348</text:p>
          </table:table-cell>
          <table:table-cell office:value-type="float" office:value="0.00026512233" calcext:value-type="float">
            <text:p>0.0002651223</text:p>
          </table:table-cell>
          <table:table-cell table:formula="of:=IF([.B59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3-59-19.png</text:p>
          </table:table-cell>
          <table:table-cell office:value-type="string" calcext:value-type="string">
            <text:p>pathological</text:p>
          </table:table-cell>
          <table:table-cell office:value-type="float" office:value="0.0006992138" calcext:value-type="float">
            <text:p>0.0006992138</text:p>
          </table:table-cell>
          <table:table-cell office:value-type="float" office:value="0.9993007" calcext:value-type="float">
            <text:p>0.9993007</text:p>
          </table:table-cell>
          <table:table-cell table:formula="of:=IF([.B59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2-27.png</text:p>
          </table:table-cell>
          <table:table-cell office:value-type="string" calcext:value-type="string">
            <text:p>pathological</text:p>
          </table:table-cell>
          <table:table-cell office:value-type="float" office:value="0.009433263" calcext:value-type="float">
            <text:p>0.009433263</text:p>
          </table:table-cell>
          <table:table-cell office:value-type="float" office:value="0.9905667" calcext:value-type="float">
            <text:p>0.9905667</text:p>
          </table:table-cell>
          <table:table-cell table:formula="of:=IF([.B5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56.png</text:p>
          </table:table-cell>
          <table:table-cell office:value-type="string" calcext:value-type="string">
            <text:p>healthy</text:p>
          </table:table-cell>
          <table:table-cell office:value-type="float" office:value="0.9992951" calcext:value-type="float">
            <text:p>0.9992951</text:p>
          </table:table-cell>
          <table:table-cell office:value-type="float" office:value="0.000704917" calcext:value-type="float">
            <text:p>0.000704917</text:p>
          </table:table-cell>
          <table:table-cell table:formula="of:=IF([.B59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5-29.png</text:p>
          </table:table-cell>
          <table:table-cell office:value-type="string" calcext:value-type="string">
            <text:p>healthy</text:p>
          </table:table-cell>
          <table:table-cell office:value-type="float" office:value="0.99943024" calcext:value-type="float">
            <text:p>0.99943024</text:p>
          </table:table-cell>
          <table:table-cell office:value-type="float" office:value="0.00056977896" calcext:value-type="float">
            <text:p>0.000569779</text:p>
          </table:table-cell>
          <table:table-cell table:formula="of:=IF([.B59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50.png</text:p>
          </table:table-cell>
          <table:table-cell office:value-type="string" calcext:value-type="string">
            <text:p>pathological</text:p>
          </table:table-cell>
          <table:table-cell office:value-type="float" office:value="0.00000007011163" calcext:value-type="float">
            <text:p>7.011163E-08</text:p>
          </table:table-cell>
          <table:table-cell office:value-type="float" office:value="0.9999999" calcext:value-type="float">
            <text:p>0.9999999</text:p>
          </table:table-cell>
          <table:table-cell table:formula="of:=IF([.B5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7-59.png</text:p>
          </table:table-cell>
          <table:table-cell office:value-type="string" calcext:value-type="string">
            <text:p>pathological</text:p>
          </table:table-cell>
          <table:table-cell office:value-type="float" office:value="0.000001215565" calcext:value-type="float">
            <text:p>1.215565E-06</text:p>
          </table:table-cell>
          <table:table-cell office:value-type="float" office:value="0.9999988" calcext:value-type="float">
            <text:p>0.9999988</text:p>
          </table:table-cell>
          <table:table-cell table:formula="of:=IF([.B5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8-25.png</text:p>
          </table:table-cell>
          <table:table-cell office:value-type="string" calcext:value-type="string">
            <text:p>pathological</text:p>
          </table:table-cell>
          <table:table-cell office:value-type="float" office:value="0.00004597268" calcext:value-type="float">
            <text:p>4.597268E-05</text:p>
          </table:table-cell>
          <table:table-cell office:value-type="float" office:value="0.999954" calcext:value-type="float">
            <text:p>0.999954</text:p>
          </table:table-cell>
          <table:table-cell table:formula="of:=IF([.B6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4-23.png</text:p>
          </table:table-cell>
          <table:table-cell office:value-type="string" calcext:value-type="string">
            <text:p>pathological</text:p>
          </table:table-cell>
          <table:table-cell office:value-type="float" office:value="0.00020209185" calcext:value-type="float">
            <text:p>0.0002020919</text:p>
          </table:table-cell>
          <table:table-cell office:value-type="float" office:value="0.9997979" calcext:value-type="float">
            <text:p>0.9997979</text:p>
          </table:table-cell>
          <table:table-cell table:formula="of:=IF([.B6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07.png</text:p>
          </table:table-cell>
          <table:table-cell office:value-type="string" calcext:value-type="string">
            <text:p>pathological</text:p>
          </table:table-cell>
          <table:table-cell office:value-type="float" office:value="0.00000004938044" calcext:value-type="float">
            <text:p>4.938044E-08</text:p>
          </table:table-cell>
          <table:table-cell office:value-type="float" office:value="1" calcext:value-type="float">
            <text:p>1</text:p>
          </table:table-cell>
          <table:table-cell table:formula="of:=IF([.B6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02-52.png</text:p>
          </table:table-cell>
          <table:table-cell office:value-type="string" calcext:value-type="string">
            <text:p>pathological</text:p>
          </table:table-cell>
          <table:table-cell office:value-type="float" office:value="0.0000776445" calcext:value-type="float">
            <text:p>7.76445E-05</text:p>
          </table:table-cell>
          <table:table-cell office:value-type="float" office:value="0.9999224" calcext:value-type="float">
            <text:p>0.9999224</text:p>
          </table:table-cell>
          <table:table-cell table:formula="of:=IF([.B6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9-23.png</text:p>
          </table:table-cell>
          <table:table-cell office:value-type="string" calcext:value-type="string">
            <text:p>pathological</text:p>
          </table:table-cell>
          <table:table-cell office:value-type="float" office:value="0.05813891" calcext:value-type="float">
            <text:p>0.05813891</text:p>
          </table:table-cell>
          <table:table-cell office:value-type="float" office:value="0.94186115" calcext:value-type="float">
            <text:p>0.94186115</text:p>
          </table:table-cell>
          <table:table-cell table:formula="of:=IF([.B6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8-00.png</text:p>
          </table:table-cell>
          <table:table-cell office:value-type="string" calcext:value-type="string">
            <text:p>pathological</text:p>
          </table:table-cell>
          <table:table-cell office:value-type="float" office:value="0.00010174803" calcext:value-type="float">
            <text:p>0.000101748</text:p>
          </table:table-cell>
          <table:table-cell office:value-type="float" office:value="0.9998982" calcext:value-type="float">
            <text:p>0.9998982</text:p>
          </table:table-cell>
          <table:table-cell table:formula="of:=IF([.B6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58-36.png</text:p>
          </table:table-cell>
          <table:table-cell office:value-type="string" calcext:value-type="string">
            <text:p>pathological</text:p>
          </table:table-cell>
          <table:table-cell office:value-type="float" office:value="0.051999353" calcext:value-type="float">
            <text:p>0.051999353</text:p>
          </table:table-cell>
          <table:table-cell office:value-type="float" office:value="0.9480006" calcext:value-type="float">
            <text:p>0.9480006</text:p>
          </table:table-cell>
          <table:table-cell table:formula="of:=IF([.B6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1-35.png</text:p>
          </table:table-cell>
          <table:table-cell office:value-type="string" calcext:value-type="string">
            <text:p>pathological</text:p>
          </table:table-cell>
          <table:table-cell office:value-type="float" office:value="0.0019189634" calcext:value-type="float">
            <text:p>0.0019189634</text:p>
          </table:table-cell>
          <table:table-cell office:value-type="float" office:value="0.9980811" calcext:value-type="float">
            <text:p>0.9980811</text:p>
          </table:table-cell>
          <table:table-cell table:formula="of:=IF([.B6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5-12.png</text:p>
          </table:table-cell>
          <table:table-cell office:value-type="string" calcext:value-type="string">
            <text:p>healthy</text:p>
          </table:table-cell>
          <table:table-cell office:value-type="float" office:value="0.99787223" calcext:value-type="float">
            <text:p>0.99787223</text:p>
          </table:table-cell>
          <table:table-cell office:value-type="float" office:value="0.0021277457" calcext:value-type="float">
            <text:p>0.0021277457</text:p>
          </table:table-cell>
          <table:table-cell table:formula="of:=IF([.B60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48.png</text:p>
          </table:table-cell>
          <table:table-cell office:value-type="string" calcext:value-type="string">
            <text:p>healthy</text:p>
          </table:table-cell>
          <table:table-cell office:value-type="float" office:value="0.9994617" calcext:value-type="float">
            <text:p>0.9994617</text:p>
          </table:table-cell>
          <table:table-cell office:value-type="float" office:value="0.0005382657" calcext:value-type="float">
            <text:p>0.0005382657</text:p>
          </table:table-cell>
          <table:table-cell table:formula="of:=IF([.B60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3-47.png</text:p>
          </table:table-cell>
          <table:table-cell office:value-type="string" calcext:value-type="string">
            <text:p>pathological</text:p>
          </table:table-cell>
          <table:table-cell office:value-type="float" office:value="0.00002345554" calcext:value-type="float">
            <text:p>2.345554E-05</text:p>
          </table:table-cell>
          <table:table-cell office:value-type="float" office:value="0.9999765" calcext:value-type="float">
            <text:p>0.9999765</text:p>
          </table:table-cell>
          <table:table-cell table:formula="of:=IF([.B6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03-51.png</text:p>
          </table:table-cell>
          <table:table-cell office:value-type="string" calcext:value-type="string">
            <text:p>pathological</text:p>
          </table:table-cell>
          <table:table-cell office:value-type="float" office:value="0.0001393703" calcext:value-type="float">
            <text:p>0.0001393703</text:p>
          </table:table-cell>
          <table:table-cell office:value-type="float" office:value="0.99986064" calcext:value-type="float">
            <text:p>0.99986064</text:p>
          </table:table-cell>
          <table:table-cell table:formula="of:=IF([.B6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5-58.png</text:p>
          </table:table-cell>
          <table:table-cell office:value-type="string" calcext:value-type="string">
            <text:p>pathological</text:p>
          </table:table-cell>
          <table:table-cell office:value-type="float" office:value="0.015863739" calcext:value-type="float">
            <text:p>0.015863739</text:p>
          </table:table-cell>
          <table:table-cell office:value-type="float" office:value="0.9841362" calcext:value-type="float">
            <text:p>0.9841362</text:p>
          </table:table-cell>
          <table:table-cell table:formula="of:=IF([.B6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7-34.png</text:p>
          </table:table-cell>
          <table:table-cell office:value-type="string" calcext:value-type="string">
            <text:p>pathological</text:p>
          </table:table-cell>
          <table:table-cell office:value-type="float" office:value="0.000112215166" calcext:value-type="float">
            <text:p>0.0001122152</text:p>
          </table:table-cell>
          <table:table-cell office:value-type="float" office:value="0.9998878" calcext:value-type="float">
            <text:p>0.9998878</text:p>
          </table:table-cell>
          <table:table-cell table:formula="of:=IF([.B6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50.png</text:p>
          </table:table-cell>
          <table:table-cell office:value-type="string" calcext:value-type="string">
            <text:p>healthy</text:p>
          </table:table-cell>
          <table:table-cell office:value-type="float" office:value="0.99942493" calcext:value-type="float">
            <text:p>0.99942493</text:p>
          </table:table-cell>
          <table:table-cell office:value-type="float" office:value="0.0005751139" calcext:value-type="float">
            <text:p>0.0005751139</text:p>
          </table:table-cell>
          <table:table-cell table:formula="of:=IF([.B61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3-02.png</text:p>
          </table:table-cell>
          <table:table-cell office:value-type="string" calcext:value-type="string">
            <text:p>pathological</text:p>
          </table:table-cell>
          <table:table-cell office:value-type="float" office:value="0.000000034040756" calcext:value-type="float">
            <text:p>0.000000034</text:p>
          </table:table-cell>
          <table:table-cell office:value-type="float" office:value="1" calcext:value-type="float">
            <text:p>1</text:p>
          </table:table-cell>
          <table:table-cell table:formula="of:=IF([.B6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43.png</text:p>
          </table:table-cell>
          <table:table-cell office:value-type="string" calcext:value-type="string">
            <text:p>pathological</text:p>
          </table:table-cell>
          <table:table-cell office:value-type="float" office:value="0.000004761596" calcext:value-type="float">
            <text:p>4.761596E-06</text:p>
          </table:table-cell>
          <table:table-cell office:value-type="float" office:value="0.99999523" calcext:value-type="float">
            <text:p>0.99999523</text:p>
          </table:table-cell>
          <table:table-cell table:formula="of:=IF([.B6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48-39.png</text:p>
          </table:table-cell>
          <table:table-cell office:value-type="string" calcext:value-type="string">
            <text:p>pathological</text:p>
          </table:table-cell>
          <table:table-cell office:value-type="float" office:value="0.008652988" calcext:value-type="float">
            <text:p>0.008652988</text:p>
          </table:table-cell>
          <table:table-cell office:value-type="float" office:value="0.991347" calcext:value-type="float">
            <text:p>0.991347</text:p>
          </table:table-cell>
          <table:table-cell table:formula="of:=IF([.B6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45.png</text:p>
          </table:table-cell>
          <table:table-cell office:value-type="string" calcext:value-type="string">
            <text:p>healthy</text:p>
          </table:table-cell>
          <table:table-cell office:value-type="float" office:value="0.9994282" calcext:value-type="float">
            <text:p>0.9994282</text:p>
          </table:table-cell>
          <table:table-cell office:value-type="float" office:value="0.00057171326" calcext:value-type="float">
            <text:p>0.0005717133</text:p>
          </table:table-cell>
          <table:table-cell table:formula="of:=IF([.B61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45.png</text:p>
          </table:table-cell>
          <table:table-cell office:value-type="string" calcext:value-type="string">
            <text:p>pathological</text:p>
          </table:table-cell>
          <table:table-cell office:value-type="float" office:value="0.0000000035252514" calcext:value-type="float">
            <text:p>3.5252514E-09</text:p>
          </table:table-cell>
          <table:table-cell office:value-type="float" office:value="1" calcext:value-type="float">
            <text:p>1</text:p>
          </table:table-cell>
          <table:table-cell table:formula="of:=IF([.B6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3-16.png</text:p>
          </table:table-cell>
          <table:table-cell office:value-type="string" calcext:value-type="string">
            <text:p>pathological</text:p>
          </table:table-cell>
          <table:table-cell office:value-type="float" office:value="0.00000009476139" calcext:value-type="float">
            <text:p>9.476139E-08</text:p>
          </table:table-cell>
          <table:table-cell office:value-type="float" office:value="0.9999999" calcext:value-type="float">
            <text:p>0.9999999</text:p>
          </table:table-cell>
          <table:table-cell table:formula="of:=IF([.B6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5-43.png</text:p>
          </table:table-cell>
          <table:table-cell office:value-type="string" calcext:value-type="string">
            <text:p>pathological</text:p>
          </table:table-cell>
          <table:table-cell office:value-type="float" office:value="0.000006523773" calcext:value-type="float">
            <text:p>6.523773E-06</text:p>
          </table:table-cell>
          <table:table-cell office:value-type="float" office:value="0.99999344" calcext:value-type="float">
            <text:p>0.99999344</text:p>
          </table:table-cell>
          <table:table-cell table:formula="of:=IF([.B6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25.png</text:p>
          </table:table-cell>
          <table:table-cell office:value-type="string" calcext:value-type="string">
            <text:p>healthy</text:p>
          </table:table-cell>
          <table:table-cell office:value-type="float" office:value="0.9993316" calcext:value-type="float">
            <text:p>0.9993316</text:p>
          </table:table-cell>
          <table:table-cell office:value-type="float" office:value="0.00066840474" calcext:value-type="float">
            <text:p>0.0006684047</text:p>
          </table:table-cell>
          <table:table-cell table:formula="of:=IF([.B62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7-03.png</text:p>
          </table:table-cell>
          <table:table-cell office:value-type="string" calcext:value-type="string">
            <text:p>pathological</text:p>
          </table:table-cell>
          <table:table-cell office:value-type="float" office:value="0.011704801" calcext:value-type="float">
            <text:p>0.011704801</text:p>
          </table:table-cell>
          <table:table-cell office:value-type="float" office:value="0.9882952" calcext:value-type="float">
            <text:p>0.9882952</text:p>
          </table:table-cell>
          <table:table-cell table:formula="of:=IF([.B6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8-40.png</text:p>
          </table:table-cell>
          <table:table-cell office:value-type="string" calcext:value-type="string">
            <text:p>pathological</text:p>
          </table:table-cell>
          <table:table-cell office:value-type="float" office:value="0.01571872" calcext:value-type="float">
            <text:p>0.01571872</text:p>
          </table:table-cell>
          <table:table-cell office:value-type="float" office:value="0.98428124" calcext:value-type="float">
            <text:p>0.98428124</text:p>
          </table:table-cell>
          <table:table-cell table:formula="of:=IF([.B6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9-40.png</text:p>
          </table:table-cell>
          <table:table-cell office:value-type="string" calcext:value-type="string">
            <text:p>pathological</text:p>
          </table:table-cell>
          <table:table-cell office:value-type="float" office:value="0.00017091758" calcext:value-type="float">
            <text:p>0.0001709176</text:p>
          </table:table-cell>
          <table:table-cell office:value-type="float" office:value="0.99982905" calcext:value-type="float">
            <text:p>0.99982905</text:p>
          </table:table-cell>
          <table:table-cell table:formula="of:=IF([.B6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22.png</text:p>
          </table:table-cell>
          <table:table-cell office:value-type="string" calcext:value-type="string">
            <text:p>pathological</text:p>
          </table:table-cell>
          <table:table-cell office:value-type="float" office:value="0.00000014194879" calcext:value-type="float">
            <text:p>1.4194879E-07</text:p>
          </table:table-cell>
          <table:table-cell office:value-type="float" office:value="0.9999999" calcext:value-type="float">
            <text:p>0.9999999</text:p>
          </table:table-cell>
          <table:table-cell table:formula="of:=IF([.B6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2-39.png</text:p>
          </table:table-cell>
          <table:table-cell office:value-type="string" calcext:value-type="string">
            <text:p>pathological</text:p>
          </table:table-cell>
          <table:table-cell office:value-type="float" office:value="0.20163357" calcext:value-type="float">
            <text:p>0.20163357</text:p>
          </table:table-cell>
          <table:table-cell office:value-type="float" office:value="0.79836637" calcext:value-type="float">
            <text:p>0.79836637</text:p>
          </table:table-cell>
          <table:table-cell table:formula="of:=IF([.B6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9-41.png</text:p>
          </table:table-cell>
          <table:table-cell office:value-type="string" calcext:value-type="string">
            <text:p>pathological</text:p>
          </table:table-cell>
          <table:table-cell office:value-type="float" office:value="0.000010160042" calcext:value-type="float">
            <text:p>0.00001016</text:p>
          </table:table-cell>
          <table:table-cell office:value-type="float" office:value="0.99998987" calcext:value-type="float">
            <text:p>0.99998987</text:p>
          </table:table-cell>
          <table:table-cell table:formula="of:=IF([.B6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34.png</text:p>
          </table:table-cell>
          <table:table-cell office:value-type="string" calcext:value-type="string">
            <text:p>pathological</text:p>
          </table:table-cell>
          <table:table-cell office:value-type="float" office:value="0.2893431" calcext:value-type="float">
            <text:p>0.2893431</text:p>
          </table:table-cell>
          <table:table-cell office:value-type="float" office:value="0.71065694" calcext:value-type="float">
            <text:p>0.71065694</text:p>
          </table:table-cell>
          <table:table-cell table:formula="of:=IF([.B6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38.png</text:p>
          </table:table-cell>
          <table:table-cell office:value-type="string" calcext:value-type="string">
            <text:p>pathological</text:p>
          </table:table-cell>
          <table:table-cell office:value-type="float" office:value="0.0000014486809" calcext:value-type="float">
            <text:p>1.4486809E-06</text:p>
          </table:table-cell>
          <table:table-cell office:value-type="float" office:value="0.99999857" calcext:value-type="float">
            <text:p>0.99999857</text:p>
          </table:table-cell>
          <table:table-cell table:formula="of:=IF([.B6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6-28.png</text:p>
          </table:table-cell>
          <table:table-cell office:value-type="string" calcext:value-type="string">
            <text:p>healthy</text:p>
          </table:table-cell>
          <table:table-cell office:value-type="float" office:value="0.99989915" calcext:value-type="float">
            <text:p>0.99989915</text:p>
          </table:table-cell>
          <table:table-cell office:value-type="float" office:value="0.00010086413" calcext:value-type="float">
            <text:p>0.0001008641</text:p>
          </table:table-cell>
          <table:table-cell table:formula="of:=IF([.B63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15.png</text:p>
          </table:table-cell>
          <table:table-cell office:value-type="string" calcext:value-type="string">
            <text:p>pathological</text:p>
          </table:table-cell>
          <table:table-cell office:value-type="float" office:value="0.000104903986" calcext:value-type="float">
            <text:p>0.000104904</text:p>
          </table:table-cell>
          <table:table-cell office:value-type="float" office:value="0.9998951" calcext:value-type="float">
            <text:p>0.9998951</text:p>
          </table:table-cell>
          <table:table-cell table:formula="of:=IF([.B6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9-51.png</text:p>
          </table:table-cell>
          <table:table-cell office:value-type="string" calcext:value-type="string">
            <text:p>healthy</text:p>
          </table:table-cell>
          <table:table-cell office:value-type="float" office:value="0.85605633" calcext:value-type="float">
            <text:p>0.85605633</text:p>
          </table:table-cell>
          <table:table-cell office:value-type="float" office:value="0.14394371" calcext:value-type="float">
            <text:p>0.14394371</text:p>
          </table:table-cell>
          <table:table-cell table:formula="of:=IF([.B63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2-59.png</text:p>
          </table:table-cell>
          <table:table-cell office:value-type="string" calcext:value-type="string">
            <text:p>healthy</text:p>
          </table:table-cell>
          <table:table-cell office:value-type="float" office:value="0.99976987" calcext:value-type="float">
            <text:p>0.99976987</text:p>
          </table:table-cell>
          <table:table-cell office:value-type="float" office:value="0.00023015228" calcext:value-type="float">
            <text:p>0.0002301523</text:p>
          </table:table-cell>
          <table:table-cell table:formula="of:=IF([.B63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15.png</text:p>
          </table:table-cell>
          <table:table-cell office:value-type="string" calcext:value-type="string">
            <text:p>healthy</text:p>
          </table:table-cell>
          <table:table-cell office:value-type="float" office:value="0.97822684" calcext:value-type="float">
            <text:p>0.97822684</text:p>
          </table:table-cell>
          <table:table-cell office:value-type="float" office:value="0.021773208" calcext:value-type="float">
            <text:p>0.021773208</text:p>
          </table:table-cell>
          <table:table-cell table:formula="of:=IF([.B63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23.png</text:p>
          </table:table-cell>
          <table:table-cell office:value-type="string" calcext:value-type="string">
            <text:p>pathological</text:p>
          </table:table-cell>
          <table:table-cell office:value-type="float" office:value="0.0013334143" calcext:value-type="float">
            <text:p>0.0013334143</text:p>
          </table:table-cell>
          <table:table-cell office:value-type="float" office:value="0.99866664" calcext:value-type="float">
            <text:p>0.99866664</text:p>
          </table:table-cell>
          <table:table-cell table:formula="of:=IF([.B6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5-01.png</text:p>
          </table:table-cell>
          <table:table-cell office:value-type="string" calcext:value-type="string">
            <text:p>pathological</text:p>
          </table:table-cell>
          <table:table-cell office:value-type="float" office:value="0.0005823352" calcext:value-type="float">
            <text:p>0.0005823352</text:p>
          </table:table-cell>
          <table:table-cell office:value-type="float" office:value="0.99941766" calcext:value-type="float">
            <text:p>0.99941766</text:p>
          </table:table-cell>
          <table:table-cell table:formula="of:=IF([.B6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2-06.png</text:p>
          </table:table-cell>
          <table:table-cell office:value-type="string" calcext:value-type="string">
            <text:p>pathological</text:p>
          </table:table-cell>
          <table:table-cell office:value-type="float" office:value="0.00011640039" calcext:value-type="float">
            <text:p>0.0001164004</text:p>
          </table:table-cell>
          <table:table-cell office:value-type="float" office:value="0.99988353" calcext:value-type="float">
            <text:p>0.99988353</text:p>
          </table:table-cell>
          <table:table-cell table:formula="of:=IF([.B6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2-15.png</text:p>
          </table:table-cell>
          <table:table-cell office:value-type="string" calcext:value-type="string">
            <text:p>pathological</text:p>
          </table:table-cell>
          <table:table-cell office:value-type="float" office:value="0.000004186281" calcext:value-type="float">
            <text:p>4.186281E-06</text:p>
          </table:table-cell>
          <table:table-cell office:value-type="float" office:value="0.9999958" calcext:value-type="float">
            <text:p>0.9999958</text:p>
          </table:table-cell>
          <table:table-cell table:formula="of:=IF([.B6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2-58.png</text:p>
          </table:table-cell>
          <table:table-cell office:value-type="string" calcext:value-type="string">
            <text:p>pathological</text:p>
          </table:table-cell>
          <table:table-cell office:value-type="float" office:value="0.0000178259" calcext:value-type="float">
            <text:p>1.78259E-05</text:p>
          </table:table-cell>
          <table:table-cell office:value-type="float" office:value="0.9999821" calcext:value-type="float">
            <text:p>0.9999821</text:p>
          </table:table-cell>
          <table:table-cell table:formula="of:=IF([.B6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43.png</text:p>
          </table:table-cell>
          <table:table-cell office:value-type="string" calcext:value-type="string">
            <text:p>pathological</text:p>
          </table:table-cell>
          <table:table-cell office:value-type="float" office:value="0.00022293247" calcext:value-type="float">
            <text:p>0.0002229325</text:p>
          </table:table-cell>
          <table:table-cell office:value-type="float" office:value="0.999777" calcext:value-type="float">
            <text:p>0.999777</text:p>
          </table:table-cell>
          <table:table-cell table:formula="of:=IF([.B6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30-18.png</text:p>
          </table:table-cell>
          <table:table-cell office:value-type="string" calcext:value-type="string">
            <text:p>pathological</text:p>
          </table:table-cell>
          <table:table-cell office:value-type="float" office:value="0.099073924" calcext:value-type="float">
            <text:p>0.099073924</text:p>
          </table:table-cell>
          <table:table-cell office:value-type="float" office:value="0.90092605" calcext:value-type="float">
            <text:p>0.90092605</text:p>
          </table:table-cell>
          <table:table-cell table:formula="of:=IF([.B6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5-01.png</text:p>
          </table:table-cell>
          <table:table-cell office:value-type="string" calcext:value-type="string">
            <text:p>pathological</text:p>
          </table:table-cell>
          <table:table-cell office:value-type="float" office:value="0.0058553326" calcext:value-type="float">
            <text:p>0.0058553326</text:p>
          </table:table-cell>
          <table:table-cell office:value-type="float" office:value="0.99414474" calcext:value-type="float">
            <text:p>0.99414474</text:p>
          </table:table-cell>
          <table:table-cell table:formula="of:=IF([.B6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6-34.png</text:p>
          </table:table-cell>
          <table:table-cell office:value-type="string" calcext:value-type="string">
            <text:p>pathological</text:p>
          </table:table-cell>
          <table:table-cell office:value-type="float" office:value="0.0399445" calcext:value-type="float">
            <text:p>0.0399445</text:p>
          </table:table-cell>
          <table:table-cell office:value-type="float" office:value="0.96005553" calcext:value-type="float">
            <text:p>0.96005553</text:p>
          </table:table-cell>
          <table:table-cell table:formula="of:=IF([.B6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49-22.png</text:p>
          </table:table-cell>
          <table:table-cell office:value-type="string" calcext:value-type="string">
            <text:p>healthy</text:p>
          </table:table-cell>
          <table:table-cell office:value-type="float" office:value="0.73008907" calcext:value-type="float">
            <text:p>0.73008907</text:p>
          </table:table-cell>
          <table:table-cell office:value-type="float" office:value="0.269911" calcext:value-type="float">
            <text:p>0.269911</text:p>
          </table:table-cell>
          <table:table-cell table:formula="of:=IF([.B64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14.png</text:p>
          </table:table-cell>
          <table:table-cell office:value-type="string" calcext:value-type="string">
            <text:p>pathological</text:p>
          </table:table-cell>
          <table:table-cell office:value-type="float" office:value="0.00000033265718" calcext:value-type="float">
            <text:p>3.3265718E-07</text:p>
          </table:table-cell>
          <table:table-cell office:value-type="float" office:value="0.99999964" calcext:value-type="float">
            <text:p>0.99999964</text:p>
          </table:table-cell>
          <table:table-cell table:formula="of:=IF([.B6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4-21.png</text:p>
          </table:table-cell>
          <table:table-cell office:value-type="string" calcext:value-type="string">
            <text:p>pathological</text:p>
          </table:table-cell>
          <table:table-cell office:value-type="float" office:value="0.000007892138" calcext:value-type="float">
            <text:p>7.892138E-06</text:p>
          </table:table-cell>
          <table:table-cell office:value-type="float" office:value="0.99999213" calcext:value-type="float">
            <text:p>0.99999213</text:p>
          </table:table-cell>
          <table:table-cell table:formula="of:=IF([.B6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1-13.png</text:p>
          </table:table-cell>
          <table:table-cell office:value-type="string" calcext:value-type="string">
            <text:p>pathological</text:p>
          </table:table-cell>
          <table:table-cell office:value-type="float" office:value="0.0005202899" calcext:value-type="float">
            <text:p>0.0005202899</text:p>
          </table:table-cell>
          <table:table-cell office:value-type="float" office:value="0.9994797" calcext:value-type="float">
            <text:p>0.9994797</text:p>
          </table:table-cell>
          <table:table-cell table:formula="of:=IF([.B6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40.png</text:p>
          </table:table-cell>
          <table:table-cell office:value-type="string" calcext:value-type="string">
            <text:p>healthy</text:p>
          </table:table-cell>
          <table:table-cell office:value-type="float" office:value="0.9995497" calcext:value-type="float">
            <text:p>0.9995497</text:p>
          </table:table-cell>
          <table:table-cell office:value-type="float" office:value="0.00045033728" calcext:value-type="float">
            <text:p>0.0004503373</text:p>
          </table:table-cell>
          <table:table-cell table:formula="of:=IF([.B64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5-45.png</text:p>
          </table:table-cell>
          <table:table-cell office:value-type="string" calcext:value-type="string">
            <text:p>pathological</text:p>
          </table:table-cell>
          <table:table-cell office:value-type="float" office:value="0.0014526759" calcext:value-type="float">
            <text:p>0.0014526759</text:p>
          </table:table-cell>
          <table:table-cell office:value-type="float" office:value="0.99854726" calcext:value-type="float">
            <text:p>0.99854726</text:p>
          </table:table-cell>
          <table:table-cell table:formula="of:=IF([.B6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5-11.png</text:p>
          </table:table-cell>
          <table:table-cell office:value-type="string" calcext:value-type="string">
            <text:p>pathological</text:p>
          </table:table-cell>
          <table:table-cell office:value-type="float" office:value="0.03793079" calcext:value-type="float">
            <text:p>0.03793079</text:p>
          </table:table-cell>
          <table:table-cell office:value-type="float" office:value="0.9620693" calcext:value-type="float">
            <text:p>0.9620693</text:p>
          </table:table-cell>
          <table:table-cell table:formula="of:=IF([.B6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2-52.png</text:p>
          </table:table-cell>
          <table:table-cell office:value-type="string" calcext:value-type="string">
            <text:p>pathological</text:p>
          </table:table-cell>
          <table:table-cell office:value-type="float" office:value="0.000012002617" calcext:value-type="float">
            <text:p>1.2002617E-05</text:p>
          </table:table-cell>
          <table:table-cell office:value-type="float" office:value="0.99998796" calcext:value-type="float">
            <text:p>0.99998796</text:p>
          </table:table-cell>
          <table:table-cell table:formula="of:=IF([.B6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7-00.png</text:p>
          </table:table-cell>
          <table:table-cell office:value-type="string" calcext:value-type="string">
            <text:p>pathological</text:p>
          </table:table-cell>
          <table:table-cell office:value-type="float" office:value="0.00012051902" calcext:value-type="float">
            <text:p>0.000120519</text:p>
          </table:table-cell>
          <table:table-cell office:value-type="float" office:value="0.9998795" calcext:value-type="float">
            <text:p>0.9998795</text:p>
          </table:table-cell>
          <table:table-cell table:formula="of:=IF([.B6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6-27.png</text:p>
          </table:table-cell>
          <table:table-cell office:value-type="string" calcext:value-type="string">
            <text:p>pathological</text:p>
          </table:table-cell>
          <table:table-cell office:value-type="float" office:value="0.004451194" calcext:value-type="float">
            <text:p>0.004451194</text:p>
          </table:table-cell>
          <table:table-cell office:value-type="float" office:value="0.99554884" calcext:value-type="float">
            <text:p>0.99554884</text:p>
          </table:table-cell>
          <table:table-cell table:formula="of:=IF([.B6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54.png</text:p>
          </table:table-cell>
          <table:table-cell office:value-type="string" calcext:value-type="string">
            <text:p>pathological</text:p>
          </table:table-cell>
          <table:table-cell office:value-type="float" office:value="0.0000058862543" calcext:value-type="float">
            <text:p>5.8862543E-06</text:p>
          </table:table-cell>
          <table:table-cell office:value-type="float" office:value="0.99999416" calcext:value-type="float">
            <text:p>0.99999416</text:p>
          </table:table-cell>
          <table:table-cell table:formula="of:=IF([.B6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8-14.png</text:p>
          </table:table-cell>
          <table:table-cell office:value-type="string" calcext:value-type="string">
            <text:p>pathological</text:p>
          </table:table-cell>
          <table:table-cell office:value-type="float" office:value="0.00045962195" calcext:value-type="float">
            <text:p>0.000459622</text:p>
          </table:table-cell>
          <table:table-cell office:value-type="float" office:value="0.99954045" calcext:value-type="float">
            <text:p>0.99954045</text:p>
          </table:table-cell>
          <table:table-cell table:formula="of:=IF([.B6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2-35.png</text:p>
          </table:table-cell>
          <table:table-cell office:value-type="string" calcext:value-type="string">
            <text:p>pathological</text:p>
          </table:table-cell>
          <table:table-cell office:value-type="float" office:value="0.38833702" calcext:value-type="float">
            <text:p>0.38833702</text:p>
          </table:table-cell>
          <table:table-cell office:value-type="float" office:value="0.611663" calcext:value-type="float">
            <text:p>0.611663</text:p>
          </table:table-cell>
          <table:table-cell table:formula="of:=IF([.B6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1-58.png</text:p>
          </table:table-cell>
          <table:table-cell office:value-type="string" calcext:value-type="string">
            <text:p>pathological</text:p>
          </table:table-cell>
          <table:table-cell office:value-type="float" office:value="0.000005461776" calcext:value-type="float">
            <text:p>5.461776E-06</text:p>
          </table:table-cell>
          <table:table-cell office:value-type="float" office:value="0.9999945" calcext:value-type="float">
            <text:p>0.9999945</text:p>
          </table:table-cell>
          <table:table-cell table:formula="of:=IF([.B6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1-18.png</text:p>
          </table:table-cell>
          <table:table-cell office:value-type="string" calcext:value-type="string">
            <text:p>pathological</text:p>
          </table:table-cell>
          <table:table-cell office:value-type="float" office:value="0.00024268616" calcext:value-type="float">
            <text:p>0.0002426862</text:p>
          </table:table-cell>
          <table:table-cell office:value-type="float" office:value="0.99975735" calcext:value-type="float">
            <text:p>0.99975735</text:p>
          </table:table-cell>
          <table:table-cell table:formula="of:=IF([.B6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3-59.png</text:p>
          </table:table-cell>
          <table:table-cell office:value-type="string" calcext:value-type="string">
            <text:p>healthy</text:p>
          </table:table-cell>
          <table:table-cell office:value-type="float" office:value="0.6240184" calcext:value-type="float">
            <text:p>0.6240184</text:p>
          </table:table-cell>
          <table:table-cell office:value-type="float" office:value="0.37598163" calcext:value-type="float">
            <text:p>0.37598163</text:p>
          </table:table-cell>
          <table:table-cell table:formula="of:=IF([.B6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46.png</text:p>
          </table:table-cell>
          <table:table-cell office:value-type="string" calcext:value-type="string">
            <text:p>pathological</text:p>
          </table:table-cell>
          <table:table-cell office:value-type="float" office:value="0.000080305035" calcext:value-type="float">
            <text:p>0.000080305</text:p>
          </table:table-cell>
          <table:table-cell office:value-type="float" office:value="0.99991965" calcext:value-type="float">
            <text:p>0.99991965</text:p>
          </table:table-cell>
          <table:table-cell table:formula="of:=IF([.B6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8-13.png</text:p>
          </table:table-cell>
          <table:table-cell office:value-type="string" calcext:value-type="string">
            <text:p>pathological</text:p>
          </table:table-cell>
          <table:table-cell office:value-type="float" office:value="0.03710977" calcext:value-type="float">
            <text:p>0.03710977</text:p>
          </table:table-cell>
          <table:table-cell office:value-type="float" office:value="0.9628902" calcext:value-type="float">
            <text:p>0.9628902</text:p>
          </table:table-cell>
          <table:table-cell table:formula="of:=IF([.B6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3-05.png</text:p>
          </table:table-cell>
          <table:table-cell office:value-type="string" calcext:value-type="string">
            <text:p>pathological</text:p>
          </table:table-cell>
          <table:table-cell office:value-type="float" office:value="0.012299002" calcext:value-type="float">
            <text:p>0.012299002</text:p>
          </table:table-cell>
          <table:table-cell office:value-type="float" office:value="0.987701" calcext:value-type="float">
            <text:p>0.987701</text:p>
          </table:table-cell>
          <table:table-cell table:formula="of:=IF([.B6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44.png</text:p>
          </table:table-cell>
          <table:table-cell office:value-type="string" calcext:value-type="string">
            <text:p>healthy</text:p>
          </table:table-cell>
          <table:table-cell office:value-type="float" office:value="0.9924765" calcext:value-type="float">
            <text:p>0.9924765</text:p>
          </table:table-cell>
          <table:table-cell office:value-type="float" office:value="0.0075234515" calcext:value-type="float">
            <text:p>0.0075234515</text:p>
          </table:table-cell>
          <table:table-cell table:formula="of:=IF([.B66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3-34.png</text:p>
          </table:table-cell>
          <table:table-cell office:value-type="string" calcext:value-type="string">
            <text:p>healthy</text:p>
          </table:table-cell>
          <table:table-cell office:value-type="float" office:value="0.9063318" calcext:value-type="float">
            <text:p>0.9063318</text:p>
          </table:table-cell>
          <table:table-cell office:value-type="float" office:value="0.09366821" calcext:value-type="float">
            <text:p>0.09366821</text:p>
          </table:table-cell>
          <table:table-cell table:formula="of:=IF([.B66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09.png</text:p>
          </table:table-cell>
          <table:table-cell office:value-type="string" calcext:value-type="string">
            <text:p>pathological</text:p>
          </table:table-cell>
          <table:table-cell office:value-type="float" office:value="0.0000025790746" calcext:value-type="float">
            <text:p>2.5790746E-06</text:p>
          </table:table-cell>
          <table:table-cell office:value-type="float" office:value="0.9999974" calcext:value-type="float">
            <text:p>0.9999974</text:p>
          </table:table-cell>
          <table:table-cell table:formula="of:=IF([.B6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2-31.png</text:p>
          </table:table-cell>
          <table:table-cell office:value-type="string" calcext:value-type="string">
            <text:p>healthy</text:p>
          </table:table-cell>
          <table:table-cell office:value-type="float" office:value="0.98499644" calcext:value-type="float">
            <text:p>0.98499644</text:p>
          </table:table-cell>
          <table:table-cell office:value-type="float" office:value="0.015003524" calcext:value-type="float">
            <text:p>0.015003524</text:p>
          </table:table-cell>
          <table:table-cell table:formula="of:=IF([.B66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6-00.png</text:p>
          </table:table-cell>
          <table:table-cell office:value-type="string" calcext:value-type="string">
            <text:p>pathological</text:p>
          </table:table-cell>
          <table:table-cell office:value-type="float" office:value="0.000004474574" calcext:value-type="float">
            <text:p>4.474574E-06</text:p>
          </table:table-cell>
          <table:table-cell office:value-type="float" office:value="0.99999547" calcext:value-type="float">
            <text:p>0.99999547</text:p>
          </table:table-cell>
          <table:table-cell table:formula="of:=IF([.B6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3-24.png</text:p>
          </table:table-cell>
          <table:table-cell office:value-type="string" calcext:value-type="string">
            <text:p>pathological</text:p>
          </table:table-cell>
          <table:table-cell office:value-type="float" office:value="0.000000023986276" calcext:value-type="float">
            <text:p>0.000000024</text:p>
          </table:table-cell>
          <table:table-cell office:value-type="float" office:value="1" calcext:value-type="float">
            <text:p>1</text:p>
          </table:table-cell>
          <table:table-cell table:formula="of:=IF([.B6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2-19.png</text:p>
          </table:table-cell>
          <table:table-cell office:value-type="string" calcext:value-type="string">
            <text:p>pathological</text:p>
          </table:table-cell>
          <table:table-cell office:value-type="float" office:value="0.0000022176564" calcext:value-type="float">
            <text:p>2.2176564E-06</text:p>
          </table:table-cell>
          <table:table-cell office:value-type="float" office:value="0.99999774" calcext:value-type="float">
            <text:p>0.99999774</text:p>
          </table:table-cell>
          <table:table-cell table:formula="of:=IF([.B6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9-14.png</text:p>
          </table:table-cell>
          <table:table-cell office:value-type="string" calcext:value-type="string">
            <text:p>pathological</text:p>
          </table:table-cell>
          <table:table-cell office:value-type="float" office:value="0.0019981917" calcext:value-type="float">
            <text:p>0.0019981917</text:p>
          </table:table-cell>
          <table:table-cell office:value-type="float" office:value="0.99800175" calcext:value-type="float">
            <text:p>0.99800175</text:p>
          </table:table-cell>
          <table:table-cell table:formula="of:=IF([.B6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6-20.png</text:p>
          </table:table-cell>
          <table:table-cell office:value-type="string" calcext:value-type="string">
            <text:p>pathological</text:p>
          </table:table-cell>
          <table:table-cell office:value-type="float" office:value="0.000068113644" calcext:value-type="float">
            <text:p>6.8113644E-05</text:p>
          </table:table-cell>
          <table:table-cell office:value-type="float" office:value="0.99993193" calcext:value-type="float">
            <text:p>0.99993193</text:p>
          </table:table-cell>
          <table:table-cell table:formula="of:=IF([.B6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9-33.png</text:p>
          </table:table-cell>
          <table:table-cell office:value-type="string" calcext:value-type="string">
            <text:p>pathological</text:p>
          </table:table-cell>
          <table:table-cell office:value-type="float" office:value="0.47844985" calcext:value-type="float">
            <text:p>0.47844985</text:p>
          </table:table-cell>
          <table:table-cell office:value-type="float" office:value="0.5215502" calcext:value-type="float">
            <text:p>0.5215502</text:p>
          </table:table-cell>
          <table:table-cell table:formula="of:=IF([.B6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2-54.png</text:p>
          </table:table-cell>
          <table:table-cell office:value-type="string" calcext:value-type="string">
            <text:p>healthy</text:p>
          </table:table-cell>
          <table:table-cell office:value-type="float" office:value="0.99553263" calcext:value-type="float">
            <text:p>0.99553263</text:p>
          </table:table-cell>
          <table:table-cell office:value-type="float" office:value="0.004467371" calcext:value-type="float">
            <text:p>0.004467371</text:p>
          </table:table-cell>
          <table:table-cell table:formula="of:=IF([.B67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9-36.png</text:p>
          </table:table-cell>
          <table:table-cell office:value-type="string" calcext:value-type="string">
            <text:p>pathological</text:p>
          </table:table-cell>
          <table:table-cell office:value-type="float" office:value="0.0005366712" calcext:value-type="float">
            <text:p>0.0005366712</text:p>
          </table:table-cell>
          <table:table-cell office:value-type="float" office:value="0.9994634" calcext:value-type="float">
            <text:p>0.9994634</text:p>
          </table:table-cell>
          <table:table-cell table:formula="of:=IF([.B6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19.png</text:p>
          </table:table-cell>
          <table:table-cell office:value-type="string" calcext:value-type="string">
            <text:p>healthy</text:p>
          </table:table-cell>
          <table:table-cell office:value-type="float" office:value="0.97998375" calcext:value-type="float">
            <text:p>0.97998375</text:p>
          </table:table-cell>
          <table:table-cell office:value-type="float" office:value="0.020016272" calcext:value-type="float">
            <text:p>0.020016272</text:p>
          </table:table-cell>
          <table:table-cell table:formula="of:=IF([.B67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33.png</text:p>
          </table:table-cell>
          <table:table-cell office:value-type="string" calcext:value-type="string">
            <text:p>healthy</text:p>
          </table:table-cell>
          <table:table-cell office:value-type="float" office:value="0.99977225" calcext:value-type="float">
            <text:p>0.99977225</text:p>
          </table:table-cell>
          <table:table-cell office:value-type="float" office:value="0.00022774193" calcext:value-type="float">
            <text:p>0.0002277419</text:p>
          </table:table-cell>
          <table:table-cell table:formula="of:=IF([.B67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10-27.png</text:p>
          </table:table-cell>
          <table:table-cell office:value-type="string" calcext:value-type="string">
            <text:p>pathological</text:p>
          </table:table-cell>
          <table:table-cell office:value-type="float" office:value="0.014068229" calcext:value-type="float">
            <text:p>0.014068229</text:p>
          </table:table-cell>
          <table:table-cell office:value-type="float" office:value="0.98593175" calcext:value-type="float">
            <text:p>0.98593175</text:p>
          </table:table-cell>
          <table:table-cell table:formula="of:=IF([.B6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6-23.png</text:p>
          </table:table-cell>
          <table:table-cell office:value-type="string" calcext:value-type="string">
            <text:p>pathological</text:p>
          </table:table-cell>
          <table:table-cell office:value-type="float" office:value="0.00055536535" calcext:value-type="float">
            <text:p>0.0005553654</text:p>
          </table:table-cell>
          <table:table-cell office:value-type="float" office:value="0.99944466" calcext:value-type="float">
            <text:p>0.99944466</text:p>
          </table:table-cell>
          <table:table-cell table:formula="of:=IF([.B6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6-04.png</text:p>
          </table:table-cell>
          <table:table-cell office:value-type="string" calcext:value-type="string">
            <text:p>pathological</text:p>
          </table:table-cell>
          <table:table-cell office:value-type="float" office:value="0.000001893752" calcext:value-type="float">
            <text:p>1.893752E-06</text:p>
          </table:table-cell>
          <table:table-cell office:value-type="float" office:value="0.9999981" calcext:value-type="float">
            <text:p>0.9999981</text:p>
          </table:table-cell>
          <table:table-cell table:formula="of:=IF([.B6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2-15-04.png</text:p>
          </table:table-cell>
          <table:table-cell office:value-type="string" calcext:value-type="string">
            <text:p>pathological</text:p>
          </table:table-cell>
          <table:table-cell office:value-type="float" office:value="0.000051003855" calcext:value-type="float">
            <text:p>5.1003855E-05</text:p>
          </table:table-cell>
          <table:table-cell office:value-type="float" office:value="0.999949" calcext:value-type="float">
            <text:p>0.999949</text:p>
          </table:table-cell>
          <table:table-cell table:formula="of:=IF([.B6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40.png</text:p>
          </table:table-cell>
          <table:table-cell office:value-type="string" calcext:value-type="string">
            <text:p>pathological</text:p>
          </table:table-cell>
          <table:table-cell office:value-type="float" office:value="0.0000000042293897" calcext:value-type="float">
            <text:p>4.2293897E-09</text:p>
          </table:table-cell>
          <table:table-cell office:value-type="float" office:value="1" calcext:value-type="float">
            <text:p>1</text:p>
          </table:table-cell>
          <table:table-cell table:formula="of:=IF([.B6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51-44.png</text:p>
          </table:table-cell>
          <table:table-cell office:value-type="string" calcext:value-type="string">
            <text:p>pathological</text:p>
          </table:table-cell>
          <table:table-cell office:value-type="float" office:value="0.0009152299" calcext:value-type="float">
            <text:p>0.0009152299</text:p>
          </table:table-cell>
          <table:table-cell office:value-type="float" office:value="0.9990847" calcext:value-type="float">
            <text:p>0.9990847</text:p>
          </table:table-cell>
          <table:table-cell table:formula="of:=IF([.B6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35.png</text:p>
          </table:table-cell>
          <table:table-cell office:value-type="string" calcext:value-type="string">
            <text:p>pathological</text:p>
          </table:table-cell>
          <table:table-cell office:value-type="float" office:value="0.00000013603373" calcext:value-type="float">
            <text:p>0.000000136</text:p>
          </table:table-cell>
          <table:table-cell office:value-type="float" office:value="0.9999999" calcext:value-type="float">
            <text:p>0.9999999</text:p>
          </table:table-cell>
          <table:table-cell table:formula="of:=IF([.B6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35.png</text:p>
          </table:table-cell>
          <table:table-cell office:value-type="string" calcext:value-type="string">
            <text:p>pathological</text:p>
          </table:table-cell>
          <table:table-cell office:value-type="float" office:value="0.000020851301" calcext:value-type="float">
            <text:p>2.0851301E-05</text:p>
          </table:table-cell>
          <table:table-cell office:value-type="float" office:value="0.99997914" calcext:value-type="float">
            <text:p>0.99997914</text:p>
          </table:table-cell>
          <table:table-cell table:formula="of:=IF([.B6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5-25.png</text:p>
          </table:table-cell>
          <table:table-cell office:value-type="string" calcext:value-type="string">
            <text:p>healthy</text:p>
          </table:table-cell>
          <table:table-cell office:value-type="float" office:value="0.8209191" calcext:value-type="float">
            <text:p>0.8209191</text:p>
          </table:table-cell>
          <table:table-cell office:value-type="float" office:value="0.17908087" calcext:value-type="float">
            <text:p>0.17908087</text:p>
          </table:table-cell>
          <table:table-cell table:formula="of:=IF([.B68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09.png</text:p>
          </table:table-cell>
          <table:table-cell office:value-type="string" calcext:value-type="string">
            <text:p>pathological</text:p>
          </table:table-cell>
          <table:table-cell office:value-type="float" office:value="0.0015139818" calcext:value-type="float">
            <text:p>0.0015139818</text:p>
          </table:table-cell>
          <table:table-cell office:value-type="float" office:value="0.9984861" calcext:value-type="float">
            <text:p>0.9984861</text:p>
          </table:table-cell>
          <table:table-cell table:formula="of:=IF([.B6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8-26.png</text:p>
          </table:table-cell>
          <table:table-cell office:value-type="string" calcext:value-type="string">
            <text:p>healthy</text:p>
          </table:table-cell>
          <table:table-cell office:value-type="float" office:value="0.9867873" calcext:value-type="float">
            <text:p>0.9867873</text:p>
          </table:table-cell>
          <table:table-cell office:value-type="float" office:value="0.0132126715" calcext:value-type="float">
            <text:p>0.0132126715</text:p>
          </table:table-cell>
          <table:table-cell table:formula="of:=IF([.B68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4-14.png</text:p>
          </table:table-cell>
          <table:table-cell office:value-type="string" calcext:value-type="string">
            <text:p>pathological</text:p>
          </table:table-cell>
          <table:table-cell office:value-type="float" office:value="0.000008736483" calcext:value-type="float">
            <text:p>8.736483E-06</text:p>
          </table:table-cell>
          <table:table-cell office:value-type="float" office:value="0.9999913" calcext:value-type="float">
            <text:p>0.9999913</text:p>
          </table:table-cell>
          <table:table-cell table:formula="of:=IF([.B6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1-57.png</text:p>
          </table:table-cell>
          <table:table-cell office:value-type="string" calcext:value-type="string">
            <text:p>healthy</text:p>
          </table:table-cell>
          <table:table-cell office:value-type="float" office:value="0.99701595" calcext:value-type="float">
            <text:p>0.99701595</text:p>
          </table:table-cell>
          <table:table-cell office:value-type="float" office:value="0.002984053" calcext:value-type="float">
            <text:p>0.002984053</text:p>
          </table:table-cell>
          <table:table-cell table:formula="of:=IF([.B69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10.png</text:p>
          </table:table-cell>
          <table:table-cell office:value-type="string" calcext:value-type="string">
            <text:p>healthy</text:p>
          </table:table-cell>
          <table:table-cell office:value-type="float" office:value="0.9995479" calcext:value-type="float">
            <text:p>0.9995479</text:p>
          </table:table-cell>
          <table:table-cell office:value-type="float" office:value="0.00045207512" calcext:value-type="float">
            <text:p>0.0004520751</text:p>
          </table:table-cell>
          <table:table-cell table:formula="of:=IF([.B69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4-59.png</text:p>
          </table:table-cell>
          <table:table-cell office:value-type="string" calcext:value-type="string">
            <text:p>healthy</text:p>
          </table:table-cell>
          <table:table-cell office:value-type="float" office:value="0.9980628" calcext:value-type="float">
            <text:p>0.9980628</text:p>
          </table:table-cell>
          <table:table-cell office:value-type="float" office:value="0.0019372025" calcext:value-type="float">
            <text:p>0.0019372025</text:p>
          </table:table-cell>
          <table:table-cell table:formula="of:=IF([.B69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24.png</text:p>
          </table:table-cell>
          <table:table-cell office:value-type="string" calcext:value-type="string">
            <text:p>healthy</text:p>
          </table:table-cell>
          <table:table-cell office:value-type="float" office:value="0.9961283" calcext:value-type="float">
            <text:p>0.9961283</text:p>
          </table:table-cell>
          <table:table-cell office:value-type="float" office:value="0.0038716209" calcext:value-type="float">
            <text:p>0.0038716209</text:p>
          </table:table-cell>
          <table:table-cell table:formula="of:=IF([.B69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1-29.png</text:p>
          </table:table-cell>
          <table:table-cell office:value-type="string" calcext:value-type="string">
            <text:p>healthy</text:p>
          </table:table-cell>
          <table:table-cell office:value-type="float" office:value="0.99917454" calcext:value-type="float">
            <text:p>0.99917454</text:p>
          </table:table-cell>
          <table:table-cell office:value-type="float" office:value="0.00082544354" calcext:value-type="float">
            <text:p>0.0008254435</text:p>
          </table:table-cell>
          <table:table-cell table:formula="of:=IF([.B69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5-41.png</text:p>
          </table:table-cell>
          <table:table-cell office:value-type="string" calcext:value-type="string">
            <text:p>pathological</text:p>
          </table:table-cell>
          <table:table-cell office:value-type="float" office:value="0.07074456" calcext:value-type="float">
            <text:p>0.07074456</text:p>
          </table:table-cell>
          <table:table-cell office:value-type="float" office:value="0.9292554" calcext:value-type="float">
            <text:p>0.9292554</text:p>
          </table:table-cell>
          <table:table-cell table:formula="of:=IF([.B6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8-20.png</text:p>
          </table:table-cell>
          <table:table-cell office:value-type="string" calcext:value-type="string">
            <text:p>pathological</text:p>
          </table:table-cell>
          <table:table-cell office:value-type="float" office:value="0.00000027233415" calcext:value-type="float">
            <text:p>2.7233415E-07</text:p>
          </table:table-cell>
          <table:table-cell office:value-type="float" office:value="0.99999976" calcext:value-type="float">
            <text:p>0.99999976</text:p>
          </table:table-cell>
          <table:table-cell table:formula="of:=IF([.B6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5-19.png</text:p>
          </table:table-cell>
          <table:table-cell office:value-type="string" calcext:value-type="string">
            <text:p>pathological</text:p>
          </table:table-cell>
          <table:table-cell office:value-type="float" office:value="0.010786892" calcext:value-type="float">
            <text:p>0.010786892</text:p>
          </table:table-cell>
          <table:table-cell office:value-type="float" office:value="0.98921305" calcext:value-type="float">
            <text:p>0.98921305</text:p>
          </table:table-cell>
          <table:table-cell table:formula="of:=IF([.B6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1-58.png</text:p>
          </table:table-cell>
          <table:table-cell office:value-type="string" calcext:value-type="string">
            <text:p>pathological</text:p>
          </table:table-cell>
          <table:table-cell office:value-type="float" office:value="0.00000076599724" calcext:value-type="float">
            <text:p>0.000000766</text:p>
          </table:table-cell>
          <table:table-cell office:value-type="float" office:value="0.9999993" calcext:value-type="float">
            <text:p>0.9999993</text:p>
          </table:table-cell>
          <table:table-cell table:formula="of:=IF([.B6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02-36.png</text:p>
          </table:table-cell>
          <table:table-cell office:value-type="string" calcext:value-type="string">
            <text:p>pathological</text:p>
          </table:table-cell>
          <table:table-cell office:value-type="float" office:value="0.00032222754" calcext:value-type="float">
            <text:p>0.0003222275</text:p>
          </table:table-cell>
          <table:table-cell office:value-type="float" office:value="0.9996778" calcext:value-type="float">
            <text:p>0.9996778</text:p>
          </table:table-cell>
          <table:table-cell table:formula="of:=IF([.B6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8-54.png</text:p>
          </table:table-cell>
          <table:table-cell office:value-type="string" calcext:value-type="string">
            <text:p>pathological</text:p>
          </table:table-cell>
          <table:table-cell office:value-type="float" office:value="0.022709956" calcext:value-type="float">
            <text:p>0.022709956</text:p>
          </table:table-cell>
          <table:table-cell office:value-type="float" office:value="0.97729003" calcext:value-type="float">
            <text:p>0.97729003</text:p>
          </table:table-cell>
          <table:table-cell table:formula="of:=IF([.B7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44.png</text:p>
          </table:table-cell>
          <table:table-cell office:value-type="string" calcext:value-type="string">
            <text:p>pathological</text:p>
          </table:table-cell>
          <table:table-cell office:value-type="float" office:value="0.0031620585" calcext:value-type="float">
            <text:p>0.0031620585</text:p>
          </table:table-cell>
          <table:table-cell office:value-type="float" office:value="0.996838" calcext:value-type="float">
            <text:p>0.996838</text:p>
          </table:table-cell>
          <table:table-cell table:formula="of:=IF([.B7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4-08.png</text:p>
          </table:table-cell>
          <table:table-cell office:value-type="string" calcext:value-type="string">
            <text:p>pathological</text:p>
          </table:table-cell>
          <table:table-cell office:value-type="float" office:value="0.00000035728615" calcext:value-type="float">
            <text:p>3.5728615E-07</text:p>
          </table:table-cell>
          <table:table-cell office:value-type="float" office:value="0.99999964" calcext:value-type="float">
            <text:p>0.99999964</text:p>
          </table:table-cell>
          <table:table-cell table:formula="of:=IF([.B7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26.png</text:p>
          </table:table-cell>
          <table:table-cell office:value-type="string" calcext:value-type="string">
            <text:p>pathological</text:p>
          </table:table-cell>
          <table:table-cell office:value-type="float" office:value="0.00000042584438" calcext:value-type="float">
            <text:p>4.2584438E-07</text:p>
          </table:table-cell>
          <table:table-cell office:value-type="float" office:value="0.9999995" calcext:value-type="float">
            <text:p>0.9999995</text:p>
          </table:table-cell>
          <table:table-cell table:formula="of:=IF([.B7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5-07.png</text:p>
          </table:table-cell>
          <table:table-cell office:value-type="string" calcext:value-type="string">
            <text:p>pathological</text:p>
          </table:table-cell>
          <table:table-cell office:value-type="float" office:value="0.000107118256" calcext:value-type="float">
            <text:p>0.0001071183</text:p>
          </table:table-cell>
          <table:table-cell office:value-type="float" office:value="0.99989283" calcext:value-type="float">
            <text:p>0.99989283</text:p>
          </table:table-cell>
          <table:table-cell table:formula="of:=IF([.B7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39-59.png</text:p>
          </table:table-cell>
          <table:table-cell office:value-type="string" calcext:value-type="string">
            <text:p>pathological</text:p>
          </table:table-cell>
          <table:table-cell office:value-type="float" office:value="0.0023418788" calcext:value-type="float">
            <text:p>0.0023418788</text:p>
          </table:table-cell>
          <table:table-cell office:value-type="float" office:value="0.99765813" calcext:value-type="float">
            <text:p>0.99765813</text:p>
          </table:table-cell>
          <table:table-cell table:formula="of:=IF([.B7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7-47.png</text:p>
          </table:table-cell>
          <table:table-cell office:value-type="string" calcext:value-type="string">
            <text:p>healthy</text:p>
          </table:table-cell>
          <table:table-cell office:value-type="float" office:value="0.9997335" calcext:value-type="float">
            <text:p>0.9997335</text:p>
          </table:table-cell>
          <table:table-cell office:value-type="float" office:value="0.00026643393" calcext:value-type="float">
            <text:p>0.0002664339</text:p>
          </table:table-cell>
          <table:table-cell table:formula="of:=IF([.B70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29-51.png</text:p>
          </table:table-cell>
          <table:table-cell office:value-type="string" calcext:value-type="string">
            <text:p>pathological</text:p>
          </table:table-cell>
          <table:table-cell office:value-type="float" office:value="0.000010051754" calcext:value-type="float">
            <text:p>1.0051754E-05</text:p>
          </table:table-cell>
          <table:table-cell office:value-type="float" office:value="0.99999" calcext:value-type="float">
            <text:p>0.99999</text:p>
          </table:table-cell>
          <table:table-cell table:formula="of:=IF([.B7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5-31.png</text:p>
          </table:table-cell>
          <table:table-cell office:value-type="string" calcext:value-type="string">
            <text:p>pathological</text:p>
          </table:table-cell>
          <table:table-cell office:value-type="float" office:value="0.011388392" calcext:value-type="float">
            <text:p>0.011388392</text:p>
          </table:table-cell>
          <table:table-cell office:value-type="float" office:value="0.98861164" calcext:value-type="float">
            <text:p>0.98861164</text:p>
          </table:table-cell>
          <table:table-cell table:formula="of:=IF([.B7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1-05.png</text:p>
          </table:table-cell>
          <table:table-cell office:value-type="string" calcext:value-type="string">
            <text:p>pathological</text:p>
          </table:table-cell>
          <table:table-cell office:value-type="float" office:value="0.0000009111565" calcext:value-type="float">
            <text:p>9.111565E-07</text:p>
          </table:table-cell>
          <table:table-cell office:value-type="float" office:value="0.99999905" calcext:value-type="float">
            <text:p>0.99999905</text:p>
          </table:table-cell>
          <table:table-cell table:formula="of:=IF([.B7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3-11.png</text:p>
          </table:table-cell>
          <table:table-cell office:value-type="string" calcext:value-type="string">
            <text:p>pathological</text:p>
          </table:table-cell>
          <table:table-cell office:value-type="float" office:value="0.0001152257" calcext:value-type="float">
            <text:p>0.0001152257</text:p>
          </table:table-cell>
          <table:table-cell office:value-type="float" office:value="0.9998847" calcext:value-type="float">
            <text:p>0.9998847</text:p>
          </table:table-cell>
          <table:table-cell table:formula="of:=IF([.B7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12.png</text:p>
          </table:table-cell>
          <table:table-cell office:value-type="string" calcext:value-type="string">
            <text:p>pathological</text:p>
          </table:table-cell>
          <table:table-cell office:value-type="float" office:value="0.0000002388286" calcext:value-type="float">
            <text:p>2.388286E-07</text:p>
          </table:table-cell>
          <table:table-cell office:value-type="float" office:value="0.99999976" calcext:value-type="float">
            <text:p>0.99999976</text:p>
          </table:table-cell>
          <table:table-cell table:formula="of:=IF([.B7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7-08.png</text:p>
          </table:table-cell>
          <table:table-cell office:value-type="string" calcext:value-type="string">
            <text:p>pathological</text:p>
          </table:table-cell>
          <table:table-cell office:value-type="float" office:value="0.0006369141" calcext:value-type="float">
            <text:p>0.0006369141</text:p>
          </table:table-cell>
          <table:table-cell office:value-type="float" office:value="0.9993631" calcext:value-type="float">
            <text:p>0.9993631</text:p>
          </table:table-cell>
          <table:table-cell table:formula="of:=IF([.B7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42.png</text:p>
          </table:table-cell>
          <table:table-cell office:value-type="string" calcext:value-type="string">
            <text:p>pathological</text:p>
          </table:table-cell>
          <table:table-cell office:value-type="float" office:value="0.00000054637945" calcext:value-type="float">
            <text:p>5.4637945E-07</text:p>
          </table:table-cell>
          <table:table-cell office:value-type="float" office:value="0.9999994" calcext:value-type="float">
            <text:p>0.9999994</text:p>
          </table:table-cell>
          <table:table-cell table:formula="of:=IF([.B7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40.png</text:p>
          </table:table-cell>
          <table:table-cell office:value-type="string" calcext:value-type="string">
            <text:p>healthy</text:p>
          </table:table-cell>
          <table:table-cell office:value-type="float" office:value="0.9997073" calcext:value-type="float">
            <text:p>0.9997073</text:p>
          </table:table-cell>
          <table:table-cell office:value-type="float" office:value="0.00029272996" calcext:value-type="float">
            <text:p>0.00029273</text:p>
          </table:table-cell>
          <table:table-cell table:formula="of:=IF([.B71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8-55.png</text:p>
          </table:table-cell>
          <table:table-cell office:value-type="string" calcext:value-type="string">
            <text:p>pathological</text:p>
          </table:table-cell>
          <table:table-cell office:value-type="float" office:value="0.00000004189505" calcext:value-type="float">
            <text:p>4.189505E-08</text:p>
          </table:table-cell>
          <table:table-cell office:value-type="float" office:value="1" calcext:value-type="float">
            <text:p>1</text:p>
          </table:table-cell>
          <table:table-cell table:formula="of:=IF([.B7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7-15.png</text:p>
          </table:table-cell>
          <table:table-cell office:value-type="string" calcext:value-type="string">
            <text:p>pathological</text:p>
          </table:table-cell>
          <table:table-cell office:value-type="float" office:value="0.000053719727" calcext:value-type="float">
            <text:p>5.3719727E-05</text:p>
          </table:table-cell>
          <table:table-cell office:value-type="float" office:value="0.99994624" calcext:value-type="float">
            <text:p>0.99994624</text:p>
          </table:table-cell>
          <table:table-cell table:formula="of:=IF([.B7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8-24.png</text:p>
          </table:table-cell>
          <table:table-cell office:value-type="string" calcext:value-type="string">
            <text:p>healthy</text:p>
          </table:table-cell>
          <table:table-cell office:value-type="float" office:value="0.9474743" calcext:value-type="float">
            <text:p>0.9474743</text:p>
          </table:table-cell>
          <table:table-cell office:value-type="float" office:value="0.052525695" calcext:value-type="float">
            <text:p>0.052525695</text:p>
          </table:table-cell>
          <table:table-cell table:formula="of:=IF([.B71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6-21.png</text:p>
          </table:table-cell>
          <table:table-cell office:value-type="string" calcext:value-type="string">
            <text:p>pathological</text:p>
          </table:table-cell>
          <table:table-cell office:value-type="float" office:value="0.013732752" calcext:value-type="float">
            <text:p>0.013732752</text:p>
          </table:table-cell>
          <table:table-cell office:value-type="float" office:value="0.9862672" calcext:value-type="float">
            <text:p>0.9862672</text:p>
          </table:table-cell>
          <table:table-cell table:formula="of:=IF([.B7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48.png</text:p>
          </table:table-cell>
          <table:table-cell office:value-type="string" calcext:value-type="string">
            <text:p>healthy</text:p>
          </table:table-cell>
          <table:table-cell office:value-type="float" office:value="0.99829036" calcext:value-type="float">
            <text:p>0.99829036</text:p>
          </table:table-cell>
          <table:table-cell office:value-type="float" office:value="0.0017096333" calcext:value-type="float">
            <text:p>0.0017096333</text:p>
          </table:table-cell>
          <table:table-cell table:formula="of:=IF([.B71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3-54.png</text:p>
          </table:table-cell>
          <table:table-cell office:value-type="string" calcext:value-type="string">
            <text:p>pathological</text:p>
          </table:table-cell>
          <table:table-cell office:value-type="float" office:value="0.3674477" calcext:value-type="float">
            <text:p>0.3674477</text:p>
          </table:table-cell>
          <table:table-cell office:value-type="float" office:value="0.6325523" calcext:value-type="float">
            <text:p>0.6325523</text:p>
          </table:table-cell>
          <table:table-cell table:formula="of:=IF([.B7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9-22.png</text:p>
          </table:table-cell>
          <table:table-cell office:value-type="string" calcext:value-type="string">
            <text:p>healthy</text:p>
          </table:table-cell>
          <table:table-cell office:value-type="float" office:value="0.99977297" calcext:value-type="float">
            <text:p>0.99977297</text:p>
          </table:table-cell>
          <table:table-cell office:value-type="float" office:value="0.00022700828" calcext:value-type="float">
            <text:p>0.0002270083</text:p>
          </table:table-cell>
          <table:table-cell table:formula="of:=IF([.B72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3-53.png</text:p>
          </table:table-cell>
          <table:table-cell office:value-type="string" calcext:value-type="string">
            <text:p>healthy</text:p>
          </table:table-cell>
          <table:table-cell office:value-type="float" office:value="0.98225456" calcext:value-type="float">
            <text:p>0.98225456</text:p>
          </table:table-cell>
          <table:table-cell office:value-type="float" office:value="0.017745508" calcext:value-type="float">
            <text:p>0.017745508</text:p>
          </table:table-cell>
          <table:table-cell table:formula="of:=IF([.B72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6-38.png</text:p>
          </table:table-cell>
          <table:table-cell office:value-type="string" calcext:value-type="string">
            <text:p>pathological</text:p>
          </table:table-cell>
          <table:table-cell office:value-type="float" office:value="0.4620373" calcext:value-type="float">
            <text:p>0.4620373</text:p>
          </table:table-cell>
          <table:table-cell office:value-type="float" office:value="0.5379627" calcext:value-type="float">
            <text:p>0.5379627</text:p>
          </table:table-cell>
          <table:table-cell table:formula="of:=IF([.B7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7-01.png</text:p>
          </table:table-cell>
          <table:table-cell office:value-type="string" calcext:value-type="string">
            <text:p>healthy</text:p>
          </table:table-cell>
          <table:table-cell office:value-type="float" office:value="0.9963916" calcext:value-type="float">
            <text:p>0.9963916</text:p>
          </table:table-cell>
          <table:table-cell office:value-type="float" office:value="0.0036083332" calcext:value-type="float">
            <text:p>0.0036083332</text:p>
          </table:table-cell>
          <table:table-cell table:formula="of:=IF([.B72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15-02.png</text:p>
          </table:table-cell>
          <table:table-cell office:value-type="string" calcext:value-type="string">
            <text:p>pathological</text:p>
          </table:table-cell>
          <table:table-cell office:value-type="float" office:value="0.000581806" calcext:value-type="float">
            <text:p>0.000581806</text:p>
          </table:table-cell>
          <table:table-cell office:value-type="float" office:value="0.99941826" calcext:value-type="float">
            <text:p>0.99941826</text:p>
          </table:table-cell>
          <table:table-cell table:formula="of:=IF([.B7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9-24.png</text:p>
          </table:table-cell>
          <table:table-cell office:value-type="string" calcext:value-type="string">
            <text:p>pathological</text:p>
          </table:table-cell>
          <table:table-cell office:value-type="float" office:value="0.000000040950162" calcext:value-type="float">
            <text:p>0.000000041</text:p>
          </table:table-cell>
          <table:table-cell office:value-type="float" office:value="1" calcext:value-type="float">
            <text:p>1</text:p>
          </table:table-cell>
          <table:table-cell table:formula="of:=IF([.B7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8-15.png</text:p>
          </table:table-cell>
          <table:table-cell office:value-type="string" calcext:value-type="string">
            <text:p>pathological</text:p>
          </table:table-cell>
          <table:table-cell office:value-type="float" office:value="0.00005226094" calcext:value-type="float">
            <text:p>5.226094E-05</text:p>
          </table:table-cell>
          <table:table-cell office:value-type="float" office:value="0.9999478" calcext:value-type="float">
            <text:p>0.9999478</text:p>
          </table:table-cell>
          <table:table-cell table:formula="of:=IF([.B7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53.png</text:p>
          </table:table-cell>
          <table:table-cell office:value-type="string" calcext:value-type="string">
            <text:p>pathological</text:p>
          </table:table-cell>
          <table:table-cell office:value-type="float" office:value="0.029992525" calcext:value-type="float">
            <text:p>0.029992525</text:p>
          </table:table-cell>
          <table:table-cell office:value-type="float" office:value="0.9700075" calcext:value-type="float">
            <text:p>0.9700075</text:p>
          </table:table-cell>
          <table:table-cell table:formula="of:=IF([.B7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17-58.png</text:p>
          </table:table-cell>
          <table:table-cell office:value-type="string" calcext:value-type="string">
            <text:p>pathological</text:p>
          </table:table-cell>
          <table:table-cell office:value-type="float" office:value="0.013468782" calcext:value-type="float">
            <text:p>0.013468782</text:p>
          </table:table-cell>
          <table:table-cell office:value-type="float" office:value="0.9865312" calcext:value-type="float">
            <text:p>0.9865312</text:p>
          </table:table-cell>
          <table:table-cell table:formula="of:=IF([.B7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9-43.png</text:p>
          </table:table-cell>
          <table:table-cell office:value-type="string" calcext:value-type="string">
            <text:p>healthy</text:p>
          </table:table-cell>
          <table:table-cell office:value-type="float" office:value="0.9995185" calcext:value-type="float">
            <text:p>0.9995185</text:p>
          </table:table-cell>
          <table:table-cell office:value-type="float" office:value="0.0004814353" calcext:value-type="float">
            <text:p>0.0004814353</text:p>
          </table:table-cell>
          <table:table-cell table:formula="of:=IF([.B73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3-15.png</text:p>
          </table:table-cell>
          <table:table-cell office:value-type="string" calcext:value-type="string">
            <text:p>healthy</text:p>
          </table:table-cell>
          <table:table-cell office:value-type="float" office:value="0.99910694" calcext:value-type="float">
            <text:p>0.99910694</text:p>
          </table:table-cell>
          <table:table-cell office:value-type="float" office:value="0.0008930801" calcext:value-type="float">
            <text:p>0.0008930801</text:p>
          </table:table-cell>
          <table:table-cell table:formula="of:=IF([.B73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3-25.png</text:p>
          </table:table-cell>
          <table:table-cell office:value-type="string" calcext:value-type="string">
            <text:p>pathological</text:p>
          </table:table-cell>
          <table:table-cell office:value-type="float" office:value="0.02037482" calcext:value-type="float">
            <text:p>0.02037482</text:p>
          </table:table-cell>
          <table:table-cell office:value-type="float" office:value="0.9796252" calcext:value-type="float">
            <text:p>0.9796252</text:p>
          </table:table-cell>
          <table:table-cell table:formula="of:=IF([.B7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3-34.png</text:p>
          </table:table-cell>
          <table:table-cell office:value-type="string" calcext:value-type="string">
            <text:p>pathological</text:p>
          </table:table-cell>
          <table:table-cell office:value-type="float" office:value="0.0000028293862" calcext:value-type="float">
            <text:p>2.8293862E-06</text:p>
          </table:table-cell>
          <table:table-cell office:value-type="float" office:value="0.99999714" calcext:value-type="float">
            <text:p>0.99999714</text:p>
          </table:table-cell>
          <table:table-cell table:formula="of:=IF([.B7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28.png</text:p>
          </table:table-cell>
          <table:table-cell office:value-type="string" calcext:value-type="string">
            <text:p>healthy</text:p>
          </table:table-cell>
          <table:table-cell office:value-type="float" office:value="0.9975756" calcext:value-type="float">
            <text:p>0.9975756</text:p>
          </table:table-cell>
          <table:table-cell office:value-type="float" office:value="0.002424483" calcext:value-type="float">
            <text:p>0.002424483</text:p>
          </table:table-cell>
          <table:table-cell table:formula="of:=IF([.B73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56.png</text:p>
          </table:table-cell>
          <table:table-cell office:value-type="string" calcext:value-type="string">
            <text:p>pathological</text:p>
          </table:table-cell>
          <table:table-cell office:value-type="float" office:value="0.0000017309753" calcext:value-type="float">
            <text:p>0.000001731</text:p>
          </table:table-cell>
          <table:table-cell office:value-type="float" office:value="0.9999982" calcext:value-type="float">
            <text:p>0.9999982</text:p>
          </table:table-cell>
          <table:table-cell table:formula="of:=IF([.B7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35.png</text:p>
          </table:table-cell>
          <table:table-cell office:value-type="string" calcext:value-type="string">
            <text:p>healthy</text:p>
          </table:table-cell>
          <table:table-cell office:value-type="float" office:value="0.9998902" calcext:value-type="float">
            <text:p>0.9998902</text:p>
          </table:table-cell>
          <table:table-cell office:value-type="float" office:value="0.00010982482" calcext:value-type="float">
            <text:p>0.0001098248</text:p>
          </table:table-cell>
          <table:table-cell table:formula="of:=IF([.B73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6-56.png</text:p>
          </table:table-cell>
          <table:table-cell office:value-type="string" calcext:value-type="string">
            <text:p>pathological</text:p>
          </table:table-cell>
          <table:table-cell office:value-type="float" office:value="0.10424778" calcext:value-type="float">
            <text:p>0.10424778</text:p>
          </table:table-cell>
          <table:table-cell office:value-type="float" office:value="0.8957522" calcext:value-type="float">
            <text:p>0.8957522</text:p>
          </table:table-cell>
          <table:table-cell table:formula="of:=IF([.B7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0-10.png</text:p>
          </table:table-cell>
          <table:table-cell office:value-type="string" calcext:value-type="string">
            <text:p>pathological</text:p>
          </table:table-cell>
          <table:table-cell office:value-type="float" office:value="0.000095100986" calcext:value-type="float">
            <text:p>0.000095101</text:p>
          </table:table-cell>
          <table:table-cell office:value-type="float" office:value="0.9999049" calcext:value-type="float">
            <text:p>0.9999049</text:p>
          </table:table-cell>
          <table:table-cell table:formula="of:=IF([.B7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1-49.png</text:p>
          </table:table-cell>
          <table:table-cell office:value-type="string" calcext:value-type="string">
            <text:p>healthy</text:p>
          </table:table-cell>
          <table:table-cell office:value-type="float" office:value="0.70778877" calcext:value-type="float">
            <text:p>0.70778877</text:p>
          </table:table-cell>
          <table:table-cell office:value-type="float" office:value="0.2922112" calcext:value-type="float">
            <text:p>0.2922112</text:p>
          </table:table-cell>
          <table:table-cell table:formula="of:=IF([.B73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8-54.png</text:p>
          </table:table-cell>
          <table:table-cell office:value-type="string" calcext:value-type="string">
            <text:p>pathological</text:p>
          </table:table-cell>
          <table:table-cell office:value-type="float" office:value="0.0003546804" calcext:value-type="float">
            <text:p>0.0003546804</text:p>
          </table:table-cell>
          <table:table-cell office:value-type="float" office:value="0.99964535" calcext:value-type="float">
            <text:p>0.99964535</text:p>
          </table:table-cell>
          <table:table-cell table:formula="of:=IF([.B7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7-10.png</text:p>
          </table:table-cell>
          <table:table-cell office:value-type="string" calcext:value-type="string">
            <text:p>pathological</text:p>
          </table:table-cell>
          <table:table-cell office:value-type="float" office:value="0.000036154448" calcext:value-type="float">
            <text:p>3.6154448E-05</text:p>
          </table:table-cell>
          <table:table-cell office:value-type="float" office:value="0.9999639" calcext:value-type="float">
            <text:p>0.9999639</text:p>
          </table:table-cell>
          <table:table-cell table:formula="of:=IF([.B7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13-38.png</text:p>
          </table:table-cell>
          <table:table-cell office:value-type="string" calcext:value-type="string">
            <text:p>healthy</text:p>
          </table:table-cell>
          <table:table-cell office:value-type="float" office:value="0.6803803" calcext:value-type="float">
            <text:p>0.6803803</text:p>
          </table:table-cell>
          <table:table-cell office:value-type="float" office:value="0.3196197" calcext:value-type="float">
            <text:p>0.3196197</text:p>
          </table:table-cell>
          <table:table-cell table:formula="of:=IF([.B74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17.png</text:p>
          </table:table-cell>
          <table:table-cell office:value-type="string" calcext:value-type="string">
            <text:p>pathological</text:p>
          </table:table-cell>
          <table:table-cell office:value-type="float" office:value="0.000037166355" calcext:value-type="float">
            <text:p>3.7166355E-05</text:p>
          </table:table-cell>
          <table:table-cell office:value-type="float" office:value="0.9999628" calcext:value-type="float">
            <text:p>0.9999628</text:p>
          </table:table-cell>
          <table:table-cell table:formula="of:=IF([.B7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0-42.png</text:p>
          </table:table-cell>
          <table:table-cell office:value-type="string" calcext:value-type="string">
            <text:p>healthy</text:p>
          </table:table-cell>
          <table:table-cell office:value-type="float" office:value="0.8919729" calcext:value-type="float">
            <text:p>0.8919729</text:p>
          </table:table-cell>
          <table:table-cell office:value-type="float" office:value="0.10802714" calcext:value-type="float">
            <text:p>0.10802714</text:p>
          </table:table-cell>
          <table:table-cell table:formula="of:=IF([.B74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26.png</text:p>
          </table:table-cell>
          <table:table-cell office:value-type="string" calcext:value-type="string">
            <text:p>healthy</text:p>
          </table:table-cell>
          <table:table-cell office:value-type="float" office:value="0.9946956" calcext:value-type="float">
            <text:p>0.9946956</text:p>
          </table:table-cell>
          <table:table-cell office:value-type="float" office:value="0.005304395" calcext:value-type="float">
            <text:p>0.005304395</text:p>
          </table:table-cell>
          <table:table-cell table:formula="of:=IF([.B74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8-58.png</text:p>
          </table:table-cell>
          <table:table-cell office:value-type="string" calcext:value-type="string">
            <text:p>healthy</text:p>
          </table:table-cell>
          <table:table-cell office:value-type="float" office:value="0.9996611" calcext:value-type="float">
            <text:p>0.9996611</text:p>
          </table:table-cell>
          <table:table-cell office:value-type="float" office:value="0.00033895439" calcext:value-type="float">
            <text:p>0.0003389544</text:p>
          </table:table-cell>
          <table:table-cell table:formula="of:=IF([.B74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09-03.png</text:p>
          </table:table-cell>
          <table:table-cell office:value-type="string" calcext:value-type="string">
            <text:p>pathological</text:p>
          </table:table-cell>
          <table:table-cell office:value-type="float" office:value="0.0005892905" calcext:value-type="float">
            <text:p>0.0005892905</text:p>
          </table:table-cell>
          <table:table-cell office:value-type="float" office:value="0.99941075" calcext:value-type="float">
            <text:p>0.99941075</text:p>
          </table:table-cell>
          <table:table-cell table:formula="of:=IF([.B7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8-32.png</text:p>
          </table:table-cell>
          <table:table-cell office:value-type="string" calcext:value-type="string">
            <text:p>pathological</text:p>
          </table:table-cell>
          <table:table-cell office:value-type="float" office:value="0.000062045874" calcext:value-type="float">
            <text:p>6.2045874E-05</text:p>
          </table:table-cell>
          <table:table-cell office:value-type="float" office:value="0.9999379" calcext:value-type="float">
            <text:p>0.9999379</text:p>
          </table:table-cell>
          <table:table-cell table:formula="of:=IF([.B7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31.png</text:p>
          </table:table-cell>
          <table:table-cell office:value-type="string" calcext:value-type="string">
            <text:p>pathological</text:p>
          </table:table-cell>
          <table:table-cell office:value-type="float" office:value="0.0000023885304" calcext:value-type="float">
            <text:p>2.3885304E-06</text:p>
          </table:table-cell>
          <table:table-cell office:value-type="float" office:value="0.9999976" calcext:value-type="float">
            <text:p>0.9999976</text:p>
          </table:table-cell>
          <table:table-cell table:formula="of:=IF([.B7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7-25.png</text:p>
          </table:table-cell>
          <table:table-cell office:value-type="string" calcext:value-type="string">
            <text:p>pathological</text:p>
          </table:table-cell>
          <table:table-cell office:value-type="float" office:value="0.0001038973" calcext:value-type="float">
            <text:p>0.0001038973</text:p>
          </table:table-cell>
          <table:table-cell office:value-type="float" office:value="0.99989605" calcext:value-type="float">
            <text:p>0.99989605</text:p>
          </table:table-cell>
          <table:table-cell table:formula="of:=IF([.B7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44.png</text:p>
          </table:table-cell>
          <table:table-cell office:value-type="string" calcext:value-type="string">
            <text:p>pathological</text:p>
          </table:table-cell>
          <table:table-cell office:value-type="float" office:value="0.000000046723933" calcext:value-type="float">
            <text:p>4.6723933E-08</text:p>
          </table:table-cell>
          <table:table-cell office:value-type="float" office:value="1" calcext:value-type="float">
            <text:p>1</text:p>
          </table:table-cell>
          <table:table-cell table:formula="of:=IF([.B7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09.png</text:p>
          </table:table-cell>
          <table:table-cell office:value-type="string" calcext:value-type="string">
            <text:p>pathological</text:p>
          </table:table-cell>
          <table:table-cell office:value-type="float" office:value="0.0000000129409825" calcext:value-type="float">
            <text:p>1.29409825E-08</text:p>
          </table:table-cell>
          <table:table-cell office:value-type="float" office:value="1" calcext:value-type="float">
            <text:p>1</text:p>
          </table:table-cell>
          <table:table-cell table:formula="of:=IF([.B7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5-18.png</text:p>
          </table:table-cell>
          <table:table-cell office:value-type="string" calcext:value-type="string">
            <text:p>pathological</text:p>
          </table:table-cell>
          <table:table-cell office:value-type="float" office:value="0.0000021131382" calcext:value-type="float">
            <text:p>2.1131382E-06</text:p>
          </table:table-cell>
          <table:table-cell office:value-type="float" office:value="0.99999785" calcext:value-type="float">
            <text:p>0.99999785</text:p>
          </table:table-cell>
          <table:table-cell table:formula="of:=IF([.B7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7-08.png</text:p>
          </table:table-cell>
          <table:table-cell office:value-type="string" calcext:value-type="string">
            <text:p>pathological</text:p>
          </table:table-cell>
          <table:table-cell office:value-type="float" office:value="0.00000014061973" calcext:value-type="float">
            <text:p>1.4061973E-07</text:p>
          </table:table-cell>
          <table:table-cell office:value-type="float" office:value="0.9999999" calcext:value-type="float">
            <text:p>0.9999999</text:p>
          </table:table-cell>
          <table:table-cell table:formula="of:=IF([.B7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2-15-09.png</text:p>
          </table:table-cell>
          <table:table-cell office:value-type="string" calcext:value-type="string">
            <text:p>pathological</text:p>
          </table:table-cell>
          <table:table-cell office:value-type="float" office:value="0.00011359212" calcext:value-type="float">
            <text:p>0.0001135921</text:p>
          </table:table-cell>
          <table:table-cell office:value-type="float" office:value="0.9998864" calcext:value-type="float">
            <text:p>0.9998864</text:p>
          </table:table-cell>
          <table:table-cell table:formula="of:=IF([.B7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0-20.png</text:p>
          </table:table-cell>
          <table:table-cell office:value-type="string" calcext:value-type="string">
            <text:p>healthy</text:p>
          </table:table-cell>
          <table:table-cell office:value-type="float" office:value="0.9995468" calcext:value-type="float">
            <text:p>0.9995468</text:p>
          </table:table-cell>
          <table:table-cell office:value-type="float" office:value="0.00045310796" calcext:value-type="float">
            <text:p>0.000453108</text:p>
          </table:table-cell>
          <table:table-cell table:formula="of:=IF([.B75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6-39.png</text:p>
          </table:table-cell>
          <table:table-cell office:value-type="string" calcext:value-type="string">
            <text:p>pathological</text:p>
          </table:table-cell>
          <table:table-cell office:value-type="float" office:value="0.0020972968" calcext:value-type="float">
            <text:p>0.0020972968</text:p>
          </table:table-cell>
          <table:table-cell office:value-type="float" office:value="0.99790275" calcext:value-type="float">
            <text:p>0.99790275</text:p>
          </table:table-cell>
          <table:table-cell table:formula="of:=IF([.B7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53.png</text:p>
          </table:table-cell>
          <table:table-cell office:value-type="string" calcext:value-type="string">
            <text:p>pathological</text:p>
          </table:table-cell>
          <table:table-cell office:value-type="float" office:value="0.00007929615" calcext:value-type="float">
            <text:p>7.929615E-05</text:p>
          </table:table-cell>
          <table:table-cell office:value-type="float" office:value="0.9999207" calcext:value-type="float">
            <text:p>0.9999207</text:p>
          </table:table-cell>
          <table:table-cell table:formula="of:=IF([.B7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4-10.png</text:p>
          </table:table-cell>
          <table:table-cell office:value-type="string" calcext:value-type="string">
            <text:p>pathological</text:p>
          </table:table-cell>
          <table:table-cell office:value-type="float" office:value="0.011825189" calcext:value-type="float">
            <text:p>0.011825189</text:p>
          </table:table-cell>
          <table:table-cell office:value-type="float" office:value="0.9881748" calcext:value-type="float">
            <text:p>0.9881748</text:p>
          </table:table-cell>
          <table:table-cell table:formula="of:=IF([.B7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0-19.png</text:p>
          </table:table-cell>
          <table:table-cell office:value-type="string" calcext:value-type="string">
            <text:p>healthy</text:p>
          </table:table-cell>
          <table:table-cell office:value-type="float" office:value="0.9928145" calcext:value-type="float">
            <text:p>0.9928145</text:p>
          </table:table-cell>
          <table:table-cell office:value-type="float" office:value="0.007185568" calcext:value-type="float">
            <text:p>0.007185568</text:p>
          </table:table-cell>
          <table:table-cell table:formula="of:=IF([.B7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9-50.png</text:p>
          </table:table-cell>
          <table:table-cell office:value-type="string" calcext:value-type="string">
            <text:p>healthy</text:p>
          </table:table-cell>
          <table:table-cell office:value-type="float" office:value="0.7330381" calcext:value-type="float">
            <text:p>0.7330381</text:p>
          </table:table-cell>
          <table:table-cell office:value-type="float" office:value="0.26696184" calcext:value-type="float">
            <text:p>0.26696184</text:p>
          </table:table-cell>
          <table:table-cell table:formula="of:=IF([.B76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2-34.png</text:p>
          </table:table-cell>
          <table:table-cell office:value-type="string" calcext:value-type="string">
            <text:p>pathological</text:p>
          </table:table-cell>
          <table:table-cell office:value-type="float" office:value="0.000092506125" calcext:value-type="float">
            <text:p>9.2506125E-05</text:p>
          </table:table-cell>
          <table:table-cell office:value-type="float" office:value="0.9999075" calcext:value-type="float">
            <text:p>0.9999075</text:p>
          </table:table-cell>
          <table:table-cell table:formula="of:=IF([.B7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6-58.png</text:p>
          </table:table-cell>
          <table:table-cell office:value-type="string" calcext:value-type="string">
            <text:p>pathological</text:p>
          </table:table-cell>
          <table:table-cell office:value-type="float" office:value="0.00000006246095" calcext:value-type="float">
            <text:p>6.246095E-08</text:p>
          </table:table-cell>
          <table:table-cell office:value-type="float" office:value="0.9999999" calcext:value-type="float">
            <text:p>0.9999999</text:p>
          </table:table-cell>
          <table:table-cell table:formula="of:=IF([.B7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18-28.png</text:p>
          </table:table-cell>
          <table:table-cell office:value-type="string" calcext:value-type="string">
            <text:p>pathological</text:p>
          </table:table-cell>
          <table:table-cell office:value-type="float" office:value="0.000008086283" calcext:value-type="float">
            <text:p>8.086283E-06</text:p>
          </table:table-cell>
          <table:table-cell office:value-type="float" office:value="0.9999919" calcext:value-type="float">
            <text:p>0.9999919</text:p>
          </table:table-cell>
          <table:table-cell table:formula="of:=IF([.B7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9-21.png</text:p>
          </table:table-cell>
          <table:table-cell office:value-type="string" calcext:value-type="string">
            <text:p>pathological</text:p>
          </table:table-cell>
          <table:table-cell office:value-type="float" office:value="0.00011756038" calcext:value-type="float">
            <text:p>0.0001175604</text:p>
          </table:table-cell>
          <table:table-cell office:value-type="float" office:value="0.99988246" calcext:value-type="float">
            <text:p>0.99988246</text:p>
          </table:table-cell>
          <table:table-cell table:formula="of:=IF([.B7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4-31.png</text:p>
          </table:table-cell>
          <table:table-cell office:value-type="string" calcext:value-type="string">
            <text:p>pathological</text:p>
          </table:table-cell>
          <table:table-cell office:value-type="float" office:value="0.000000005181838" calcext:value-type="float">
            <text:p>5.181838E-09</text:p>
          </table:table-cell>
          <table:table-cell office:value-type="float" office:value="1" calcext:value-type="float">
            <text:p>1</text:p>
          </table:table-cell>
          <table:table-cell table:formula="of:=IF([.B7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18.png</text:p>
          </table:table-cell>
          <table:table-cell office:value-type="string" calcext:value-type="string">
            <text:p>pathological</text:p>
          </table:table-cell>
          <table:table-cell office:value-type="float" office:value="0.00017719701" calcext:value-type="float">
            <text:p>0.000177197</text:p>
          </table:table-cell>
          <table:table-cell office:value-type="float" office:value="0.9998228" calcext:value-type="float">
            <text:p>0.9998228</text:p>
          </table:table-cell>
          <table:table-cell table:formula="of:=IF([.B7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9-00.png</text:p>
          </table:table-cell>
          <table:table-cell office:value-type="string" calcext:value-type="string">
            <text:p>pathological</text:p>
          </table:table-cell>
          <table:table-cell office:value-type="float" office:value="0.0000013923234" calcext:value-type="float">
            <text:p>1.3923234E-06</text:p>
          </table:table-cell>
          <table:table-cell office:value-type="float" office:value="0.99999857" calcext:value-type="float">
            <text:p>0.99999857</text:p>
          </table:table-cell>
          <table:table-cell table:formula="of:=IF([.B7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1-14.png</text:p>
          </table:table-cell>
          <table:table-cell office:value-type="string" calcext:value-type="string">
            <text:p>pathological</text:p>
          </table:table-cell>
          <table:table-cell office:value-type="float" office:value="0.013463013" calcext:value-type="float">
            <text:p>0.013463013</text:p>
          </table:table-cell>
          <table:table-cell office:value-type="float" office:value="0.986537" calcext:value-type="float">
            <text:p>0.986537</text:p>
          </table:table-cell>
          <table:table-cell table:formula="of:=IF([.B7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9-24.png</text:p>
          </table:table-cell>
          <table:table-cell office:value-type="string" calcext:value-type="string">
            <text:p>pathological</text:p>
          </table:table-cell>
          <table:table-cell office:value-type="float" office:value="0.04342286" calcext:value-type="float">
            <text:p>0.04342286</text:p>
          </table:table-cell>
          <table:table-cell office:value-type="float" office:value="0.9565772" calcext:value-type="float">
            <text:p>0.9565772</text:p>
          </table:table-cell>
          <table:table-cell table:formula="of:=IF([.B7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4-14.png</text:p>
          </table:table-cell>
          <table:table-cell office:value-type="string" calcext:value-type="string">
            <text:p>pathological</text:p>
          </table:table-cell>
          <table:table-cell office:value-type="float" office:value="0.000012538697" calcext:value-type="float">
            <text:p>1.2538697E-05</text:p>
          </table:table-cell>
          <table:table-cell office:value-type="float" office:value="0.9999875" calcext:value-type="float">
            <text:p>0.9999875</text:p>
          </table:table-cell>
          <table:table-cell table:formula="of:=IF([.B7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2-39.png</text:p>
          </table:table-cell>
          <table:table-cell office:value-type="string" calcext:value-type="string">
            <text:p>healthy</text:p>
          </table:table-cell>
          <table:table-cell office:value-type="float" office:value="0.9970091" calcext:value-type="float">
            <text:p>0.9970091</text:p>
          </table:table-cell>
          <table:table-cell office:value-type="float" office:value="0.0029909187" calcext:value-type="float">
            <text:p>0.0029909187</text:p>
          </table:table-cell>
          <table:table-cell table:formula="of:=IF([.B77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9-41.png</text:p>
          </table:table-cell>
          <table:table-cell office:value-type="string" calcext:value-type="string">
            <text:p>pathological</text:p>
          </table:table-cell>
          <table:table-cell office:value-type="float" office:value="0.0000305658" calcext:value-type="float">
            <text:p>3.05658E-05</text:p>
          </table:table-cell>
          <table:table-cell office:value-type="float" office:value="0.9999695" calcext:value-type="float">
            <text:p>0.9999695</text:p>
          </table:table-cell>
          <table:table-cell table:formula="of:=IF([.B7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5-13.png</text:p>
          </table:table-cell>
          <table:table-cell office:value-type="string" calcext:value-type="string">
            <text:p>pathological</text:p>
          </table:table-cell>
          <table:table-cell office:value-type="float" office:value="0.00028881346" calcext:value-type="float">
            <text:p>0.0002888135</text:p>
          </table:table-cell>
          <table:table-cell office:value-type="float" office:value="0.9997112" calcext:value-type="float">
            <text:p>0.9997112</text:p>
          </table:table-cell>
          <table:table-cell table:formula="of:=IF([.B7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47.png</text:p>
          </table:table-cell>
          <table:table-cell office:value-type="string" calcext:value-type="string">
            <text:p>pathological</text:p>
          </table:table-cell>
          <table:table-cell office:value-type="float" office:value="0.000000017008686" calcext:value-type="float">
            <text:p>0.000000017</text:p>
          </table:table-cell>
          <table:table-cell office:value-type="float" office:value="1" calcext:value-type="float">
            <text:p>1</text:p>
          </table:table-cell>
          <table:table-cell table:formula="of:=IF([.B7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2-29.png</text:p>
          </table:table-cell>
          <table:table-cell office:value-type="string" calcext:value-type="string">
            <text:p>pathological</text:p>
          </table:table-cell>
          <table:table-cell office:value-type="float" office:value="0.000008121905" calcext:value-type="float">
            <text:p>8.121905E-06</text:p>
          </table:table-cell>
          <table:table-cell office:value-type="float" office:value="0.9999919" calcext:value-type="float">
            <text:p>0.9999919</text:p>
          </table:table-cell>
          <table:table-cell table:formula="of:=IF([.B7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25.png</text:p>
          </table:table-cell>
          <table:table-cell office:value-type="string" calcext:value-type="string">
            <text:p>healthy</text:p>
          </table:table-cell>
          <table:table-cell office:value-type="float" office:value="0.99987113" calcext:value-type="float">
            <text:p>0.99987113</text:p>
          </table:table-cell>
          <table:table-cell office:value-type="float" office:value="0.0001288333" calcext:value-type="float">
            <text:p>0.0001288333</text:p>
          </table:table-cell>
          <table:table-cell table:formula="of:=IF([.B77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3-11.png</text:p>
          </table:table-cell>
          <table:table-cell office:value-type="string" calcext:value-type="string">
            <text:p>pathological</text:p>
          </table:table-cell>
          <table:table-cell office:value-type="float" office:value="0.00002954706" calcext:value-type="float">
            <text:p>2.954706E-05</text:p>
          </table:table-cell>
          <table:table-cell office:value-type="float" office:value="0.99997044" calcext:value-type="float">
            <text:p>0.99997044</text:p>
          </table:table-cell>
          <table:table-cell table:formula="of:=IF([.B7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44.png</text:p>
          </table:table-cell>
          <table:table-cell office:value-type="string" calcext:value-type="string">
            <text:p>pathological</text:p>
          </table:table-cell>
          <table:table-cell office:value-type="float" office:value="0.0000058314863" calcext:value-type="float">
            <text:p>5.8314863E-06</text:p>
          </table:table-cell>
          <table:table-cell office:value-type="float" office:value="0.99999416" calcext:value-type="float">
            <text:p>0.99999416</text:p>
          </table:table-cell>
          <table:table-cell table:formula="of:=IF([.B7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5-07.png</text:p>
          </table:table-cell>
          <table:table-cell office:value-type="string" calcext:value-type="string">
            <text:p>healthy</text:p>
          </table:table-cell>
          <table:table-cell office:value-type="float" office:value="0.99793303" calcext:value-type="float">
            <text:p>0.99793303</text:p>
          </table:table-cell>
          <table:table-cell office:value-type="float" office:value="0.0020670348" calcext:value-type="float">
            <text:p>0.0020670348</text:p>
          </table:table-cell>
          <table:table-cell table:formula="of:=IF([.B78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8-32.png</text:p>
          </table:table-cell>
          <table:table-cell office:value-type="string" calcext:value-type="string">
            <text:p>pathological</text:p>
          </table:table-cell>
          <table:table-cell office:value-type="float" office:value="0.022220517" calcext:value-type="float">
            <text:p>0.022220517</text:p>
          </table:table-cell>
          <table:table-cell office:value-type="float" office:value="0.9777795" calcext:value-type="float">
            <text:p>0.9777795</text:p>
          </table:table-cell>
          <table:table-cell table:formula="of:=IF([.B7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42-47.png</text:p>
          </table:table-cell>
          <table:table-cell office:value-type="string" calcext:value-type="string">
            <text:p>pathological</text:p>
          </table:table-cell>
          <table:table-cell office:value-type="float" office:value="0.00007112974" calcext:value-type="float">
            <text:p>7.112974E-05</text:p>
          </table:table-cell>
          <table:table-cell office:value-type="float" office:value="0.99992883" calcext:value-type="float">
            <text:p>0.99992883</text:p>
          </table:table-cell>
          <table:table-cell table:formula="of:=IF([.B7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14.png</text:p>
          </table:table-cell>
          <table:table-cell office:value-type="string" calcext:value-type="string">
            <text:p>pathological</text:p>
          </table:table-cell>
          <table:table-cell office:value-type="float" office:value="0.000007601792" calcext:value-type="float">
            <text:p>7.601792E-06</text:p>
          </table:table-cell>
          <table:table-cell office:value-type="float" office:value="0.9999924" calcext:value-type="float">
            <text:p>0.9999924</text:p>
          </table:table-cell>
          <table:table-cell table:formula="of:=IF([.B7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9-08.png</text:p>
          </table:table-cell>
          <table:table-cell office:value-type="string" calcext:value-type="string">
            <text:p>pathological</text:p>
          </table:table-cell>
          <table:table-cell office:value-type="float" office:value="0.0000038423545" calcext:value-type="float">
            <text:p>3.8423545E-06</text:p>
          </table:table-cell>
          <table:table-cell office:value-type="float" office:value="0.9999962" calcext:value-type="float">
            <text:p>0.9999962</text:p>
          </table:table-cell>
          <table:table-cell table:formula="of:=IF([.B7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8-52.png</text:p>
          </table:table-cell>
          <table:table-cell office:value-type="string" calcext:value-type="string">
            <text:p>pathological</text:p>
          </table:table-cell>
          <table:table-cell office:value-type="float" office:value="0.00074602215" calcext:value-type="float">
            <text:p>0.0007460222</text:p>
          </table:table-cell>
          <table:table-cell office:value-type="float" office:value="0.9992539" calcext:value-type="float">
            <text:p>0.9992539</text:p>
          </table:table-cell>
          <table:table-cell table:formula="of:=IF([.B7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7-48.png</text:p>
          </table:table-cell>
          <table:table-cell office:value-type="string" calcext:value-type="string">
            <text:p>pathological</text:p>
          </table:table-cell>
          <table:table-cell office:value-type="float" office:value="0.000036696016" calcext:value-type="float">
            <text:p>0.000036696</text:p>
          </table:table-cell>
          <table:table-cell office:value-type="float" office:value="0.9999633" calcext:value-type="float">
            <text:p>0.9999633</text:p>
          </table:table-cell>
          <table:table-cell table:formula="of:=IF([.B7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2-26.png</text:p>
          </table:table-cell>
          <table:table-cell office:value-type="string" calcext:value-type="string">
            <text:p>pathological</text:p>
          </table:table-cell>
          <table:table-cell office:value-type="float" office:value="0.0018742033" calcext:value-type="float">
            <text:p>0.0018742033</text:p>
          </table:table-cell>
          <table:table-cell office:value-type="float" office:value="0.99812585" calcext:value-type="float">
            <text:p>0.99812585</text:p>
          </table:table-cell>
          <table:table-cell table:formula="of:=IF([.B7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11.png</text:p>
          </table:table-cell>
          <table:table-cell office:value-type="string" calcext:value-type="string">
            <text:p>pathological</text:p>
          </table:table-cell>
          <table:table-cell office:value-type="float" office:value="0.000004231186" calcext:value-type="float">
            <text:p>4.231186E-06</text:p>
          </table:table-cell>
          <table:table-cell office:value-type="float" office:value="0.9999958" calcext:value-type="float">
            <text:p>0.9999958</text:p>
          </table:table-cell>
          <table:table-cell table:formula="of:=IF([.B7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22.png</text:p>
          </table:table-cell>
          <table:table-cell office:value-type="string" calcext:value-type="string">
            <text:p>pathological</text:p>
          </table:table-cell>
          <table:table-cell office:value-type="float" office:value="0.00000021473541" calcext:value-type="float">
            <text:p>2.1473541E-07</text:p>
          </table:table-cell>
          <table:table-cell office:value-type="float" office:value="0.99999976" calcext:value-type="float">
            <text:p>0.99999976</text:p>
          </table:table-cell>
          <table:table-cell table:formula="of:=IF([.B7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06.png</text:p>
          </table:table-cell>
          <table:table-cell office:value-type="string" calcext:value-type="string">
            <text:p>pathological</text:p>
          </table:table-cell>
          <table:table-cell office:value-type="float" office:value="0.0003351053" calcext:value-type="float">
            <text:p>0.0003351053</text:p>
          </table:table-cell>
          <table:table-cell office:value-type="float" office:value="0.9996649" calcext:value-type="float">
            <text:p>0.9996649</text:p>
          </table:table-cell>
          <table:table-cell table:formula="of:=IF([.B7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7-55.png</text:p>
          </table:table-cell>
          <table:table-cell office:value-type="string" calcext:value-type="string">
            <text:p>pathological</text:p>
          </table:table-cell>
          <table:table-cell office:value-type="float" office:value="0.00009877091" calcext:value-type="float">
            <text:p>9.877091E-05</text:p>
          </table:table-cell>
          <table:table-cell office:value-type="float" office:value="0.9999012" calcext:value-type="float">
            <text:p>0.9999012</text:p>
          </table:table-cell>
          <table:table-cell table:formula="of:=IF([.B7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9-53.png</text:p>
          </table:table-cell>
          <table:table-cell office:value-type="string" calcext:value-type="string">
            <text:p>pathological</text:p>
          </table:table-cell>
          <table:table-cell office:value-type="float" office:value="0.0008185531" calcext:value-type="float">
            <text:p>0.0008185531</text:p>
          </table:table-cell>
          <table:table-cell office:value-type="float" office:value="0.99918145" calcext:value-type="float">
            <text:p>0.99918145</text:p>
          </table:table-cell>
          <table:table-cell table:formula="of:=IF([.B7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9-33.png</text:p>
          </table:table-cell>
          <table:table-cell office:value-type="string" calcext:value-type="string">
            <text:p>pathological</text:p>
          </table:table-cell>
          <table:table-cell office:value-type="float" office:value="0.0019040364" calcext:value-type="float">
            <text:p>0.0019040364</text:p>
          </table:table-cell>
          <table:table-cell office:value-type="float" office:value="0.9980959" calcext:value-type="float">
            <text:p>0.9980959</text:p>
          </table:table-cell>
          <table:table-cell table:formula="of:=IF([.B7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3-18.png</text:p>
          </table:table-cell>
          <table:table-cell office:value-type="string" calcext:value-type="string">
            <text:p>healthy</text:p>
          </table:table-cell>
          <table:table-cell office:value-type="float" office:value="0.9995029" calcext:value-type="float">
            <text:p>0.9995029</text:p>
          </table:table-cell>
          <table:table-cell office:value-type="float" office:value="0.0004970744" calcext:value-type="float">
            <text:p>0.0004970744</text:p>
          </table:table-cell>
          <table:table-cell table:formula="of:=IF([.B79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47.png</text:p>
          </table:table-cell>
          <table:table-cell office:value-type="string" calcext:value-type="string">
            <text:p>pathological</text:p>
          </table:table-cell>
          <table:table-cell office:value-type="float" office:value="0.00034027165" calcext:value-type="float">
            <text:p>0.0003402717</text:p>
          </table:table-cell>
          <table:table-cell office:value-type="float" office:value="0.9996598" calcext:value-type="float">
            <text:p>0.9996598</text:p>
          </table:table-cell>
          <table:table-cell table:formula="of:=IF([.B7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2-29.png</text:p>
          </table:table-cell>
          <table:table-cell office:value-type="string" calcext:value-type="string">
            <text:p>pathological</text:p>
          </table:table-cell>
          <table:table-cell office:value-type="float" office:value="0.00000082323197" calcext:value-type="float">
            <text:p>8.2323197E-07</text:p>
          </table:table-cell>
          <table:table-cell office:value-type="float" office:value="0.99999917" calcext:value-type="float">
            <text:p>0.99999917</text:p>
          </table:table-cell>
          <table:table-cell table:formula="of:=IF([.B7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3-05.png</text:p>
          </table:table-cell>
          <table:table-cell office:value-type="string" calcext:value-type="string">
            <text:p>pathological</text:p>
          </table:table-cell>
          <table:table-cell office:value-type="float" office:value="0.000016789318" calcext:value-type="float">
            <text:p>1.6789318E-05</text:p>
          </table:table-cell>
          <table:table-cell office:value-type="float" office:value="0.9999832" calcext:value-type="float">
            <text:p>0.9999832</text:p>
          </table:table-cell>
          <table:table-cell table:formula="of:=IF([.B7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9-44.png</text:p>
          </table:table-cell>
          <table:table-cell office:value-type="string" calcext:value-type="string">
            <text:p>pathological</text:p>
          </table:table-cell>
          <table:table-cell office:value-type="float" office:value="0.00042849858" calcext:value-type="float">
            <text:p>0.0004284986</text:p>
          </table:table-cell>
          <table:table-cell office:value-type="float" office:value="0.9995715" calcext:value-type="float">
            <text:p>0.9995715</text:p>
          </table:table-cell>
          <table:table-cell table:formula="of:=IF([.B7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23.png</text:p>
          </table:table-cell>
          <table:table-cell office:value-type="string" calcext:value-type="string">
            <text:p>pathological</text:p>
          </table:table-cell>
          <table:table-cell office:value-type="float" office:value="0.00000000182118" calcext:value-type="float">
            <text:p>1.82118E-09</text:p>
          </table:table-cell>
          <table:table-cell office:value-type="float" office:value="1" calcext:value-type="float">
            <text:p>1</text:p>
          </table:table-cell>
          <table:table-cell table:formula="of:=IF([.B7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05.png</text:p>
          </table:table-cell>
          <table:table-cell office:value-type="string" calcext:value-type="string">
            <text:p>pathological</text:p>
          </table:table-cell>
          <table:table-cell office:value-type="float" office:value="0.0000004968731" calcext:value-type="float">
            <text:p>4.968731E-07</text:p>
          </table:table-cell>
          <table:table-cell office:value-type="float" office:value="0.9999995" calcext:value-type="float">
            <text:p>0.9999995</text:p>
          </table:table-cell>
          <table:table-cell table:formula="of:=IF([.B8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59.png</text:p>
          </table:table-cell>
          <table:table-cell office:value-type="string" calcext:value-type="string">
            <text:p>pathological</text:p>
          </table:table-cell>
          <table:table-cell office:value-type="float" office:value="0.000043256125" calcext:value-type="float">
            <text:p>4.3256125E-05</text:p>
          </table:table-cell>
          <table:table-cell office:value-type="float" office:value="0.9999567" calcext:value-type="float">
            <text:p>0.9999567</text:p>
          </table:table-cell>
          <table:table-cell table:formula="of:=IF([.B8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8-25.png</text:p>
          </table:table-cell>
          <table:table-cell office:value-type="string" calcext:value-type="string">
            <text:p>pathological</text:p>
          </table:table-cell>
          <table:table-cell office:value-type="float" office:value="0.0000009242596" calcext:value-type="float">
            <text:p>9.242596E-07</text:p>
          </table:table-cell>
          <table:table-cell office:value-type="float" office:value="0.99999905" calcext:value-type="float">
            <text:p>0.99999905</text:p>
          </table:table-cell>
          <table:table-cell table:formula="of:=IF([.B8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3-55.png</text:p>
          </table:table-cell>
          <table:table-cell office:value-type="string" calcext:value-type="string">
            <text:p>pathological</text:p>
          </table:table-cell>
          <table:table-cell office:value-type="float" office:value="0.16960107" calcext:value-type="float">
            <text:p>0.16960107</text:p>
          </table:table-cell>
          <table:table-cell office:value-type="float" office:value="0.830399" calcext:value-type="float">
            <text:p>0.830399</text:p>
          </table:table-cell>
          <table:table-cell table:formula="of:=IF([.B8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49-14.png</text:p>
          </table:table-cell>
          <table:table-cell office:value-type="string" calcext:value-type="string">
            <text:p>pathological</text:p>
          </table:table-cell>
          <table:table-cell office:value-type="float" office:value="0.002835672" calcext:value-type="float">
            <text:p>0.002835672</text:p>
          </table:table-cell>
          <table:table-cell office:value-type="float" office:value="0.9971643" calcext:value-type="float">
            <text:p>0.9971643</text:p>
          </table:table-cell>
          <table:table-cell table:formula="of:=IF([.B8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6-48.png</text:p>
          </table:table-cell>
          <table:table-cell office:value-type="string" calcext:value-type="string">
            <text:p>pathological</text:p>
          </table:table-cell>
          <table:table-cell office:value-type="float" office:value="0.42541784" calcext:value-type="float">
            <text:p>0.42541784</text:p>
          </table:table-cell>
          <table:table-cell office:value-type="float" office:value="0.57458216" calcext:value-type="float">
            <text:p>0.57458216</text:p>
          </table:table-cell>
          <table:table-cell table:formula="of:=IF([.B8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08.png</text:p>
          </table:table-cell>
          <table:table-cell office:value-type="string" calcext:value-type="string">
            <text:p>pathological</text:p>
          </table:table-cell>
          <table:table-cell office:value-type="float" office:value="0.0000035550352" calcext:value-type="float">
            <text:p>0.000003555</text:p>
          </table:table-cell>
          <table:table-cell office:value-type="float" office:value="0.9999964" calcext:value-type="float">
            <text:p>0.9999964</text:p>
          </table:table-cell>
          <table:table-cell table:formula="of:=IF([.B8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3-29.png</text:p>
          </table:table-cell>
          <table:table-cell office:value-type="string" calcext:value-type="string">
            <text:p>pathological</text:p>
          </table:table-cell>
          <table:table-cell office:value-type="float" office:value="0.00004935181" calcext:value-type="float">
            <text:p>4.935181E-05</text:p>
          </table:table-cell>
          <table:table-cell office:value-type="float" office:value="0.99995065" calcext:value-type="float">
            <text:p>0.99995065</text:p>
          </table:table-cell>
          <table:table-cell table:formula="of:=IF([.B8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4-34.png</text:p>
          </table:table-cell>
          <table:table-cell office:value-type="string" calcext:value-type="string">
            <text:p>healthy</text:p>
          </table:table-cell>
          <table:table-cell office:value-type="float" office:value="0.9974481" calcext:value-type="float">
            <text:p>0.9974481</text:p>
          </table:table-cell>
          <table:table-cell office:value-type="float" office:value="0.0025519147" calcext:value-type="float">
            <text:p>0.0025519147</text:p>
          </table:table-cell>
          <table:table-cell table:formula="of:=IF([.B80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3-39.png</text:p>
          </table:table-cell>
          <table:table-cell office:value-type="string" calcext:value-type="string">
            <text:p>pathological</text:p>
          </table:table-cell>
          <table:table-cell office:value-type="float" office:value="0.00005454421" calcext:value-type="float">
            <text:p>5.454421E-05</text:p>
          </table:table-cell>
          <table:table-cell office:value-type="float" office:value="0.9999454" calcext:value-type="float">
            <text:p>0.9999454</text:p>
          </table:table-cell>
          <table:table-cell table:formula="of:=IF([.B8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3-29.png</text:p>
          </table:table-cell>
          <table:table-cell office:value-type="string" calcext:value-type="string">
            <text:p>pathological</text:p>
          </table:table-cell>
          <table:table-cell office:value-type="float" office:value="0.0000013673196" calcext:value-type="float">
            <text:p>1.3673196E-06</text:p>
          </table:table-cell>
          <table:table-cell office:value-type="float" office:value="0.9999987" calcext:value-type="float">
            <text:p>0.9999987</text:p>
          </table:table-cell>
          <table:table-cell table:formula="of:=IF([.B8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3-24.png</text:p>
          </table:table-cell>
          <table:table-cell office:value-type="string" calcext:value-type="string">
            <text:p>pathological</text:p>
          </table:table-cell>
          <table:table-cell office:value-type="float" office:value="0.00009000447" calcext:value-type="float">
            <text:p>9.000447E-05</text:p>
          </table:table-cell>
          <table:table-cell office:value-type="float" office:value="0.99991" calcext:value-type="float">
            <text:p>0.99991</text:p>
          </table:table-cell>
          <table:table-cell table:formula="of:=IF([.B8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4-41.png</text:p>
          </table:table-cell>
          <table:table-cell office:value-type="string" calcext:value-type="string">
            <text:p>pathological</text:p>
          </table:table-cell>
          <table:table-cell office:value-type="float" office:value="0.007171108" calcext:value-type="float">
            <text:p>0.007171108</text:p>
          </table:table-cell>
          <table:table-cell office:value-type="float" office:value="0.9928289" calcext:value-type="float">
            <text:p>0.9928289</text:p>
          </table:table-cell>
          <table:table-cell table:formula="of:=IF([.B8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5-59.png</text:p>
          </table:table-cell>
          <table:table-cell office:value-type="string" calcext:value-type="string">
            <text:p>pathological</text:p>
          </table:table-cell>
          <table:table-cell office:value-type="float" office:value="0.000000008939047" calcext:value-type="float">
            <text:p>8.939047E-09</text:p>
          </table:table-cell>
          <table:table-cell office:value-type="float" office:value="1" calcext:value-type="float">
            <text:p>1</text:p>
          </table:table-cell>
          <table:table-cell table:formula="of:=IF([.B8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19.png</text:p>
          </table:table-cell>
          <table:table-cell office:value-type="string" calcext:value-type="string">
            <text:p>pathological</text:p>
          </table:table-cell>
          <table:table-cell office:value-type="float" office:value="0.0000009791554" calcext:value-type="float">
            <text:p>9.791554E-07</text:p>
          </table:table-cell>
          <table:table-cell office:value-type="float" office:value="0.99999905" calcext:value-type="float">
            <text:p>0.99999905</text:p>
          </table:table-cell>
          <table:table-cell table:formula="of:=IF([.B8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4-17.png</text:p>
          </table:table-cell>
          <table:table-cell office:value-type="string" calcext:value-type="string">
            <text:p>pathological</text:p>
          </table:table-cell>
          <table:table-cell office:value-type="float" office:value="0.00014287025" calcext:value-type="float">
            <text:p>0.0001428703</text:p>
          </table:table-cell>
          <table:table-cell office:value-type="float" office:value="0.99985707" calcext:value-type="float">
            <text:p>0.99985707</text:p>
          </table:table-cell>
          <table:table-cell table:formula="of:=IF([.B8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9-17.png</text:p>
          </table:table-cell>
          <table:table-cell office:value-type="string" calcext:value-type="string">
            <text:p>pathological</text:p>
          </table:table-cell>
          <table:table-cell office:value-type="float" office:value="0.06974476" calcext:value-type="float">
            <text:p>0.06974476</text:p>
          </table:table-cell>
          <table:table-cell office:value-type="float" office:value="0.93025523" calcext:value-type="float">
            <text:p>0.93025523</text:p>
          </table:table-cell>
          <table:table-cell table:formula="of:=IF([.B8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4-46.png</text:p>
          </table:table-cell>
          <table:table-cell office:value-type="string" calcext:value-type="string">
            <text:p>healthy</text:p>
          </table:table-cell>
          <table:table-cell office:value-type="float" office:value="0.81496584" calcext:value-type="float">
            <text:p>0.81496584</text:p>
          </table:table-cell>
          <table:table-cell office:value-type="float" office:value="0.18503411" calcext:value-type="float">
            <text:p>0.18503411</text:p>
          </table:table-cell>
          <table:table-cell table:formula="of:=IF([.B81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4-08.png</text:p>
          </table:table-cell>
          <table:table-cell office:value-type="string" calcext:value-type="string">
            <text:p>pathological</text:p>
          </table:table-cell>
          <table:table-cell office:value-type="float" office:value="0.0003190922" calcext:value-type="float">
            <text:p>0.0003190922</text:p>
          </table:table-cell>
          <table:table-cell office:value-type="float" office:value="0.9996809" calcext:value-type="float">
            <text:p>0.9996809</text:p>
          </table:table-cell>
          <table:table-cell table:formula="of:=IF([.B8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23.png</text:p>
          </table:table-cell>
          <table:table-cell office:value-type="string" calcext:value-type="string">
            <text:p>pathological</text:p>
          </table:table-cell>
          <table:table-cell office:value-type="float" office:value="0.0019092743" calcext:value-type="float">
            <text:p>0.0019092743</text:p>
          </table:table-cell>
          <table:table-cell office:value-type="float" office:value="0.9980907" calcext:value-type="float">
            <text:p>0.9980907</text:p>
          </table:table-cell>
          <table:table-cell table:formula="of:=IF([.B8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0-49.png</text:p>
          </table:table-cell>
          <table:table-cell office:value-type="string" calcext:value-type="string">
            <text:p>pathological</text:p>
          </table:table-cell>
          <table:table-cell office:value-type="float" office:value="0.00008439628" calcext:value-type="float">
            <text:p>8.439628E-05</text:p>
          </table:table-cell>
          <table:table-cell office:value-type="float" office:value="0.9999156" calcext:value-type="float">
            <text:p>0.9999156</text:p>
          </table:table-cell>
          <table:table-cell table:formula="of:=IF([.B8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5-54.png</text:p>
          </table:table-cell>
          <table:table-cell office:value-type="string" calcext:value-type="string">
            <text:p>pathological</text:p>
          </table:table-cell>
          <table:table-cell office:value-type="float" office:value="0.000000005283557" calcext:value-type="float">
            <text:p>5.283557E-09</text:p>
          </table:table-cell>
          <table:table-cell office:value-type="float" office:value="1" calcext:value-type="float">
            <text:p>1</text:p>
          </table:table-cell>
          <table:table-cell table:formula="of:=IF([.B8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6-16.png</text:p>
          </table:table-cell>
          <table:table-cell office:value-type="string" calcext:value-type="string">
            <text:p>pathological</text:p>
          </table:table-cell>
          <table:table-cell office:value-type="float" office:value="0.005334844" calcext:value-type="float">
            <text:p>0.005334844</text:p>
          </table:table-cell>
          <table:table-cell office:value-type="float" office:value="0.99466515" calcext:value-type="float">
            <text:p>0.99466515</text:p>
          </table:table-cell>
          <table:table-cell table:formula="of:=IF([.B8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17.png</text:p>
          </table:table-cell>
          <table:table-cell office:value-type="string" calcext:value-type="string">
            <text:p>pathological</text:p>
          </table:table-cell>
          <table:table-cell office:value-type="float" office:value="0.00035110072" calcext:value-type="float">
            <text:p>0.0003511007</text:p>
          </table:table-cell>
          <table:table-cell office:value-type="float" office:value="0.9996489" calcext:value-type="float">
            <text:p>0.9996489</text:p>
          </table:table-cell>
          <table:table-cell table:formula="of:=IF([.B8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12.png</text:p>
          </table:table-cell>
          <table:table-cell office:value-type="string" calcext:value-type="string">
            <text:p>pathological</text:p>
          </table:table-cell>
          <table:table-cell office:value-type="float" office:value="0.00000092042984" calcext:value-type="float">
            <text:p>9.2042984E-07</text:p>
          </table:table-cell>
          <table:table-cell office:value-type="float" office:value="0.99999905" calcext:value-type="float">
            <text:p>0.99999905</text:p>
          </table:table-cell>
          <table:table-cell table:formula="of:=IF([.B8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6-37.png</text:p>
          </table:table-cell>
          <table:table-cell office:value-type="string" calcext:value-type="string">
            <text:p>pathological</text:p>
          </table:table-cell>
          <table:table-cell office:value-type="float" office:value="0.0005547678" calcext:value-type="float">
            <text:p>0.0005547678</text:p>
          </table:table-cell>
          <table:table-cell office:value-type="float" office:value="0.99944526" calcext:value-type="float">
            <text:p>0.99944526</text:p>
          </table:table-cell>
          <table:table-cell table:formula="of:=IF([.B8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1-30.png</text:p>
          </table:table-cell>
          <table:table-cell office:value-type="string" calcext:value-type="string">
            <text:p>pathological</text:p>
          </table:table-cell>
          <table:table-cell office:value-type="float" office:value="0.011328099" calcext:value-type="float">
            <text:p>0.011328099</text:p>
          </table:table-cell>
          <table:table-cell office:value-type="float" office:value="0.9886719" calcext:value-type="float">
            <text:p>0.9886719</text:p>
          </table:table-cell>
          <table:table-cell table:formula="of:=IF([.B8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52.png</text:p>
          </table:table-cell>
          <table:table-cell office:value-type="string" calcext:value-type="string">
            <text:p>healthy</text:p>
          </table:table-cell>
          <table:table-cell office:value-type="float" office:value="0.9999018" calcext:value-type="float">
            <text:p>0.9999018</text:p>
          </table:table-cell>
          <table:table-cell office:value-type="float" office:value="0.00009826924" calcext:value-type="float">
            <text:p>9.826924E-05</text:p>
          </table:table-cell>
          <table:table-cell table:formula="of:=IF([.B82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4-52.png</text:p>
          </table:table-cell>
          <table:table-cell office:value-type="string" calcext:value-type="string">
            <text:p>pathological</text:p>
          </table:table-cell>
          <table:table-cell office:value-type="float" office:value="0.003055493" calcext:value-type="float">
            <text:p>0.003055493</text:p>
          </table:table-cell>
          <table:table-cell office:value-type="float" office:value="0.9969445" calcext:value-type="float">
            <text:p>0.9969445</text:p>
          </table:table-cell>
          <table:table-cell table:formula="of:=IF([.B8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3-57-21.png</text:p>
          </table:table-cell>
          <table:table-cell office:value-type="string" calcext:value-type="string">
            <text:p>pathological</text:p>
          </table:table-cell>
          <table:table-cell office:value-type="float" office:value="0.00018014597" calcext:value-type="float">
            <text:p>0.000180146</text:p>
          </table:table-cell>
          <table:table-cell office:value-type="float" office:value="0.99981993" calcext:value-type="float">
            <text:p>0.99981993</text:p>
          </table:table-cell>
          <table:table-cell table:formula="of:=IF([.B8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7-45.png</text:p>
          </table:table-cell>
          <table:table-cell office:value-type="string" calcext:value-type="string">
            <text:p>pathological</text:p>
          </table:table-cell>
          <table:table-cell office:value-type="float" office:value="0.0000073679394" calcext:value-type="float">
            <text:p>7.3679394E-06</text:p>
          </table:table-cell>
          <table:table-cell office:value-type="float" office:value="0.9999926" calcext:value-type="float">
            <text:p>0.9999926</text:p>
          </table:table-cell>
          <table:table-cell table:formula="of:=IF([.B8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09.png</text:p>
          </table:table-cell>
          <table:table-cell office:value-type="string" calcext:value-type="string">
            <text:p>healthy</text:p>
          </table:table-cell>
          <table:table-cell office:value-type="float" office:value="0.9938836" calcext:value-type="float">
            <text:p>0.9938836</text:p>
          </table:table-cell>
          <table:table-cell office:value-type="float" office:value="0.006116395" calcext:value-type="float">
            <text:p>0.006116395</text:p>
          </table:table-cell>
          <table:table-cell table:formula="of:=IF([.B83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17.png</text:p>
          </table:table-cell>
          <table:table-cell office:value-type="string" calcext:value-type="string">
            <text:p>pathological</text:p>
          </table:table-cell>
          <table:table-cell office:value-type="float" office:value="0.00007448125" calcext:value-type="float">
            <text:p>7.448125E-05</text:p>
          </table:table-cell>
          <table:table-cell office:value-type="float" office:value="0.9999255" calcext:value-type="float">
            <text:p>0.9999255</text:p>
          </table:table-cell>
          <table:table-cell table:formula="of:=IF([.B8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34.png</text:p>
          </table:table-cell>
          <table:table-cell office:value-type="string" calcext:value-type="string">
            <text:p>pathological</text:p>
          </table:table-cell>
          <table:table-cell office:value-type="float" office:value="0.003798192" calcext:value-type="float">
            <text:p>0.003798192</text:p>
          </table:table-cell>
          <table:table-cell office:value-type="float" office:value="0.9962018" calcext:value-type="float">
            <text:p>0.9962018</text:p>
          </table:table-cell>
          <table:table-cell table:formula="of:=IF([.B8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41.png</text:p>
          </table:table-cell>
          <table:table-cell office:value-type="string" calcext:value-type="string">
            <text:p>healthy</text:p>
          </table:table-cell>
          <table:table-cell office:value-type="float" office:value="0.99973446" calcext:value-type="float">
            <text:p>0.99973446</text:p>
          </table:table-cell>
          <table:table-cell office:value-type="float" office:value="0.00026555776" calcext:value-type="float">
            <text:p>0.0002655578</text:p>
          </table:table-cell>
          <table:table-cell table:formula="of:=IF([.B83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1-28.png</text:p>
          </table:table-cell>
          <table:table-cell office:value-type="string" calcext:value-type="string">
            <text:p>pathological</text:p>
          </table:table-cell>
          <table:table-cell office:value-type="float" office:value="0.0003810361" calcext:value-type="float">
            <text:p>0.0003810361</text:p>
          </table:table-cell>
          <table:table-cell office:value-type="float" office:value="0.9996189" calcext:value-type="float">
            <text:p>0.9996189</text:p>
          </table:table-cell>
          <table:table-cell table:formula="of:=IF([.B8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40.png</text:p>
          </table:table-cell>
          <table:table-cell office:value-type="string" calcext:value-type="string">
            <text:p>healthy</text:p>
          </table:table-cell>
          <table:table-cell office:value-type="float" office:value="0.9991372" calcext:value-type="float">
            <text:p>0.9991372</text:p>
          </table:table-cell>
          <table:table-cell office:value-type="float" office:value="0.0008627593" calcext:value-type="float">
            <text:p>0.0008627593</text:p>
          </table:table-cell>
          <table:table-cell table:formula="of:=IF([.B83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15.png</text:p>
          </table:table-cell>
          <table:table-cell office:value-type="string" calcext:value-type="string">
            <text:p>pathological</text:p>
          </table:table-cell>
          <table:table-cell office:value-type="float" office:value="0.000019446961" calcext:value-type="float">
            <text:p>0.000019447</text:p>
          </table:table-cell>
          <table:table-cell office:value-type="float" office:value="0.99998057" calcext:value-type="float">
            <text:p>0.99998057</text:p>
          </table:table-cell>
          <table:table-cell table:formula="of:=IF([.B8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5-13.png</text:p>
          </table:table-cell>
          <table:table-cell office:value-type="string" calcext:value-type="string">
            <text:p>pathological</text:p>
          </table:table-cell>
          <table:table-cell office:value-type="float" office:value="0.0000017883476" calcext:value-type="float">
            <text:p>1.7883476E-06</text:p>
          </table:table-cell>
          <table:table-cell office:value-type="float" office:value="0.9999982" calcext:value-type="float">
            <text:p>0.9999982</text:p>
          </table:table-cell>
          <table:table-cell table:formula="of:=IF([.B8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6-30.png</text:p>
          </table:table-cell>
          <table:table-cell office:value-type="string" calcext:value-type="string">
            <text:p>pathological</text:p>
          </table:table-cell>
          <table:table-cell office:value-type="float" office:value="0.000004786528" calcext:value-type="float">
            <text:p>4.786528E-06</text:p>
          </table:table-cell>
          <table:table-cell office:value-type="float" office:value="0.99999523" calcext:value-type="float">
            <text:p>0.99999523</text:p>
          </table:table-cell>
          <table:table-cell table:formula="of:=IF([.B8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0-05.png</text:p>
          </table:table-cell>
          <table:table-cell office:value-type="string" calcext:value-type="string">
            <text:p>pathological</text:p>
          </table:table-cell>
          <table:table-cell office:value-type="float" office:value="0.015818644" calcext:value-type="float">
            <text:p>0.015818644</text:p>
          </table:table-cell>
          <table:table-cell office:value-type="float" office:value="0.9841814" calcext:value-type="float">
            <text:p>0.9841814</text:p>
          </table:table-cell>
          <table:table-cell table:formula="of:=IF([.B8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5-46.png</text:p>
          </table:table-cell>
          <table:table-cell office:value-type="string" calcext:value-type="string">
            <text:p>healthy</text:p>
          </table:table-cell>
          <table:table-cell office:value-type="float" office:value="0.9276616" calcext:value-type="float">
            <text:p>0.9276616</text:p>
          </table:table-cell>
          <table:table-cell office:value-type="float" office:value="0.07233838" calcext:value-type="float">
            <text:p>0.07233838</text:p>
          </table:table-cell>
          <table:table-cell table:formula="of:=IF([.B84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4-38.png</text:p>
          </table:table-cell>
          <table:table-cell office:value-type="string" calcext:value-type="string">
            <text:p>healthy</text:p>
          </table:table-cell>
          <table:table-cell office:value-type="float" office:value="0.93464893" calcext:value-type="float">
            <text:p>0.93464893</text:p>
          </table:table-cell>
          <table:table-cell office:value-type="float" office:value="0.06535105" calcext:value-type="float">
            <text:p>0.06535105</text:p>
          </table:table-cell>
          <table:table-cell table:formula="of:=IF([.B84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3-21.png</text:p>
          </table:table-cell>
          <table:table-cell office:value-type="string" calcext:value-type="string">
            <text:p>pathological</text:p>
          </table:table-cell>
          <table:table-cell office:value-type="float" office:value="0.0043215067" calcext:value-type="float">
            <text:p>0.0043215067</text:p>
          </table:table-cell>
          <table:table-cell office:value-type="float" office:value="0.9956785" calcext:value-type="float">
            <text:p>0.9956785</text:p>
          </table:table-cell>
          <table:table-cell table:formula="of:=IF([.B8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0-37.png</text:p>
          </table:table-cell>
          <table:table-cell office:value-type="string" calcext:value-type="string">
            <text:p>pathological</text:p>
          </table:table-cell>
          <table:table-cell office:value-type="float" office:value="0.000022280406" calcext:value-type="float">
            <text:p>2.2280406E-05</text:p>
          </table:table-cell>
          <table:table-cell office:value-type="float" office:value="0.9999777" calcext:value-type="float">
            <text:p>0.9999777</text:p>
          </table:table-cell>
          <table:table-cell table:formula="of:=IF([.B8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5-39.png</text:p>
          </table:table-cell>
          <table:table-cell office:value-type="string" calcext:value-type="string">
            <text:p>pathological</text:p>
          </table:table-cell>
          <table:table-cell office:value-type="float" office:value="0.0033865147" calcext:value-type="float">
            <text:p>0.0033865147</text:p>
          </table:table-cell>
          <table:table-cell office:value-type="float" office:value="0.99661344" calcext:value-type="float">
            <text:p>0.99661344</text:p>
          </table:table-cell>
          <table:table-cell table:formula="of:=IF([.B8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37.png</text:p>
          </table:table-cell>
          <table:table-cell office:value-type="string" calcext:value-type="string">
            <text:p>pathological</text:p>
          </table:table-cell>
          <table:table-cell office:value-type="float" office:value="0.0000010598769" calcext:value-type="float">
            <text:p>1.0598769E-06</text:p>
          </table:table-cell>
          <table:table-cell office:value-type="float" office:value="0.9999989" calcext:value-type="float">
            <text:p>0.9999989</text:p>
          </table:table-cell>
          <table:table-cell table:formula="of:=IF([.B8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7-38.png</text:p>
          </table:table-cell>
          <table:table-cell office:value-type="string" calcext:value-type="string">
            <text:p>pathological</text:p>
          </table:table-cell>
          <table:table-cell office:value-type="float" office:value="0.000000045873556" calcext:value-type="float">
            <text:p>4.5873556E-08</text:p>
          </table:table-cell>
          <table:table-cell office:value-type="float" office:value="1" calcext:value-type="float">
            <text:p>1</text:p>
          </table:table-cell>
          <table:table-cell table:formula="of:=IF([.B8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33.png</text:p>
          </table:table-cell>
          <table:table-cell office:value-type="string" calcext:value-type="string">
            <text:p>pathological</text:p>
          </table:table-cell>
          <table:table-cell office:value-type="float" office:value="0.000015657326" calcext:value-type="float">
            <text:p>1.5657326E-05</text:p>
          </table:table-cell>
          <table:table-cell office:value-type="float" office:value="0.9999844" calcext:value-type="float">
            <text:p>0.9999844</text:p>
          </table:table-cell>
          <table:table-cell table:formula="of:=IF([.B8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4-20.png</text:p>
          </table:table-cell>
          <table:table-cell office:value-type="string" calcext:value-type="string">
            <text:p>pathological</text:p>
          </table:table-cell>
          <table:table-cell office:value-type="float" office:value="0.00000019658961" calcext:value-type="float">
            <text:p>1.9658961E-07</text:p>
          </table:table-cell>
          <table:table-cell office:value-type="float" office:value="0.99999976" calcext:value-type="float">
            <text:p>0.99999976</text:p>
          </table:table-cell>
          <table:table-cell table:formula="of:=IF([.B8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3-14.png</text:p>
          </table:table-cell>
          <table:table-cell office:value-type="string" calcext:value-type="string">
            <text:p>pathological</text:p>
          </table:table-cell>
          <table:table-cell office:value-type="float" office:value="0.00013086722" calcext:value-type="float">
            <text:p>0.0001308672</text:p>
          </table:table-cell>
          <table:table-cell office:value-type="float" office:value="0.9998691" calcext:value-type="float">
            <text:p>0.9998691</text:p>
          </table:table-cell>
          <table:table-cell table:formula="of:=IF([.B8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6-17.png</text:p>
          </table:table-cell>
          <table:table-cell office:value-type="string" calcext:value-type="string">
            <text:p>healthy</text:p>
          </table:table-cell>
          <table:table-cell office:value-type="float" office:value="0.99974877" calcext:value-type="float">
            <text:p>0.99974877</text:p>
          </table:table-cell>
          <table:table-cell office:value-type="float" office:value="0.00025123518" calcext:value-type="float">
            <text:p>0.0002512352</text:p>
          </table:table-cell>
          <table:table-cell table:formula="of:=IF([.B85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6-45.png</text:p>
          </table:table-cell>
          <table:table-cell office:value-type="string" calcext:value-type="string">
            <text:p>healthy</text:p>
          </table:table-cell>
          <table:table-cell office:value-type="float" office:value="0.9545529" calcext:value-type="float">
            <text:p>0.9545529</text:p>
          </table:table-cell>
          <table:table-cell office:value-type="float" office:value="0.045447145" calcext:value-type="float">
            <text:p>0.045447145</text:p>
          </table:table-cell>
          <table:table-cell table:formula="of:=IF([.B85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0-45.png</text:p>
          </table:table-cell>
          <table:table-cell office:value-type="string" calcext:value-type="string">
            <text:p>pathological</text:p>
          </table:table-cell>
          <table:table-cell office:value-type="float" office:value="0.000015389145" calcext:value-type="float">
            <text:p>1.5389145E-05</text:p>
          </table:table-cell>
          <table:table-cell office:value-type="float" office:value="0.9999846" calcext:value-type="float">
            <text:p>0.9999846</text:p>
          </table:table-cell>
          <table:table-cell table:formula="of:=IF([.B8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9-27.png</text:p>
          </table:table-cell>
          <table:table-cell office:value-type="string" calcext:value-type="string">
            <text:p>pathological</text:p>
          </table:table-cell>
          <table:table-cell office:value-type="float" office:value="0.00015488414" calcext:value-type="float">
            <text:p>0.0001548841</text:p>
          </table:table-cell>
          <table:table-cell office:value-type="float" office:value="0.99984515" calcext:value-type="float">
            <text:p>0.99984515</text:p>
          </table:table-cell>
          <table:table-cell table:formula="of:=IF([.B8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6-10.png</text:p>
          </table:table-cell>
          <table:table-cell office:value-type="string" calcext:value-type="string">
            <text:p>pathological</text:p>
          </table:table-cell>
          <table:table-cell office:value-type="float" office:value="0.036854703" calcext:value-type="float">
            <text:p>0.036854703</text:p>
          </table:table-cell>
          <table:table-cell office:value-type="float" office:value="0.96314526" calcext:value-type="float">
            <text:p>0.96314526</text:p>
          </table:table-cell>
          <table:table-cell table:formula="of:=IF([.B8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6-10.png</text:p>
          </table:table-cell>
          <table:table-cell office:value-type="string" calcext:value-type="string">
            <text:p>pathological</text:p>
          </table:table-cell>
          <table:table-cell office:value-type="float" office:value="0.028335005" calcext:value-type="float">
            <text:p>0.028335005</text:p>
          </table:table-cell>
          <table:table-cell office:value-type="float" office:value="0.97166497" calcext:value-type="float">
            <text:p>0.97166497</text:p>
          </table:table-cell>
          <table:table-cell table:formula="of:=IF([.B8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4-03.png</text:p>
          </table:table-cell>
          <table:table-cell office:value-type="string" calcext:value-type="string">
            <text:p>pathological</text:p>
          </table:table-cell>
          <table:table-cell office:value-type="float" office:value="0.000000073119445" calcext:value-type="float">
            <text:p>7.3119445E-08</text:p>
          </table:table-cell>
          <table:table-cell office:value-type="float" office:value="0.9999999" calcext:value-type="float">
            <text:p>0.9999999</text:p>
          </table:table-cell>
          <table:table-cell table:formula="of:=IF([.B8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46.png</text:p>
          </table:table-cell>
          <table:table-cell office:value-type="string" calcext:value-type="string">
            <text:p>pathological</text:p>
          </table:table-cell>
          <table:table-cell office:value-type="float" office:value="0.000008475182" calcext:value-type="float">
            <text:p>8.475182E-06</text:p>
          </table:table-cell>
          <table:table-cell office:value-type="float" office:value="0.99999154" calcext:value-type="float">
            <text:p>0.99999154</text:p>
          </table:table-cell>
          <table:table-cell table:formula="of:=IF([.B8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4-59.png</text:p>
          </table:table-cell>
          <table:table-cell office:value-type="string" calcext:value-type="string">
            <text:p>healthy</text:p>
          </table:table-cell>
          <table:table-cell office:value-type="float" office:value="0.967947" calcext:value-type="float">
            <text:p>0.967947</text:p>
          </table:table-cell>
          <table:table-cell office:value-type="float" office:value="0.032053005" calcext:value-type="float">
            <text:p>0.032053005</text:p>
          </table:table-cell>
          <table:table-cell table:formula="of:=IF([.B85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5-04.png</text:p>
          </table:table-cell>
          <table:table-cell office:value-type="string" calcext:value-type="string">
            <text:p>healthy</text:p>
          </table:table-cell>
          <table:table-cell office:value-type="float" office:value="0.9997228" calcext:value-type="float">
            <text:p>0.9997228</text:p>
          </table:table-cell>
          <table:table-cell office:value-type="float" office:value="0.0002772369" calcext:value-type="float">
            <text:p>0.0002772369</text:p>
          </table:table-cell>
          <table:table-cell table:formula="of:=IF([.B86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8-45.png</text:p>
          </table:table-cell>
          <table:table-cell office:value-type="string" calcext:value-type="string">
            <text:p>pathological</text:p>
          </table:table-cell>
          <table:table-cell office:value-type="float" office:value="0.0021702473" calcext:value-type="float">
            <text:p>0.0021702473</text:p>
          </table:table-cell>
          <table:table-cell office:value-type="float" office:value="0.99782974" calcext:value-type="float">
            <text:p>0.99782974</text:p>
          </table:table-cell>
          <table:table-cell table:formula="of:=IF([.B8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5-36.png</text:p>
          </table:table-cell>
          <table:table-cell office:value-type="string" calcext:value-type="string">
            <text:p>pathological</text:p>
          </table:table-cell>
          <table:table-cell office:value-type="float" office:value="0.2777429" calcext:value-type="float">
            <text:p>0.2777429</text:p>
          </table:table-cell>
          <table:table-cell office:value-type="float" office:value="0.7222571" calcext:value-type="float">
            <text:p>0.7222571</text:p>
          </table:table-cell>
          <table:table-cell table:formula="of:=IF([.B8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4-04.png</text:p>
          </table:table-cell>
          <table:table-cell office:value-type="string" calcext:value-type="string">
            <text:p>pathological</text:p>
          </table:table-cell>
          <table:table-cell office:value-type="float" office:value="0.000027127835" calcext:value-type="float">
            <text:p>2.7127835E-05</text:p>
          </table:table-cell>
          <table:table-cell office:value-type="float" office:value="0.9999728" calcext:value-type="float">
            <text:p>0.9999728</text:p>
          </table:table-cell>
          <table:table-cell table:formula="of:=IF([.B8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0-22.png</text:p>
          </table:table-cell>
          <table:table-cell office:value-type="string" calcext:value-type="string">
            <text:p>pathological</text:p>
          </table:table-cell>
          <table:table-cell office:value-type="float" office:value="0.000010722605" calcext:value-type="float">
            <text:p>1.0722605E-05</text:p>
          </table:table-cell>
          <table:table-cell office:value-type="float" office:value="0.9999893" calcext:value-type="float">
            <text:p>0.9999893</text:p>
          </table:table-cell>
          <table:table-cell table:formula="of:=IF([.B8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2-49.png</text:p>
          </table:table-cell>
          <table:table-cell office:value-type="string" calcext:value-type="string">
            <text:p>pathological</text:p>
          </table:table-cell>
          <table:table-cell office:value-type="float" office:value="0.0056989966" calcext:value-type="float">
            <text:p>0.0056989966</text:p>
          </table:table-cell>
          <table:table-cell office:value-type="float" office:value="0.99430096" calcext:value-type="float">
            <text:p>0.99430096</text:p>
          </table:table-cell>
          <table:table-cell table:formula="of:=IF([.B8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0-49.png</text:p>
          </table:table-cell>
          <table:table-cell office:value-type="string" calcext:value-type="string">
            <text:p>healthy</text:p>
          </table:table-cell>
          <table:table-cell office:value-type="float" office:value="0.99733907" calcext:value-type="float">
            <text:p>0.99733907</text:p>
          </table:table-cell>
          <table:table-cell office:value-type="float" office:value="0.0026609723" calcext:value-type="float">
            <text:p>0.0026609723</text:p>
          </table:table-cell>
          <table:table-cell table:formula="of:=IF([.B86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1-09.png</text:p>
          </table:table-cell>
          <table:table-cell office:value-type="string" calcext:value-type="string">
            <text:p>pathological</text:p>
          </table:table-cell>
          <table:table-cell office:value-type="float" office:value="0.00026599734" calcext:value-type="float">
            <text:p>0.0002659973</text:p>
          </table:table-cell>
          <table:table-cell office:value-type="float" office:value="0.999734" calcext:value-type="float">
            <text:p>0.999734</text:p>
          </table:table-cell>
          <table:table-cell table:formula="of:=IF([.B8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1-33.png</text:p>
          </table:table-cell>
          <table:table-cell office:value-type="string" calcext:value-type="string">
            <text:p>pathological</text:p>
          </table:table-cell>
          <table:table-cell office:value-type="float" office:value="0.39113942" calcext:value-type="float">
            <text:p>0.39113942</text:p>
          </table:table-cell>
          <table:table-cell office:value-type="float" office:value="0.60886055" calcext:value-type="float">
            <text:p>0.60886055</text:p>
          </table:table-cell>
          <table:table-cell table:formula="of:=IF([.B8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7-35.png</text:p>
          </table:table-cell>
          <table:table-cell office:value-type="string" calcext:value-type="string">
            <text:p>pathological</text:p>
          </table:table-cell>
          <table:table-cell office:value-type="float" office:value="0.00011594012" calcext:value-type="float">
            <text:p>0.0001159401</text:p>
          </table:table-cell>
          <table:table-cell office:value-type="float" office:value="0.999884" calcext:value-type="float">
            <text:p>0.999884</text:p>
          </table:table-cell>
          <table:table-cell table:formula="of:=IF([.B8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00-11.png</text:p>
          </table:table-cell>
          <table:table-cell office:value-type="string" calcext:value-type="string">
            <text:p>pathological</text:p>
          </table:table-cell>
          <table:table-cell office:value-type="float" office:value="0.000376679" calcext:value-type="float">
            <text:p>0.000376679</text:p>
          </table:table-cell>
          <table:table-cell office:value-type="float" office:value="0.9996233" calcext:value-type="float">
            <text:p>0.9996233</text:p>
          </table:table-cell>
          <table:table-cell table:formula="of:=IF([.B8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15.png</text:p>
          </table:table-cell>
          <table:table-cell office:value-type="string" calcext:value-type="string">
            <text:p>pathological</text:p>
          </table:table-cell>
          <table:table-cell office:value-type="float" office:value="0.00000014839577" calcext:value-type="float">
            <text:p>1.4839577E-07</text:p>
          </table:table-cell>
          <table:table-cell office:value-type="float" office:value="0.9999999" calcext:value-type="float">
            <text:p>0.9999999</text:p>
          </table:table-cell>
          <table:table-cell table:formula="of:=IF([.B8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2-19.png</text:p>
          </table:table-cell>
          <table:table-cell office:value-type="string" calcext:value-type="string">
            <text:p>healthy</text:p>
          </table:table-cell>
          <table:table-cell office:value-type="float" office:value="0.9985536" calcext:value-type="float">
            <text:p>0.9985536</text:p>
          </table:table-cell>
          <table:table-cell office:value-type="float" office:value="0.0014464271" calcext:value-type="float">
            <text:p>0.0014464271</text:p>
          </table:table-cell>
          <table:table-cell table:formula="of:=IF([.B87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4-41.png</text:p>
          </table:table-cell>
          <table:table-cell office:value-type="string" calcext:value-type="string">
            <text:p>pathological</text:p>
          </table:table-cell>
          <table:table-cell office:value-type="float" office:value="0.012725667" calcext:value-type="float">
            <text:p>0.012725667</text:p>
          </table:table-cell>
          <table:table-cell office:value-type="float" office:value="0.9872743" calcext:value-type="float">
            <text:p>0.9872743</text:p>
          </table:table-cell>
          <table:table-cell table:formula="of:=IF([.B8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19-48.png</text:p>
          </table:table-cell>
          <table:table-cell office:value-type="string" calcext:value-type="string">
            <text:p>pathological</text:p>
          </table:table-cell>
          <table:table-cell office:value-type="float" office:value="0.000014235146" calcext:value-type="float">
            <text:p>1.4235146E-05</text:p>
          </table:table-cell>
          <table:table-cell office:value-type="float" office:value="0.9999858" calcext:value-type="float">
            <text:p>0.9999858</text:p>
          </table:table-cell>
          <table:table-cell table:formula="of:=IF([.B8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06-34.png</text:p>
          </table:table-cell>
          <table:table-cell office:value-type="string" calcext:value-type="string">
            <text:p>pathological</text:p>
          </table:table-cell>
          <table:table-cell office:value-type="float" office:value="0.0021896793" calcext:value-type="float">
            <text:p>0.0021896793</text:p>
          </table:table-cell>
          <table:table-cell office:value-type="float" office:value="0.9978103" calcext:value-type="float">
            <text:p>0.9978103</text:p>
          </table:table-cell>
          <table:table-cell table:formula="of:=IF([.B8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9-22.png</text:p>
          </table:table-cell>
          <table:table-cell office:value-type="string" calcext:value-type="string">
            <text:p>healthy</text:p>
          </table:table-cell>
          <table:table-cell office:value-type="float" office:value="0.62661594" calcext:value-type="float">
            <text:p>0.62661594</text:p>
          </table:table-cell>
          <table:table-cell office:value-type="float" office:value="0.373384" calcext:value-type="float">
            <text:p>0.373384</text:p>
          </table:table-cell>
          <table:table-cell table:formula="of:=IF([.B87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6-06.png</text:p>
          </table:table-cell>
          <table:table-cell office:value-type="string" calcext:value-type="string">
            <text:p>healthy</text:p>
          </table:table-cell>
          <table:table-cell office:value-type="float" office:value="0.9994717" calcext:value-type="float">
            <text:p>0.9994717</text:p>
          </table:table-cell>
          <table:table-cell office:value-type="float" office:value="0.000528288" calcext:value-type="float">
            <text:p>0.000528288</text:p>
          </table:table-cell>
          <table:table-cell table:formula="of:=IF([.B87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6-02.png</text:p>
          </table:table-cell>
          <table:table-cell office:value-type="string" calcext:value-type="string">
            <text:p>healthy</text:p>
          </table:table-cell>
          <table:table-cell office:value-type="float" office:value="0.9973748" calcext:value-type="float">
            <text:p>0.9973748</text:p>
          </table:table-cell>
          <table:table-cell office:value-type="float" office:value="0.002625176" calcext:value-type="float">
            <text:p>0.002625176</text:p>
          </table:table-cell>
          <table:table-cell table:formula="of:=IF([.B87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4-54.png</text:p>
          </table:table-cell>
          <table:table-cell office:value-type="string" calcext:value-type="string">
            <text:p>pathological</text:p>
          </table:table-cell>
          <table:table-cell office:value-type="float" office:value="0.0063261366" calcext:value-type="float">
            <text:p>0.0063261366</text:p>
          </table:table-cell>
          <table:table-cell office:value-type="float" office:value="0.9936739" calcext:value-type="float">
            <text:p>0.9936739</text:p>
          </table:table-cell>
          <table:table-cell table:formula="of:=IF([.B8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54.png</text:p>
          </table:table-cell>
          <table:table-cell office:value-type="string" calcext:value-type="string">
            <text:p>pathological</text:p>
          </table:table-cell>
          <table:table-cell office:value-type="float" office:value="0.09031041" calcext:value-type="float">
            <text:p>0.09031041</text:p>
          </table:table-cell>
          <table:table-cell office:value-type="float" office:value="0.9096896" calcext:value-type="float">
            <text:p>0.9096896</text:p>
          </table:table-cell>
          <table:table-cell table:formula="of:=IF([.B8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01.png</text:p>
          </table:table-cell>
          <table:table-cell office:value-type="string" calcext:value-type="string">
            <text:p>healthy</text:p>
          </table:table-cell>
          <table:table-cell office:value-type="float" office:value="0.9886264" calcext:value-type="float">
            <text:p>0.9886264</text:p>
          </table:table-cell>
          <table:table-cell office:value-type="float" office:value="0.011373536" calcext:value-type="float">
            <text:p>0.011373536</text:p>
          </table:table-cell>
          <table:table-cell table:formula="of:=IF([.B88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09.png</text:p>
          </table:table-cell>
          <table:table-cell office:value-type="string" calcext:value-type="string">
            <text:p>healthy</text:p>
          </table:table-cell>
          <table:table-cell office:value-type="float" office:value="0.9960516" calcext:value-type="float">
            <text:p>0.9960516</text:p>
          </table:table-cell>
          <table:table-cell office:value-type="float" office:value="0.0039484515" calcext:value-type="float">
            <text:p>0.0039484515</text:p>
          </table:table-cell>
          <table:table-cell table:formula="of:=IF([.B88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0-56.png</text:p>
          </table:table-cell>
          <table:table-cell office:value-type="string" calcext:value-type="string">
            <text:p>pathological</text:p>
          </table:table-cell>
          <table:table-cell office:value-type="float" office:value="0.000012977008" calcext:value-type="float">
            <text:p>0.000012977</text:p>
          </table:table-cell>
          <table:table-cell office:value-type="float" office:value="0.999987" calcext:value-type="float">
            <text:p>0.999987</text:p>
          </table:table-cell>
          <table:table-cell table:formula="of:=IF([.B8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6-38.png</text:p>
          </table:table-cell>
          <table:table-cell office:value-type="string" calcext:value-type="string">
            <text:p>pathological</text:p>
          </table:table-cell>
          <table:table-cell office:value-type="float" office:value="0.016179409" calcext:value-type="float">
            <text:p>0.016179409</text:p>
          </table:table-cell>
          <table:table-cell office:value-type="float" office:value="0.98382056" calcext:value-type="float">
            <text:p>0.98382056</text:p>
          </table:table-cell>
          <table:table-cell table:formula="of:=IF([.B8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3-09.png</text:p>
          </table:table-cell>
          <table:table-cell office:value-type="string" calcext:value-type="string">
            <text:p>pathological</text:p>
          </table:table-cell>
          <table:table-cell office:value-type="float" office:value="0.0020298734" calcext:value-type="float">
            <text:p>0.0020298734</text:p>
          </table:table-cell>
          <table:table-cell office:value-type="float" office:value="0.99797016" calcext:value-type="float">
            <text:p>0.99797016</text:p>
          </table:table-cell>
          <table:table-cell table:formula="of:=IF([.B8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08.png</text:p>
          </table:table-cell>
          <table:table-cell office:value-type="string" calcext:value-type="string">
            <text:p>healthy</text:p>
          </table:table-cell>
          <table:table-cell office:value-type="float" office:value="0.9549802" calcext:value-type="float">
            <text:p>0.9549802</text:p>
          </table:table-cell>
          <table:table-cell office:value-type="float" office:value="0.045019858" calcext:value-type="float">
            <text:p>0.045019858</text:p>
          </table:table-cell>
          <table:table-cell table:formula="of:=IF([.B88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6-17.png</text:p>
          </table:table-cell>
          <table:table-cell office:value-type="string" calcext:value-type="string">
            <text:p>pathological</text:p>
          </table:table-cell>
          <table:table-cell office:value-type="float" office:value="0.034559686" calcext:value-type="float">
            <text:p>0.034559686</text:p>
          </table:table-cell>
          <table:table-cell office:value-type="float" office:value="0.96544033" calcext:value-type="float">
            <text:p>0.96544033</text:p>
          </table:table-cell>
          <table:table-cell table:formula="of:=IF([.B8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09.png</text:p>
          </table:table-cell>
          <table:table-cell office:value-type="string" calcext:value-type="string">
            <text:p>pathological</text:p>
          </table:table-cell>
          <table:table-cell office:value-type="float" office:value="0.00000020990393" calcext:value-type="float">
            <text:p>2.0990393E-07</text:p>
          </table:table-cell>
          <table:table-cell office:value-type="float" office:value="0.99999976" calcext:value-type="float">
            <text:p>0.99999976</text:p>
          </table:table-cell>
          <table:table-cell table:formula="of:=IF([.B8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8-05.png</text:p>
          </table:table-cell>
          <table:table-cell office:value-type="string" calcext:value-type="string">
            <text:p>pathological</text:p>
          </table:table-cell>
          <table:table-cell office:value-type="float" office:value="0.084671214" calcext:value-type="float">
            <text:p>0.084671214</text:p>
          </table:table-cell>
          <table:table-cell office:value-type="float" office:value="0.91532886" calcext:value-type="float">
            <text:p>0.91532886</text:p>
          </table:table-cell>
          <table:table-cell table:formula="of:=IF([.B8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7-14.png</text:p>
          </table:table-cell>
          <table:table-cell office:value-type="string" calcext:value-type="string">
            <text:p>pathological</text:p>
          </table:table-cell>
          <table:table-cell office:value-type="float" office:value="0.000000037490494" calcext:value-type="float">
            <text:p>3.7490494E-08</text:p>
          </table:table-cell>
          <table:table-cell office:value-type="float" office:value="1" calcext:value-type="float">
            <text:p>1</text:p>
          </table:table-cell>
          <table:table-cell table:formula="of:=IF([.B8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58.png</text:p>
          </table:table-cell>
          <table:table-cell office:value-type="string" calcext:value-type="string">
            <text:p>pathological</text:p>
          </table:table-cell>
          <table:table-cell office:value-type="float" office:value="0.000001088614" calcext:value-type="float">
            <text:p>1.088614E-06</text:p>
          </table:table-cell>
          <table:table-cell office:value-type="float" office:value="0.9999989" calcext:value-type="float">
            <text:p>0.9999989</text:p>
          </table:table-cell>
          <table:table-cell table:formula="of:=IF([.B8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4-11.png</text:p>
          </table:table-cell>
          <table:table-cell office:value-type="string" calcext:value-type="string">
            <text:p>pathological</text:p>
          </table:table-cell>
          <table:table-cell office:value-type="float" office:value="0.00007245277" calcext:value-type="float">
            <text:p>7.245277E-05</text:p>
          </table:table-cell>
          <table:table-cell office:value-type="float" office:value="0.9999275" calcext:value-type="float">
            <text:p>0.9999275</text:p>
          </table:table-cell>
          <table:table-cell table:formula="of:=IF([.B8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07.png</text:p>
          </table:table-cell>
          <table:table-cell office:value-type="string" calcext:value-type="string">
            <text:p>pathological</text:p>
          </table:table-cell>
          <table:table-cell office:value-type="float" office:value="0.00000006825368" calcext:value-type="float">
            <text:p>6.825368E-08</text:p>
          </table:table-cell>
          <table:table-cell office:value-type="float" office:value="0.9999999" calcext:value-type="float">
            <text:p>0.9999999</text:p>
          </table:table-cell>
          <table:table-cell table:formula="of:=IF([.B8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4-29.png</text:p>
          </table:table-cell>
          <table:table-cell office:value-type="string" calcext:value-type="string">
            <text:p>pathological</text:p>
          </table:table-cell>
          <table:table-cell office:value-type="float" office:value="0.000071514834" calcext:value-type="float">
            <text:p>7.1514834E-05</text:p>
          </table:table-cell>
          <table:table-cell office:value-type="float" office:value="0.9999285" calcext:value-type="float">
            <text:p>0.9999285</text:p>
          </table:table-cell>
          <table:table-cell table:formula="of:=IF([.B89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59.png</text:p>
          </table:table-cell>
          <table:table-cell office:value-type="string" calcext:value-type="string">
            <text:p>pathological</text:p>
          </table:table-cell>
          <table:table-cell office:value-type="float" office:value="0.00000038285395" calcext:value-type="float">
            <text:p>3.8285395E-07</text:p>
          </table:table-cell>
          <table:table-cell office:value-type="float" office:value="0.99999964" calcext:value-type="float">
            <text:p>0.99999964</text:p>
          </table:table-cell>
          <table:table-cell table:formula="of:=IF([.B8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16-47.png</text:p>
          </table:table-cell>
          <table:table-cell office:value-type="string" calcext:value-type="string">
            <text:p>pathological</text:p>
          </table:table-cell>
          <table:table-cell office:value-type="float" office:value="0.00040188598" calcext:value-type="float">
            <text:p>0.000401886</text:p>
          </table:table-cell>
          <table:table-cell office:value-type="float" office:value="0.9995981" calcext:value-type="float">
            <text:p>0.9995981</text:p>
          </table:table-cell>
          <table:table-cell table:formula="of:=IF([.B8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37.png</text:p>
          </table:table-cell>
          <table:table-cell office:value-type="string" calcext:value-type="string">
            <text:p>healthy</text:p>
          </table:table-cell>
          <table:table-cell office:value-type="float" office:value="0.9995553" calcext:value-type="float">
            <text:p>0.9995553</text:p>
          </table:table-cell>
          <table:table-cell office:value-type="float" office:value="0.0004446672" calcext:value-type="float">
            <text:p>0.0004446672</text:p>
          </table:table-cell>
          <table:table-cell table:formula="of:=IF([.B89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2-48.png</text:p>
          </table:table-cell>
          <table:table-cell office:value-type="string" calcext:value-type="string">
            <text:p>pathological</text:p>
          </table:table-cell>
          <table:table-cell office:value-type="float" office:value="0.00010009988" calcext:value-type="float">
            <text:p>0.0001000999</text:p>
          </table:table-cell>
          <table:table-cell office:value-type="float" office:value="0.99989986" calcext:value-type="float">
            <text:p>0.99989986</text:p>
          </table:table-cell>
          <table:table-cell table:formula="of:=IF([.B8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42-36.png</text:p>
          </table:table-cell>
          <table:table-cell office:value-type="string" calcext:value-type="string">
            <text:p>pathological</text:p>
          </table:table-cell>
          <table:table-cell office:value-type="float" office:value="0.00067971135" calcext:value-type="float">
            <text:p>0.0006797114</text:p>
          </table:table-cell>
          <table:table-cell office:value-type="float" office:value="0.99932027" calcext:value-type="float">
            <text:p>0.99932027</text:p>
          </table:table-cell>
          <table:table-cell table:formula="of:=IF([.B8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0-57.png</text:p>
          </table:table-cell>
          <table:table-cell office:value-type="string" calcext:value-type="string">
            <text:p>pathological</text:p>
          </table:table-cell>
          <table:table-cell office:value-type="float" office:value="0.07563821" calcext:value-type="float">
            <text:p>0.07563821</text:p>
          </table:table-cell>
          <table:table-cell office:value-type="float" office:value="0.92436177" calcext:value-type="float">
            <text:p>0.92436177</text:p>
          </table:table-cell>
          <table:table-cell table:formula="of:=IF([.B9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6-50.png</text:p>
          </table:table-cell>
          <table:table-cell office:value-type="string" calcext:value-type="string">
            <text:p>pathological</text:p>
          </table:table-cell>
          <table:table-cell office:value-type="float" office:value="0.0000013296888" calcext:value-type="float">
            <text:p>1.3296888E-06</text:p>
          </table:table-cell>
          <table:table-cell office:value-type="float" office:value="0.9999987" calcext:value-type="float">
            <text:p>0.9999987</text:p>
          </table:table-cell>
          <table:table-cell table:formula="of:=IF([.B9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28.png</text:p>
          </table:table-cell>
          <table:table-cell office:value-type="string" calcext:value-type="string">
            <text:p>pathological</text:p>
          </table:table-cell>
          <table:table-cell office:value-type="float" office:value="0.0000013789927" calcext:value-type="float">
            <text:p>0.000001379</text:p>
          </table:table-cell>
          <table:table-cell office:value-type="float" office:value="0.99999857" calcext:value-type="float">
            <text:p>0.99999857</text:p>
          </table:table-cell>
          <table:table-cell table:formula="of:=IF([.B9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19.png</text:p>
          </table:table-cell>
          <table:table-cell office:value-type="string" calcext:value-type="string">
            <text:p>pathological</text:p>
          </table:table-cell>
          <table:table-cell office:value-type="float" office:value="0.0050898455" calcext:value-type="float">
            <text:p>0.0050898455</text:p>
          </table:table-cell>
          <table:table-cell office:value-type="float" office:value="0.9949102" calcext:value-type="float">
            <text:p>0.9949102</text:p>
          </table:table-cell>
          <table:table-cell table:formula="of:=IF([.B9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4-56.png</text:p>
          </table:table-cell>
          <table:table-cell office:value-type="string" calcext:value-type="string">
            <text:p>healthy</text:p>
          </table:table-cell>
          <table:table-cell office:value-type="float" office:value="0.99981457" calcext:value-type="float">
            <text:p>0.99981457</text:p>
          </table:table-cell>
          <table:table-cell office:value-type="float" office:value="0.0001854392" calcext:value-type="float">
            <text:p>0.0001854392</text:p>
          </table:table-cell>
          <table:table-cell table:formula="of:=IF([.B90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56.png</text:p>
          </table:table-cell>
          <table:table-cell office:value-type="string" calcext:value-type="string">
            <text:p>pathological</text:p>
          </table:table-cell>
          <table:table-cell office:value-type="float" office:value="0.00000008760003" calcext:value-type="float">
            <text:p>8.760003E-08</text:p>
          </table:table-cell>
          <table:table-cell office:value-type="float" office:value="0.9999999" calcext:value-type="float">
            <text:p>0.9999999</text:p>
          </table:table-cell>
          <table:table-cell table:formula="of:=IF([.B9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5-56.png</text:p>
          </table:table-cell>
          <table:table-cell office:value-type="string" calcext:value-type="string">
            <text:p>pathological</text:p>
          </table:table-cell>
          <table:table-cell office:value-type="float" office:value="0.00015160395" calcext:value-type="float">
            <text:p>0.000151604</text:p>
          </table:table-cell>
          <table:table-cell office:value-type="float" office:value="0.99984837" calcext:value-type="float">
            <text:p>0.99984837</text:p>
          </table:table-cell>
          <table:table-cell table:formula="of:=IF([.B9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5-57.png</text:p>
          </table:table-cell>
          <table:table-cell office:value-type="string" calcext:value-type="string">
            <text:p>pathological</text:p>
          </table:table-cell>
          <table:table-cell office:value-type="float" office:value="0.0030426565" calcext:value-type="float">
            <text:p>0.0030426565</text:p>
          </table:table-cell>
          <table:table-cell office:value-type="float" office:value="0.9969573" calcext:value-type="float">
            <text:p>0.9969573</text:p>
          </table:table-cell>
          <table:table-cell table:formula="of:=IF([.B9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6-24.png</text:p>
          </table:table-cell>
          <table:table-cell office:value-type="string" calcext:value-type="string">
            <text:p>pathological</text:p>
          </table:table-cell>
          <table:table-cell office:value-type="float" office:value="0.00000021352893" calcext:value-type="float">
            <text:p>2.1352893E-07</text:p>
          </table:table-cell>
          <table:table-cell office:value-type="float" office:value="0.99999976" calcext:value-type="float">
            <text:p>0.99999976</text:p>
          </table:table-cell>
          <table:table-cell table:formula="of:=IF([.B9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32.png</text:p>
          </table:table-cell>
          <table:table-cell office:value-type="string" calcext:value-type="string">
            <text:p>healthy</text:p>
          </table:table-cell>
          <table:table-cell office:value-type="float" office:value="0.99731594" calcext:value-type="float">
            <text:p>0.99731594</text:p>
          </table:table-cell>
          <table:table-cell office:value-type="float" office:value="0.0026840754" calcext:value-type="float">
            <text:p>0.0026840754</text:p>
          </table:table-cell>
          <table:table-cell table:formula="of:=IF([.B90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13-19.png</text:p>
          </table:table-cell>
          <table:table-cell office:value-type="string" calcext:value-type="string">
            <text:p>pathological</text:p>
          </table:table-cell>
          <table:table-cell office:value-type="float" office:value="0.011858992" calcext:value-type="float">
            <text:p>0.011858992</text:p>
          </table:table-cell>
          <table:table-cell office:value-type="float" office:value="0.98814106" calcext:value-type="float">
            <text:p>0.98814106</text:p>
          </table:table-cell>
          <table:table-cell table:formula="of:=IF([.B9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1-01.png</text:p>
          </table:table-cell>
          <table:table-cell office:value-type="string" calcext:value-type="string">
            <text:p>pathological</text:p>
          </table:table-cell>
          <table:table-cell office:value-type="float" office:value="0.00000066102206" calcext:value-type="float">
            <text:p>0.000000661</text:p>
          </table:table-cell>
          <table:table-cell office:value-type="float" office:value="0.9999993" calcext:value-type="float">
            <text:p>0.9999993</text:p>
          </table:table-cell>
          <table:table-cell table:formula="of:=IF([.B9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2-14.png</text:p>
          </table:table-cell>
          <table:table-cell office:value-type="string" calcext:value-type="string">
            <text:p>pathological</text:p>
          </table:table-cell>
          <table:table-cell office:value-type="float" office:value="0.0000020454872" calcext:value-type="float">
            <text:p>2.0454872E-06</text:p>
          </table:table-cell>
          <table:table-cell office:value-type="float" office:value="0.999998" calcext:value-type="float">
            <text:p>0.999998</text:p>
          </table:table-cell>
          <table:table-cell table:formula="of:=IF([.B9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42.png</text:p>
          </table:table-cell>
          <table:table-cell office:value-type="string" calcext:value-type="string">
            <text:p>pathological</text:p>
          </table:table-cell>
          <table:table-cell office:value-type="float" office:value="0.000024962803" calcext:value-type="float">
            <text:p>2.4962803E-05</text:p>
          </table:table-cell>
          <table:table-cell office:value-type="float" office:value="0.9999751" calcext:value-type="float">
            <text:p>0.9999751</text:p>
          </table:table-cell>
          <table:table-cell table:formula="of:=IF([.B9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53.png</text:p>
          </table:table-cell>
          <table:table-cell office:value-type="string" calcext:value-type="string">
            <text:p>pathological</text:p>
          </table:table-cell>
          <table:table-cell office:value-type="float" office:value="0.00008525458" calcext:value-type="float">
            <text:p>8.525458E-05</text:p>
          </table:table-cell>
          <table:table-cell office:value-type="float" office:value="0.99991477" calcext:value-type="float">
            <text:p>0.99991477</text:p>
          </table:table-cell>
          <table:table-cell table:formula="of:=IF([.B9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9-55.png</text:p>
          </table:table-cell>
          <table:table-cell office:value-type="string" calcext:value-type="string">
            <text:p>healthy</text:p>
          </table:table-cell>
          <table:table-cell office:value-type="float" office:value="0.90797436" calcext:value-type="float">
            <text:p>0.90797436</text:p>
          </table:table-cell>
          <table:table-cell office:value-type="float" office:value="0.09202567" calcext:value-type="float">
            <text:p>0.09202567</text:p>
          </table:table-cell>
          <table:table-cell table:formula="of:=IF([.B91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2-28.png</text:p>
          </table:table-cell>
          <table:table-cell office:value-type="string" calcext:value-type="string">
            <text:p>pathological</text:p>
          </table:table-cell>
          <table:table-cell office:value-type="float" office:value="0.000000002860313" calcext:value-type="float">
            <text:p>2.860313E-09</text:p>
          </table:table-cell>
          <table:table-cell office:value-type="float" office:value="1" calcext:value-type="float">
            <text:p>1</text:p>
          </table:table-cell>
          <table:table-cell table:formula="of:=IF([.B9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7-53.png</text:p>
          </table:table-cell>
          <table:table-cell office:value-type="string" calcext:value-type="string">
            <text:p>pathological</text:p>
          </table:table-cell>
          <table:table-cell office:value-type="float" office:value="0.00014197273" calcext:value-type="float">
            <text:p>0.0001419727</text:p>
          </table:table-cell>
          <table:table-cell office:value-type="float" office:value="0.999858" calcext:value-type="float">
            <text:p>0.999858</text:p>
          </table:table-cell>
          <table:table-cell table:formula="of:=IF([.B9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36.png</text:p>
          </table:table-cell>
          <table:table-cell office:value-type="string" calcext:value-type="string">
            <text:p>pathological</text:p>
          </table:table-cell>
          <table:table-cell office:value-type="float" office:value="0.00023468115" calcext:value-type="float">
            <text:p>0.0002346812</text:p>
          </table:table-cell>
          <table:table-cell office:value-type="float" office:value="0.99976534" calcext:value-type="float">
            <text:p>0.99976534</text:p>
          </table:table-cell>
          <table:table-cell table:formula="of:=IF([.B9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6-53.png</text:p>
          </table:table-cell>
          <table:table-cell office:value-type="string" calcext:value-type="string">
            <text:p>pathological</text:p>
          </table:table-cell>
          <table:table-cell office:value-type="float" office:value="0.0000052796695" calcext:value-type="float">
            <text:p>5.2796695E-06</text:p>
          </table:table-cell>
          <table:table-cell office:value-type="float" office:value="0.99999475" calcext:value-type="float">
            <text:p>0.99999475</text:p>
          </table:table-cell>
          <table:table-cell table:formula="of:=IF([.B9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3-57.png</text:p>
          </table:table-cell>
          <table:table-cell office:value-type="string" calcext:value-type="string">
            <text:p>pathological</text:p>
          </table:table-cell>
          <table:table-cell office:value-type="float" office:value="0.000002187512" calcext:value-type="float">
            <text:p>2.187512E-06</text:p>
          </table:table-cell>
          <table:table-cell office:value-type="float" office:value="0.99999785" calcext:value-type="float">
            <text:p>0.99999785</text:p>
          </table:table-cell>
          <table:table-cell table:formula="of:=IF([.B9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4-15.png</text:p>
          </table:table-cell>
          <table:table-cell office:value-type="string" calcext:value-type="string">
            <text:p>pathological</text:p>
          </table:table-cell>
          <table:table-cell office:value-type="float" office:value="0.0066092093" calcext:value-type="float">
            <text:p>0.0066092093</text:p>
          </table:table-cell>
          <table:table-cell office:value-type="float" office:value="0.9933908" calcext:value-type="float">
            <text:p>0.9933908</text:p>
          </table:table-cell>
          <table:table-cell table:formula="of:=IF([.B9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0-08.png</text:p>
          </table:table-cell>
          <table:table-cell office:value-type="string" calcext:value-type="string">
            <text:p>pathological</text:p>
          </table:table-cell>
          <table:table-cell office:value-type="float" office:value="0.000007791791" calcext:value-type="float">
            <text:p>7.791791E-06</text:p>
          </table:table-cell>
          <table:table-cell office:value-type="float" office:value="0.99999225" calcext:value-type="float">
            <text:p>0.99999225</text:p>
          </table:table-cell>
          <table:table-cell table:formula="of:=IF([.B9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4-03.png</text:p>
          </table:table-cell>
          <table:table-cell office:value-type="string" calcext:value-type="string">
            <text:p>pathological</text:p>
          </table:table-cell>
          <table:table-cell office:value-type="float" office:value="0.00020200016" calcext:value-type="float">
            <text:p>0.0002020002</text:p>
          </table:table-cell>
          <table:table-cell office:value-type="float" office:value="0.999798" calcext:value-type="float">
            <text:p>0.999798</text:p>
          </table:table-cell>
          <table:table-cell table:formula="of:=IF([.B9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5-49.png</text:p>
          </table:table-cell>
          <table:table-cell office:value-type="string" calcext:value-type="string">
            <text:p>pathological</text:p>
          </table:table-cell>
          <table:table-cell office:value-type="float" office:value="0.0000008544582" calcext:value-type="float">
            <text:p>8.544582E-07</text:p>
          </table:table-cell>
          <table:table-cell office:value-type="float" office:value="0.99999917" calcext:value-type="float">
            <text:p>0.99999917</text:p>
          </table:table-cell>
          <table:table-cell table:formula="of:=IF([.B9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3-18.png</text:p>
          </table:table-cell>
          <table:table-cell office:value-type="string" calcext:value-type="string">
            <text:p>pathological</text:p>
          </table:table-cell>
          <table:table-cell office:value-type="float" office:value="0.023707476" calcext:value-type="float">
            <text:p>0.023707476</text:p>
          </table:table-cell>
          <table:table-cell office:value-type="float" office:value="0.97629255" calcext:value-type="float">
            <text:p>0.97629255</text:p>
          </table:table-cell>
          <table:table-cell table:formula="of:=IF([.B9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44.png</text:p>
          </table:table-cell>
          <table:table-cell office:value-type="string" calcext:value-type="string">
            <text:p>pathological</text:p>
          </table:table-cell>
          <table:table-cell office:value-type="float" office:value="0.0000007936788" calcext:value-type="float">
            <text:p>7.936788E-07</text:p>
          </table:table-cell>
          <table:table-cell office:value-type="float" office:value="0.99999917" calcext:value-type="float">
            <text:p>0.99999917</text:p>
          </table:table-cell>
          <table:table-cell table:formula="of:=IF([.B9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3-00.png</text:p>
          </table:table-cell>
          <table:table-cell office:value-type="string" calcext:value-type="string">
            <text:p>pathological</text:p>
          </table:table-cell>
          <table:table-cell office:value-type="float" office:value="0.0000072399644" calcext:value-type="float">
            <text:p>0.00000724</text:p>
          </table:table-cell>
          <table:table-cell office:value-type="float" office:value="0.9999927" calcext:value-type="float">
            <text:p>0.9999927</text:p>
          </table:table-cell>
          <table:table-cell table:formula="of:=IF([.B9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32.png</text:p>
          </table:table-cell>
          <table:table-cell office:value-type="string" calcext:value-type="string">
            <text:p>pathological</text:p>
          </table:table-cell>
          <table:table-cell office:value-type="float" office:value="0.0000007585633" calcext:value-type="float">
            <text:p>7.585633E-07</text:p>
          </table:table-cell>
          <table:table-cell office:value-type="float" office:value="0.9999993" calcext:value-type="float">
            <text:p>0.9999993</text:p>
          </table:table-cell>
          <table:table-cell table:formula="of:=IF([.B9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8-08.png</text:p>
          </table:table-cell>
          <table:table-cell office:value-type="string" calcext:value-type="string">
            <text:p>pathological</text:p>
          </table:table-cell>
          <table:table-cell office:value-type="float" office:value="0.0000000010017288" calcext:value-type="float">
            <text:p>0.000000001</text:p>
          </table:table-cell>
          <table:table-cell office:value-type="float" office:value="1" calcext:value-type="float">
            <text:p>1</text:p>
          </table:table-cell>
          <table:table-cell table:formula="of:=IF([.B9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4-27.png</text:p>
          </table:table-cell>
          <table:table-cell office:value-type="string" calcext:value-type="string">
            <text:p>pathological</text:p>
          </table:table-cell>
          <table:table-cell office:value-type="float" office:value="0.00003169779" calcext:value-type="float">
            <text:p>3.169779E-05</text:p>
          </table:table-cell>
          <table:table-cell office:value-type="float" office:value="0.9999683" calcext:value-type="float">
            <text:p>0.9999683</text:p>
          </table:table-cell>
          <table:table-cell table:formula="of:=IF([.B9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18-18.png</text:p>
          </table:table-cell>
          <table:table-cell office:value-type="string" calcext:value-type="string">
            <text:p>pathological</text:p>
          </table:table-cell>
          <table:table-cell office:value-type="float" office:value="0.0046620197" calcext:value-type="float">
            <text:p>0.0046620197</text:p>
          </table:table-cell>
          <table:table-cell office:value-type="float" office:value="0.99533796" calcext:value-type="float">
            <text:p>0.99533796</text:p>
          </table:table-cell>
          <table:table-cell table:formula="of:=IF([.B9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1-33.png</text:p>
          </table:table-cell>
          <table:table-cell office:value-type="string" calcext:value-type="string">
            <text:p>pathological</text:p>
          </table:table-cell>
          <table:table-cell office:value-type="float" office:value="0.0000009655722" calcext:value-type="float">
            <text:p>9.655722E-07</text:p>
          </table:table-cell>
          <table:table-cell office:value-type="float" office:value="0.99999905" calcext:value-type="float">
            <text:p>0.99999905</text:p>
          </table:table-cell>
          <table:table-cell table:formula="of:=IF([.B9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1-33.png</text:p>
          </table:table-cell>
          <table:table-cell office:value-type="string" calcext:value-type="string">
            <text:p>healthy</text:p>
          </table:table-cell>
          <table:table-cell office:value-type="float" office:value="0.99987864" calcext:value-type="float">
            <text:p>0.99987864</text:p>
          </table:table-cell>
          <table:table-cell office:value-type="float" office:value="0.00012139213" calcext:value-type="float">
            <text:p>0.0001213921</text:p>
          </table:table-cell>
          <table:table-cell table:formula="of:=IF([.B93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23.png</text:p>
          </table:table-cell>
          <table:table-cell office:value-type="string" calcext:value-type="string">
            <text:p>healthy</text:p>
          </table:table-cell>
          <table:table-cell office:value-type="float" office:value="0.9990885" calcext:value-type="float">
            <text:p>0.9990885</text:p>
          </table:table-cell>
          <table:table-cell office:value-type="float" office:value="0.0009115166" calcext:value-type="float">
            <text:p>0.0009115166</text:p>
          </table:table-cell>
          <table:table-cell table:formula="of:=IF([.B93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9-15.png</text:p>
          </table:table-cell>
          <table:table-cell office:value-type="string" calcext:value-type="string">
            <text:p>pathological</text:p>
          </table:table-cell>
          <table:table-cell office:value-type="float" office:value="0.00081339525" calcext:value-type="float">
            <text:p>0.0008133953</text:p>
          </table:table-cell>
          <table:table-cell office:value-type="float" office:value="0.9991866" calcext:value-type="float">
            <text:p>0.9991866</text:p>
          </table:table-cell>
          <table:table-cell table:formula="of:=IF([.B9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6-54.png</text:p>
          </table:table-cell>
          <table:table-cell office:value-type="string" calcext:value-type="string">
            <text:p>pathological</text:p>
          </table:table-cell>
          <table:table-cell office:value-type="float" office:value="0.00000028451075" calcext:value-type="float">
            <text:p>2.8451075E-07</text:p>
          </table:table-cell>
          <table:table-cell office:value-type="float" office:value="0.99999976" calcext:value-type="float">
            <text:p>0.99999976</text:p>
          </table:table-cell>
          <table:table-cell table:formula="of:=IF([.B9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37.png</text:p>
          </table:table-cell>
          <table:table-cell office:value-type="string" calcext:value-type="string">
            <text:p>pathological</text:p>
          </table:table-cell>
          <table:table-cell office:value-type="float" office:value="0.0000000022480893" calcext:value-type="float">
            <text:p>2.2480893E-09</text:p>
          </table:table-cell>
          <table:table-cell office:value-type="float" office:value="1" calcext:value-type="float">
            <text:p>1</text:p>
          </table:table-cell>
          <table:table-cell table:formula="of:=IF([.B9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1-27.png</text:p>
          </table:table-cell>
          <table:table-cell office:value-type="string" calcext:value-type="string">
            <text:p>pathological</text:p>
          </table:table-cell>
          <table:table-cell office:value-type="float" office:value="0.025535157" calcext:value-type="float">
            <text:p>0.025535157</text:p>
          </table:table-cell>
          <table:table-cell office:value-type="float" office:value="0.9744648" calcext:value-type="float">
            <text:p>0.9744648</text:p>
          </table:table-cell>
          <table:table-cell table:formula="of:=IF([.B9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2-39.png</text:p>
          </table:table-cell>
          <table:table-cell office:value-type="string" calcext:value-type="string">
            <text:p>pathological</text:p>
          </table:table-cell>
          <table:table-cell office:value-type="float" office:value="0.0017247907" calcext:value-type="float">
            <text:p>0.0017247907</text:p>
          </table:table-cell>
          <table:table-cell office:value-type="float" office:value="0.99827516" calcext:value-type="float">
            <text:p>0.99827516</text:p>
          </table:table-cell>
          <table:table-cell table:formula="of:=IF([.B9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3-30.png</text:p>
          </table:table-cell>
          <table:table-cell office:value-type="string" calcext:value-type="string">
            <text:p>pathological</text:p>
          </table:table-cell>
          <table:table-cell office:value-type="float" office:value="0.00000008798852" calcext:value-type="float">
            <text:p>0.000000088</text:p>
          </table:table-cell>
          <table:table-cell office:value-type="float" office:value="0.9999999" calcext:value-type="float">
            <text:p>0.9999999</text:p>
          </table:table-cell>
          <table:table-cell table:formula="of:=IF([.B9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7-04.png</text:p>
          </table:table-cell>
          <table:table-cell office:value-type="string" calcext:value-type="string">
            <text:p>pathological</text:p>
          </table:table-cell>
          <table:table-cell office:value-type="float" office:value="0.0039340258" calcext:value-type="float">
            <text:p>0.0039340258</text:p>
          </table:table-cell>
          <table:table-cell office:value-type="float" office:value="0.99606603" calcext:value-type="float">
            <text:p>0.99606603</text:p>
          </table:table-cell>
          <table:table-cell table:formula="of:=IF([.B9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01.png</text:p>
          </table:table-cell>
          <table:table-cell office:value-type="string" calcext:value-type="string">
            <text:p>pathological</text:p>
          </table:table-cell>
          <table:table-cell office:value-type="float" office:value="0.000006224311" calcext:value-type="float">
            <text:p>6.224311E-06</text:p>
          </table:table-cell>
          <table:table-cell office:value-type="float" office:value="0.9999938" calcext:value-type="float">
            <text:p>0.9999938</text:p>
          </table:table-cell>
          <table:table-cell table:formula="of:=IF([.B9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6-43.png</text:p>
          </table:table-cell>
          <table:table-cell office:value-type="string" calcext:value-type="string">
            <text:p>pathological</text:p>
          </table:table-cell>
          <table:table-cell office:value-type="float" office:value="0.00011160008" calcext:value-type="float">
            <text:p>0.0001116001</text:p>
          </table:table-cell>
          <table:table-cell office:value-type="float" office:value="0.9998884" calcext:value-type="float">
            <text:p>0.9998884</text:p>
          </table:table-cell>
          <table:table-cell table:formula="of:=IF([.B9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8-19.png</text:p>
          </table:table-cell>
          <table:table-cell office:value-type="string" calcext:value-type="string">
            <text:p>pathological</text:p>
          </table:table-cell>
          <table:table-cell office:value-type="float" office:value="0.0000000015542683" calcext:value-type="float">
            <text:p>1.5542683E-09</text:p>
          </table:table-cell>
          <table:table-cell office:value-type="float" office:value="1" calcext:value-type="float">
            <text:p>1</text:p>
          </table:table-cell>
          <table:table-cell table:formula="of:=IF([.B9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27.png</text:p>
          </table:table-cell>
          <table:table-cell office:value-type="string" calcext:value-type="string">
            <text:p>pathological</text:p>
          </table:table-cell>
          <table:table-cell office:value-type="float" office:value="0.00000015893508" calcext:value-type="float">
            <text:p>1.5893508E-07</text:p>
          </table:table-cell>
          <table:table-cell office:value-type="float" office:value="0.9999999" calcext:value-type="float">
            <text:p>0.9999999</text:p>
          </table:table-cell>
          <table:table-cell table:formula="of:=IF([.B9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5-21.png</text:p>
          </table:table-cell>
          <table:table-cell office:value-type="string" calcext:value-type="string">
            <text:p>pathological</text:p>
          </table:table-cell>
          <table:table-cell office:value-type="float" office:value="0.017964443" calcext:value-type="float">
            <text:p>0.017964443</text:p>
          </table:table-cell>
          <table:table-cell office:value-type="float" office:value="0.9820356" calcext:value-type="float">
            <text:p>0.9820356</text:p>
          </table:table-cell>
          <table:table-cell table:formula="of:=IF([.B9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4-15.png</text:p>
          </table:table-cell>
          <table:table-cell office:value-type="string" calcext:value-type="string">
            <text:p>pathological</text:p>
          </table:table-cell>
          <table:table-cell office:value-type="float" office:value="0.113718905" calcext:value-type="float">
            <text:p>0.113718905</text:p>
          </table:table-cell>
          <table:table-cell office:value-type="float" office:value="0.8862811" calcext:value-type="float">
            <text:p>0.8862811</text:p>
          </table:table-cell>
          <table:table-cell table:formula="of:=IF([.B9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3-02.png</text:p>
          </table:table-cell>
          <table:table-cell office:value-type="string" calcext:value-type="string">
            <text:p>pathological</text:p>
          </table:table-cell>
          <table:table-cell office:value-type="float" office:value="0.00000027829296" calcext:value-type="float">
            <text:p>2.7829296E-07</text:p>
          </table:table-cell>
          <table:table-cell office:value-type="float" office:value="0.99999976" calcext:value-type="float">
            <text:p>0.99999976</text:p>
          </table:table-cell>
          <table:table-cell table:formula="of:=IF([.B9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5-58.png</text:p>
          </table:table-cell>
          <table:table-cell office:value-type="string" calcext:value-type="string">
            <text:p>pathological</text:p>
          </table:table-cell>
          <table:table-cell office:value-type="float" office:value="0.000000021498042" calcext:value-type="float">
            <text:p>2.1498042E-08</text:p>
          </table:table-cell>
          <table:table-cell office:value-type="float" office:value="1" calcext:value-type="float">
            <text:p>1</text:p>
          </table:table-cell>
          <table:table-cell table:formula="of:=IF([.B9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3-05.png</text:p>
          </table:table-cell>
          <table:table-cell office:value-type="string" calcext:value-type="string">
            <text:p>healthy</text:p>
          </table:table-cell>
          <table:table-cell office:value-type="float" office:value="0.9395556" calcext:value-type="float">
            <text:p>0.9395556</text:p>
          </table:table-cell>
          <table:table-cell office:value-type="float" office:value="0.060444396" calcext:value-type="float">
            <text:p>0.060444396</text:p>
          </table:table-cell>
          <table:table-cell table:formula="of:=IF([.B95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8-28.png</text:p>
          </table:table-cell>
          <table:table-cell office:value-type="string" calcext:value-type="string">
            <text:p>pathological</text:p>
          </table:table-cell>
          <table:table-cell office:value-type="float" office:value="0.000083852785" calcext:value-type="float">
            <text:p>8.3852785E-05</text:p>
          </table:table-cell>
          <table:table-cell office:value-type="float" office:value="0.9999162" calcext:value-type="float">
            <text:p>0.9999162</text:p>
          </table:table-cell>
          <table:table-cell table:formula="of:=IF([.B9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5-34.png</text:p>
          </table:table-cell>
          <table:table-cell office:value-type="string" calcext:value-type="string">
            <text:p>pathological</text:p>
          </table:table-cell>
          <table:table-cell office:value-type="float" office:value="0.000000047634035" calcext:value-type="float">
            <text:p>4.7634035E-08</text:p>
          </table:table-cell>
          <table:table-cell office:value-type="float" office:value="1" calcext:value-type="float">
            <text:p>1</text:p>
          </table:table-cell>
          <table:table-cell table:formula="of:=IF([.B9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3-05.png</text:p>
          </table:table-cell>
          <table:table-cell office:value-type="string" calcext:value-type="string">
            <text:p>pathological</text:p>
          </table:table-cell>
          <table:table-cell office:value-type="float" office:value="0.000023712315" calcext:value-type="float">
            <text:p>2.3712315E-05</text:p>
          </table:table-cell>
          <table:table-cell office:value-type="float" office:value="0.9999763" calcext:value-type="float">
            <text:p>0.9999763</text:p>
          </table:table-cell>
          <table:table-cell table:formula="of:=IF([.B9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40-18.png</text:p>
          </table:table-cell>
          <table:table-cell office:value-type="string" calcext:value-type="string">
            <text:p>pathological</text:p>
          </table:table-cell>
          <table:table-cell office:value-type="float" office:value="0.0029733074" calcext:value-type="float">
            <text:p>0.0029733074</text:p>
          </table:table-cell>
          <table:table-cell office:value-type="float" office:value="0.99702674" calcext:value-type="float">
            <text:p>0.99702674</text:p>
          </table:table-cell>
          <table:table-cell table:formula="of:=IF([.B9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3-15.png</text:p>
          </table:table-cell>
          <table:table-cell office:value-type="string" calcext:value-type="string">
            <text:p>pathological</text:p>
          </table:table-cell>
          <table:table-cell office:value-type="float" office:value="0.001553684" calcext:value-type="float">
            <text:p>0.001553684</text:p>
          </table:table-cell>
          <table:table-cell office:value-type="float" office:value="0.9984463" calcext:value-type="float">
            <text:p>0.9984463</text:p>
          </table:table-cell>
          <table:table-cell table:formula="of:=IF([.B9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00.png</text:p>
          </table:table-cell>
          <table:table-cell office:value-type="string" calcext:value-type="string">
            <text:p>healthy</text:p>
          </table:table-cell>
          <table:table-cell office:value-type="float" office:value="0.9977664" calcext:value-type="float">
            <text:p>0.9977664</text:p>
          </table:table-cell>
          <table:table-cell office:value-type="float" office:value="0.0022336484" calcext:value-type="float">
            <text:p>0.0022336484</text:p>
          </table:table-cell>
          <table:table-cell table:formula="of:=IF([.B95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43.png</text:p>
          </table:table-cell>
          <table:table-cell office:value-type="string" calcext:value-type="string">
            <text:p>pathological</text:p>
          </table:table-cell>
          <table:table-cell office:value-type="float" office:value="0.000026052807" calcext:value-type="float">
            <text:p>2.6052807E-05</text:p>
          </table:table-cell>
          <table:table-cell office:value-type="float" office:value="0.9999739" calcext:value-type="float">
            <text:p>0.9999739</text:p>
          </table:table-cell>
          <table:table-cell table:formula="of:=IF([.B9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5-09.png</text:p>
          </table:table-cell>
          <table:table-cell office:value-type="string" calcext:value-type="string">
            <text:p>pathological</text:p>
          </table:table-cell>
          <table:table-cell office:value-type="float" office:value="0.000051198196" calcext:value-type="float">
            <text:p>5.1198196E-05</text:p>
          </table:table-cell>
          <table:table-cell office:value-type="float" office:value="0.99994874" calcext:value-type="float">
            <text:p>0.99994874</text:p>
          </table:table-cell>
          <table:table-cell table:formula="of:=IF([.B9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40-03.png</text:p>
          </table:table-cell>
          <table:table-cell office:value-type="string" calcext:value-type="string">
            <text:p>pathological</text:p>
          </table:table-cell>
          <table:table-cell office:value-type="float" office:value="0.00012406484" calcext:value-type="float">
            <text:p>0.0001240648</text:p>
          </table:table-cell>
          <table:table-cell office:value-type="float" office:value="0.9998759" calcext:value-type="float">
            <text:p>0.9998759</text:p>
          </table:table-cell>
          <table:table-cell table:formula="of:=IF([.B9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1-30.png</text:p>
          </table:table-cell>
          <table:table-cell office:value-type="string" calcext:value-type="string">
            <text:p>pathological</text:p>
          </table:table-cell>
          <table:table-cell office:value-type="float" office:value="0.00071067543" calcext:value-type="float">
            <text:p>0.0007106754</text:p>
          </table:table-cell>
          <table:table-cell office:value-type="float" office:value="0.9992893" calcext:value-type="float">
            <text:p>0.9992893</text:p>
          </table:table-cell>
          <table:table-cell table:formula="of:=IF([.B96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0-24.png</text:p>
          </table:table-cell>
          <table:table-cell office:value-type="string" calcext:value-type="string">
            <text:p>pathological</text:p>
          </table:table-cell>
          <table:table-cell office:value-type="float" office:value="0.0000006756679" calcext:value-type="float">
            <text:p>6.756679E-07</text:p>
          </table:table-cell>
          <table:table-cell office:value-type="float" office:value="0.9999993" calcext:value-type="float">
            <text:p>0.9999993</text:p>
          </table:table-cell>
          <table:table-cell table:formula="of:=IF([.B9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4-51.png</text:p>
          </table:table-cell>
          <table:table-cell office:value-type="string" calcext:value-type="string">
            <text:p>pathological</text:p>
          </table:table-cell>
          <table:table-cell office:value-type="float" office:value="0.000027391563" calcext:value-type="float">
            <text:p>2.7391563E-05</text:p>
          </table:table-cell>
          <table:table-cell office:value-type="float" office:value="0.9999726" calcext:value-type="float">
            <text:p>0.9999726</text:p>
          </table:table-cell>
          <table:table-cell table:formula="of:=IF([.B9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5-43.png</text:p>
          </table:table-cell>
          <table:table-cell office:value-type="string" calcext:value-type="string">
            <text:p>pathological</text:p>
          </table:table-cell>
          <table:table-cell office:value-type="float" office:value="0.00000018183526" calcext:value-type="float">
            <text:p>1.8183526E-07</text:p>
          </table:table-cell>
          <table:table-cell office:value-type="float" office:value="0.99999976" calcext:value-type="float">
            <text:p>0.99999976</text:p>
          </table:table-cell>
          <table:table-cell table:formula="of:=IF([.B9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49-26.png</text:p>
          </table:table-cell>
          <table:table-cell office:value-type="string" calcext:value-type="string">
            <text:p>pathological</text:p>
          </table:table-cell>
          <table:table-cell office:value-type="float" office:value="0.22748543" calcext:value-type="float">
            <text:p>0.22748543</text:p>
          </table:table-cell>
          <table:table-cell office:value-type="float" office:value="0.77251464" calcext:value-type="float">
            <text:p>0.77251464</text:p>
          </table:table-cell>
          <table:table-cell table:formula="of:=IF([.B9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2-41.png</text:p>
          </table:table-cell>
          <table:table-cell office:value-type="string" calcext:value-type="string">
            <text:p>healthy</text:p>
          </table:table-cell>
          <table:table-cell office:value-type="float" office:value="0.69087017" calcext:value-type="float">
            <text:p>0.69087017</text:p>
          </table:table-cell>
          <table:table-cell office:value-type="float" office:value="0.3091298" calcext:value-type="float">
            <text:p>0.3091298</text:p>
          </table:table-cell>
          <table:table-cell table:formula="of:=IF([.B96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1-58.png</text:p>
          </table:table-cell>
          <table:table-cell office:value-type="string" calcext:value-type="string">
            <text:p>pathological</text:p>
          </table:table-cell>
          <table:table-cell office:value-type="float" office:value="0.00000000967482" calcext:value-type="float">
            <text:p>9.67482E-09</text:p>
          </table:table-cell>
          <table:table-cell office:value-type="float" office:value="1" calcext:value-type="float">
            <text:p>1</text:p>
          </table:table-cell>
          <table:table-cell table:formula="of:=IF([.B9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9-26.png</text:p>
          </table:table-cell>
          <table:table-cell office:value-type="string" calcext:value-type="string">
            <text:p>pathological</text:p>
          </table:table-cell>
          <table:table-cell office:value-type="float" office:value="0.006636528" calcext:value-type="float">
            <text:p>0.006636528</text:p>
          </table:table-cell>
          <table:table-cell office:value-type="float" office:value="0.9933635" calcext:value-type="float">
            <text:p>0.9933635</text:p>
          </table:table-cell>
          <table:table-cell table:formula="of:=IF([.B9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5-19.png</text:p>
          </table:table-cell>
          <table:table-cell office:value-type="string" calcext:value-type="string">
            <text:p>pathological</text:p>
          </table:table-cell>
          <table:table-cell office:value-type="float" office:value="0.0008507185" calcext:value-type="float">
            <text:p>0.0008507185</text:p>
          </table:table-cell>
          <table:table-cell office:value-type="float" office:value="0.9991493" calcext:value-type="float">
            <text:p>0.9991493</text:p>
          </table:table-cell>
          <table:table-cell table:formula="of:=IF([.B9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9-28.png</text:p>
          </table:table-cell>
          <table:table-cell office:value-type="string" calcext:value-type="string">
            <text:p>pathological</text:p>
          </table:table-cell>
          <table:table-cell office:value-type="float" office:value="0.0005211371" calcext:value-type="float">
            <text:p>0.0005211371</text:p>
          </table:table-cell>
          <table:table-cell office:value-type="float" office:value="0.9994789" calcext:value-type="float">
            <text:p>0.9994789</text:p>
          </table:table-cell>
          <table:table-cell table:formula="of:=IF([.B9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6-22.png</text:p>
          </table:table-cell>
          <table:table-cell office:value-type="string" calcext:value-type="string">
            <text:p>healthy</text:p>
          </table:table-cell>
          <table:table-cell office:value-type="float" office:value="0.97502667" calcext:value-type="float">
            <text:p>0.97502667</text:p>
          </table:table-cell>
          <table:table-cell office:value-type="float" office:value="0.024973353" calcext:value-type="float">
            <text:p>0.024973353</text:p>
          </table:table-cell>
          <table:table-cell table:formula="of:=IF([.B97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1-46.png</text:p>
          </table:table-cell>
          <table:table-cell office:value-type="string" calcext:value-type="string">
            <text:p>pathological</text:p>
          </table:table-cell>
          <table:table-cell office:value-type="float" office:value="0.000002753867" calcext:value-type="float">
            <text:p>2.753867E-06</text:p>
          </table:table-cell>
          <table:table-cell office:value-type="float" office:value="0.99999726" calcext:value-type="float">
            <text:p>0.99999726</text:p>
          </table:table-cell>
          <table:table-cell table:formula="of:=IF([.B97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2-38.png</text:p>
          </table:table-cell>
          <table:table-cell office:value-type="string" calcext:value-type="string">
            <text:p>pathological</text:p>
          </table:table-cell>
          <table:table-cell office:value-type="float" office:value="0.0015044062" calcext:value-type="float">
            <text:p>0.0015044062</text:p>
          </table:table-cell>
          <table:table-cell office:value-type="float" office:value="0.9984956" calcext:value-type="float">
            <text:p>0.9984956</text:p>
          </table:table-cell>
          <table:table-cell table:formula="of:=IF([.B9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57.png</text:p>
          </table:table-cell>
          <table:table-cell office:value-type="string" calcext:value-type="string">
            <text:p>pathological</text:p>
          </table:table-cell>
          <table:table-cell office:value-type="float" office:value="0.00000022543902" calcext:value-type="float">
            <text:p>2.2543902E-07</text:p>
          </table:table-cell>
          <table:table-cell office:value-type="float" office:value="0.99999976" calcext:value-type="float">
            <text:p>0.99999976</text:p>
          </table:table-cell>
          <table:table-cell table:formula="of:=IF([.B9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45.png</text:p>
          </table:table-cell>
          <table:table-cell office:value-type="string" calcext:value-type="string">
            <text:p>pathological</text:p>
          </table:table-cell>
          <table:table-cell office:value-type="float" office:value="0.003380183" calcext:value-type="float">
            <text:p>0.003380183</text:p>
          </table:table-cell>
          <table:table-cell office:value-type="float" office:value="0.9966198" calcext:value-type="float">
            <text:p>0.9966198</text:p>
          </table:table-cell>
          <table:table-cell table:formula="of:=IF([.B9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5-16.png</text:p>
          </table:table-cell>
          <table:table-cell office:value-type="string" calcext:value-type="string">
            <text:p>healthy</text:p>
          </table:table-cell>
          <table:table-cell office:value-type="float" office:value="0.8752968" calcext:value-type="float">
            <text:p>0.8752968</text:p>
          </table:table-cell>
          <table:table-cell office:value-type="float" office:value="0.12470324" calcext:value-type="float">
            <text:p>0.12470324</text:p>
          </table:table-cell>
          <table:table-cell table:formula="of:=IF([.B97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31.png</text:p>
          </table:table-cell>
          <table:table-cell office:value-type="string" calcext:value-type="string">
            <text:p>pathological</text:p>
          </table:table-cell>
          <table:table-cell office:value-type="float" office:value="0.0009174669" calcext:value-type="float">
            <text:p>0.0009174669</text:p>
          </table:table-cell>
          <table:table-cell office:value-type="float" office:value="0.99908257" calcext:value-type="float">
            <text:p>0.99908257</text:p>
          </table:table-cell>
          <table:table-cell table:formula="of:=IF([.B97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8-03.png</text:p>
          </table:table-cell>
          <table:table-cell office:value-type="string" calcext:value-type="string">
            <text:p>healthy</text:p>
          </table:table-cell>
          <table:table-cell office:value-type="float" office:value="0.9999379" calcext:value-type="float">
            <text:p>0.9999379</text:p>
          </table:table-cell>
          <table:table-cell office:value-type="float" office:value="0.000062136365" calcext:value-type="float">
            <text:p>6.2136365E-05</text:p>
          </table:table-cell>
          <table:table-cell table:formula="of:=IF([.B97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40.png</text:p>
          </table:table-cell>
          <table:table-cell office:value-type="string" calcext:value-type="string">
            <text:p>pathological</text:p>
          </table:table-cell>
          <table:table-cell office:value-type="float" office:value="0.000001713178" calcext:value-type="float">
            <text:p>1.713178E-06</text:p>
          </table:table-cell>
          <table:table-cell office:value-type="float" office:value="0.99999833" calcext:value-type="float">
            <text:p>0.99999833</text:p>
          </table:table-cell>
          <table:table-cell table:formula="of:=IF([.B9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02.png</text:p>
          </table:table-cell>
          <table:table-cell office:value-type="string" calcext:value-type="string">
            <text:p>healthy</text:p>
          </table:table-cell>
          <table:table-cell office:value-type="float" office:value="0.9992778" calcext:value-type="float">
            <text:p>0.9992778</text:p>
          </table:table-cell>
          <table:table-cell office:value-type="float" office:value="0.0007222855" calcext:value-type="float">
            <text:p>0.0007222855</text:p>
          </table:table-cell>
          <table:table-cell table:formula="of:=IF([.B97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6-48.png</text:p>
          </table:table-cell>
          <table:table-cell office:value-type="string" calcext:value-type="string">
            <text:p>pathological</text:p>
          </table:table-cell>
          <table:table-cell office:value-type="float" office:value="0.000000026473726" calcext:value-type="float">
            <text:p>2.6473726E-08</text:p>
          </table:table-cell>
          <table:table-cell office:value-type="float" office:value="1" calcext:value-type="float">
            <text:p>1</text:p>
          </table:table-cell>
          <table:table-cell table:formula="of:=IF([.B9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10.png</text:p>
          </table:table-cell>
          <table:table-cell office:value-type="string" calcext:value-type="string">
            <text:p>healthy</text:p>
          </table:table-cell>
          <table:table-cell office:value-type="float" office:value="0.9996371" calcext:value-type="float">
            <text:p>0.9996371</text:p>
          </table:table-cell>
          <table:table-cell office:value-type="float" office:value="0.0003628141" calcext:value-type="float">
            <text:p>0.0003628141</text:p>
          </table:table-cell>
          <table:table-cell table:formula="of:=IF([.B98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4-22.png</text:p>
          </table:table-cell>
          <table:table-cell office:value-type="string" calcext:value-type="string">
            <text:p>pathological</text:p>
          </table:table-cell>
          <table:table-cell office:value-type="float" office:value="0.0000030627195" calcext:value-type="float">
            <text:p>3.0627195E-06</text:p>
          </table:table-cell>
          <table:table-cell office:value-type="float" office:value="0.9999969" calcext:value-type="float">
            <text:p>0.9999969</text:p>
          </table:table-cell>
          <table:table-cell table:formula="of:=IF([.B9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29.png</text:p>
          </table:table-cell>
          <table:table-cell office:value-type="string" calcext:value-type="string">
            <text:p>pathological</text:p>
          </table:table-cell>
          <table:table-cell office:value-type="float" office:value="0.0000018419828" calcext:value-type="float">
            <text:p>0.000001842</text:p>
          </table:table-cell>
          <table:table-cell office:value-type="float" office:value="0.9999982" calcext:value-type="float">
            <text:p>0.9999982</text:p>
          </table:table-cell>
          <table:table-cell table:formula="of:=IF([.B9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30-10.png</text:p>
          </table:table-cell>
          <table:table-cell office:value-type="string" calcext:value-type="string">
            <text:p>pathological</text:p>
          </table:table-cell>
          <table:table-cell office:value-type="float" office:value="0.0003321125" calcext:value-type="float">
            <text:p>0.0003321125</text:p>
          </table:table-cell>
          <table:table-cell office:value-type="float" office:value="0.9996679" calcext:value-type="float">
            <text:p>0.9996679</text:p>
          </table:table-cell>
          <table:table-cell table:formula="of:=IF([.B98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4-37.png</text:p>
          </table:table-cell>
          <table:table-cell office:value-type="string" calcext:value-type="string">
            <text:p>pathological</text:p>
          </table:table-cell>
          <table:table-cell office:value-type="float" office:value="0.000002724492" calcext:value-type="float">
            <text:p>2.724492E-06</text:p>
          </table:table-cell>
          <table:table-cell office:value-type="float" office:value="0.99999726" calcext:value-type="float">
            <text:p>0.99999726</text:p>
          </table:table-cell>
          <table:table-cell table:formula="of:=IF([.B9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7-05.png</text:p>
          </table:table-cell>
          <table:table-cell office:value-type="string" calcext:value-type="string">
            <text:p>healthy</text:p>
          </table:table-cell>
          <table:table-cell office:value-type="float" office:value="0.9963709" calcext:value-type="float">
            <text:p>0.9963709</text:p>
          </table:table-cell>
          <table:table-cell office:value-type="float" office:value="0.0036290572" calcext:value-type="float">
            <text:p>0.0036290572</text:p>
          </table:table-cell>
          <table:table-cell table:formula="of:=IF([.B98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5-21.png</text:p>
          </table:table-cell>
          <table:table-cell office:value-type="string" calcext:value-type="string">
            <text:p>pathological</text:p>
          </table:table-cell>
          <table:table-cell office:value-type="float" office:value="0.0007324677" calcext:value-type="float">
            <text:p>0.0007324677</text:p>
          </table:table-cell>
          <table:table-cell office:value-type="float" office:value="0.9992675" calcext:value-type="float">
            <text:p>0.9992675</text:p>
          </table:table-cell>
          <table:table-cell table:formula="of:=IF([.B9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20.png</text:p>
          </table:table-cell>
          <table:table-cell office:value-type="string" calcext:value-type="string">
            <text:p>pathological</text:p>
          </table:table-cell>
          <table:table-cell office:value-type="float" office:value="0.00010046556" calcext:value-type="float">
            <text:p>0.0001004656</text:p>
          </table:table-cell>
          <table:table-cell office:value-type="float" office:value="0.9998995" calcext:value-type="float">
            <text:p>0.9998995</text:p>
          </table:table-cell>
          <table:table-cell table:formula="of:=IF([.B9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12-34.png</text:p>
          </table:table-cell>
          <table:table-cell office:value-type="string" calcext:value-type="string">
            <text:p>pathological</text:p>
          </table:table-cell>
          <table:table-cell office:value-type="float" office:value="0.00018016742" calcext:value-type="float">
            <text:p>0.0001801674</text:p>
          </table:table-cell>
          <table:table-cell office:value-type="float" office:value="0.9998198" calcext:value-type="float">
            <text:p>0.9998198</text:p>
          </table:table-cell>
          <table:table-cell table:formula="of:=IF([.B9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8-26.png</text:p>
          </table:table-cell>
          <table:table-cell office:value-type="string" calcext:value-type="string">
            <text:p>pathological</text:p>
          </table:table-cell>
          <table:table-cell office:value-type="float" office:value="0.017908052" calcext:value-type="float">
            <text:p>0.017908052</text:p>
          </table:table-cell>
          <table:table-cell office:value-type="float" office:value="0.98209196" calcext:value-type="float">
            <text:p>0.98209196</text:p>
          </table:table-cell>
          <table:table-cell table:formula="of:=IF([.B99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3-05.png</text:p>
          </table:table-cell>
          <table:table-cell office:value-type="string" calcext:value-type="string">
            <text:p>pathological</text:p>
          </table:table-cell>
          <table:table-cell office:value-type="float" office:value="0.000005364939" calcext:value-type="float">
            <text:p>5.364939E-06</text:p>
          </table:table-cell>
          <table:table-cell office:value-type="float" office:value="0.99999464" calcext:value-type="float">
            <text:p>0.99999464</text:p>
          </table:table-cell>
          <table:table-cell table:formula="of:=IF([.B9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6-49.png</text:p>
          </table:table-cell>
          <table:table-cell office:value-type="string" calcext:value-type="string">
            <text:p>pathological</text:p>
          </table:table-cell>
          <table:table-cell office:value-type="float" office:value="0.00000004567345" calcext:value-type="float">
            <text:p>4.567345E-08</text:p>
          </table:table-cell>
          <table:table-cell office:value-type="float" office:value="1" calcext:value-type="float">
            <text:p>1</text:p>
          </table:table-cell>
          <table:table-cell table:formula="of:=IF([.B9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8-48.png</text:p>
          </table:table-cell>
          <table:table-cell office:value-type="string" calcext:value-type="string">
            <text:p>pathological</text:p>
          </table:table-cell>
          <table:table-cell office:value-type="float" office:value="0.0000000037148242" calcext:value-type="float">
            <text:p>3.7148242E-09</text:p>
          </table:table-cell>
          <table:table-cell office:value-type="float" office:value="1" calcext:value-type="float">
            <text:p>1</text:p>
          </table:table-cell>
          <table:table-cell table:formula="of:=IF([.B9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09.png</text:p>
          </table:table-cell>
          <table:table-cell office:value-type="string" calcext:value-type="string">
            <text:p>healthy</text:p>
          </table:table-cell>
          <table:table-cell office:value-type="float" office:value="0.99972063" calcext:value-type="float">
            <text:p>0.99972063</text:p>
          </table:table-cell>
          <table:table-cell office:value-type="float" office:value="0.00027937818" calcext:value-type="float">
            <text:p>0.0002793782</text:p>
          </table:table-cell>
          <table:table-cell table:formula="of:=IF([.B99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1-49.png</text:p>
          </table:table-cell>
          <table:table-cell office:value-type="string" calcext:value-type="string">
            <text:p>pathological</text:p>
          </table:table-cell>
          <table:table-cell office:value-type="float" office:value="0.000019936395" calcext:value-type="float">
            <text:p>1.9936395E-05</text:p>
          </table:table-cell>
          <table:table-cell office:value-type="float" office:value="0.9999801" calcext:value-type="float">
            <text:p>0.9999801</text:p>
          </table:table-cell>
          <table:table-cell table:formula="of:=IF([.B9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18.png</text:p>
          </table:table-cell>
          <table:table-cell office:value-type="string" calcext:value-type="string">
            <text:p>pathological</text:p>
          </table:table-cell>
          <table:table-cell office:value-type="float" office:value="0.000000494202" calcext:value-type="float">
            <text:p>4.94202E-07</text:p>
          </table:table-cell>
          <table:table-cell office:value-type="float" office:value="0.9999995" calcext:value-type="float">
            <text:p>0.9999995</text:p>
          </table:table-cell>
          <table:table-cell table:formula="of:=IF([.B9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4-04.png</text:p>
          </table:table-cell>
          <table:table-cell office:value-type="string" calcext:value-type="string">
            <text:p>pathological</text:p>
          </table:table-cell>
          <table:table-cell office:value-type="float" office:value="0.0010577989" calcext:value-type="float">
            <text:p>0.0010577989</text:p>
          </table:table-cell>
          <table:table-cell office:value-type="float" office:value="0.9989422" calcext:value-type="float">
            <text:p>0.9989422</text:p>
          </table:table-cell>
          <table:table-cell table:formula="of:=IF([.B9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19-56.png</text:p>
          </table:table-cell>
          <table:table-cell office:value-type="string" calcext:value-type="string">
            <text:p>pathological</text:p>
          </table:table-cell>
          <table:table-cell office:value-type="float" office:value="0.0000055353034" calcext:value-type="float">
            <text:p>5.5353034E-06</text:p>
          </table:table-cell>
          <table:table-cell office:value-type="float" office:value="0.9999945" calcext:value-type="float">
            <text:p>0.9999945</text:p>
          </table:table-cell>
          <table:table-cell table:formula="of:=IF([.B9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4-52.png</text:p>
          </table:table-cell>
          <table:table-cell office:value-type="string" calcext:value-type="string">
            <text:p>pathological</text:p>
          </table:table-cell>
          <table:table-cell office:value-type="float" office:value="0.050458144" calcext:value-type="float">
            <text:p>0.050458144</text:p>
          </table:table-cell>
          <table:table-cell office:value-type="float" office:value="0.94954187" calcext:value-type="float">
            <text:p>0.94954187</text:p>
          </table:table-cell>
          <table:table-cell table:formula="of:=IF([.B9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1-53.png</text:p>
          </table:table-cell>
          <table:table-cell office:value-type="string" calcext:value-type="string">
            <text:p>pathological</text:p>
          </table:table-cell>
          <table:table-cell office:value-type="float" office:value="0.0000010173042" calcext:value-type="float">
            <text:p>1.0173042E-06</text:p>
          </table:table-cell>
          <table:table-cell office:value-type="float" office:value="0.9999989" calcext:value-type="float">
            <text:p>0.9999989</text:p>
          </table:table-cell>
          <table:table-cell table:formula="of:=IF([.B10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1-40.png</text:p>
          </table:table-cell>
          <table:table-cell office:value-type="string" calcext:value-type="string">
            <text:p>pathological</text:p>
          </table:table-cell>
          <table:table-cell office:value-type="float" office:value="0.00017309065" calcext:value-type="float">
            <text:p>0.0001730907</text:p>
          </table:table-cell>
          <table:table-cell office:value-type="float" office:value="0.99982697" calcext:value-type="float">
            <text:p>0.99982697</text:p>
          </table:table-cell>
          <table:table-cell table:formula="of:=IF([.B10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1-12.png</text:p>
          </table:table-cell>
          <table:table-cell office:value-type="string" calcext:value-type="string">
            <text:p>pathological</text:p>
          </table:table-cell>
          <table:table-cell office:value-type="float" office:value="0.000011446215" calcext:value-type="float">
            <text:p>1.1446215E-05</text:p>
          </table:table-cell>
          <table:table-cell office:value-type="float" office:value="0.99998856" calcext:value-type="float">
            <text:p>0.99998856</text:p>
          </table:table-cell>
          <table:table-cell table:formula="of:=IF([.B10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1-47.png</text:p>
          </table:table-cell>
          <table:table-cell office:value-type="string" calcext:value-type="string">
            <text:p>pathological</text:p>
          </table:table-cell>
          <table:table-cell office:value-type="float" office:value="0.0000032223413" calcext:value-type="float">
            <text:p>3.2223413E-06</text:p>
          </table:table-cell>
          <table:table-cell office:value-type="float" office:value="0.9999968" calcext:value-type="float">
            <text:p>0.9999968</text:p>
          </table:table-cell>
          <table:table-cell table:formula="of:=IF([.B10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49.png</text:p>
          </table:table-cell>
          <table:table-cell office:value-type="string" calcext:value-type="string">
            <text:p>pathological</text:p>
          </table:table-cell>
          <table:table-cell office:value-type="float" office:value="0.0000029228777" calcext:value-type="float">
            <text:p>2.9228777E-06</text:p>
          </table:table-cell>
          <table:table-cell office:value-type="float" office:value="0.999997" calcext:value-type="float">
            <text:p>0.999997</text:p>
          </table:table-cell>
          <table:table-cell table:formula="of:=IF([.B100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1-18.png</text:p>
          </table:table-cell>
          <table:table-cell office:value-type="string" calcext:value-type="string">
            <text:p>pathological</text:p>
          </table:table-cell>
          <table:table-cell office:value-type="float" office:value="0.000003914731" calcext:value-type="float">
            <text:p>3.914731E-06</text:p>
          </table:table-cell>
          <table:table-cell office:value-type="float" office:value="0.99999607" calcext:value-type="float">
            <text:p>0.99999607</text:p>
          </table:table-cell>
          <table:table-cell table:formula="of:=IF([.B10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9-04.png</text:p>
          </table:table-cell>
          <table:table-cell office:value-type="string" calcext:value-type="string">
            <text:p>pathological</text:p>
          </table:table-cell>
          <table:table-cell office:value-type="float" office:value="0.009327494" calcext:value-type="float">
            <text:p>0.009327494</text:p>
          </table:table-cell>
          <table:table-cell office:value-type="float" office:value="0.9906725" calcext:value-type="float">
            <text:p>0.9906725</text:p>
          </table:table-cell>
          <table:table-cell table:formula="of:=IF([.B10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8-44.png</text:p>
          </table:table-cell>
          <table:table-cell office:value-type="string" calcext:value-type="string">
            <text:p>pathological</text:p>
          </table:table-cell>
          <table:table-cell office:value-type="float" office:value="0.00068986585" calcext:value-type="float">
            <text:p>0.0006898659</text:p>
          </table:table-cell>
          <table:table-cell office:value-type="float" office:value="0.99931014" calcext:value-type="float">
            <text:p>0.99931014</text:p>
          </table:table-cell>
          <table:table-cell table:formula="of:=IF([.B10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3-04.png</text:p>
          </table:table-cell>
          <table:table-cell office:value-type="string" calcext:value-type="string">
            <text:p>pathological</text:p>
          </table:table-cell>
          <table:table-cell office:value-type="float" office:value="0.000002093918" calcext:value-type="float">
            <text:p>2.093918E-06</text:p>
          </table:table-cell>
          <table:table-cell office:value-type="float" office:value="0.99999785" calcext:value-type="float">
            <text:p>0.99999785</text:p>
          </table:table-cell>
          <table:table-cell table:formula="of:=IF([.B10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35.png</text:p>
          </table:table-cell>
          <table:table-cell office:value-type="string" calcext:value-type="string">
            <text:p>pathological</text:p>
          </table:table-cell>
          <table:table-cell office:value-type="float" office:value="0.0000011240875" calcext:value-type="float">
            <text:p>1.1240875E-06</text:p>
          </table:table-cell>
          <table:table-cell office:value-type="float" office:value="0.9999989" calcext:value-type="float">
            <text:p>0.9999989</text:p>
          </table:table-cell>
          <table:table-cell table:formula="of:=IF([.B10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2-23.png</text:p>
          </table:table-cell>
          <table:table-cell office:value-type="string" calcext:value-type="string">
            <text:p>pathological</text:p>
          </table:table-cell>
          <table:table-cell office:value-type="float" office:value="0.00000014145081" calcext:value-type="float">
            <text:p>1.4145081E-07</text:p>
          </table:table-cell>
          <table:table-cell office:value-type="float" office:value="0.9999999" calcext:value-type="float">
            <text:p>0.9999999</text:p>
          </table:table-cell>
          <table:table-cell table:formula="of:=IF([.B10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49-32.png</text:p>
          </table:table-cell>
          <table:table-cell office:value-type="string" calcext:value-type="string">
            <text:p>pathological</text:p>
          </table:table-cell>
          <table:table-cell office:value-type="float" office:value="0.06420248" calcext:value-type="float">
            <text:p>0.06420248</text:p>
          </table:table-cell>
          <table:table-cell office:value-type="float" office:value="0.9357975" calcext:value-type="float">
            <text:p>0.9357975</text:p>
          </table:table-cell>
          <table:table-cell table:formula="of:=IF([.B10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2-57.png</text:p>
          </table:table-cell>
          <table:table-cell office:value-type="string" calcext:value-type="string">
            <text:p>pathological</text:p>
          </table:table-cell>
          <table:table-cell office:value-type="float" office:value="0.0000016319517" calcext:value-type="float">
            <text:p>0.000001632</text:p>
          </table:table-cell>
          <table:table-cell office:value-type="float" office:value="0.99999833" calcext:value-type="float">
            <text:p>0.99999833</text:p>
          </table:table-cell>
          <table:table-cell table:formula="of:=IF([.B10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4-21.png</text:p>
          </table:table-cell>
          <table:table-cell office:value-type="string" calcext:value-type="string">
            <text:p>pathological</text:p>
          </table:table-cell>
          <table:table-cell office:value-type="float" office:value="0.0005538434" calcext:value-type="float">
            <text:p>0.0005538434</text:p>
          </table:table-cell>
          <table:table-cell office:value-type="float" office:value="0.9994461" calcext:value-type="float">
            <text:p>0.9994461</text:p>
          </table:table-cell>
          <table:table-cell table:formula="of:=IF([.B10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7-29.png</text:p>
          </table:table-cell>
          <table:table-cell office:value-type="string" calcext:value-type="string">
            <text:p>pathological</text:p>
          </table:table-cell>
          <table:table-cell office:value-type="float" office:value="0.000060919847" calcext:value-type="float">
            <text:p>6.0919847E-05</text:p>
          </table:table-cell>
          <table:table-cell office:value-type="float" office:value="0.9999391" calcext:value-type="float">
            <text:p>0.9999391</text:p>
          </table:table-cell>
          <table:table-cell table:formula="of:=IF([.B10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8-02.png</text:p>
          </table:table-cell>
          <table:table-cell office:value-type="string" calcext:value-type="string">
            <text:p>pathological</text:p>
          </table:table-cell>
          <table:table-cell office:value-type="float" office:value="0.000000014343719" calcext:value-type="float">
            <text:p>1.4343719E-08</text:p>
          </table:table-cell>
          <table:table-cell office:value-type="float" office:value="1" calcext:value-type="float">
            <text:p>1</text:p>
          </table:table-cell>
          <table:table-cell table:formula="of:=IF([.B10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1-52.png</text:p>
          </table:table-cell>
          <table:table-cell office:value-type="string" calcext:value-type="string">
            <text:p>pathological</text:p>
          </table:table-cell>
          <table:table-cell office:value-type="float" office:value="0.0000024355954" calcext:value-type="float">
            <text:p>2.4355954E-06</text:p>
          </table:table-cell>
          <table:table-cell office:value-type="float" office:value="0.9999976" calcext:value-type="float">
            <text:p>0.9999976</text:p>
          </table:table-cell>
          <table:table-cell table:formula="of:=IF([.B10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52.png</text:p>
          </table:table-cell>
          <table:table-cell office:value-type="string" calcext:value-type="string">
            <text:p>pathological</text:p>
          </table:table-cell>
          <table:table-cell office:value-type="float" office:value="0.000012136967" calcext:value-type="float">
            <text:p>0.000012137</text:p>
          </table:table-cell>
          <table:table-cell office:value-type="float" office:value="0.99998784" calcext:value-type="float">
            <text:p>0.99998784</text:p>
          </table:table-cell>
          <table:table-cell table:formula="of:=IF([.B10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3-03.png</text:p>
          </table:table-cell>
          <table:table-cell office:value-type="string" calcext:value-type="string">
            <text:p>pathological</text:p>
          </table:table-cell>
          <table:table-cell office:value-type="float" office:value="0.0000006389706" calcext:value-type="float">
            <text:p>0.000000639</text:p>
          </table:table-cell>
          <table:table-cell office:value-type="float" office:value="0.9999994" calcext:value-type="float">
            <text:p>0.9999994</text:p>
          </table:table-cell>
          <table:table-cell table:formula="of:=IF([.B10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1-44.png</text:p>
          </table:table-cell>
          <table:table-cell office:value-type="string" calcext:value-type="string">
            <text:p>healthy</text:p>
          </table:table-cell>
          <table:table-cell office:value-type="float" office:value="0.98858416" calcext:value-type="float">
            <text:p>0.98858416</text:p>
          </table:table-cell>
          <table:table-cell office:value-type="float" office:value="0.011415902" calcext:value-type="float">
            <text:p>0.011415902</text:p>
          </table:table-cell>
          <table:table-cell table:formula="of:=IF([.B101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0-58-23.png</text:p>
          </table:table-cell>
          <table:table-cell office:value-type="string" calcext:value-type="string">
            <text:p>pathological</text:p>
          </table:table-cell>
          <table:table-cell office:value-type="float" office:value="0.000005698716" calcext:value-type="float">
            <text:p>5.698716E-06</text:p>
          </table:table-cell>
          <table:table-cell office:value-type="float" office:value="0.9999943" calcext:value-type="float">
            <text:p>0.9999943</text:p>
          </table:table-cell>
          <table:table-cell table:formula="of:=IF([.B10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49.png</text:p>
          </table:table-cell>
          <table:table-cell office:value-type="string" calcext:value-type="string">
            <text:p>pathological</text:p>
          </table:table-cell>
          <table:table-cell office:value-type="float" office:value="0.0000006447035" calcext:value-type="float">
            <text:p>6.447035E-07</text:p>
          </table:table-cell>
          <table:table-cell office:value-type="float" office:value="0.9999994" calcext:value-type="float">
            <text:p>0.9999994</text:p>
          </table:table-cell>
          <table:table-cell table:formula="of:=IF([.B10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41.png</text:p>
          </table:table-cell>
          <table:table-cell office:value-type="string" calcext:value-type="string">
            <text:p>pathological</text:p>
          </table:table-cell>
          <table:table-cell office:value-type="float" office:value="0.00000007369855" calcext:value-type="float">
            <text:p>7.369855E-08</text:p>
          </table:table-cell>
          <table:table-cell office:value-type="float" office:value="0.9999999" calcext:value-type="float">
            <text:p>0.9999999</text:p>
          </table:table-cell>
          <table:table-cell table:formula="of:=IF([.B10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3-07.png</text:p>
          </table:table-cell>
          <table:table-cell office:value-type="string" calcext:value-type="string">
            <text:p>pathological</text:p>
          </table:table-cell>
          <table:table-cell office:value-type="float" office:value="0.0000005920919" calcext:value-type="float">
            <text:p>5.920919E-07</text:p>
          </table:table-cell>
          <table:table-cell office:value-type="float" office:value="0.9999994" calcext:value-type="float">
            <text:p>0.9999994</text:p>
          </table:table-cell>
          <table:table-cell table:formula="of:=IF([.B10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5-23.png</text:p>
          </table:table-cell>
          <table:table-cell office:value-type="string" calcext:value-type="string">
            <text:p>healthy</text:p>
          </table:table-cell>
          <table:table-cell office:value-type="float" office:value="0.9995943" calcext:value-type="float">
            <text:p>0.9995943</text:p>
          </table:table-cell>
          <table:table-cell office:value-type="float" office:value="0.000405777" calcext:value-type="float">
            <text:p>0.000405777</text:p>
          </table:table-cell>
          <table:table-cell table:formula="of:=IF([.B102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55-44.png</text:p>
          </table:table-cell>
          <table:table-cell office:value-type="string" calcext:value-type="string">
            <text:p>pathological</text:p>
          </table:table-cell>
          <table:table-cell office:value-type="float" office:value="0.009893906" calcext:value-type="float">
            <text:p>0.009893906</text:p>
          </table:table-cell>
          <table:table-cell office:value-type="float" office:value="0.99010617" calcext:value-type="float">
            <text:p>0.99010617</text:p>
          </table:table-cell>
          <table:table-cell table:formula="of:=IF([.B10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6-50.png</text:p>
          </table:table-cell>
          <table:table-cell office:value-type="string" calcext:value-type="string">
            <text:p>pathological</text:p>
          </table:table-cell>
          <table:table-cell office:value-type="float" office:value="0.00000007085898" calcext:value-type="float">
            <text:p>7.085898E-08</text:p>
          </table:table-cell>
          <table:table-cell office:value-type="float" office:value="0.9999999" calcext:value-type="float">
            <text:p>0.9999999</text:p>
          </table:table-cell>
          <table:table-cell table:formula="of:=IF([.B10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16.png</text:p>
          </table:table-cell>
          <table:table-cell office:value-type="string" calcext:value-type="string">
            <text:p>healthy</text:p>
          </table:table-cell>
          <table:table-cell office:value-type="float" office:value="0.9882902" calcext:value-type="float">
            <text:p>0.9882902</text:p>
          </table:table-cell>
          <table:table-cell office:value-type="float" office:value="0.0117098" calcext:value-type="float">
            <text:p>0.0117098</text:p>
          </table:table-cell>
          <table:table-cell table:formula="of:=IF([.B102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27.png</text:p>
          </table:table-cell>
          <table:table-cell office:value-type="string" calcext:value-type="string">
            <text:p>pathological</text:p>
          </table:table-cell>
          <table:table-cell office:value-type="float" office:value="0.011886487" calcext:value-type="float">
            <text:p>0.011886487</text:p>
          </table:table-cell>
          <table:table-cell office:value-type="float" office:value="0.98811346" calcext:value-type="float">
            <text:p>0.98811346</text:p>
          </table:table-cell>
          <table:table-cell table:formula="of:=IF([.B10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2-19.png</text:p>
          </table:table-cell>
          <table:table-cell office:value-type="string" calcext:value-type="string">
            <text:p>pathological</text:p>
          </table:table-cell>
          <table:table-cell office:value-type="float" office:value="0.00024498726" calcext:value-type="float">
            <text:p>0.0002449873</text:p>
          </table:table-cell>
          <table:table-cell office:value-type="float" office:value="0.99975497" calcext:value-type="float">
            <text:p>0.99975497</text:p>
          </table:table-cell>
          <table:table-cell table:formula="of:=IF([.B10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6-27.png</text:p>
          </table:table-cell>
          <table:table-cell office:value-type="string" calcext:value-type="string">
            <text:p>pathological</text:p>
          </table:table-cell>
          <table:table-cell office:value-type="float" office:value="0.004942915" calcext:value-type="float">
            <text:p>0.004942915</text:p>
          </table:table-cell>
          <table:table-cell office:value-type="float" office:value="0.9950571" calcext:value-type="float">
            <text:p>0.9950571</text:p>
          </table:table-cell>
          <table:table-cell table:formula="of:=IF([.B10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40.png</text:p>
          </table:table-cell>
          <table:table-cell office:value-type="string" calcext:value-type="string">
            <text:p>pathological</text:p>
          </table:table-cell>
          <table:table-cell office:value-type="float" office:value="0.0000005596668" calcext:value-type="float">
            <text:p>5.596668E-07</text:p>
          </table:table-cell>
          <table:table-cell office:value-type="float" office:value="0.9999994" calcext:value-type="float">
            <text:p>0.9999994</text:p>
          </table:table-cell>
          <table:table-cell table:formula="of:=IF([.B10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24.png</text:p>
          </table:table-cell>
          <table:table-cell office:value-type="string" calcext:value-type="string">
            <text:p>pathological</text:p>
          </table:table-cell>
          <table:table-cell office:value-type="float" office:value="0.0000013479595" calcext:value-type="float">
            <text:p>0.000001348</text:p>
          </table:table-cell>
          <table:table-cell office:value-type="float" office:value="0.9999987" calcext:value-type="float">
            <text:p>0.9999987</text:p>
          </table:table-cell>
          <table:table-cell table:formula="of:=IF([.B10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9-01.png</text:p>
          </table:table-cell>
          <table:table-cell office:value-type="string" calcext:value-type="string">
            <text:p>pathological</text:p>
          </table:table-cell>
          <table:table-cell office:value-type="float" office:value="0.000017801422" calcext:value-type="float">
            <text:p>1.7801422E-05</text:p>
          </table:table-cell>
          <table:table-cell office:value-type="float" office:value="0.99998224" calcext:value-type="float">
            <text:p>0.99998224</text:p>
          </table:table-cell>
          <table:table-cell table:formula="of:=IF([.B10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3-59-41.png</text:p>
          </table:table-cell>
          <table:table-cell office:value-type="string" calcext:value-type="string">
            <text:p>pathological</text:p>
          </table:table-cell>
          <table:table-cell office:value-type="float" office:value="0.00082067784" calcext:value-type="float">
            <text:p>0.0008206778</text:p>
          </table:table-cell>
          <table:table-cell office:value-type="float" office:value="0.9991793" calcext:value-type="float">
            <text:p>0.9991793</text:p>
          </table:table-cell>
          <table:table-cell table:formula="of:=IF([.B10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29.png</text:p>
          </table:table-cell>
          <table:table-cell office:value-type="string" calcext:value-type="string">
            <text:p>pathological</text:p>
          </table:table-cell>
          <table:table-cell office:value-type="float" office:value="0.00000035078622" calcext:value-type="float">
            <text:p>3.5078622E-07</text:p>
          </table:table-cell>
          <table:table-cell office:value-type="float" office:value="0.99999964" calcext:value-type="float">
            <text:p>0.99999964</text:p>
          </table:table-cell>
          <table:table-cell table:formula="of:=IF([.B10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56.png</text:p>
          </table:table-cell>
          <table:table-cell office:value-type="string" calcext:value-type="string">
            <text:p>pathological</text:p>
          </table:table-cell>
          <table:table-cell office:value-type="float" office:value="0.00027587527" calcext:value-type="float">
            <text:p>0.0002758753</text:p>
          </table:table-cell>
          <table:table-cell office:value-type="float" office:value="0.9997241" calcext:value-type="float">
            <text:p>0.9997241</text:p>
          </table:table-cell>
          <table:table-cell table:formula="of:=IF([.B10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21.png</text:p>
          </table:table-cell>
          <table:table-cell office:value-type="string" calcext:value-type="string">
            <text:p>pathological</text:p>
          </table:table-cell>
          <table:table-cell office:value-type="float" office:value="0.000001323053" calcext:value-type="float">
            <text:p>1.323053E-06</text:p>
          </table:table-cell>
          <table:table-cell office:value-type="float" office:value="0.9999987" calcext:value-type="float">
            <text:p>0.9999987</text:p>
          </table:table-cell>
          <table:table-cell table:formula="of:=IF([.B10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2-16.png</text:p>
          </table:table-cell>
          <table:table-cell office:value-type="string" calcext:value-type="string">
            <text:p>pathological</text:p>
          </table:table-cell>
          <table:table-cell office:value-type="float" office:value="0.0009838645" calcext:value-type="float">
            <text:p>0.0009838645</text:p>
          </table:table-cell>
          <table:table-cell office:value-type="float" office:value="0.99901617" calcext:value-type="float">
            <text:p>0.99901617</text:p>
          </table:table-cell>
          <table:table-cell table:formula="of:=IF([.B10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5-05.png</text:p>
          </table:table-cell>
          <table:table-cell office:value-type="string" calcext:value-type="string">
            <text:p>healthy</text:p>
          </table:table-cell>
          <table:table-cell office:value-type="float" office:value="0.99971217" calcext:value-type="float">
            <text:p>0.99971217</text:p>
          </table:table-cell>
          <table:table-cell office:value-type="float" office:value="0.00028782306" calcext:value-type="float">
            <text:p>0.0002878231</text:p>
          </table:table-cell>
          <table:table-cell table:formula="of:=IF([.B103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38-43.png</text:p>
          </table:table-cell>
          <table:table-cell office:value-type="string" calcext:value-type="string">
            <text:p>pathological</text:p>
          </table:table-cell>
          <table:table-cell office:value-type="float" office:value="0.0004150003" calcext:value-type="float">
            <text:p>0.0004150003</text:p>
          </table:table-cell>
          <table:table-cell office:value-type="float" office:value="0.999585" calcext:value-type="float">
            <text:p>0.999585</text:p>
          </table:table-cell>
          <table:table-cell table:formula="of:=IF([.B10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55.png</text:p>
          </table:table-cell>
          <table:table-cell office:value-type="string" calcext:value-type="string">
            <text:p>pathological</text:p>
          </table:table-cell>
          <table:table-cell office:value-type="float" office:value="0.000064449465" calcext:value-type="float">
            <text:p>6.4449465E-05</text:p>
          </table:table-cell>
          <table:table-cell office:value-type="float" office:value="0.9999355" calcext:value-type="float">
            <text:p>0.9999355</text:p>
          </table:table-cell>
          <table:table-cell table:formula="of:=IF([.B10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11-33.png</text:p>
          </table:table-cell>
          <table:table-cell office:value-type="string" calcext:value-type="string">
            <text:p>pathological</text:p>
          </table:table-cell>
          <table:table-cell office:value-type="float" office:value="0.3899852" calcext:value-type="float">
            <text:p>0.3899852</text:p>
          </table:table-cell>
          <table:table-cell office:value-type="float" office:value="0.61001486" calcext:value-type="float">
            <text:p>0.61001486</text:p>
          </table:table-cell>
          <table:table-cell table:formula="of:=IF([.B10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58.png</text:p>
          </table:table-cell>
          <table:table-cell office:value-type="string" calcext:value-type="string">
            <text:p>pathological</text:p>
          </table:table-cell>
          <table:table-cell office:value-type="float" office:value="0.0000025030813" calcext:value-type="float">
            <text:p>2.5030813E-06</text:p>
          </table:table-cell>
          <table:table-cell office:value-type="float" office:value="0.9999975" calcext:value-type="float">
            <text:p>0.9999975</text:p>
          </table:table-cell>
          <table:table-cell table:formula="of:=IF([.B10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06-17.png</text:p>
          </table:table-cell>
          <table:table-cell office:value-type="string" calcext:value-type="string">
            <text:p>pathological</text:p>
          </table:table-cell>
          <table:table-cell office:value-type="float" office:value="0.00004960027" calcext:value-type="float">
            <text:p>4.960027E-05</text:p>
          </table:table-cell>
          <table:table-cell office:value-type="float" office:value="0.9999504" calcext:value-type="float">
            <text:p>0.9999504</text:p>
          </table:table-cell>
          <table:table-cell table:formula="of:=IF([.B104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1-33.png</text:p>
          </table:table-cell>
          <table:table-cell office:value-type="string" calcext:value-type="string">
            <text:p>healthy</text:p>
          </table:table-cell>
          <table:table-cell office:value-type="float" office:value="0.957304" calcext:value-type="float">
            <text:p>0.957304</text:p>
          </table:table-cell>
          <table:table-cell office:value-type="float" office:value="0.042695995" calcext:value-type="float">
            <text:p>0.042695995</text:p>
          </table:table-cell>
          <table:table-cell table:formula="of:=IF([.B104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49-31.png</text:p>
          </table:table-cell>
          <table:table-cell office:value-type="string" calcext:value-type="string">
            <text:p>pathological</text:p>
          </table:table-cell>
          <table:table-cell office:value-type="float" office:value="0.0000073668853" calcext:value-type="float">
            <text:p>7.3668853E-06</text:p>
          </table:table-cell>
          <table:table-cell office:value-type="float" office:value="0.9999926" calcext:value-type="float">
            <text:p>0.9999926</text:p>
          </table:table-cell>
          <table:table-cell table:formula="of:=IF([.B10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52.png</text:p>
          </table:table-cell>
          <table:table-cell office:value-type="string" calcext:value-type="string">
            <text:p>healthy</text:p>
          </table:table-cell>
          <table:table-cell office:value-type="float" office:value="0.94950175" calcext:value-type="float">
            <text:p>0.94950175</text:p>
          </table:table-cell>
          <table:table-cell office:value-type="float" office:value="0.050498206" calcext:value-type="float">
            <text:p>0.050498206</text:p>
          </table:table-cell>
          <table:table-cell table:formula="of:=IF([.B104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31.png</text:p>
          </table:table-cell>
          <table:table-cell office:value-type="string" calcext:value-type="string">
            <text:p>pathological</text:p>
          </table:table-cell>
          <table:table-cell office:value-type="float" office:value="0.000000018990745" calcext:value-type="float">
            <text:p>0.000000019</text:p>
          </table:table-cell>
          <table:table-cell office:value-type="float" office:value="1" calcext:value-type="float">
            <text:p>1</text:p>
          </table:table-cell>
          <table:table-cell table:formula="of:=IF([.B10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4-27.png</text:p>
          </table:table-cell>
          <table:table-cell office:value-type="string" calcext:value-type="string">
            <text:p>pathological</text:p>
          </table:table-cell>
          <table:table-cell office:value-type="float" office:value="0.000026629852" calcext:value-type="float">
            <text:p>2.6629852E-05</text:p>
          </table:table-cell>
          <table:table-cell office:value-type="float" office:value="0.9999734" calcext:value-type="float">
            <text:p>0.9999734</text:p>
          </table:table-cell>
          <table:table-cell table:formula="of:=IF([.B104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3-00.png</text:p>
          </table:table-cell>
          <table:table-cell office:value-type="string" calcext:value-type="string">
            <text:p>pathological</text:p>
          </table:table-cell>
          <table:table-cell office:value-type="float" office:value="0.0000013335201" calcext:value-type="float">
            <text:p>1.3335201E-06</text:p>
          </table:table-cell>
          <table:table-cell office:value-type="float" office:value="0.9999987" calcext:value-type="float">
            <text:p>0.9999987</text:p>
          </table:table-cell>
          <table:table-cell table:formula="of:=IF([.B10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0-46-40.png</text:p>
          </table:table-cell>
          <table:table-cell office:value-type="string" calcext:value-type="string">
            <text:p>pathological</text:p>
          </table:table-cell>
          <table:table-cell office:value-type="float" office:value="0.3104616" calcext:value-type="float">
            <text:p>0.3104616</text:p>
          </table:table-cell>
          <table:table-cell office:value-type="float" office:value="0.68953836" calcext:value-type="float">
            <text:p>0.68953836</text:p>
          </table:table-cell>
          <table:table-cell table:formula="of:=IF([.B105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7-48.png</text:p>
          </table:table-cell>
          <table:table-cell office:value-type="string" calcext:value-type="string">
            <text:p>pathological</text:p>
          </table:table-cell>
          <table:table-cell office:value-type="float" office:value="0.00000041113933" calcext:value-type="float">
            <text:p>4.1113933E-07</text:p>
          </table:table-cell>
          <table:table-cell office:value-type="float" office:value="0.99999964" calcext:value-type="float">
            <text:p>0.99999964</text:p>
          </table:table-cell>
          <table:table-cell table:formula="of:=IF([.B10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6-04.png</text:p>
          </table:table-cell>
          <table:table-cell office:value-type="string" calcext:value-type="string">
            <text:p>pathological</text:p>
          </table:table-cell>
          <table:table-cell office:value-type="float" office:value="0.00002060345" calcext:value-type="float">
            <text:p>2.060345E-05</text:p>
          </table:table-cell>
          <table:table-cell office:value-type="float" office:value="0.9999794" calcext:value-type="float">
            <text:p>0.9999794</text:p>
          </table:table-cell>
          <table:table-cell table:formula="of:=IF([.B10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1-59.png</text:p>
          </table:table-cell>
          <table:table-cell office:value-type="string" calcext:value-type="string">
            <text:p>pathological</text:p>
          </table:table-cell>
          <table:table-cell office:value-type="float" office:value="0.0000036901279" calcext:value-type="float">
            <text:p>3.6901279E-06</text:p>
          </table:table-cell>
          <table:table-cell office:value-type="float" office:value="0.9999963" calcext:value-type="float">
            <text:p>0.9999963</text:p>
          </table:table-cell>
          <table:table-cell table:formula="of:=IF([.B105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7-13.png</text:p>
          </table:table-cell>
          <table:table-cell office:value-type="string" calcext:value-type="string">
            <text:p>healthy</text:p>
          </table:table-cell>
          <table:table-cell office:value-type="float" office:value="0.99791723" calcext:value-type="float">
            <text:p>0.99791723</text:p>
          </table:table-cell>
          <table:table-cell office:value-type="float" office:value="0.0020827765" calcext:value-type="float">
            <text:p>0.0020827765</text:p>
          </table:table-cell>
          <table:table-cell table:formula="of:=IF([.B105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14.png</text:p>
          </table:table-cell>
          <table:table-cell office:value-type="string" calcext:value-type="string">
            <text:p>pathological</text:p>
          </table:table-cell>
          <table:table-cell office:value-type="float" office:value="0.00000007193148" calcext:value-type="float">
            <text:p>7.193148E-08</text:p>
          </table:table-cell>
          <table:table-cell office:value-type="float" office:value="0.9999999" calcext:value-type="float">
            <text:p>0.9999999</text:p>
          </table:table-cell>
          <table:table-cell table:formula="of:=IF([.B105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6-40.png</text:p>
          </table:table-cell>
          <table:table-cell office:value-type="string" calcext:value-type="string">
            <text:p>pathological</text:p>
          </table:table-cell>
          <table:table-cell office:value-type="float" office:value="0.0005058848" calcext:value-type="float">
            <text:p>0.0005058848</text:p>
          </table:table-cell>
          <table:table-cell office:value-type="float" office:value="0.9994941" calcext:value-type="float">
            <text:p>0.9994941</text:p>
          </table:table-cell>
          <table:table-cell table:formula="of:=IF([.B10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30-24.png</text:p>
          </table:table-cell>
          <table:table-cell office:value-type="string" calcext:value-type="string">
            <text:p>healthy</text:p>
          </table:table-cell>
          <table:table-cell office:value-type="float" office:value="0.99950266" calcext:value-type="float">
            <text:p>0.99950266</text:p>
          </table:table-cell>
          <table:table-cell office:value-type="float" office:value="0.0004973254" calcext:value-type="float">
            <text:p>0.0004973254</text:p>
          </table:table-cell>
          <table:table-cell table:formula="of:=IF([.B105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38.png</text:p>
          </table:table-cell>
          <table:table-cell office:value-type="string" calcext:value-type="string">
            <text:p>pathological</text:p>
          </table:table-cell>
          <table:table-cell office:value-type="float" office:value="0.000000097085405" calcext:value-type="float">
            <text:p>9.7085405E-08</text:p>
          </table:table-cell>
          <table:table-cell office:value-type="float" office:value="0.9999999" calcext:value-type="float">
            <text:p>0.9999999</text:p>
          </table:table-cell>
          <table:table-cell table:formula="of:=IF([.B10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8-16.png</text:p>
          </table:table-cell>
          <table:table-cell office:value-type="string" calcext:value-type="string">
            <text:p>pathological</text:p>
          </table:table-cell>
          <table:table-cell office:value-type="float" office:value="0.0000042275074" calcext:value-type="float">
            <text:p>4.2275074E-06</text:p>
          </table:table-cell>
          <table:table-cell office:value-type="float" office:value="0.9999958" calcext:value-type="float">
            <text:p>0.9999958</text:p>
          </table:table-cell>
          <table:table-cell table:formula="of:=IF([.B106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09-14.png</text:p>
          </table:table-cell>
          <table:table-cell office:value-type="string" calcext:value-type="string">
            <text:p>pathological</text:p>
          </table:table-cell>
          <table:table-cell office:value-type="float" office:value="0.00052484067" calcext:value-type="float">
            <text:p>0.0005248407</text:p>
          </table:table-cell>
          <table:table-cell office:value-type="float" office:value="0.9994752" calcext:value-type="float">
            <text:p>0.9994752</text:p>
          </table:table-cell>
          <table:table-cell table:formula="of:=IF([.B10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4-47.png</text:p>
          </table:table-cell>
          <table:table-cell office:value-type="string" calcext:value-type="string">
            <text:p>healthy</text:p>
          </table:table-cell>
          <table:table-cell office:value-type="float" office:value="0.887539" calcext:value-type="float">
            <text:p>0.887539</text:p>
          </table:table-cell>
          <table:table-cell office:value-type="float" office:value="0.11246097" calcext:value-type="float">
            <text:p>0.11246097</text:p>
          </table:table-cell>
          <table:table-cell table:formula="of:=IF([.B106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0-19.png</text:p>
          </table:table-cell>
          <table:table-cell office:value-type="string" calcext:value-type="string">
            <text:p>pathological</text:p>
          </table:table-cell>
          <table:table-cell office:value-type="float" office:value="0.000055841243" calcext:value-type="float">
            <text:p>5.5841243E-05</text:p>
          </table:table-cell>
          <table:table-cell office:value-type="float" office:value="0.9999442" calcext:value-type="float">
            <text:p>0.9999442</text:p>
          </table:table-cell>
          <table:table-cell table:formula="of:=IF([.B10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34.png</text:p>
          </table:table-cell>
          <table:table-cell office:value-type="string" calcext:value-type="string">
            <text:p>healthy</text:p>
          </table:table-cell>
          <table:table-cell office:value-type="float" office:value="0.986648" calcext:value-type="float">
            <text:p>0.986648</text:p>
          </table:table-cell>
          <table:table-cell office:value-type="float" office:value="0.013351918" calcext:value-type="float">
            <text:p>0.013351918</text:p>
          </table:table-cell>
          <table:table-cell table:formula="of:=IF([.B106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1-44.png</text:p>
          </table:table-cell>
          <table:table-cell office:value-type="string" calcext:value-type="string">
            <text:p>pathological</text:p>
          </table:table-cell>
          <table:table-cell office:value-type="float" office:value="0.000018290282" calcext:value-type="float">
            <text:p>1.8290282E-05</text:p>
          </table:table-cell>
          <table:table-cell office:value-type="float" office:value="0.99998176" calcext:value-type="float">
            <text:p>0.99998176</text:p>
          </table:table-cell>
          <table:table-cell table:formula="of:=IF([.B10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23-01.png</text:p>
          </table:table-cell>
          <table:table-cell office:value-type="string" calcext:value-type="string">
            <text:p>pathological</text:p>
          </table:table-cell>
          <table:table-cell office:value-type="float" office:value="0.0035763346" calcext:value-type="float">
            <text:p>0.0035763346</text:p>
          </table:table-cell>
          <table:table-cell office:value-type="float" office:value="0.99642366" calcext:value-type="float">
            <text:p>0.99642366</text:p>
          </table:table-cell>
          <table:table-cell table:formula="of:=IF([.B10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7-41.png</text:p>
          </table:table-cell>
          <table:table-cell office:value-type="string" calcext:value-type="string">
            <text:p>pathological</text:p>
          </table:table-cell>
          <table:table-cell office:value-type="float" office:value="0.00037167515" calcext:value-type="float">
            <text:p>0.0003716752</text:p>
          </table:table-cell>
          <table:table-cell office:value-type="float" office:value="0.9996283" calcext:value-type="float">
            <text:p>0.9996283</text:p>
          </table:table-cell>
          <table:table-cell table:formula="of:=IF([.B10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24.png</text:p>
          </table:table-cell>
          <table:table-cell office:value-type="string" calcext:value-type="string">
            <text:p>pathological</text:p>
          </table:table-cell>
          <table:table-cell office:value-type="float" office:value="0.0000012176849" calcext:value-type="float">
            <text:p>1.2176849E-06</text:p>
          </table:table-cell>
          <table:table-cell office:value-type="float" office:value="0.9999988" calcext:value-type="float">
            <text:p>0.9999988</text:p>
          </table:table-cell>
          <table:table-cell table:formula="of:=IF([.B10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6-47.png</text:p>
          </table:table-cell>
          <table:table-cell office:value-type="string" calcext:value-type="string">
            <text:p>pathological</text:p>
          </table:table-cell>
          <table:table-cell office:value-type="float" office:value="0.000000045320782" calcext:value-type="float">
            <text:p>4.5320782E-08</text:p>
          </table:table-cell>
          <table:table-cell office:value-type="float" office:value="1" calcext:value-type="float">
            <text:p>1</text:p>
          </table:table-cell>
          <table:table-cell table:formula="of:=IF([.B10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3-04.png</text:p>
          </table:table-cell>
          <table:table-cell office:value-type="string" calcext:value-type="string">
            <text:p>healthy</text:p>
          </table:table-cell>
          <table:table-cell office:value-type="float" office:value="0.999734" calcext:value-type="float">
            <text:p>0.999734</text:p>
          </table:table-cell>
          <table:table-cell office:value-type="float" office:value="0.00026596794" calcext:value-type="float">
            <text:p>0.0002659679</text:p>
          </table:table-cell>
          <table:table-cell table:formula="of:=IF([.B107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27.png</text:p>
          </table:table-cell>
          <table:table-cell office:value-type="string" calcext:value-type="string">
            <text:p>healthy</text:p>
          </table:table-cell>
          <table:table-cell office:value-type="float" office:value="0.9997992" calcext:value-type="float">
            <text:p>0.9997992</text:p>
          </table:table-cell>
          <table:table-cell office:value-type="float" office:value="0.0002008126" calcext:value-type="float">
            <text:p>0.0002008126</text:p>
          </table:table-cell>
          <table:table-cell table:formula="of:=IF([.B107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1-48.png</text:p>
          </table:table-cell>
          <table:table-cell office:value-type="string" calcext:value-type="string">
            <text:p>healthy</text:p>
          </table:table-cell>
          <table:table-cell office:value-type="float" office:value="0.99928254" calcext:value-type="float">
            <text:p>0.99928254</text:p>
          </table:table-cell>
          <table:table-cell office:value-type="float" office:value="0.0007175359" calcext:value-type="float">
            <text:p>0.0007175359</text:p>
          </table:table-cell>
          <table:table-cell table:formula="of:=IF([.B107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9-04.png</text:p>
          </table:table-cell>
          <table:table-cell office:value-type="string" calcext:value-type="string">
            <text:p>pathological</text:p>
          </table:table-cell>
          <table:table-cell office:value-type="float" office:value="0.00023759653" calcext:value-type="float">
            <text:p>0.0002375965</text:p>
          </table:table-cell>
          <table:table-cell office:value-type="float" office:value="0.99976236" calcext:value-type="float">
            <text:p>0.99976236</text:p>
          </table:table-cell>
          <table:table-cell table:formula="of:=IF([.B10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5-33.png</text:p>
          </table:table-cell>
          <table:table-cell office:value-type="string" calcext:value-type="string">
            <text:p>pathological</text:p>
          </table:table-cell>
          <table:table-cell office:value-type="float" office:value="0.41750595" calcext:value-type="float">
            <text:p>0.41750595</text:p>
          </table:table-cell>
          <table:table-cell office:value-type="float" office:value="0.582494" calcext:value-type="float">
            <text:p>0.582494</text:p>
          </table:table-cell>
          <table:table-cell table:formula="of:=IF([.B10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3-50.png</text:p>
          </table:table-cell>
          <table:table-cell office:value-type="string" calcext:value-type="string">
            <text:p>healthy</text:p>
          </table:table-cell>
          <table:table-cell office:value-type="float" office:value="0.99713707" calcext:value-type="float">
            <text:p>0.99713707</text:p>
          </table:table-cell>
          <table:table-cell office:value-type="float" office:value="0.002862918" calcext:value-type="float">
            <text:p>0.002862918</text:p>
          </table:table-cell>
          <table:table-cell table:formula="of:=IF([.B107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3-59.png</text:p>
          </table:table-cell>
          <table:table-cell office:value-type="string" calcext:value-type="string">
            <text:p>healthy</text:p>
          </table:table-cell>
          <table:table-cell office:value-type="float" office:value="0.98373747" calcext:value-type="float">
            <text:p>0.98373747</text:p>
          </table:table-cell>
          <table:table-cell office:value-type="float" office:value="0.016262501" calcext:value-type="float">
            <text:p>0.016262501</text:p>
          </table:table-cell>
          <table:table-cell table:formula="of:=IF([.B107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LE_Circle-2017-02-13-14-41-28.png</text:p>
          </table:table-cell>
          <table:table-cell office:value-type="string" calcext:value-type="string">
            <text:p>pathological</text:p>
          </table:table-cell>
          <table:table-cell office:value-type="float" office:value="0.00004892124" calcext:value-type="float">
            <text:p>4.892124E-05</text:p>
          </table:table-cell>
          <table:table-cell office:value-type="float" office:value="0.9999511" calcext:value-type="float">
            <text:p>0.9999511</text:p>
          </table:table-cell>
          <table:table-cell table:formula="of:=IF([.B107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39.png</text:p>
          </table:table-cell>
          <table:table-cell office:value-type="string" calcext:value-type="string">
            <text:p>pathological</text:p>
          </table:table-cell>
          <table:table-cell office:value-type="float" office:value="0.011022757" calcext:value-type="float">
            <text:p>0.011022757</text:p>
          </table:table-cell>
          <table:table-cell office:value-type="float" office:value="0.98897725" calcext:value-type="float">
            <text:p>0.98897725</text:p>
          </table:table-cell>
          <table:table-cell table:formula="of:=IF([.B10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5-59.png</text:p>
          </table:table-cell>
          <table:table-cell office:value-type="string" calcext:value-type="string">
            <text:p>healthy</text:p>
          </table:table-cell>
          <table:table-cell office:value-type="float" office:value="0.9997633" calcext:value-type="float">
            <text:p>0.9997633</text:p>
          </table:table-cell>
          <table:table-cell office:value-type="float" office:value="0.00023672981" calcext:value-type="float">
            <text:p>0.0002367298</text:p>
          </table:table-cell>
          <table:table-cell table:formula="of:=IF([.B107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0-46.png</text:p>
          </table:table-cell>
          <table:table-cell office:value-type="string" calcext:value-type="string">
            <text:p>healthy</text:p>
          </table:table-cell>
          <table:table-cell office:value-type="float" office:value="0.9940003" calcext:value-type="float">
            <text:p>0.9940003</text:p>
          </table:table-cell>
          <table:table-cell office:value-type="float" office:value="0.005999664" calcext:value-type="float">
            <text:p>0.005999664</text:p>
          </table:table-cell>
          <table:table-cell table:formula="of:=IF([.B108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57-27.png</text:p>
          </table:table-cell>
          <table:table-cell office:value-type="string" calcext:value-type="string">
            <text:p>healthy</text:p>
          </table:table-cell>
          <table:table-cell office:value-type="float" office:value="0.93956286" calcext:value-type="float">
            <text:p>0.93956286</text:p>
          </table:table-cell>
          <table:table-cell office:value-type="float" office:value="0.0604371" calcext:value-type="float">
            <text:p>0.0604371</text:p>
          </table:table-cell>
          <table:table-cell table:formula="of:=IF([.B108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24-36.png</text:p>
          </table:table-cell>
          <table:table-cell office:value-type="string" calcext:value-type="string">
            <text:p>pathological</text:p>
          </table:table-cell>
          <table:table-cell office:value-type="float" office:value="0.37622613" calcext:value-type="float">
            <text:p>0.37622613</text:p>
          </table:table-cell>
          <table:table-cell office:value-type="float" office:value="0.6237739" calcext:value-type="float">
            <text:p>0.6237739</text:p>
          </table:table-cell>
          <table:table-cell table:formula="of:=IF([.B10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27.png</text:p>
          </table:table-cell>
          <table:table-cell office:value-type="string" calcext:value-type="string">
            <text:p>pathological</text:p>
          </table:table-cell>
          <table:table-cell office:value-type="float" office:value="0.000071968476" calcext:value-type="float">
            <text:p>7.1968476E-05</text:p>
          </table:table-cell>
          <table:table-cell office:value-type="float" office:value="0.999928" calcext:value-type="float">
            <text:p>0.999928</text:p>
          </table:table-cell>
          <table:table-cell table:formula="of:=IF([.B10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02.png</text:p>
          </table:table-cell>
          <table:table-cell office:value-type="string" calcext:value-type="string">
            <text:p>healthy</text:p>
          </table:table-cell>
          <table:table-cell office:value-type="float" office:value="0.99870527" calcext:value-type="float">
            <text:p>0.99870527</text:p>
          </table:table-cell>
          <table:table-cell office:value-type="float" office:value="0.001294749" calcext:value-type="float">
            <text:p>0.001294749</text:p>
          </table:table-cell>
          <table:table-cell table:formula="of:=IF([.B108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8-18.png</text:p>
          </table:table-cell>
          <table:table-cell office:value-type="string" calcext:value-type="string">
            <text:p>pathological</text:p>
          </table:table-cell>
          <table:table-cell office:value-type="float" office:value="0.000950879" calcext:value-type="float">
            <text:p>0.000950879</text:p>
          </table:table-cell>
          <table:table-cell office:value-type="float" office:value="0.9990491" calcext:value-type="float">
            <text:p>0.9990491</text:p>
          </table:table-cell>
          <table:table-cell table:formula="of:=IF([.B10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0-30.png</text:p>
          </table:table-cell>
          <table:table-cell office:value-type="string" calcext:value-type="string">
            <text:p>healthy</text:p>
          </table:table-cell>
          <table:table-cell office:value-type="float" office:value="0.99980336" calcext:value-type="float">
            <text:p>0.99980336</text:p>
          </table:table-cell>
          <table:table-cell office:value-type="float" office:value="0.00019665834" calcext:value-type="float">
            <text:p>0.0001966583</text:p>
          </table:table-cell>
          <table:table-cell table:formula="of:=IF([.B108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3-14.png</text:p>
          </table:table-cell>
          <table:table-cell office:value-type="string" calcext:value-type="string">
            <text:p>healthy</text:p>
          </table:table-cell>
          <table:table-cell office:value-type="float" office:value="0.78817374" calcext:value-type="float">
            <text:p>0.78817374</text:p>
          </table:table-cell>
          <table:table-cell office:value-type="float" office:value="0.21182624" calcext:value-type="float">
            <text:p>0.21182624</text:p>
          </table:table-cell>
          <table:table-cell table:formula="of:=IF([.B108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0-26.png</text:p>
          </table:table-cell>
          <table:table-cell office:value-type="string" calcext:value-type="string">
            <text:p>pathological</text:p>
          </table:table-cell>
          <table:table-cell office:value-type="float" office:value="0.0048799682" calcext:value-type="float">
            <text:p>0.0048799682</text:p>
          </table:table-cell>
          <table:table-cell office:value-type="float" office:value="0.99512" calcext:value-type="float">
            <text:p>0.99512</text:p>
          </table:table-cell>
          <table:table-cell table:formula="of:=IF([.B10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8-34.png</text:p>
          </table:table-cell>
          <table:table-cell office:value-type="string" calcext:value-type="string">
            <text:p>healthy</text:p>
          </table:table-cell>
          <table:table-cell office:value-type="float" office:value="0.9998286" calcext:value-type="float">
            <text:p>0.9998286</text:p>
          </table:table-cell>
          <table:table-cell office:value-type="float" office:value="0.00017135881" calcext:value-type="float">
            <text:p>0.0001713588</text:p>
          </table:table-cell>
          <table:table-cell table:formula="of:=IF([.B108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0-53.png</text:p>
          </table:table-cell>
          <table:table-cell office:value-type="string" calcext:value-type="string">
            <text:p>healthy</text:p>
          </table:table-cell>
          <table:table-cell office:value-type="float" office:value="0.9561213" calcext:value-type="float">
            <text:p>0.9561213</text:p>
          </table:table-cell>
          <table:table-cell office:value-type="float" office:value="0.043878715" calcext:value-type="float">
            <text:p>0.043878715</text:p>
          </table:table-cell>
          <table:table-cell table:formula="of:=IF([.B109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50.png</text:p>
          </table:table-cell>
          <table:table-cell office:value-type="string" calcext:value-type="string">
            <text:p>pathological</text:p>
          </table:table-cell>
          <table:table-cell office:value-type="float" office:value="0.000078222765" calcext:value-type="float">
            <text:p>7.8222765E-05</text:p>
          </table:table-cell>
          <table:table-cell office:value-type="float" office:value="0.9999218" calcext:value-type="float">
            <text:p>0.9999218</text:p>
          </table:table-cell>
          <table:table-cell table:formula="of:=IF([.B10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7-46.png</text:p>
          </table:table-cell>
          <table:table-cell office:value-type="string" calcext:value-type="string">
            <text:p>pathological</text:p>
          </table:table-cell>
          <table:table-cell office:value-type="float" office:value="0.000074108175" calcext:value-type="float">
            <text:p>7.4108175E-05</text:p>
          </table:table-cell>
          <table:table-cell office:value-type="float" office:value="0.99992585" calcext:value-type="float">
            <text:p>0.99992585</text:p>
          </table:table-cell>
          <table:table-cell table:formula="of:=IF([.B109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2-22.png</text:p>
          </table:table-cell>
          <table:table-cell office:value-type="string" calcext:value-type="string">
            <text:p>pathological</text:p>
          </table:table-cell>
          <table:table-cell office:value-type="float" office:value="0.0000023660132" calcext:value-type="float">
            <text:p>0.000002366</text:p>
          </table:table-cell>
          <table:table-cell office:value-type="float" office:value="0.9999976" calcext:value-type="float">
            <text:p>0.9999976</text:p>
          </table:table-cell>
          <table:table-cell table:formula="of:=IF([.B109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1-39.png</text:p>
          </table:table-cell>
          <table:table-cell office:value-type="string" calcext:value-type="string">
            <text:p>healthy</text:p>
          </table:table-cell>
          <table:table-cell office:value-type="float" office:value="0.61316234" calcext:value-type="float">
            <text:p>0.61316234</text:p>
          </table:table-cell>
          <table:table-cell office:value-type="float" office:value="0.3868377" calcext:value-type="float">
            <text:p>0.3868377</text:p>
          </table:table-cell>
          <table:table-cell table:formula="of:=IF([.B109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2-05.png</text:p>
          </table:table-cell>
          <table:table-cell office:value-type="string" calcext:value-type="string">
            <text:p>pathological</text:p>
          </table:table-cell>
          <table:table-cell office:value-type="float" office:value="0.155755" calcext:value-type="float">
            <text:p>0.155755</text:p>
          </table:table-cell>
          <table:table-cell office:value-type="float" office:value="0.8442451" calcext:value-type="float">
            <text:p>0.8442451</text:p>
          </table:table-cell>
          <table:table-cell table:formula="of:=IF([.B109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5-15.png</text:p>
          </table:table-cell>
          <table:table-cell office:value-type="string" calcext:value-type="string">
            <text:p>healthy</text:p>
          </table:table-cell>
          <table:table-cell office:value-type="float" office:value="0.99961853" calcext:value-type="float">
            <text:p>0.99961853</text:p>
          </table:table-cell>
          <table:table-cell office:value-type="float" office:value="0.00038139476" calcext:value-type="float">
            <text:p>0.0003813948</text:p>
          </table:table-cell>
          <table:table-cell table:formula="of:=IF([.B109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50.png</text:p>
          </table:table-cell>
          <table:table-cell office:value-type="string" calcext:value-type="string">
            <text:p>pathological</text:p>
          </table:table-cell>
          <table:table-cell office:value-type="float" office:value="0.00000000387578" calcext:value-type="float">
            <text:p>3.87578E-09</text:p>
          </table:table-cell>
          <table:table-cell office:value-type="float" office:value="1" calcext:value-type="float">
            <text:p>1</text:p>
          </table:table-cell>
          <table:table-cell table:formula="of:=IF([.B10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9-08.png</text:p>
          </table:table-cell>
          <table:table-cell office:value-type="string" calcext:value-type="string">
            <text:p>pathological</text:p>
          </table:table-cell>
          <table:table-cell office:value-type="float" office:value="0.000022570657" calcext:value-type="float">
            <text:p>2.2570657E-05</text:p>
          </table:table-cell>
          <table:table-cell office:value-type="float" office:value="0.99997747" calcext:value-type="float">
            <text:p>0.99997747</text:p>
          </table:table-cell>
          <table:table-cell table:formula="of:=IF([.B10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9-08.png</text:p>
          </table:table-cell>
          <table:table-cell office:value-type="string" calcext:value-type="string">
            <text:p>pathological</text:p>
          </table:table-cell>
          <table:table-cell office:value-type="float" office:value="0.0057343557" calcext:value-type="float">
            <text:p>0.0057343557</text:p>
          </table:table-cell>
          <table:table-cell office:value-type="float" office:value="0.9942656" calcext:value-type="float">
            <text:p>0.9942656</text:p>
          </table:table-cell>
          <table:table-cell table:formula="of:=IF([.B10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5-16.png</text:p>
          </table:table-cell>
          <table:table-cell office:value-type="string" calcext:value-type="string">
            <text:p>pathological</text:p>
          </table:table-cell>
          <table:table-cell office:value-type="float" office:value="0.0053882133" calcext:value-type="float">
            <text:p>0.0053882133</text:p>
          </table:table-cell>
          <table:table-cell office:value-type="float" office:value="0.99461186" calcext:value-type="float">
            <text:p>0.99461186</text:p>
          </table:table-cell>
          <table:table-cell table:formula="of:=IF([.B11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5-59.png</text:p>
          </table:table-cell>
          <table:table-cell office:value-type="string" calcext:value-type="string">
            <text:p>pathological</text:p>
          </table:table-cell>
          <table:table-cell office:value-type="float" office:value="0.0000004934994" calcext:value-type="float">
            <text:p>4.934994E-07</text:p>
          </table:table-cell>
          <table:table-cell office:value-type="float" office:value="0.9999995" calcext:value-type="float">
            <text:p>0.9999995</text:p>
          </table:table-cell>
          <table:table-cell table:formula="of:=IF([.B11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45.png</text:p>
          </table:table-cell>
          <table:table-cell office:value-type="string" calcext:value-type="string">
            <text:p>pathological</text:p>
          </table:table-cell>
          <table:table-cell office:value-type="float" office:value="0.00000006861028" calcext:value-type="float">
            <text:p>6.861028E-08</text:p>
          </table:table-cell>
          <table:table-cell office:value-type="float" office:value="0.9999999" calcext:value-type="float">
            <text:p>0.9999999</text:p>
          </table:table-cell>
          <table:table-cell table:formula="of:=IF([.B110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1-39.png</text:p>
          </table:table-cell>
          <table:table-cell office:value-type="string" calcext:value-type="string">
            <text:p>pathological</text:p>
          </table:table-cell>
          <table:table-cell office:value-type="float" office:value="0.0000006460145" calcext:value-type="float">
            <text:p>0.000000646</text:p>
          </table:table-cell>
          <table:table-cell office:value-type="float" office:value="0.9999994" calcext:value-type="float">
            <text:p>0.9999994</text:p>
          </table:table-cell>
          <table:table-cell table:formula="of:=IF([.B11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1-58.png</text:p>
          </table:table-cell>
          <table:table-cell office:value-type="string" calcext:value-type="string">
            <text:p>healthy</text:p>
          </table:table-cell>
          <table:table-cell office:value-type="float" office:value="0.99924517" calcext:value-type="float">
            <text:p>0.99924517</text:p>
          </table:table-cell>
          <table:table-cell office:value-type="float" office:value="0.0007548828" calcext:value-type="float">
            <text:p>0.0007548828</text:p>
          </table:table-cell>
          <table:table-cell table:formula="of:=IF([.B110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7-15.png</text:p>
          </table:table-cell>
          <table:table-cell office:value-type="string" calcext:value-type="string">
            <text:p>pathological</text:p>
          </table:table-cell>
          <table:table-cell office:value-type="float" office:value="0.0037761559" calcext:value-type="float">
            <text:p>0.0037761559</text:p>
          </table:table-cell>
          <table:table-cell office:value-type="float" office:value="0.9962238" calcext:value-type="float">
            <text:p>0.9962238</text:p>
          </table:table-cell>
          <table:table-cell table:formula="of:=IF([.B11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3-01.png</text:p>
          </table:table-cell>
          <table:table-cell office:value-type="string" calcext:value-type="string">
            <text:p>pathological</text:p>
          </table:table-cell>
          <table:table-cell office:value-type="float" office:value="0.004473234" calcext:value-type="float">
            <text:p>0.004473234</text:p>
          </table:table-cell>
          <table:table-cell office:value-type="float" office:value="0.99552673" calcext:value-type="float">
            <text:p>0.99552673</text:p>
          </table:table-cell>
          <table:table-cell table:formula="of:=IF([.B11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16-34.png</text:p>
          </table:table-cell>
          <table:table-cell office:value-type="string" calcext:value-type="string">
            <text:p>pathological</text:p>
          </table:table-cell>
          <table:table-cell office:value-type="float" office:value="0.00005741102" calcext:value-type="float">
            <text:p>0.000057411</text:p>
          </table:table-cell>
          <table:table-cell office:value-type="float" office:value="0.99994254" calcext:value-type="float">
            <text:p>0.99994254</text:p>
          </table:table-cell>
          <table:table-cell table:formula="of:=IF([.B11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15.png</text:p>
          </table:table-cell>
          <table:table-cell office:value-type="string" calcext:value-type="string">
            <text:p>pathological</text:p>
          </table:table-cell>
          <table:table-cell office:value-type="float" office:value="0.35842422" calcext:value-type="float">
            <text:p>0.35842422</text:p>
          </table:table-cell>
          <table:table-cell office:value-type="float" office:value="0.64157575" calcext:value-type="float">
            <text:p>0.64157575</text:p>
          </table:table-cell>
          <table:table-cell table:formula="of:=IF([.B11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20.png</text:p>
          </table:table-cell>
          <table:table-cell office:value-type="string" calcext:value-type="string">
            <text:p>pathological</text:p>
          </table:table-cell>
          <table:table-cell office:value-type="float" office:value="0.000009042736" calcext:value-type="float">
            <text:p>9.042736E-06</text:p>
          </table:table-cell>
          <table:table-cell office:value-type="float" office:value="0.99999094" calcext:value-type="float">
            <text:p>0.99999094</text:p>
          </table:table-cell>
          <table:table-cell table:formula="of:=IF([.B11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8-21.png</text:p>
          </table:table-cell>
          <table:table-cell office:value-type="string" calcext:value-type="string">
            <text:p>pathological</text:p>
          </table:table-cell>
          <table:table-cell office:value-type="float" office:value="0.00011591736" calcext:value-type="float">
            <text:p>0.0001159174</text:p>
          </table:table-cell>
          <table:table-cell office:value-type="float" office:value="0.9998841" calcext:value-type="float">
            <text:p>0.9998841</text:p>
          </table:table-cell>
          <table:table-cell table:formula="of:=IF([.B11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37.png</text:p>
          </table:table-cell>
          <table:table-cell office:value-type="string" calcext:value-type="string">
            <text:p>pathological</text:p>
          </table:table-cell>
          <table:table-cell office:value-type="float" office:value="0.00000075998105" calcext:value-type="float">
            <text:p>0.00000076</text:p>
          </table:table-cell>
          <table:table-cell office:value-type="float" office:value="0.9999993" calcext:value-type="float">
            <text:p>0.9999993</text:p>
          </table:table-cell>
          <table:table-cell table:formula="of:=IF([.B11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1-49.png</text:p>
          </table:table-cell>
          <table:table-cell office:value-type="string" calcext:value-type="string">
            <text:p>pathological</text:p>
          </table:table-cell>
          <table:table-cell office:value-type="float" office:value="0.19380137" calcext:value-type="float">
            <text:p>0.19380137</text:p>
          </table:table-cell>
          <table:table-cell office:value-type="float" office:value="0.80619866" calcext:value-type="float">
            <text:p>0.80619866</text:p>
          </table:table-cell>
          <table:table-cell table:formula="of:=IF([.B111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6-24-14.png</text:p>
          </table:table-cell>
          <table:table-cell office:value-type="string" calcext:value-type="string">
            <text:p>pathological</text:p>
          </table:table-cell>
          <table:table-cell office:value-type="float" office:value="0.000040195722" calcext:value-type="float">
            <text:p>4.0195722E-05</text:p>
          </table:table-cell>
          <table:table-cell office:value-type="float" office:value="0.9999598" calcext:value-type="float">
            <text:p>0.9999598</text:p>
          </table:table-cell>
          <table:table-cell table:formula="of:=IF([.B11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13-48.png</text:p>
          </table:table-cell>
          <table:table-cell office:value-type="string" calcext:value-type="string">
            <text:p>healthy</text:p>
          </table:table-cell>
          <table:table-cell office:value-type="float" office:value="0.6969721" calcext:value-type="float">
            <text:p>0.6969721</text:p>
          </table:table-cell>
          <table:table-cell office:value-type="float" office:value="0.30302793" calcext:value-type="float">
            <text:p>0.30302793</text:p>
          </table:table-cell>
          <table:table-cell table:formula="of:=IF([.B111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6-56.png</text:p>
          </table:table-cell>
          <table:table-cell office:value-type="string" calcext:value-type="string">
            <text:p>pathological</text:p>
          </table:table-cell>
          <table:table-cell office:value-type="float" office:value="0.0000000009645776" calcext:value-type="float">
            <text:p>0.000000001</text:p>
          </table:table-cell>
          <table:table-cell office:value-type="float" office:value="1" calcext:value-type="float">
            <text:p>1</text:p>
          </table:table-cell>
          <table:table-cell table:formula="of:=IF([.B11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07-40.png</text:p>
          </table:table-cell>
          <table:table-cell office:value-type="string" calcext:value-type="string">
            <text:p>healthy</text:p>
          </table:table-cell>
          <table:table-cell office:value-type="float" office:value="0.99984217" calcext:value-type="float">
            <text:p>0.99984217</text:p>
          </table:table-cell>
          <table:table-cell office:value-type="float" office:value="0.00015777018" calcext:value-type="float">
            <text:p>0.0001577702</text:p>
          </table:table-cell>
          <table:table-cell table:formula="of:=IF([.B111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2-12.png</text:p>
          </table:table-cell>
          <table:table-cell office:value-type="string" calcext:value-type="string">
            <text:p>pathological</text:p>
          </table:table-cell>
          <table:table-cell office:value-type="float" office:value="0.0000017301253" calcext:value-type="float">
            <text:p>1.7301253E-06</text:p>
          </table:table-cell>
          <table:table-cell office:value-type="float" office:value="0.9999982" calcext:value-type="float">
            <text:p>0.9999982</text:p>
          </table:table-cell>
          <table:table-cell table:formula="of:=IF([.B11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9-14.png</text:p>
          </table:table-cell>
          <table:table-cell office:value-type="string" calcext:value-type="string">
            <text:p>healthy</text:p>
          </table:table-cell>
          <table:table-cell office:value-type="float" office:value="0.9997676" calcext:value-type="float">
            <text:p>0.9997676</text:p>
          </table:table-cell>
          <table:table-cell office:value-type="float" office:value="0.00023241919" calcext:value-type="float">
            <text:p>0.0002324192</text:p>
          </table:table-cell>
          <table:table-cell table:formula="of:=IF([.B1118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2-00.png</text:p>
          </table:table-cell>
          <table:table-cell office:value-type="string" calcext:value-type="string">
            <text:p>pathological</text:p>
          </table:table-cell>
          <table:table-cell office:value-type="float" office:value="0.000014413962" calcext:value-type="float">
            <text:p>0.000014414</text:p>
          </table:table-cell>
          <table:table-cell office:value-type="float" office:value="0.9999856" calcext:value-type="float">
            <text:p>0.9999856</text:p>
          </table:table-cell>
          <table:table-cell table:formula="of:=IF([.B111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7-56.png</text:p>
          </table:table-cell>
          <table:table-cell office:value-type="string" calcext:value-type="string">
            <text:p>pathological</text:p>
          </table:table-cell>
          <table:table-cell office:value-type="float" office:value="0.00000037896922" calcext:value-type="float">
            <text:p>0.000000379</text:p>
          </table:table-cell>
          <table:table-cell office:value-type="float" office:value="0.99999964" calcext:value-type="float">
            <text:p>0.99999964</text:p>
          </table:table-cell>
          <table:table-cell table:formula="of:=IF([.B11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0-18.png</text:p>
          </table:table-cell>
          <table:table-cell office:value-type="string" calcext:value-type="string">
            <text:p>pathological</text:p>
          </table:table-cell>
          <table:table-cell office:value-type="float" office:value="0.0006361493" calcext:value-type="float">
            <text:p>0.0006361493</text:p>
          </table:table-cell>
          <table:table-cell office:value-type="float" office:value="0.99936384" calcext:value-type="float">
            <text:p>0.99936384</text:p>
          </table:table-cell>
          <table:table-cell table:formula="of:=IF([.B11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5-00-24.png</text:p>
          </table:table-cell>
          <table:table-cell office:value-type="string" calcext:value-type="string">
            <text:p>healthy</text:p>
          </table:table-cell>
          <table:table-cell office:value-type="float" office:value="0.8643628" calcext:value-type="float">
            <text:p>0.8643628</text:p>
          </table:table-cell>
          <table:table-cell office:value-type="float" office:value="0.13563718" calcext:value-type="float">
            <text:p>0.13563718</text:p>
          </table:table-cell>
          <table:table-cell table:formula="of:=IF([.B112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4-37.png</text:p>
          </table:table-cell>
          <table:table-cell office:value-type="string" calcext:value-type="string">
            <text:p>healthy</text:p>
          </table:table-cell>
          <table:table-cell office:value-type="float" office:value="0.9939552" calcext:value-type="float">
            <text:p>0.9939552</text:p>
          </table:table-cell>
          <table:table-cell office:value-type="float" office:value="0.006044774" calcext:value-type="float">
            <text:p>0.006044774</text:p>
          </table:table-cell>
          <table:table-cell table:formula="of:=IF([.B112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1-36.png</text:p>
          </table:table-cell>
          <table:table-cell office:value-type="string" calcext:value-type="string">
            <text:p>healthy</text:p>
          </table:table-cell>
          <table:table-cell office:value-type="float" office:value="0.54428226" calcext:value-type="float">
            <text:p>0.54428226</text:p>
          </table:table-cell>
          <table:table-cell office:value-type="float" office:value="0.45571774" calcext:value-type="float">
            <text:p>0.45571774</text:p>
          </table:table-cell>
          <table:table-cell table:formula="of:=IF([.B112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56.png</text:p>
          </table:table-cell>
          <table:table-cell office:value-type="string" calcext:value-type="string">
            <text:p>pathological</text:p>
          </table:table-cell>
          <table:table-cell office:value-type="float" office:value="0.05590178" calcext:value-type="float">
            <text:p>0.05590178</text:p>
          </table:table-cell>
          <table:table-cell office:value-type="float" office:value="0.9440982" calcext:value-type="float">
            <text:p>0.9440982</text:p>
          </table:table-cell>
          <table:table-cell table:formula="of:=IF([.B11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5-56.png</text:p>
          </table:table-cell>
          <table:table-cell office:value-type="string" calcext:value-type="string">
            <text:p>pathological</text:p>
          </table:table-cell>
          <table:table-cell office:value-type="float" office:value="0.00012574045" calcext:value-type="float">
            <text:p>0.0001257405</text:p>
          </table:table-cell>
          <table:table-cell office:value-type="float" office:value="0.99987423" calcext:value-type="float">
            <text:p>0.99987423</text:p>
          </table:table-cell>
          <table:table-cell table:formula="of:=IF([.B11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5-42-52.png</text:p>
          </table:table-cell>
          <table:table-cell office:value-type="string" calcext:value-type="string">
            <text:p>pathological</text:p>
          </table:table-cell>
          <table:table-cell office:value-type="float" office:value="0.00028156096" calcext:value-type="float">
            <text:p>0.000281561</text:p>
          </table:table-cell>
          <table:table-cell office:value-type="float" office:value="0.99971837" calcext:value-type="float">
            <text:p>0.99971837</text:p>
          </table:table-cell>
          <table:table-cell table:formula="of:=IF([.B112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1-33.png</text:p>
          </table:table-cell>
          <table:table-cell office:value-type="string" calcext:value-type="string">
            <text:p>pathological</text:p>
          </table:table-cell>
          <table:table-cell office:value-type="float" office:value="0.000017501156" calcext:value-type="float">
            <text:p>1.7501156E-05</text:p>
          </table:table-cell>
          <table:table-cell office:value-type="float" office:value="0.9999825" calcext:value-type="float">
            <text:p>0.9999825</text:p>
          </table:table-cell>
          <table:table-cell table:formula="of:=IF([.B11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9-06.png</text:p>
          </table:table-cell>
          <table:table-cell office:value-type="string" calcext:value-type="string">
            <text:p>pathological</text:p>
          </table:table-cell>
          <table:table-cell office:value-type="float" office:value="0.000007140647" calcext:value-type="float">
            <text:p>7.140647E-06</text:p>
          </table:table-cell>
          <table:table-cell office:value-type="float" office:value="0.99999285" calcext:value-type="float">
            <text:p>0.99999285</text:p>
          </table:table-cell>
          <table:table-cell table:formula="of:=IF([.B112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1-19-24.png</text:p>
          </table:table-cell>
          <table:table-cell office:value-type="string" calcext:value-type="string">
            <text:p>pathological</text:p>
          </table:table-cell>
          <table:table-cell office:value-type="float" office:value="0.00029496275" calcext:value-type="float">
            <text:p>0.0002949628</text:p>
          </table:table-cell>
          <table:table-cell office:value-type="float" office:value="0.999705" calcext:value-type="float">
            <text:p>0.999705</text:p>
          </table:table-cell>
          <table:table-cell table:formula="of:=IF([.B11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3-16.png</text:p>
          </table:table-cell>
          <table:table-cell office:value-type="string" calcext:value-type="string">
            <text:p>healthy</text:p>
          </table:table-cell>
          <table:table-cell office:value-type="float" office:value="0.5673989" calcext:value-type="float">
            <text:p>0.5673989</text:p>
          </table:table-cell>
          <table:table-cell office:value-type="float" office:value="0.43260112" calcext:value-type="float">
            <text:p>0.43260112</text:p>
          </table:table-cell>
          <table:table-cell table:formula="of:=IF([.B113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20-31.png</text:p>
          </table:table-cell>
          <table:table-cell office:value-type="string" calcext:value-type="string">
            <text:p>pathological</text:p>
          </table:table-cell>
          <table:table-cell office:value-type="float" office:value="0.000013381126" calcext:value-type="float">
            <text:p>1.3381126E-05</text:p>
          </table:table-cell>
          <table:table-cell office:value-type="float" office:value="0.99998665" calcext:value-type="float">
            <text:p>0.99998665</text:p>
          </table:table-cell>
          <table:table-cell table:formula="of:=IF([.B11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2-33.png</text:p>
          </table:table-cell>
          <table:table-cell office:value-type="string" calcext:value-type="string">
            <text:p>healthy</text:p>
          </table:table-cell>
          <table:table-cell office:value-type="float" office:value="0.99964523" calcext:value-type="float">
            <text:p>0.99964523</text:p>
          </table:table-cell>
          <table:table-cell office:value-type="float" office:value="0.00035474208" calcext:value-type="float">
            <text:p>0.0003547421</text:p>
          </table:table-cell>
          <table:table-cell table:formula="of:=IF([.B113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9-18.png</text:p>
          </table:table-cell>
          <table:table-cell office:value-type="string" calcext:value-type="string">
            <text:p>pathological</text:p>
          </table:table-cell>
          <table:table-cell office:value-type="float" office:value="0.000000019635067" calcext:value-type="float">
            <text:p>1.9635067E-08</text:p>
          </table:table-cell>
          <table:table-cell office:value-type="float" office:value="1" calcext:value-type="float">
            <text:p>1</text:p>
          </table:table-cell>
          <table:table-cell table:formula="of:=IF([.B11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43.png</text:p>
          </table:table-cell>
          <table:table-cell office:value-type="string" calcext:value-type="string">
            <text:p>healthy</text:p>
          </table:table-cell>
          <table:table-cell office:value-type="float" office:value="0.99924564" calcext:value-type="float">
            <text:p>0.99924564</text:p>
          </table:table-cell>
          <table:table-cell office:value-type="float" office:value="0.0007543366" calcext:value-type="float">
            <text:p>0.0007543366</text:p>
          </table:table-cell>
          <table:table-cell table:formula="of:=IF([.B113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54.png</text:p>
          </table:table-cell>
          <table:table-cell office:value-type="string" calcext:value-type="string">
            <text:p>pathological</text:p>
          </table:table-cell>
          <table:table-cell office:value-type="float" office:value="0.00000044069492" calcext:value-type="float">
            <text:p>4.4069492E-07</text:p>
          </table:table-cell>
          <table:table-cell office:value-type="float" office:value="0.9999995" calcext:value-type="float">
            <text:p>0.9999995</text:p>
          </table:table-cell>
          <table:table-cell table:formula="of:=IF([.B113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2-50.png</text:p>
          </table:table-cell>
          <table:table-cell office:value-type="string" calcext:value-type="string">
            <text:p>healthy</text:p>
          </table:table-cell>
          <table:table-cell office:value-type="float" office:value="0.97812814" calcext:value-type="float">
            <text:p>0.97812814</text:p>
          </table:table-cell>
          <table:table-cell office:value-type="float" office:value="0.021871828" calcext:value-type="float">
            <text:p>0.021871828</text:p>
          </table:table-cell>
          <table:table-cell table:formula="of:=IF([.B113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5-55.png</text:p>
          </table:table-cell>
          <table:table-cell office:value-type="string" calcext:value-type="string">
            <text:p>pathological</text:p>
          </table:table-cell>
          <table:table-cell office:value-type="float" office:value="0.00020947983" calcext:value-type="float">
            <text:p>0.0002094798</text:p>
          </table:table-cell>
          <table:table-cell office:value-type="float" office:value="0.9997905" calcext:value-type="float">
            <text:p>0.9997905</text:p>
          </table:table-cell>
          <table:table-cell table:formula="of:=IF([.B11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2-58.png</text:p>
          </table:table-cell>
          <table:table-cell office:value-type="string" calcext:value-type="string">
            <text:p>healthy</text:p>
          </table:table-cell>
          <table:table-cell office:value-type="float" office:value="0.99971384" calcext:value-type="float">
            <text:p>0.99971384</text:p>
          </table:table-cell>
          <table:table-cell office:value-type="float" office:value="0.00028611498" calcext:value-type="float">
            <text:p>0.000286115</text:p>
          </table:table-cell>
          <table:table-cell table:formula="of:=IF([.B113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7-29.png</text:p>
          </table:table-cell>
          <table:table-cell office:value-type="string" calcext:value-type="string">
            <text:p>healthy</text:p>
          </table:table-cell>
          <table:table-cell office:value-type="float" office:value="0.98762393" calcext:value-type="float">
            <text:p>0.98762393</text:p>
          </table:table-cell>
          <table:table-cell office:value-type="float" office:value="0.012376113" calcext:value-type="float">
            <text:p>0.012376113</text:p>
          </table:table-cell>
          <table:table-cell table:formula="of:=IF([.B114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6-55.png</text:p>
          </table:table-cell>
          <table:table-cell office:value-type="string" calcext:value-type="string">
            <text:p>pathological</text:p>
          </table:table-cell>
          <table:table-cell office:value-type="float" office:value="0.00043741445" calcext:value-type="float">
            <text:p>0.0004374145</text:p>
          </table:table-cell>
          <table:table-cell office:value-type="float" office:value="0.99956256" calcext:value-type="float">
            <text:p>0.99956256</text:p>
          </table:table-cell>
          <table:table-cell table:formula="of:=IF([.B11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19.png</text:p>
          </table:table-cell>
          <table:table-cell office:value-type="string" calcext:value-type="string">
            <text:p>pathological</text:p>
          </table:table-cell>
          <table:table-cell office:value-type="float" office:value="0.00000022415873" calcext:value-type="float">
            <text:p>2.2415873E-07</text:p>
          </table:table-cell>
          <table:table-cell office:value-type="float" office:value="0.99999976" calcext:value-type="float">
            <text:p>0.99999976</text:p>
          </table:table-cell>
          <table:table-cell table:formula="of:=IF([.B11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4-44.png</text:p>
          </table:table-cell>
          <table:table-cell office:value-type="string" calcext:value-type="string">
            <text:p>pathological</text:p>
          </table:table-cell>
          <table:table-cell office:value-type="float" office:value="0.000000042545384" calcext:value-type="float">
            <text:p>4.2545384E-08</text:p>
          </table:table-cell>
          <table:table-cell office:value-type="float" office:value="1" calcext:value-type="float">
            <text:p>1</text:p>
          </table:table-cell>
          <table:table-cell table:formula="of:=IF([.B11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36.png</text:p>
          </table:table-cell>
          <table:table-cell office:value-type="string" calcext:value-type="string">
            <text:p>healthy</text:p>
          </table:table-cell>
          <table:table-cell office:value-type="float" office:value="0.8716403" calcext:value-type="float">
            <text:p>0.8716403</text:p>
          </table:table-cell>
          <table:table-cell office:value-type="float" office:value="0.12835966" calcext:value-type="float">
            <text:p>0.12835966</text:p>
          </table:table-cell>
          <table:table-cell table:formula="of:=IF([.B114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6-56-16.png</text:p>
          </table:table-cell>
          <table:table-cell office:value-type="string" calcext:value-type="string">
            <text:p>pathological</text:p>
          </table:table-cell>
          <table:table-cell office:value-type="float" office:value="0.46791965" calcext:value-type="float">
            <text:p>0.46791965</text:p>
          </table:table-cell>
          <table:table-cell office:value-type="float" office:value="0.5320804" calcext:value-type="float">
            <text:p>0.5320804</text:p>
          </table:table-cell>
          <table:table-cell table:formula="of:=IF([.B11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6-49.png</text:p>
          </table:table-cell>
          <table:table-cell office:value-type="string" calcext:value-type="string">
            <text:p>pathological</text:p>
          </table:table-cell>
          <table:table-cell office:value-type="float" office:value="0.000020023872" calcext:value-type="float">
            <text:p>2.0023872E-05</text:p>
          </table:table-cell>
          <table:table-cell office:value-type="float" office:value="0.99998" calcext:value-type="float">
            <text:p>0.99998</text:p>
          </table:table-cell>
          <table:table-cell table:formula="of:=IF([.B11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39-48.png</text:p>
          </table:table-cell>
          <table:table-cell office:value-type="string" calcext:value-type="string">
            <text:p>pathological</text:p>
          </table:table-cell>
          <table:table-cell office:value-type="float" office:value="0.033300176" calcext:value-type="float">
            <text:p>0.033300176</text:p>
          </table:table-cell>
          <table:table-cell office:value-type="float" office:value="0.9666998" calcext:value-type="float">
            <text:p>0.9666998</text:p>
          </table:table-cell>
          <table:table-cell table:formula="of:=IF([.B114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44.png</text:p>
          </table:table-cell>
          <table:table-cell office:value-type="string" calcext:value-type="string">
            <text:p>pathological</text:p>
          </table:table-cell>
          <table:table-cell office:value-type="float" office:value="0.00000012693276" calcext:value-type="float">
            <text:p>1.2693276E-07</text:p>
          </table:table-cell>
          <table:table-cell office:value-type="float" office:value="0.9999999" calcext:value-type="float">
            <text:p>0.9999999</text:p>
          </table:table-cell>
          <table:table-cell table:formula="of:=IF([.B114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3-08.png</text:p>
          </table:table-cell>
          <table:table-cell office:value-type="string" calcext:value-type="string">
            <text:p>healthy</text:p>
          </table:table-cell>
          <table:table-cell office:value-type="float" office:value="0.9985317" calcext:value-type="float">
            <text:p>0.9985317</text:p>
          </table:table-cell>
          <table:table-cell office:value-type="float" office:value="0.0014683323" calcext:value-type="float">
            <text:p>0.0014683323</text:p>
          </table:table-cell>
          <table:table-cell table:formula="of:=IF([.B114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3-09.png</text:p>
          </table:table-cell>
          <table:table-cell office:value-type="string" calcext:value-type="string">
            <text:p>pathological</text:p>
          </table:table-cell>
          <table:table-cell office:value-type="float" office:value="0.028002944" calcext:value-type="float">
            <text:p>0.028002944</text:p>
          </table:table-cell>
          <table:table-cell office:value-type="float" office:value="0.9719971" calcext:value-type="float">
            <text:p>0.9719971</text:p>
          </table:table-cell>
          <table:table-cell table:formula="of:=IF([.B115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5-32.png</text:p>
          </table:table-cell>
          <table:table-cell office:value-type="string" calcext:value-type="string">
            <text:p>healthy</text:p>
          </table:table-cell>
          <table:table-cell office:value-type="float" office:value="0.9989189" calcext:value-type="float">
            <text:p>0.9989189</text:p>
          </table:table-cell>
          <table:table-cell office:value-type="float" office:value="0.00108116" calcext:value-type="float">
            <text:p>0.00108116</text:p>
          </table:table-cell>
          <table:table-cell table:formula="of:=IF([.B115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48.png</text:p>
          </table:table-cell>
          <table:table-cell office:value-type="string" calcext:value-type="string">
            <text:p>pathological</text:p>
          </table:table-cell>
          <table:table-cell office:value-type="float" office:value="0.00004150754" calcext:value-type="float">
            <text:p>4.150754E-05</text:p>
          </table:table-cell>
          <table:table-cell office:value-type="float" office:value="0.9999585" calcext:value-type="float">
            <text:p>0.9999585</text:p>
          </table:table-cell>
          <table:table-cell table:formula="of:=IF([.B115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59-28.png</text:p>
          </table:table-cell>
          <table:table-cell office:value-type="string" calcext:value-type="string">
            <text:p>pathological</text:p>
          </table:table-cell>
          <table:table-cell office:value-type="float" office:value="0.000013451239" calcext:value-type="float">
            <text:p>1.3451239E-05</text:p>
          </table:table-cell>
          <table:table-cell office:value-type="float" office:value="0.9999865" calcext:value-type="float">
            <text:p>0.9999865</text:p>
          </table:table-cell>
          <table:table-cell table:formula="of:=IF([.B115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4-33.png</text:p>
          </table:table-cell>
          <table:table-cell office:value-type="string" calcext:value-type="string">
            <text:p>healthy</text:p>
          </table:table-cell>
          <table:table-cell office:value-type="float" office:value="0.9914846" calcext:value-type="float">
            <text:p>0.9914846</text:p>
          </table:table-cell>
          <table:table-cell office:value-type="float" office:value="0.00851546" calcext:value-type="float">
            <text:p>0.00851546</text:p>
          </table:table-cell>
          <table:table-cell table:formula="of:=IF([.B115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09.png</text:p>
          </table:table-cell>
          <table:table-cell office:value-type="string" calcext:value-type="string">
            <text:p>pathological</text:p>
          </table:table-cell>
          <table:table-cell office:value-type="float" office:value="0.000021212523" calcext:value-type="float">
            <text:p>2.1212523E-05</text:p>
          </table:table-cell>
          <table:table-cell office:value-type="float" office:value="0.9999788" calcext:value-type="float">
            <text:p>0.9999788</text:p>
          </table:table-cell>
          <table:table-cell table:formula="of:=IF([.B115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39-28.png</text:p>
          </table:table-cell>
          <table:table-cell office:value-type="string" calcext:value-type="string">
            <text:p>healthy</text:p>
          </table:table-cell>
          <table:table-cell office:value-type="float" office:value="0.98816013" calcext:value-type="float">
            <text:p>0.98816013</text:p>
          </table:table-cell>
          <table:table-cell office:value-type="float" office:value="0.0118398415" calcext:value-type="float">
            <text:p>0.0118398415</text:p>
          </table:table-cell>
          <table:table-cell table:formula="of:=IF([.B115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41.png</text:p>
          </table:table-cell>
          <table:table-cell office:value-type="string" calcext:value-type="string">
            <text:p>pathological</text:p>
          </table:table-cell>
          <table:table-cell office:value-type="float" office:value="0.00312312" calcext:value-type="float">
            <text:p>0.00312312</text:p>
          </table:table-cell>
          <table:table-cell office:value-type="float" office:value="0.99687684" calcext:value-type="float">
            <text:p>0.99687684</text:p>
          </table:table-cell>
          <table:table-cell table:formula="of:=IF([.B115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20-47.png</text:p>
          </table:table-cell>
          <table:table-cell office:value-type="string" calcext:value-type="string">
            <text:p>pathological</text:p>
          </table:table-cell>
          <table:table-cell office:value-type="float" office:value="0.00000009482269" calcext:value-type="float">
            <text:p>9.482269E-08</text:p>
          </table:table-cell>
          <table:table-cell office:value-type="float" office:value="0.9999999" calcext:value-type="float">
            <text:p>0.9999999</text:p>
          </table:table-cell>
          <table:table-cell table:formula="of:=IF([.B115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2-01.png</text:p>
          </table:table-cell>
          <table:table-cell office:value-type="string" calcext:value-type="string">
            <text:p>pathological</text:p>
          </table:table-cell>
          <table:table-cell office:value-type="float" office:value="0.00007983074" calcext:value-type="float">
            <text:p>7.983074E-05</text:p>
          </table:table-cell>
          <table:table-cell office:value-type="float" office:value="0.9999201" calcext:value-type="float">
            <text:p>0.9999201</text:p>
          </table:table-cell>
          <table:table-cell table:formula="of:=IF([.B115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58.png</text:p>
          </table:table-cell>
          <table:table-cell office:value-type="string" calcext:value-type="string">
            <text:p>pathological</text:p>
          </table:table-cell>
          <table:table-cell office:value-type="float" office:value="0.00000008276768" calcext:value-type="float">
            <text:p>8.276768E-08</text:p>
          </table:table-cell>
          <table:table-cell office:value-type="float" office:value="0.9999999" calcext:value-type="float">
            <text:p>0.9999999</text:p>
          </table:table-cell>
          <table:table-cell table:formula="of:=IF([.B116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4-48.png</text:p>
          </table:table-cell>
          <table:table-cell office:value-type="string" calcext:value-type="string">
            <text:p>pathological</text:p>
          </table:table-cell>
          <table:table-cell office:value-type="float" office:value="0.000014571842" calcext:value-type="float">
            <text:p>1.4571842E-05</text:p>
          </table:table-cell>
          <table:table-cell office:value-type="float" office:value="0.99998546" calcext:value-type="float">
            <text:p>0.99998546</text:p>
          </table:table-cell>
          <table:table-cell table:formula="of:=IF([.B116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1-50.png</text:p>
          </table:table-cell>
          <table:table-cell office:value-type="string" calcext:value-type="string">
            <text:p>pathological</text:p>
          </table:table-cell>
          <table:table-cell office:value-type="float" office:value="0.00085895864" calcext:value-type="float">
            <text:p>0.0008589586</text:p>
          </table:table-cell>
          <table:table-cell office:value-type="float" office:value="0.999141" calcext:value-type="float">
            <text:p>0.999141</text:p>
          </table:table-cell>
          <table:table-cell table:formula="of:=IF([.B116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4-16.png</text:p>
          </table:table-cell>
          <table:table-cell office:value-type="string" calcext:value-type="string">
            <text:p>pathological</text:p>
          </table:table-cell>
          <table:table-cell office:value-type="float" office:value="0.0000017421856" calcext:value-type="float">
            <text:p>1.7421856E-06</text:p>
          </table:table-cell>
          <table:table-cell office:value-type="float" office:value="0.9999982" calcext:value-type="float">
            <text:p>0.9999982</text:p>
          </table:table-cell>
          <table:table-cell table:formula="of:=IF([.B116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7-13-44.png</text:p>
          </table:table-cell>
          <table:table-cell office:value-type="string" calcext:value-type="string">
            <text:p>pathological</text:p>
          </table:table-cell>
          <table:table-cell office:value-type="float" office:value="0.000011377738" calcext:value-type="float">
            <text:p>1.1377738E-05</text:p>
          </table:table-cell>
          <table:table-cell office:value-type="float" office:value="0.9999887" calcext:value-type="float">
            <text:p>0.9999887</text:p>
          </table:table-cell>
          <table:table-cell table:formula="of:=IF([.B116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1-25-51.png</text:p>
          </table:table-cell>
          <table:table-cell office:value-type="string" calcext:value-type="string">
            <text:p>pathological</text:p>
          </table:table-cell>
          <table:table-cell office:value-type="float" office:value="0.0000026320677" calcext:value-type="float">
            <text:p>2.6320677E-06</text:p>
          </table:table-cell>
          <table:table-cell office:value-type="float" office:value="0.9999974" calcext:value-type="float">
            <text:p>0.9999974</text:p>
          </table:table-cell>
          <table:table-cell table:formula="of:=IF([.B116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50.png</text:p>
          </table:table-cell>
          <table:table-cell office:value-type="string" calcext:value-type="string">
            <text:p>pathological</text:p>
          </table:table-cell>
          <table:table-cell office:value-type="float" office:value="0.000048798185" calcext:value-type="float">
            <text:p>4.8798185E-05</text:p>
          </table:table-cell>
          <table:table-cell office:value-type="float" office:value="0.99995124" calcext:value-type="float">
            <text:p>0.99995124</text:p>
          </table:table-cell>
          <table:table-cell table:formula="of:=IF([.B116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6-12.png</text:p>
          </table:table-cell>
          <table:table-cell office:value-type="string" calcext:value-type="string">
            <text:p>pathological</text:p>
          </table:table-cell>
          <table:table-cell office:value-type="float" office:value="0.000000091221565" calcext:value-type="float">
            <text:p>9.1221565E-08</text:p>
          </table:table-cell>
          <table:table-cell office:value-type="float" office:value="0.9999999" calcext:value-type="float">
            <text:p>0.9999999</text:p>
          </table:table-cell>
          <table:table-cell table:formula="of:=IF([.B116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1-42.png</text:p>
          </table:table-cell>
          <table:table-cell office:value-type="string" calcext:value-type="string">
            <text:p>pathological</text:p>
          </table:table-cell>
          <table:table-cell office:value-type="float" office:value="0.000003864599" calcext:value-type="float">
            <text:p>3.864599E-06</text:p>
          </table:table-cell>
          <table:table-cell office:value-type="float" office:value="0.9999962" calcext:value-type="float">
            <text:p>0.9999962</text:p>
          </table:table-cell>
          <table:table-cell table:formula="of:=IF([.B116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49-22.png</text:p>
          </table:table-cell>
          <table:table-cell office:value-type="string" calcext:value-type="string">
            <text:p>pathological</text:p>
          </table:table-cell>
          <table:table-cell office:value-type="float" office:value="0.0000064977626" calcext:value-type="float">
            <text:p>6.4977626E-06</text:p>
          </table:table-cell>
          <table:table-cell office:value-type="float" office:value="0.99999344" calcext:value-type="float">
            <text:p>0.99999344</text:p>
          </table:table-cell>
          <table:table-cell table:formula="of:=IF([.B116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7-30.png</text:p>
          </table:table-cell>
          <table:table-cell office:value-type="string" calcext:value-type="string">
            <text:p>pathological</text:p>
          </table:table-cell>
          <table:table-cell office:value-type="float" office:value="0.000009624762" calcext:value-type="float">
            <text:p>9.624762E-06</text:p>
          </table:table-cell>
          <table:table-cell office:value-type="float" office:value="0.99999034" calcext:value-type="float">
            <text:p>0.99999034</text:p>
          </table:table-cell>
          <table:table-cell table:formula="of:=IF([.B117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0-42-18.png</text:p>
          </table:table-cell>
          <table:table-cell office:value-type="string" calcext:value-type="string">
            <text:p>healthy</text:p>
          </table:table-cell>
          <table:table-cell office:value-type="float" office:value="0.9992046" calcext:value-type="float">
            <text:p>0.9992046</text:p>
          </table:table-cell>
          <table:table-cell office:value-type="float" office:value="0.00079545967" calcext:value-type="float">
            <text:p>0.0007954597</text:p>
          </table:table-cell>
          <table:table-cell table:formula="of:=IF([.B1171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7-19.png</text:p>
          </table:table-cell>
          <table:table-cell office:value-type="string" calcext:value-type="string">
            <text:p>pathological</text:p>
          </table:table-cell>
          <table:table-cell office:value-type="float" office:value="0.0000000019697775" calcext:value-type="float">
            <text:p>0.000000002</text:p>
          </table:table-cell>
          <table:table-cell office:value-type="float" office:value="1" calcext:value-type="float">
            <text:p>1</text:p>
          </table:table-cell>
          <table:table-cell table:formula="of:=IF([.B117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7-22.png</text:p>
          </table:table-cell>
          <table:table-cell office:value-type="string" calcext:value-type="string">
            <text:p>pathological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9998398" calcext:value-type="float">
            <text:p>0.9998398</text:p>
          </table:table-cell>
          <table:table-cell table:formula="of:=IF([.B117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9-25.png</text:p>
          </table:table-cell>
          <table:table-cell office:value-type="string" calcext:value-type="string">
            <text:p>pathological</text:p>
          </table:table-cell>
          <table:table-cell office:value-type="float" office:value="0.000000010401248" calcext:value-type="float">
            <text:p>1.0401248E-08</text:p>
          </table:table-cell>
          <table:table-cell office:value-type="float" office:value="1" calcext:value-type="float">
            <text:p>1</text:p>
          </table:table-cell>
          <table:table-cell table:formula="of:=IF([.B117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40-44.png</text:p>
          </table:table-cell>
          <table:table-cell office:value-type="string" calcext:value-type="string">
            <text:p>pathological</text:p>
          </table:table-cell>
          <table:table-cell office:value-type="float" office:value="0.026224414" calcext:value-type="float">
            <text:p>0.026224414</text:p>
          </table:table-cell>
          <table:table-cell office:value-type="float" office:value="0.97377557" calcext:value-type="float">
            <text:p>0.97377557</text:p>
          </table:table-cell>
          <table:table-cell table:formula="of:=IF([.B117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35.png</text:p>
          </table:table-cell>
          <table:table-cell office:value-type="string" calcext:value-type="string">
            <text:p>healthy</text:p>
          </table:table-cell>
          <table:table-cell office:value-type="float" office:value="0.99005085" calcext:value-type="float">
            <text:p>0.99005085</text:p>
          </table:table-cell>
          <table:table-cell office:value-type="float" office:value="0.009949092" calcext:value-type="float">
            <text:p>0.009949092</text:p>
          </table:table-cell>
          <table:table-cell table:formula="of:=IF([.B117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6-16.png</text:p>
          </table:table-cell>
          <table:table-cell office:value-type="string" calcext:value-type="string">
            <text:p>healthy</text:p>
          </table:table-cell>
          <table:table-cell office:value-type="float" office:value="0.9996953" calcext:value-type="float">
            <text:p>0.9996953</text:p>
          </table:table-cell>
          <table:table-cell office:value-type="float" office:value="0.00030467138" calcext:value-type="float">
            <text:p>0.0003046714</text:p>
          </table:table-cell>
          <table:table-cell table:formula="of:=IF([.B117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4-36-55.png</text:p>
          </table:table-cell>
          <table:table-cell office:value-type="string" calcext:value-type="string">
            <text:p>pathological</text:p>
          </table:table-cell>
          <table:table-cell office:value-type="float" office:value="0.0041350485" calcext:value-type="float">
            <text:p>0.0041350485</text:p>
          </table:table-cell>
          <table:table-cell office:value-type="float" office:value="0.995865" calcext:value-type="float">
            <text:p>0.995865</text:p>
          </table:table-cell>
          <table:table-cell table:formula="of:=IF([.B117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4-06.png</text:p>
          </table:table-cell>
          <table:table-cell office:value-type="string" calcext:value-type="string">
            <text:p>pathological</text:p>
          </table:table-cell>
          <table:table-cell office:value-type="float" office:value="0.00000031532076" calcext:value-type="float">
            <text:p>3.1532076E-07</text:p>
          </table:table-cell>
          <table:table-cell office:value-type="float" office:value="0.99999964" calcext:value-type="float">
            <text:p>0.99999964</text:p>
          </table:table-cell>
          <table:table-cell table:formula="of:=IF([.B117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4-43.png</text:p>
          </table:table-cell>
          <table:table-cell office:value-type="string" calcext:value-type="string">
            <text:p>pathological</text:p>
          </table:table-cell>
          <table:table-cell office:value-type="float" office:value="0.00015392009" calcext:value-type="float">
            <text:p>0.0001539201</text:p>
          </table:table-cell>
          <table:table-cell office:value-type="float" office:value="0.9998461" calcext:value-type="float">
            <text:p>0.9998461</text:p>
          </table:table-cell>
          <table:table-cell table:formula="of:=IF([.B118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44-28.png</text:p>
          </table:table-cell>
          <table:table-cell office:value-type="string" calcext:value-type="string">
            <text:p>pathological</text:p>
          </table:table-cell>
          <table:table-cell office:value-type="float" office:value="0.0014888203" calcext:value-type="float">
            <text:p>0.0014888203</text:p>
          </table:table-cell>
          <table:table-cell office:value-type="float" office:value="0.99851114" calcext:value-type="float">
            <text:p>0.99851114</text:p>
          </table:table-cell>
          <table:table-cell table:formula="of:=IF([.B118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03-47.png</text:p>
          </table:table-cell>
          <table:table-cell office:value-type="string" calcext:value-type="string">
            <text:p>pathological</text:p>
          </table:table-cell>
          <table:table-cell office:value-type="float" office:value="0.0000000028943774" calcext:value-type="float">
            <text:p>2.8943774E-09</text:p>
          </table:table-cell>
          <table:table-cell office:value-type="float" office:value="1" calcext:value-type="float">
            <text:p>1</text:p>
          </table:table-cell>
          <table:table-cell table:formula="of:=IF([.B118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5-56.png</text:p>
          </table:table-cell>
          <table:table-cell office:value-type="string" calcext:value-type="string">
            <text:p>pathological</text:p>
          </table:table-cell>
          <table:table-cell office:value-type="float" office:value="0.000056327124" calcext:value-type="float">
            <text:p>5.6327124E-05</text:p>
          </table:table-cell>
          <table:table-cell office:value-type="float" office:value="0.9999436" calcext:value-type="float">
            <text:p>0.9999436</text:p>
          </table:table-cell>
          <table:table-cell table:formula="of:=IF([.B118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3-11.png</text:p>
          </table:table-cell>
          <table:table-cell office:value-type="string" calcext:value-type="string">
            <text:p>healthy</text:p>
          </table:table-cell>
          <table:table-cell office:value-type="float" office:value="0.99341124" calcext:value-type="float">
            <text:p>0.99341124</text:p>
          </table:table-cell>
          <table:table-cell office:value-type="float" office:value="0.0065888013" calcext:value-type="float">
            <text:p>0.0065888013</text:p>
          </table:table-cell>
          <table:table-cell table:formula="of:=IF([.B118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4-39.png</text:p>
          </table:table-cell>
          <table:table-cell office:value-type="string" calcext:value-type="string">
            <text:p>pathological</text:p>
          </table:table-cell>
          <table:table-cell office:value-type="float" office:value="0.000079153135" calcext:value-type="float">
            <text:p>7.9153135E-05</text:p>
          </table:table-cell>
          <table:table-cell office:value-type="float" office:value="0.99992085" calcext:value-type="float">
            <text:p>0.99992085</text:p>
          </table:table-cell>
          <table:table-cell table:formula="of:=IF([.B118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09-48.png</text:p>
          </table:table-cell>
          <table:table-cell office:value-type="string" calcext:value-type="string">
            <text:p>pathological</text:p>
          </table:table-cell>
          <table:table-cell office:value-type="float" office:value="0.014073455" calcext:value-type="float">
            <text:p>0.014073455</text:p>
          </table:table-cell>
          <table:table-cell office:value-type="float" office:value="0.9859265" calcext:value-type="float">
            <text:p>0.9859265</text:p>
          </table:table-cell>
          <table:table-cell table:formula="of:=IF([.B118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7-17.png</text:p>
          </table:table-cell>
          <table:table-cell office:value-type="string" calcext:value-type="string">
            <text:p>pathological</text:p>
          </table:table-cell>
          <table:table-cell office:value-type="float" office:value="0.000042668533" calcext:value-type="float">
            <text:p>4.2668533E-05</text:p>
          </table:table-cell>
          <table:table-cell office:value-type="float" office:value="0.9999573" calcext:value-type="float">
            <text:p>0.9999573</text:p>
          </table:table-cell>
          <table:table-cell table:formula="of:=IF([.B118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2-49.png</text:p>
          </table:table-cell>
          <table:table-cell office:value-type="string" calcext:value-type="string">
            <text:p>pathological</text:p>
          </table:table-cell>
          <table:table-cell office:value-type="float" office:value="0.00000022491506" calcext:value-type="float">
            <text:p>2.2491506E-07</text:p>
          </table:table-cell>
          <table:table-cell office:value-type="float" office:value="0.99999976" calcext:value-type="float">
            <text:p>0.99999976</text:p>
          </table:table-cell>
          <table:table-cell table:formula="of:=IF([.B118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9-05.png</text:p>
          </table:table-cell>
          <table:table-cell office:value-type="string" calcext:value-type="string">
            <text:p>pathological</text:p>
          </table:table-cell>
          <table:table-cell office:value-type="float" office:value="0.000000020793738" calcext:value-type="float">
            <text:p>2.0793738E-08</text:p>
          </table:table-cell>
          <table:table-cell office:value-type="float" office:value="1" calcext:value-type="float">
            <text:p>1</text:p>
          </table:table-cell>
          <table:table-cell table:formula="of:=IF([.B118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1-14-52.png</text:p>
          </table:table-cell>
          <table:table-cell office:value-type="string" calcext:value-type="string">
            <text:p>healthy</text:p>
          </table:table-cell>
          <table:table-cell office:value-type="float" office:value="0.9996687" calcext:value-type="float">
            <text:p>0.9996687</text:p>
          </table:table-cell>
          <table:table-cell office:value-type="float" office:value="0.00033129344" calcext:value-type="float">
            <text:p>0.0003312934</text:p>
          </table:table-cell>
          <table:table-cell table:formula="of:=IF([.B1190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4-14-55.png</text:p>
          </table:table-cell>
          <table:table-cell office:value-type="string" calcext:value-type="string">
            <text:p>pathological</text:p>
          </table:table-cell>
          <table:table-cell office:value-type="float" office:value="0.006525847" calcext:value-type="float">
            <text:p>0.006525847</text:p>
          </table:table-cell>
          <table:table-cell office:value-type="float" office:value="0.9934742" calcext:value-type="float">
            <text:p>0.9934742</text:p>
          </table:table-cell>
          <table:table-cell table:formula="of:=IF([.B119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3-49.png</text:p>
          </table:table-cell>
          <table:table-cell office:value-type="string" calcext:value-type="string">
            <text:p>healthy</text:p>
          </table:table-cell>
          <table:table-cell office:value-type="float" office:value="0.6579008" calcext:value-type="float">
            <text:p>0.6579008</text:p>
          </table:table-cell>
          <table:table-cell office:value-type="float" office:value="0.34209922" calcext:value-type="float">
            <text:p>0.34209922</text:p>
          </table:table-cell>
          <table:table-cell table:formula="of:=IF([.B119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6-02.png</text:p>
          </table:table-cell>
          <table:table-cell office:value-type="string" calcext:value-type="string">
            <text:p>healthy</text:p>
          </table:table-cell>
          <table:table-cell office:value-type="float" office:value="0.9990627" calcext:value-type="float">
            <text:p>0.9990627</text:p>
          </table:table-cell>
          <table:table-cell office:value-type="float" office:value="0.0009372556" calcext:value-type="float">
            <text:p>0.0009372556</text:p>
          </table:table-cell>
          <table:table-cell table:formula="of:=IF([.B1193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7-12.png</text:p>
          </table:table-cell>
          <table:table-cell office:value-type="string" calcext:value-type="string">
            <text:p>pathological</text:p>
          </table:table-cell>
          <table:table-cell office:value-type="float" office:value="0.0000075327944" calcext:value-type="float">
            <text:p>7.5327944E-06</text:p>
          </table:table-cell>
          <table:table-cell office:value-type="float" office:value="0.9999925" calcext:value-type="float">
            <text:p>0.9999925</text:p>
          </table:table-cell>
          <table:table-cell table:formula="of:=IF([.B119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5-15-25.png</text:p>
          </table:table-cell>
          <table:table-cell office:value-type="string" calcext:value-type="string">
            <text:p>healthy</text:p>
          </table:table-cell>
          <table:table-cell office:value-type="float" office:value="0.99979645" calcext:value-type="float">
            <text:p>0.99979645</text:p>
          </table:table-cell>
          <table:table-cell office:value-type="float" office:value="0.00020353716" calcext:value-type="float">
            <text:p>0.0002035372</text:p>
          </table:table-cell>
          <table:table-cell table:formula="of:=IF([.B1195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10-40.png</text:p>
          </table:table-cell>
          <table:table-cell office:value-type="string" calcext:value-type="string">
            <text:p>pathological</text:p>
          </table:table-cell>
          <table:table-cell office:value-type="float" office:value="0.0001768289" calcext:value-type="float">
            <text:p>0.0001768289</text:p>
          </table:table-cell>
          <table:table-cell office:value-type="float" office:value="0.99982315" calcext:value-type="float">
            <text:p>0.99982315</text:p>
          </table:table-cell>
          <table:table-cell table:formula="of:=IF([.B119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49-56.png</text:p>
          </table:table-cell>
          <table:table-cell office:value-type="string" calcext:value-type="string">
            <text:p>pathological</text:p>
          </table:table-cell>
          <table:table-cell office:value-type="float" office:value="0.0000000015069284" calcext:value-type="float">
            <text:p>1.5069284E-09</text:p>
          </table:table-cell>
          <table:table-cell office:value-type="float" office:value="1" calcext:value-type="float">
            <text:p>1</text:p>
          </table:table-cell>
          <table:table-cell table:formula="of:=IF([.B119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40-40.png</text:p>
          </table:table-cell>
          <table:table-cell office:value-type="string" calcext:value-type="string">
            <text:p>pathological</text:p>
          </table:table-cell>
          <table:table-cell office:value-type="float" office:value="0.041415922" calcext:value-type="float">
            <text:p>0.041415922</text:p>
          </table:table-cell>
          <table:table-cell office:value-type="float" office:value="0.95858413" calcext:value-type="float">
            <text:p>0.95858413</text:p>
          </table:table-cell>
          <table:table-cell table:formula="of:=IF([.B119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07-48.png</text:p>
          </table:table-cell>
          <table:table-cell office:value-type="string" calcext:value-type="string">
            <text:p>pathological</text:p>
          </table:table-cell>
          <table:table-cell office:value-type="float" office:value="0.000012872829" calcext:value-type="float">
            <text:p>1.2872829E-05</text:p>
          </table:table-cell>
          <table:table-cell office:value-type="float" office:value="0.9999871" calcext:value-type="float">
            <text:p>0.9999871</text:p>
          </table:table-cell>
          <table:table-cell table:formula="of:=IF([.B119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3-12.png</text:p>
          </table:table-cell>
          <table:table-cell office:value-type="string" calcext:value-type="string">
            <text:p>pathological</text:p>
          </table:table-cell>
          <table:table-cell office:value-type="float" office:value="0.00008458198" calcext:value-type="float">
            <text:p>0.000084582</text:p>
          </table:table-cell>
          <table:table-cell office:value-type="float" office:value="0.99991536" calcext:value-type="float">
            <text:p>0.99991536</text:p>
          </table:table-cell>
          <table:table-cell table:formula="of:=IF([.B120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02.png</text:p>
          </table:table-cell>
          <table:table-cell office:value-type="string" calcext:value-type="string">
            <text:p>pathological</text:p>
          </table:table-cell>
          <table:table-cell office:value-type="float" office:value="0.0000003322875" calcext:value-type="float">
            <text:p>3.322875E-07</text:p>
          </table:table-cell>
          <table:table-cell office:value-type="float" office:value="0.99999964" calcext:value-type="float">
            <text:p>0.99999964</text:p>
          </table:table-cell>
          <table:table-cell table:formula="of:=IF([.B120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4-39-33.png</text:p>
          </table:table-cell>
          <table:table-cell office:value-type="string" calcext:value-type="string">
            <text:p>healthy</text:p>
          </table:table-cell>
          <table:table-cell office:value-type="float" office:value="0.61606705" calcext:value-type="float">
            <text:p>0.61606705</text:p>
          </table:table-cell>
          <table:table-cell office:value-type="float" office:value="0.38393298" calcext:value-type="float">
            <text:p>0.38393298</text:p>
          </table:table-cell>
          <table:table-cell table:formula="of:=IF([.B120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42-28.png</text:p>
          </table:table-cell>
          <table:table-cell office:value-type="string" calcext:value-type="string">
            <text:p>pathological</text:p>
          </table:table-cell>
          <table:table-cell office:value-type="float" office:value="0.0000003358724" calcext:value-type="float">
            <text:p>3.358724E-07</text:p>
          </table:table-cell>
          <table:table-cell office:value-type="float" office:value="0.99999964" calcext:value-type="float">
            <text:p>0.99999964</text:p>
          </table:table-cell>
          <table:table-cell table:formula="of:=IF([.B120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57-44.png</text:p>
          </table:table-cell>
          <table:table-cell office:value-type="string" calcext:value-type="string">
            <text:p>healthy</text:p>
          </table:table-cell>
          <table:table-cell office:value-type="float" office:value="0.99812883" calcext:value-type="float">
            <text:p>0.99812883</text:p>
          </table:table-cell>
          <table:table-cell office:value-type="float" office:value="0.0018712363" calcext:value-type="float">
            <text:p>0.0018712363</text:p>
          </table:table-cell>
          <table:table-cell table:formula="of:=IF([.B120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5-46.png</text:p>
          </table:table-cell>
          <table:table-cell office:value-type="string" calcext:value-type="string">
            <text:p>pathological</text:p>
          </table:table-cell>
          <table:table-cell office:value-type="float" office:value="0.0000011477183" calcext:value-type="float">
            <text:p>1.1477183E-06</text:p>
          </table:table-cell>
          <table:table-cell office:value-type="float" office:value="0.9999988" calcext:value-type="float">
            <text:p>0.9999988</text:p>
          </table:table-cell>
          <table:table-cell table:formula="of:=IF([.B120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20.png</text:p>
          </table:table-cell>
          <table:table-cell office:value-type="string" calcext:value-type="string">
            <text:p>pathological</text:p>
          </table:table-cell>
          <table:table-cell office:value-type="float" office:value="0.00000038641497" calcext:value-type="float">
            <text:p>3.8641497E-07</text:p>
          </table:table-cell>
          <table:table-cell office:value-type="float" office:value="0.99999964" calcext:value-type="float">
            <text:p>0.99999964</text:p>
          </table:table-cell>
          <table:table-cell table:formula="of:=IF([.B120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4-08.png</text:p>
          </table:table-cell>
          <table:table-cell office:value-type="string" calcext:value-type="string">
            <text:p>pathological</text:p>
          </table:table-cell>
          <table:table-cell office:value-type="float" office:value="0.1306999" calcext:value-type="float">
            <text:p>0.1306999</text:p>
          </table:table-cell>
          <table:table-cell office:value-type="float" office:value="0.8693001" calcext:value-type="float">
            <text:p>0.8693001</text:p>
          </table:table-cell>
          <table:table-cell table:formula="of:=IF([.B120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4-22-55.png</text:p>
          </table:table-cell>
          <table:table-cell office:value-type="string" calcext:value-type="string">
            <text:p>pathological</text:p>
          </table:table-cell>
          <table:table-cell office:value-type="float" office:value="0.0000002445412" calcext:value-type="float">
            <text:p>2.445412E-07</text:p>
          </table:table-cell>
          <table:table-cell office:value-type="float" office:value="0.99999976" calcext:value-type="float">
            <text:p>0.99999976</text:p>
          </table:table-cell>
          <table:table-cell table:formula="of:=IF([.B120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55-52.png</text:p>
          </table:table-cell>
          <table:table-cell office:value-type="string" calcext:value-type="string">
            <text:p>pathological</text:p>
          </table:table-cell>
          <table:table-cell office:value-type="float" office:value="0.004238819" calcext:value-type="float">
            <text:p>0.004238819</text:p>
          </table:table-cell>
          <table:table-cell office:value-type="float" office:value="0.9957612" calcext:value-type="float">
            <text:p>0.9957612</text:p>
          </table:table-cell>
          <table:table-cell table:formula="of:=IF([.B120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3-13.png</text:p>
          </table:table-cell>
          <table:table-cell office:value-type="string" calcext:value-type="string">
            <text:p>pathological</text:p>
          </table:table-cell>
          <table:table-cell office:value-type="float" office:value="0.000059423088" calcext:value-type="float">
            <text:p>5.9423088E-05</text:p>
          </table:table-cell>
          <table:table-cell office:value-type="float" office:value="0.9999405" calcext:value-type="float">
            <text:p>0.9999405</text:p>
          </table:table-cell>
          <table:table-cell table:formula="of:=IF([.B121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7-12-17-25.png</text:p>
          </table:table-cell>
          <table:table-cell office:value-type="string" calcext:value-type="string">
            <text:p>pathological</text:p>
          </table:table-cell>
          <table:table-cell office:value-type="float" office:value="0.0009863578" calcext:value-type="float">
            <text:p>0.0009863578</text:p>
          </table:table-cell>
          <table:table-cell office:value-type="float" office:value="0.99901366" calcext:value-type="float">
            <text:p>0.99901366</text:p>
          </table:table-cell>
          <table:table-cell table:formula="of:=IF([.B121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31.png</text:p>
          </table:table-cell>
          <table:table-cell office:value-type="string" calcext:value-type="string">
            <text:p>healthy</text:p>
          </table:table-cell>
          <table:table-cell office:value-type="float" office:value="0.9874342" calcext:value-type="float">
            <text:p>0.9874342</text:p>
          </table:table-cell>
          <table:table-cell office:value-type="float" office:value="0.012565848" calcext:value-type="float">
            <text:p>0.012565848</text:p>
          </table:table-cell>
          <table:table-cell table:formula="of:=IF([.B1212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28.png</text:p>
          </table:table-cell>
          <table:table-cell office:value-type="string" calcext:value-type="string">
            <text:p>pathological</text:p>
          </table:table-cell>
          <table:table-cell office:value-type="float" office:value="0.00000085614505" calcext:value-type="float">
            <text:p>8.5614505E-07</text:p>
          </table:table-cell>
          <table:table-cell office:value-type="float" office:value="0.99999917" calcext:value-type="float">
            <text:p>0.99999917</text:p>
          </table:table-cell>
          <table:table-cell table:formula="of:=IF([.B121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5-12.png</text:p>
          </table:table-cell>
          <table:table-cell office:value-type="string" calcext:value-type="string">
            <text:p>pathological</text:p>
          </table:table-cell>
          <table:table-cell office:value-type="float" office:value="0.4463588" calcext:value-type="float">
            <text:p>0.4463588</text:p>
          </table:table-cell>
          <table:table-cell office:value-type="float" office:value="0.55364114" calcext:value-type="float">
            <text:p>0.55364114</text:p>
          </table:table-cell>
          <table:table-cell table:formula="of:=IF([.B121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2-34-47.png</text:p>
          </table:table-cell>
          <table:table-cell office:value-type="string" calcext:value-type="string">
            <text:p>pathological</text:p>
          </table:table-cell>
          <table:table-cell office:value-type="float" office:value="0.00021022356" calcext:value-type="float">
            <text:p>0.0002102236</text:p>
          </table:table-cell>
          <table:table-cell office:value-type="float" office:value="0.9997898" calcext:value-type="float">
            <text:p>0.9997898</text:p>
          </table:table-cell>
          <table:table-cell table:formula="of:=IF([.B121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13-22.png</text:p>
          </table:table-cell>
          <table:table-cell office:value-type="string" calcext:value-type="string">
            <text:p>pathological</text:p>
          </table:table-cell>
          <table:table-cell office:value-type="float" office:value="0.000024272817" calcext:value-type="float">
            <text:p>2.4272817E-05</text:p>
          </table:table-cell>
          <table:table-cell office:value-type="float" office:value="0.9999757" calcext:value-type="float">
            <text:p>0.9999757</text:p>
          </table:table-cell>
          <table:table-cell table:formula="of:=IF([.B121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4-18.png</text:p>
          </table:table-cell>
          <table:table-cell office:value-type="string" calcext:value-type="string">
            <text:p>pathological</text:p>
          </table:table-cell>
          <table:table-cell office:value-type="float" office:value="0.0001750405" calcext:value-type="float">
            <text:p>0.0001750405</text:p>
          </table:table-cell>
          <table:table-cell office:value-type="float" office:value="0.99982494" calcext:value-type="float">
            <text:p>0.99982494</text:p>
          </table:table-cell>
          <table:table-cell table:formula="of:=IF([.B121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1-35.png</text:p>
          </table:table-cell>
          <table:table-cell office:value-type="string" calcext:value-type="string">
            <text:p>pathological</text:p>
          </table:table-cell>
          <table:table-cell office:value-type="float" office:value="0.000015020464" calcext:value-type="float">
            <text:p>1.5020464E-05</text:p>
          </table:table-cell>
          <table:table-cell office:value-type="float" office:value="0.999985" calcext:value-type="float">
            <text:p>0.999985</text:p>
          </table:table-cell>
          <table:table-cell table:formula="of:=IF([.B121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3-54.png</text:p>
          </table:table-cell>
          <table:table-cell office:value-type="string" calcext:value-type="string">
            <text:p>healthy</text:p>
          </table:table-cell>
          <table:table-cell office:value-type="float" office:value="0.99302495" calcext:value-type="float">
            <text:p>0.99302495</text:p>
          </table:table-cell>
          <table:table-cell office:value-type="float" office:value="0.0069750054" calcext:value-type="float">
            <text:p>0.0069750054</text:p>
          </table:table-cell>
          <table:table-cell table:formula="of:=IF([.B121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31-09.png</text:p>
          </table:table-cell>
          <table:table-cell office:value-type="string" calcext:value-type="string">
            <text:p>pathological</text:p>
          </table:table-cell>
          <table:table-cell office:value-type="float" office:value="0.000018441608" calcext:value-type="float">
            <text:p>1.8441608E-05</text:p>
          </table:table-cell>
          <table:table-cell office:value-type="float" office:value="0.9999815" calcext:value-type="float">
            <text:p>0.9999815</text:p>
          </table:table-cell>
          <table:table-cell table:formula="of:=IF([.B122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6-37-21.png</text:p>
          </table:table-cell>
          <table:table-cell office:value-type="string" calcext:value-type="string">
            <text:p>pathological</text:p>
          </table:table-cell>
          <table:table-cell office:value-type="float" office:value="0.000028153981" calcext:value-type="float">
            <text:p>0.000028154</text:p>
          </table:table-cell>
          <table:table-cell office:value-type="float" office:value="0.99997187" calcext:value-type="float">
            <text:p>0.99997187</text:p>
          </table:table-cell>
          <table:table-cell table:formula="of:=IF([.B122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20-19.png</text:p>
          </table:table-cell>
          <table:table-cell office:value-type="string" calcext:value-type="string">
            <text:p>pathological</text:p>
          </table:table-cell>
          <table:table-cell office:value-type="float" office:value="0.0000523701" calcext:value-type="float">
            <text:p>5.23701E-05</text:p>
          </table:table-cell>
          <table:table-cell office:value-type="float" office:value="0.99994767" calcext:value-type="float">
            <text:p>0.99994767</text:p>
          </table:table-cell>
          <table:table-cell table:formula="of:=IF([.B122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5-50-38.png</text:p>
          </table:table-cell>
          <table:table-cell office:value-type="string" calcext:value-type="string">
            <text:p>pathological</text:p>
          </table:table-cell>
          <table:table-cell office:value-type="float" office:value="0.000000015401424" calcext:value-type="float">
            <text:p>1.5401424E-08</text:p>
          </table:table-cell>
          <table:table-cell office:value-type="float" office:value="1" calcext:value-type="float">
            <text:p>1</text:p>
          </table:table-cell>
          <table:table-cell table:formula="of:=IF([.B122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8-55-14.png</text:p>
          </table:table-cell>
          <table:table-cell office:value-type="string" calcext:value-type="string">
            <text:p>pathological</text:p>
          </table:table-cell>
          <table:table-cell office:value-type="float" office:value="0.000008739758" calcext:value-type="float">
            <text:p>8.739758E-06</text:p>
          </table:table-cell>
          <table:table-cell office:value-type="float" office:value="0.9999913" calcext:value-type="float">
            <text:p>0.9999913</text:p>
          </table:table-cell>
          <table:table-cell table:formula="of:=IF([.B122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4-43-23.png</text:p>
          </table:table-cell>
          <table:table-cell office:value-type="string" calcext:value-type="string">
            <text:p>pathological</text:p>
          </table:table-cell>
          <table:table-cell office:value-type="float" office:value="0.0000088051465" calcext:value-type="float">
            <text:p>8.8051465E-06</text:p>
          </table:table-cell>
          <table:table-cell office:value-type="float" office:value="0.9999912" calcext:value-type="float">
            <text:p>0.9999912</text:p>
          </table:table-cell>
          <table:table-cell table:formula="of:=IF([.B122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18-53.png</text:p>
          </table:table-cell>
          <table:table-cell office:value-type="string" calcext:value-type="string">
            <text:p>pathological</text:p>
          </table:table-cell>
          <table:table-cell office:value-type="float" office:value="0.0000037978505" calcext:value-type="float">
            <text:p>3.7978505E-06</text:p>
          </table:table-cell>
          <table:table-cell office:value-type="float" office:value="0.9999962" calcext:value-type="float">
            <text:p>0.9999962</text:p>
          </table:table-cell>
          <table:table-cell table:formula="of:=IF([.B122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6-28.png</text:p>
          </table:table-cell>
          <table:table-cell office:value-type="string" calcext:value-type="string">
            <text:p>healthy</text:p>
          </table:table-cell>
          <table:table-cell office:value-type="float" office:value="0.8095499" calcext:value-type="float">
            <text:p>0.8095499</text:p>
          </table:table-cell>
          <table:table-cell office:value-type="float" office:value="0.19045006" calcext:value-type="float">
            <text:p>0.19045006</text:p>
          </table:table-cell>
          <table:table-cell table:formula="of:=IF([.B122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2-09-34.png</text:p>
          </table:table-cell>
          <table:table-cell office:value-type="string" calcext:value-type="string">
            <text:p>pathological</text:p>
          </table:table-cell>
          <table:table-cell office:value-type="float" office:value="0.00015201548" calcext:value-type="float">
            <text:p>0.0001520155</text:p>
          </table:table-cell>
          <table:table-cell office:value-type="float" office:value="0.999848" calcext:value-type="float">
            <text:p>0.999848</text:p>
          </table:table-cell>
          <table:table-cell table:formula="of:=IF([.B122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44-51.png</text:p>
          </table:table-cell>
          <table:table-cell office:value-type="string" calcext:value-type="string">
            <text:p>healthy</text:p>
          </table:table-cell>
          <table:table-cell office:value-type="float" office:value="0.66139835" calcext:value-type="float">
            <text:p>0.66139835</text:p>
          </table:table-cell>
          <table:table-cell office:value-type="float" office:value="0.33860168" calcext:value-type="float">
            <text:p>0.33860168</text:p>
          </table:table-cell>
          <table:table-cell table:formula="of:=IF([.B1229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4-29.png</text:p>
          </table:table-cell>
          <table:table-cell office:value-type="string" calcext:value-type="string">
            <text:p>pathological</text:p>
          </table:table-cell>
          <table:table-cell office:value-type="float" office:value="0.0000030669312" calcext:value-type="float">
            <text:p>3.0669312E-06</text:p>
          </table:table-cell>
          <table:table-cell office:value-type="float" office:value="0.9999969" calcext:value-type="float">
            <text:p>0.9999969</text:p>
          </table:table-cell>
          <table:table-cell table:formula="of:=IF([.B123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6-04-39.png</text:p>
          </table:table-cell>
          <table:table-cell office:value-type="string" calcext:value-type="string">
            <text:p>pathological</text:p>
          </table:table-cell>
          <table:table-cell office:value-type="float" office:value="0.017284278" calcext:value-type="float">
            <text:p>0.017284278</text:p>
          </table:table-cell>
          <table:table-cell office:value-type="float" office:value="0.9827157" calcext:value-type="float">
            <text:p>0.9827157</text:p>
          </table:table-cell>
          <table:table-cell table:formula="of:=IF([.B123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4-01.png</text:p>
          </table:table-cell>
          <table:table-cell office:value-type="string" calcext:value-type="string">
            <text:p>pathological</text:p>
          </table:table-cell>
          <table:table-cell office:value-type="float" office:value="0.0000004807017" calcext:value-type="float">
            <text:p>4.807017E-07</text:p>
          </table:table-cell>
          <table:table-cell office:value-type="float" office:value="0.9999995" calcext:value-type="float">
            <text:p>0.9999995</text:p>
          </table:table-cell>
          <table:table-cell table:formula="of:=IF([.B123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5-01-28.png</text:p>
          </table:table-cell>
          <table:table-cell office:value-type="string" calcext:value-type="string">
            <text:p>pathological</text:p>
          </table:table-cell>
          <table:table-cell office:value-type="float" office:value="0.00015906378" calcext:value-type="float">
            <text:p>0.0001590638</text:p>
          </table:table-cell>
          <table:table-cell office:value-type="float" office:value="0.99984086" calcext:value-type="float">
            <text:p>0.99984086</text:p>
          </table:table-cell>
          <table:table-cell table:formula="of:=IF([.B123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1-21.png</text:p>
          </table:table-cell>
          <table:table-cell office:value-type="string" calcext:value-type="string">
            <text:p>pathological</text:p>
          </table:table-cell>
          <table:table-cell office:value-type="float" office:value="0.0001480224" calcext:value-type="float">
            <text:p>0.0001480224</text:p>
          </table:table-cell>
          <table:table-cell office:value-type="float" office:value="0.99985194" calcext:value-type="float">
            <text:p>0.99985194</text:p>
          </table:table-cell>
          <table:table-cell table:formula="of:=IF([.B1234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8-11-56-14.png</text:p>
          </table:table-cell>
          <table:table-cell office:value-type="string" calcext:value-type="string">
            <text:p>pathological</text:p>
          </table:table-cell>
          <table:table-cell office:value-type="float" office:value="0.00012690356" calcext:value-type="float">
            <text:p>0.0001269036</text:p>
          </table:table-cell>
          <table:table-cell office:value-type="float" office:value="0.99987304" calcext:value-type="float">
            <text:p>0.99987304</text:p>
          </table:table-cell>
          <table:table-cell table:formula="of:=IF([.B123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5-55-21.png</text:p>
          </table:table-cell>
          <table:table-cell office:value-type="string" calcext:value-type="string">
            <text:p>healthy</text:p>
          </table:table-cell>
          <table:table-cell office:value-type="float" office:value="0.9096545" calcext:value-type="float">
            <text:p>0.9096545</text:p>
          </table:table-cell>
          <table:table-cell office:value-type="float" office:value="0.090345494" calcext:value-type="float">
            <text:p>0.090345494</text:p>
          </table:table-cell>
          <table:table-cell table:formula="of:=IF([.B1236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2-22.png</text:p>
          </table:table-cell>
          <table:table-cell office:value-type="string" calcext:value-type="string">
            <text:p>pathological</text:p>
          </table:table-cell>
          <table:table-cell office:value-type="float" office:value="0.00083724555" calcext:value-type="float">
            <text:p>0.0008372456</text:p>
          </table:table-cell>
          <table:table-cell office:value-type="float" office:value="0.9991628" calcext:value-type="float">
            <text:p>0.9991628</text:p>
          </table:table-cell>
          <table:table-cell table:formula="of:=IF([.B1237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2-13-13-05-13.png</text:p>
          </table:table-cell>
          <table:table-cell office:value-type="string" calcext:value-type="string">
            <text:p>pathological</text:p>
          </table:table-cell>
          <table:table-cell office:value-type="float" office:value="0.0011921097" calcext:value-type="float">
            <text:p>0.0011921097</text:p>
          </table:table-cell>
          <table:table-cell office:value-type="float" office:value="0.9988079" calcext:value-type="float">
            <text:p>0.9988079</text:p>
          </table:table-cell>
          <table:table-cell table:formula="of:=IF([.B1238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9-07-12-22-03.png</text:p>
          </table:table-cell>
          <table:table-cell office:value-type="string" calcext:value-type="string">
            <text:p>pathological</text:p>
          </table:table-cell>
          <table:table-cell office:value-type="float" office:value="0.0002116108" calcext:value-type="float">
            <text:p>0.0002116108</text:p>
          </table:table-cell>
          <table:table-cell office:value-type="float" office:value="0.99978846" calcext:value-type="float">
            <text:p>0.99978846</text:p>
          </table:table-cell>
          <table:table-cell table:formula="of:=IF([.B1239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7-18-30.png</text:p>
          </table:table-cell>
          <table:table-cell office:value-type="string" calcext:value-type="string">
            <text:p>pathological</text:p>
          </table:table-cell>
          <table:table-cell office:value-type="float" office:value="0.00000006650265" calcext:value-type="float">
            <text:p>6.650265E-08</text:p>
          </table:table-cell>
          <table:table-cell office:value-type="float" office:value="0.9999999" calcext:value-type="float">
            <text:p>0.9999999</text:p>
          </table:table-cell>
          <table:table-cell table:formula="of:=IF([.B1240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8-51-21.png</text:p>
          </table:table-cell>
          <table:table-cell office:value-type="string" calcext:value-type="string">
            <text:p>pathological</text:p>
          </table:table-cell>
          <table:table-cell office:value-type="float" office:value="0.41174206" calcext:value-type="float">
            <text:p>0.41174206</text:p>
          </table:table-cell>
          <table:table-cell office:value-type="float" office:value="0.58825797" calcext:value-type="float">
            <text:p>0.58825797</text:p>
          </table:table-cell>
          <table:table-cell table:formula="of:=IF([.B1241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3-52-54.png</text:p>
          </table:table-cell>
          <table:table-cell office:value-type="string" calcext:value-type="string">
            <text:p>pathological</text:p>
          </table:table-cell>
          <table:table-cell office:value-type="float" office:value="0.0000011988029" calcext:value-type="float">
            <text:p>1.1988029E-06</text:p>
          </table:table-cell>
          <table:table-cell office:value-type="float" office:value="0.9999988" calcext:value-type="float">
            <text:p>0.9999988</text:p>
          </table:table-cell>
          <table:table-cell table:formula="of:=IF([.B1242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05-16-02-15.png</text:p>
          </table:table-cell>
          <table:table-cell office:value-type="string" calcext:value-type="string">
            <text:p>pathological</text:p>
          </table:table-cell>
          <table:table-cell office:value-type="float" office:value="0.000003913343" calcext:value-type="float">
            <text:p>3.913343E-06</text:p>
          </table:table-cell>
          <table:table-cell office:value-type="float" office:value="0.99999607" calcext:value-type="float">
            <text:p>0.99999607</text:p>
          </table:table-cell>
          <table:table-cell table:formula="of:=IF([.B1243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3-52-24.png</text:p>
          </table:table-cell>
          <table:table-cell office:value-type="string" calcext:value-type="string">
            <text:p>healthy</text:p>
          </table:table-cell>
          <table:table-cell office:value-type="float" office:value="0.76362085" calcext:value-type="float">
            <text:p>0.76362085</text:p>
          </table:table-cell>
          <table:table-cell office:value-type="float" office:value="0.23637912" calcext:value-type="float">
            <text:p>0.23637912</text:p>
          </table:table-cell>
          <table:table-cell table:formula="of:=IF([.B1244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11-06-17-00-51.png</text:p>
          </table:table-cell>
          <table:table-cell office:value-type="string" calcext:value-type="string">
            <text:p>pathological</text:p>
          </table:table-cell>
          <table:table-cell office:value-type="float" office:value="0.4224714" calcext:value-type="float">
            <text:p>0.4224714</text:p>
          </table:table-cell>
          <table:table-cell office:value-type="float" office:value="0.57752866" calcext:value-type="float">
            <text:p>0.57752866</text:p>
          </table:table-cell>
          <table:table-cell table:formula="of:=IF([.B1245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6-27-13-40-56.png</text:p>
          </table:table-cell>
          <table:table-cell office:value-type="string" calcext:value-type="string">
            <text:p>pathological</text:p>
          </table:table-cell>
          <table:table-cell office:value-type="float" office:value="0.00021697104" calcext:value-type="float">
            <text:p>0.000216971</text:p>
          </table:table-cell>
          <table:table-cell office:value-type="float" office:value="0.9997831" calcext:value-type="float">
            <text:p>0.9997831</text:p>
          </table:table-cell>
          <table:table-cell table:formula="of:=IF([.B1246]=&quot;pathological&quot;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7/OCT_Image_RE_Circle-2017-08-21-12-08-26.png</text:p>
          </table:table-cell>
          <table:table-cell office:value-type="string" calcext:value-type="string">
            <text:p>healthy</text:p>
          </table:table-cell>
          <table:table-cell office:value-type="float" office:value="0.89325476" calcext:value-type="float">
            <text:p>0.89325476</text:p>
          </table:table-cell>
          <table:table-cell office:value-type="float" office:value="0.10674528" calcext:value-type="float">
            <text:p>0.10674528</text:p>
          </table:table-cell>
          <table:table-cell table:formula="of:=IF([.B1247]=&quot;pathological&quot;; 1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2:.E1247])" office:value-type="float" office:value="984" calcext:value-type="float">
            <text:p>984</text:p>
          </table:table-cell>
          <table:table-cell table:formula="of:=[.E1248]/1246" office:value-type="float" office:value="0.789727126805779" calcext:value-type="float">
            <text:p>0.7897271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10:49.964840757</dc:date>
    <meta:editing-duration>PT2M45S</meta:editing-duration>
    <meta:editing-cycles>1</meta:editing-cycles>
    <meta:document-statistic meta:table-count="1" meta:cell-count="6236" meta:object-count="0"/>
    <meta:generator>LibreOffice/5.1.6.2$Linux_X86_64 LibreOffice_project/10m0$Build-2</meta:generator>
  </office:meta>
</office:document-meta>
</file>